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Will Germany's upcoming security strategy be more acute to China?</text:span>
</text:h>
      <text:p text:style-name="P4">
Author: None (Language: zh)</text:p>
      <text:p text:style-name="P4">
Publisher: None</text:p>
      <text:p text:style-name="P4">
Time: 2023-06-13T-1:48:00Z</text:p>
      <text:p text:style-name="P4">
Description: The German government is about to propose a national security strategy on Wednesday. Hu Yongkong, director of the German Makato China Research Center, predicts that the content will appear "more critical words for China's challenges internationally."</text:p>
      <text:p text:style-name="P4">
Videos: []</text:p>
      <text:p text:style-name="P4">
Images: []</text:p>
      <text:p text:style-name="P4">
Subject: 时政风云</text:p>
      <text:p text:style-name="P4">
Subjects: ['欧债危机', '欧盟', '德国', '留学德国', '留学德国', '德国联邦大选', '德中关系', '默克尔']</text:p>
      <text:p text:style-name="P4">
Keywords: ['墨卡托', '胡谧空', '欧委会', '德国', '国家安全战略']</text:p>
      <text:p text:style-name="P4">
Id: 65904142</text:p>
      <!--METADATA-->
      <text:p text:style-name="P4">
<text:a xlink:type="simple" xlink:href="https://www.dw.com/zh/overlay/image/article/65904142/63388860" text:style-name="Internet_20_link" text:visited-style-name="Visited_20_Internet_20_Link">
 </text:a>
Will the German policy of China become stronger and hard?</text:p>
      <text:p text:style-name="P4">
(Voice of Germany Chinese) Hu Yongkong, Director of the China Research Center of Mokato China(Mikkohuotari)Calling the federal government to strengthen the coordination of Chinese policies within the European Union. In an interview with Reuters TV, he said: "We'd better be consistent with the European Commission."</text:p>
      <text:p text:style-name="P4">
The German government will propose on Wednesday <text:a xlink:type="simple" xlink:href="https://www.dw.com/zh/zh/德国国安战略千呼万唤不出来/a-65872459" text:style-name="Internet_20_link" text:visited-style-name="Visited_20_Internet_20_Link">
National Security Strategy</text:a>
Essence Hu Yongkong is expected to have a "more critical speech for China's challenges internationally internationally", and emphasizes that China is an institutional competitor and authoritarianism.</text:p>
      <text:p text:style-name="P4">
Hu Yankong warned not to take excessive means or reduce connection with China. He welcomed the German -Chinese government consultation that was about to be held in Berlin. He said that holding a meeting is the correct practice, and it is important to maintain a dialogue with difficult partners and put forward their own views. In November last year, Germany's agreement strengthened cooperation on the issue of hygiene and sustainable development. He believes that the talks will be a test of whether both parties will really take action. So far, cooperation in the above -mentioned field has not yet seen much progress. From a China perspective, consultation with an important Western country will be used as a successful selling point. "It can be said that the meeting itself is information."</text:p>
      <text:h text:style-name="P12" text:outline-level="3">
<text:span text:style-name="T4">
"Different Opinions of the Green Party and the Social Democratic Party"</text:span>
</text:h>
      <text:p text:style-name="P4">
Hu Yankong believes that in the analysis of China's development, the differences in the governing alliances composed of the Social Democratic Party, the Green Party and the Liberal Democratic Party are less than that of the governing alliance. But he also said that "the party is indeed a correct way to deal with this issue." In particular, the Green Party and the Social Democratic Party have a "very different point of view."</text:p>
      <text:p text:style-name="P4">
At the same time, Hu Yongkong accused the federal government of lack of coordination within the European Union. "The federal government is not credible enough to European policy Europeanization."</text:p>
      <text:p text:style-name="P4">
Green Party, German Foreign Minister Belbak and Chinese Foreign Minister Qin Gang in Berlin (May 9)</text:p>
      <text:p text:style-name="P4">
But he also pointed out that when European countries are facing China, unity is very important. In response to the debate of the 5G mobile network and whether to use the Chinese parts manufacturer, Hu Yongkong said: "China's side will obviously try to draw Germany on these issues to ensure that the European Commission will not take a too tough position."</text:p>
      <text:p text:style-name="P4">
Germany is reviewing the use of 5G networks in China. In addition, the European Commission will propose a proposal about how to define economic security next week, which also involves technical control.</text:p>
      <text:p text:style-name="P4">
Hu Yankong warned: "Beijing will lobby Berlin to ensure that these measures will not be too severe." However, given the situation of geopolitical tensions, "it is necessary to think more widely than in the past."</text:p>
      <text:p text:style-name="P4">
In the interview, Hu Yankong also for some <text:a xlink:type="simple" xlink:href="https://www.dw.com/zh/zh/德语媒体德国企业为北京武统未雨绸缪/a-65871883" text:style-name="Internet_20_link" text:visited-style-name="Visited_20_Internet_20_Link">
large -scale investment in German companies in China</text:a>
Defense. He pointed out that people need "tolerance" macroeconomics and enterprises to have different views on new challenges. Some companies claim that new investment in China is due to the urgent demand or desire to realize localized production.</text:p>
      <text:p text:style-name="P4">
Hu Yongkong said: "It is correct to continue to obtain the maximum benefits from the Chinese market and should continue to do it." Different. In view of the conflict between the Taiwan Strait that may occur in the future, "the risk is significantly higher and it is difficult to predict." But he believes that the method of response cannot be evacuated from China.</text:p>
      <text:p text:style-name="P4">
He advocates that the investment review in the discussion focuses on limiting artificial intelligence or quantum technology, because China may obtain military interests from these fields.</text:p>
      <text:p text:style-name="P4">
Hu Yongkong also proposed a warning not to interrupt the scientific research exchanges with China. What currently needs is transparency, and what institutions and personnel are working in Germany. "But I think it is a very questionable view that treating every Chinese student or doctoral student as a threat." Hu Yimong emphasized that "must not be pursued to" reduce contact with China to solve all our problems "."</text:p>
      <text:h text:style-name="P12" text:outline-level="3">
<text:span text:style-name="T4">
Defense Chief of Germany: next year, I will send warships to Asia Pacific next year</text:span>
</text:h>
      <text:p text:style-name="P4">
(Reuters)</text:p>
      <text:p text:style-name="P4">
News Source: <text:a xlink:type="simple" xlink:href="https://www.dw.com/zh/德国即将发布安全战略-对中国言辞将更尖锐？/a-65904142" text:style-name="Internet_20_link" text:visited-style-name="Visited_20_Internet_20_Link">
https://www.dw.com/zh/德国即将发布安全战略-对中国言辞将更尖锐？/a-65904142?maca=chi-rss-chi-all-1127-rdf</text:a>
</text:p>
      <!--NEWS-->
      <text:h text:style-name="P10" text:outline-level="1">
<text:span text:style-name="T4">
Why is the artificial intelligence AI chip into the deep -water area of the US -China Semiconductor?</text:span>
</text:h>
      <text:p text:style-name="P4">
Author: https://www.facebook.com/bbcworldservice/</text:p>
      <text:p text:style-name="P4">
Publisher: BBC News 中文</text:p>
      <text:p text:style-name="P4">
Published Time: 2023-06-13T01:46:29.000Z</text:p>
      <text:p text:style-name="P4">
Modified Time: 2023-06-13T01:46:29.000Z</text:p>
      <text:p text:style-name="P4">
Description: 曾经被外界预期在今年面临生产趋缓的半导体产业，却因为人工智能AI晶片的需求暴增，再次成为全球经济焦点。</text:p>
      <text:p text:style-name="P4">
Images: ["<text:a xlink:type="simple" xlink:href="https://ichef.bbci.co.uk/news/640/cpsprodpb/1619D/production/_130052509_gettyimages-1258274369.jpg" text:style-name="Internet_20_link" text:visited-style-name="Visited_20_Internet_20_Link">
_130052509_ge...</text:a>
", "<text:a xlink:type="simple" xlink:href="https://ichef.bbci.co.uk/news/640/cpsprodpb/D280/production/_117488835_techtent-chips.jpg" text:style-name="Internet_20_link" text:visited-style-name="Visited_20_Internet_20_Link">
_117488835_te...</text:a>
"]</text:p>
      <text:p text:style-name="P4">
Videos: ["<text:a xlink:type="simple" xlink:href="https://www.bbc.com/ws/av-embeds/cps/zhongwen/simp/science-65854500/p0f1zj9c/zh-hans" text:style-name="Internet_20_link" text:visited-style-name="Visited_20_Internet_20_Link">
zh-hans</text:a>
", "<text:a xlink:type="simple" xlink:href="https://www.bbc.com/ws/av-embeds/cps/zhongwen/simp/science-65854500/p0fl2nhj/zh-hans" text:style-name="Internet_20_link" text:visited-style-name="Visited_20_Internet_20_Link">
zh-hans</text:a>
"]</text:p>
      <text:p text:style-name="P4">
Tags: ['金融财经', '技术新知', '中美关系', '世界贸易组织', '计算机安全', '创新', '中國', '韩国', '人工智能', '美国', '经济', '贸易']</text:p>
      <text:p text:style-name="P4">
Type: Article</text:p>
      <!--METADATA-->
      <text:h text:style-name="P12" text:outline-level="3">
<text:span text:style-name="T4">
US -China Semiconductor War Entering the artificial intelligence AI chip in Deepwater District, why becomes the key</text:span>
</text:h>
      <ul>
        <li>
Lu Jiahong * BBC Chinese</li>
      </ul>
      <text:p text:style-name="P4">
June 13, 2023<draw:frame draw:style-name="fr1" draw:name="Image4" text:anchor-type="as-char" svg:width="6.9236in" svg:height="3.894525in" draw:z-index="0">
<draw:image xlink:href="../Images/BBC Chinese/2023-06-13T01-46-29.000Z/_130052509_gettyimages-1258274369.jpg" xlink:type="simple" xlink:show="embed" xlink:actuate="onLoad" draw:mime-type="image/jpeg"/>
</draw:frame>
Image source, getty images</text:p>
      <text:p text:style-name="P4">
Image adding text,</text:p>
      <text:p text:style-name="P4">
Huang Renxun, President and CEO of Huida, delivered a keynote speech at the Grace Hopper super chip at the Computex exhibition on May 29.</text:p>
      <text:p text:style-name="P4">
<text:span text:style-name="T4">
 This summer, artificial intelligence (AI) chip (chip, Chip) application show index level growth. According to analysis, this is due to various AI products such as ChatGPT and Midjouney, and the performance of AI chip has soared this year. </text:span>
</text:p>
      <text:p text:style-name="P4">
It was once considered that during the epidemic, due to excessive production of chips, it was expected to face the semiconductor industry that slows production this year, but because of the increase in the demand of AI chips, it became the focus of the world again.</text:p>
      <text:p text:style-name="P4">
This also allowed the leader of the development of AI chips, NVIDIA, Nvidia, Nvidia). ), Jensenhuang, founder of Huida, has also become a new focus of the international fintech industry.</text:p>
      <text:p text:style-name="P4">
<draw:frame draw:style-name="fr1" draw:name="Image5" text:anchor-type="as-char" svg:width="6.9236in" svg:height="3.894525in" draw:z-index="0">
<draw:image xlink:href="../Images/BBC Chinese/2023-06-13T01-46-29.000Z/_117488835_techtent-chips.jpg" xlink:type="simple" xlink:show="embed" xlink:actuate="onLoad" draw:mime-type="image/jpeg"/>
</draw:frame>
Image source, getty images</text:p>
      <text:p text:style-name="P4">
Image adding text,</text:p>
      <text:p text:style-name="P4">
Huang Renxun believes that a series of bans in the United States have caused Chinese semiconductor companies to start producing their own AI chips and compete with Huida's current heroic games, drawing and artificial intelligence processors.</text:p>
      <text:p text:style-name="P4">
However, the AI chip industry cannot avoid geopolitical issues, especially in recent years, in the United States, "spicy tricks" have been continuously produced in the United States to try to restrain the development of the Chinese chip industry. Whether the White House will ban the front -edge companies such as Huida and other AI chips in the future AI chips to Chinese customers (such as Tencent or Baidu, etc.) are waiting and seeing the world. In the face of the US tribute methods that the United States may use, how to accelerate its own production of domestic AI chips, becoming the focus of the next US -China semiconductor war.</text:p>
      <text:h text:style-name="P12" text:outline-level="3">
<text:span text:style-name="T4">
AI chip, the US -China Semiconductor War</text:span>
</text:h>
      <text:p text:style-name="P4">
Everyone knows that like oil, semiconductor cannot escape regional politics. The United States launched a trade war on sanctions against the Chinese semiconductor industry a few years ago, which was almost fully launched. Since TSMC and other companies are required to ban the sales of chips to China technology leader Huawei in 2019, the latter ’s mobile phone production line has been cut off and has been fully stopped so far. The chip bill implemented in the United States in 2022 requires those who have American green cards and nationality, and they cannot serve among Chinese semiconductor companies, causing strong protests in China.</text:p>
      <text:p text:style-name="P4">
Last month, China announced the sealing of Micron products to China. Bloomberg said that this was Beijing's export control measures for the United States. ","</text:p>
      <text:p text:style-name="P4">
<text:a xlink:type="simple" xlink:href="https://www.bbc.com/zhongwen/simp/business-54154051" text:style-name="Internet_20_link" text:visited-style-name="Visited_20_Internet_20_Link">
The chip industry landscape changes to the U.S. Nvidia acquisition of Britain Moumou</text:a>
<text:span text:style-name="T5">
 <text:a xlink:type="simple" xlink:href="https://www.bbc.com/zhongwen/simp/chinese-news-63507362" text:style-name="Internet_20_link" text:visited-style-name="Visited_20_Internet_20_Link">
Discuss the danger and card behind the Global chip war with the "Queen of Wall" in Taiwan</text:a>
</text:span>
 <text:a xlink:type="simple" xlink:href="https://www.bbc.com/zhongwen/simp/world-65608208" text:style-name="Internet_20_link" text:visited-style-name="Visited_20_Internet_20_Link">
Artificial Intelligence: How to see the impact of supervision and AI on employment</text:a>
* [Who is the winner under the veil of "against globalization" in TSMC?(https://www.bbc.com/zhongwen/simp/business-63968240)Today, after entering the deep -water zone, the United States will follow the TSMC and Huawei model to start the full ban on the production of AI chips produced by American businessmen to China, becoming the focus of attention from all walks of life. Huida's customers in China include almost all China's technology e -commerce leaders, including Alibaba, Tencent, Baidu and Douyin's parent company. These companies are specially needed to sell AI chips on their sales products. AI chip technology is also an important technology involving military weapons and medical drugs, and its sensitivity is getting higher and higher.</text:p>
      <text:p text:style-name="P4">
Merchants feel particularly deep in the face of the US -China semiconductor war. In an exclusive interview with the Financial Times at the end of May this year, the host Huang Renxun said that in order to hinder the export control measures implemented by the semiconductor industry in China, Huida has "tied hands and feet". One sells several advanced AI chips.</text:p>
      <text:p text:style-name="P4">
Image source, reuters</text:p>
      <text:p text:style-name="P4">
Image adding text,</text:p>
      <text:p text:style-name="P4">
Huang Renxun, an American technology entrepreneur born in Taiwan, founded Huida (Nvidia) in 1993.</text:p>
      <text:p text:style-name="P4">
Huang Renxun believes that a series of bans in the United States have allowed Chinese semiconductor companies to accelerate the production of their own AI chips and compete with Huida's current proud of the game, drawing and artificial intelligence processors. He emphasized that China "if there is no way to buy what you want, China will do it by itself, so the United States must face it with caution."</text:p>
      <text:p text:style-name="P4">
Professor Zhu Yuezhong, an expert in semiconductor industry and Professor Zhu Yuezhong of Nantai University of Science and Technology in Taiwan, told BBC in Chinese that Huida has not yet officially disclosed the proportion of Chinese revenue in the company's overall revenue, but he estimates at least 10%. In other words, the Chinese market has a great impact on the company. Zhu Yuezhong said that as a businessman, Huang Renxun was not surprising to have opinions on the United States' ban on China.</text:p>
      <text:p text:style-name="P4">
In addition, China's AI platform, such as Baidu or Alibaba, now develops the use of AI chips, and most of them still come from the US businessmen Huida and Chaou (AMD) before September 2022. Zhu Yuezhong said that the Chinese AI development platform is still not smooth like ChatGPT or Google. Therefore, after using high -end chips bought by the United States, China's AI development will inevitably encounter resistance.</text:p>
      <text:p text:style-name="P4">
Image source, EPA</text:p>
      <text:p text:style-name="P4">
Image adding text,</text:p>
      <text:p text:style-name="P4">
American investors are also prohibited from holding or trading SMIC.</text:p>
      <text:p text:style-name="P4">
Of course, China has been developing domestic AI chips in recent years, including Cambrian, Haiguang Information and Baidu. However, Zhu Yuezhong believes that these AI chips need high -end chip factories to cooperate to mass production. However, the strongest company SMIC in China is now, and the highest chip process is only 14nm, so it is necessary to surpass the United States in a short time, and the possibility is very low.Tirias Research founder and semiconductor analyst Jim McGrego, the founder of Tirias Research, told BBC Chinese that the AI chip industry and the world need the United States and China to need more. It is elastic and willing to negotiate and lead development. He said: "Unfortunately, I don't think this will happen. We are moving towards a situation that forced industrial division and may cause economic disasters."</text:p>
      <text:p text:style-name="P4">
<text:a xlink:type="simple" xlink:href="https://www.bbc.com/zhongwen/simp/science-59333061" text:style-name="Internet_20_link" text:visited-style-name="Visited_20_Internet_20_Link">
Can the computer completely simulate the human brain still? </text:a>
<text:span text:style-name="T5">
 <text:a xlink:type="simple" xlink:href="https://www.bbc.com/zhongwen/simp/business-65680773" text:style-name="Internet_20_link" text:visited-style-name="Visited_20_Internet_20_Link">
ChatGPT industry: Will China surpass the United States on an artificial intelligence track</text:a>
</text:span>
 <text:a xlink:type="simple" xlink:href="https://www.bbc.com/zhongwen/simp/chinese-news-65274804" text:style-name="Internet_20_link" text:visited-style-name="Visited_20_Internet_20_Link">
Look from the new rules of the China Internet Information Office to see the new track of the generation of AI</text:a>
* <text:a xlink:type="simple" xlink:href="https://www.bbc.com/zhongwen/simp/science-63903800" text:style-name="Internet_20_link" text:visited-style-name="Visited_20_Internet_20_Link">
BBC Reporter Dialogue AI Chat Robot</text:a>
</text:p>
      <text:p text:style-name="P4">
Image source, reuters</text:p>
      <text:p text:style-name="P4">
Image adding text,</text:p>
      <text:p text:style-name="P4">
Some experts believe that chips have become "current oil" and are vulnerable to geopolitics and triggered the global crisis.</text:p>
      <text:h text:style-name="P12" text:outline-level="3">
<text:span text:style-name="T4">
AI chip?</text:span>
</text:h>
      <text:p text:style-name="P4">
Like the oil of the last century, the chip was the main lifeblood of global technology operations. The chip is used in mobile phones, computers, military weapons (such as supersonic missiles) and automotoring. The use of high -end chips is the key to continuing to upgrade these products in the future.</text:p>
      <text:p text:style-name="P4">
AI chips were developed and produced in this context, and began to affect human life.</text:p>
      <text:p text:style-name="P4">
At present, it can be seen that the development of AI chips is accelerating the processing speed of machines and super computer learning and deep learning, so that users can make breakthrough progress in the fields of image recognition, speech recognition, and natural language processing. The emergence of AI chips has driven the development of autonomous driving, smart homes, the Internet of Things and other fields, bringing more intelligent application convenience and even risks to human daily life.</text:p>
      <text:p text:style-name="P4">
<text:a xlink:type="simple" xlink:href="https://www.bbc.com/ukchina/simp/vert-fut-44641617" text:style-name="Internet_20_link" text:visited-style-name="Visited_20_Internet_20_Link">
If artificial intelligence (AI) has soul: What does this mean</text:a>
<text:span text:style-name="T5">
 <text:a xlink:type="simple" xlink:href="https://www.bbc.com/zhongwen/simp/56376630" text:style-name="Internet_20_link" text:visited-style-name="Visited_20_Internet_20_Link">
Chinese AI New Application: Face recognition technology recognizes the appearance of golden monkeys</text:a>
</text:span>
 <text:a xlink:type="simple" xlink:href="https://www.bbc.com/zhongwen/simp/science-45591003" text:style-name="Internet_20_link" text:visited-style-name="Visited_20_Internet_20_Link">
The machine written in the AI and Media Editors</text:a>
  * <text:a xlink:type="simple" xlink:href="https://www.bbc.com/zhongwen/simp/science-54870797" text:style-name="Internet_20_link" text:visited-style-name="Visited_20_Internet_20_Link">
 人工智能来势汹汹 如何改变消费者购物行为 </text:a>
Analyst Sag told BBC in Chinese that artificial intelligence research has accelerated the convenience and process of using artificial intelligence in the application. The rapid development of AI chips has a lot to do with this. He said: "Artificial intelligence has been widely used in many different industries. Now we see its application in all industries, and there are multiple applications that can help people save time and money."</text:p>
      <text:p text:style-name="P4">
Therefore, some comments said that after World War II, changes in the contemporary economy, from "oil wealth" to "chip financial", are now entering "AI chip wealth".</text:p>
      <text:p text:style-name="P4">
(https://www.bbc.com/ws/av-embeds/cps/zhongwen/simp/science-65854500/p0f1zj9c/zh-hans)<text:span text:style-name="T4">
 Your equipment does not support playing multimedia materials </text:span>
 video plus injection text,</text:p>
      <text:p text:style-name="P4">
Can ChatGPT write the opening of "The Night of the News", but can artificial intelligence save the technology giant?</text:p>
      <text:p text:style-name="P4">
Global scientists are entering the research and development of AI in the semiconductor field, and this year has made great further breakthroughs. Associate Professor Huang Chaozong of the Artificial Intelligence Research Center of Tsinghua University in Taiwan explained: "If the AI application is like a car changes the way human transportation, then AI chip is an indispensable fuel. It is necessary to provide the amount of fuel of the same level, which is the importance of AI chips in today. "</text:p>
      <text:p text:style-name="P4">
Long -term study of artificial intelligence and chip, the Huang Chaozong told BBC that the main reason for the attention of AI chips is the rapid rise of the recent "Gen AI" neural network.</text:p>
      <text:h text:style-name="P12" text:outline-level="3">
<text:span text:style-name="T4">
Key: Generate formula AI</text:span>
</text:h>
      <text:p text:style-name="P4">
Image source, getty images</text:p>
      <text:p text:style-name="P4">
Image adding text,</text:p>
      <text:p text:style-name="P4">
Therefore, some comments said that after World War II, changes in the contemporary economy, from oil finance to chip financial, are now entering AI chip wealth.</text:p>
      <text:p text:style-name="P4">
Researchers believe that applications for "generating AI" applications, such as text generation and image generation, will be foreseeable to be integrated into the workflow of individuals and enterprises. For example, Bingchat, ChatGPT, Google Bard, Office365 Copilot, Midjourney, etc. have begun to be integrated. The development of Huang Chaozong said that the development of "generating AI" is the key to how AI chips can continue to produce.</text:p>
      <text:p text:style-name="P4">
Huang Chaozong told reporters that the bottleneck of the previous AI development was that it was impossible to effectively and stably train oversized networks, especially its training materials was a quite large text library or gallery. However, in recent years, scientists have successfully found a suitable training method and established a huge genetic network that was unimaginable. The quality of its generation has also achieved the degree of unable to distinguish between human beings.</text:p>
      <text:p text:style-name="P4">
He believes that the current bottlenecks of implementation have become "how to make hundreds of millions of users in order in order to make inferences."</text:p>
      <text:p text:style-name="P4">
Image source, getty images</text:p>
      <text:p text:style-name="P4">
Image adding text,</text:p>
      <text:p text:style-name="P4">
针对“生成式AI”，半导体分析师​麦格雷戈告诉BBC中文说，在未来10年内，AI将影响我们几乎所有的生活需求，譬如工作、娱乐或教育等等。</text:p>
      <text:p text:style-name="P4">
他指出：“AI的秘密在于不断发展的软体(software)。“他强调，在可预见的未来，AI多数是在很基础的用例上使用，譬如电池控制、监控或控制噪音上，大概占90%。但是，随着技术进步，特别是在生成式AI(Gen AI)的发展上，“AI预见将完成更具挑战性的任务，这是我们在ChatGPT 或Stable Diffusion等应用程序中所看见的。”</text:p>
      <text:p text:style-name="P4">
黄朝宗则说，在教育方面，已预见AI会是双面刃，一来可以加速积极性高的学生自我学习的速度，但另一方面也可能弱化学生自行整合知识的能力:“目前AI拥有的是基于庞大人为资料下的准确猜测能力，而非人类使用的因果推理能力，因此在使用上仍须相当小心。”他对BBC说。</text:p>
      <text:h text:style-name="P12" text:outline-level="3">
<text:span text:style-name="T4">
谁领先AI晶片的生产？</text:span>
</text:h>
      <text:p text:style-name="P4">
以制作绘图晶片(GPU)起家的矽谷大厂辉达，在GPU非常适合进行AI计算的背景下，随着AI技术及应用产品自今年起爆炸性的发展下，多年投资在有了惊人回报。分析辉达之所以在AI晶片行业中领先，有几个因素。</text:p>
      <text:p text:style-name="P4">
首先，该公司在图形处理单元(GPU)领域拥有领先地位。GPU的高并行运算能力，使其成为训练和运行大规模神经网络的理想选择。此外，该公司多年来致力于开发专用于人工智能的硬体和软体工具(如TensorRT等)，这为开发者提供强大的工具和支援。</text:p>
      <text:p text:style-name="P4">
譬如，分析师萨格告诉BBC，“辉达在这个领域的很多主导地位都是来自该公司在软体方面投资的结果，特别是他们研发的产品CUDA(统一计算架构，能整合软硬体)，充分利用GPU的可编程性，提供高性能又易于开发的GPU。”</text:p>
      <text:p text:style-name="P4">
Image source, Joe Biden Facebook</text:p>
      <text:p text:style-name="P4">
Image adding text,</text:p>
      <text:p text:style-name="P4">
At the end of last year, Liu Deyin (second from right), the chairman of TSMC (second from right), was a wafer. The second left is Huida Huang Renxun.</text:p>
      <text:p text:style-name="P4">
Analysts McGregor explained that as the processing requirements increased, especially large language models (LLM), equipment, networks, and clouds' demand for more professional AI treatment are also increasing. He told the BBC that this processing requirements were integrated from the basic MCU (microcontroller unit) to SOC (system single chip), and now all the transactions such as the separation accelerator such as GPU produced by Huida. He said, "The reason why Huida became the leader of AI chips is not only because its chip dominates the cloud's AI training, but also mainly because the company continues to invest in development software tools and databases."</text:p>
      <text:p text:style-name="P4">
The Huang Chaozong of Tsinghua University observed that Huida began to work hard to maintain the developer platform more than 10 years ago, so that AI researchers can easily use their GPU for research. This is the deep reason why the company is currently difficult to replace. However, he also emphasized that if the chip has been recognized as the oil of the new era. Under this metaphor, the oil production company currently located in the throat is actually TSMC.</text:p>
      <text:p text:style-name="P4">
He believes that because Huida's TPU (tensor processor, which is a dedicated stagnant circuit developed by the company, for accelerated machine learning) is produced by TS -Power. "Therefore, in the future, AI chip chip in the future The development potential or bottleneck, TSMC plays an important role. "</text:p>
      <text:p text:style-name="P4">
[Video-Link:/WS/AV-EMBEDS/CPS/ZHONGWEN/SIMP/Science-65854500/P0FL2NHJ/ZH-HansS]](https://www.bbc.com/ws/av-embeds/cps/zhongwen/simp/science-65854500/p0fl2nhj/zh-hans)<text:span text:style-name="T4">
 Your equipment does not support playing multimedia materials </text:span>
 video plus injection text,</text:p>
      <text:p text:style-name="P4">
AI "Godfather" was interviewed by the BBC to warn artificial intelligence may be smarter than humans</text:p>
      <text:p text:style-name="P4">
News Source: <text:a xlink:type="simple" xlink:href="https://www.bbc.com/zhongwen/simp/science-65854500" text:style-name="Internet_20_link" text:visited-style-name="Visited_20_Internet_20_Link">
https://www.bbc.com/zhongwen/simp/science-65854500</text:a>
</text:p>
      <!--NEWS-->
      <text:h text:style-name="P10" text:outline-level="1">
<text:span text:style-name="T4">
China Enterprise is repeatedly regulated by the US export 31 entity entry</text:span>
</text:h>
      <text:p text:style-name="P4">
Author: None (Language: zh)</text:p>
      <text:p text:style-name="P4">
Publisher: None</text:p>
      <text:p text:style-name="P4">
Time: 2023-06-13T02:04:00Z</text:p>
      <text:p text:style-name="P4">
Description: The Biden government has once again export control to many countries, on the grounds that it will assist in training Chinese pilots and participating in China ’s infringement of human rights activities in Xinjiang. Which companies are included in the American entity list?</text:p>
      <text:p text:style-name="P4">
Videos: []</text:p>
      <text:p text:style-name="P4">
Images: []</text:p>
      <text:p text:style-name="P4">
Subject: 时政风云</text:p>
      <text:p text:style-name="P4">
Subjects: ['南希·佩洛西', '奥巴马', '专题报道：习近平访美', '新疆', '美国']</text:p>
      <text:p text:style-name="P4">
Keywords: ['实体清单', '出口管制', '解放军', '新疆', '监控', '美国', '中美关系', '中企']</text:p>
      <text:p text:style-name="P4">
Id: 65896433</text:p>
      <!--METADATA-->
      <text:p text:style-name="P4">
<text:a xlink:type="simple" xlink:href="https://www.dw.com/zh/overlay/image/article/65896433/63719678" text:style-name="Internet_20_link" text:visited-style-name="Visited_20_Internet_20_Link">
 </text:a>
The picture shows the US Department of Commerce (data photo)</text:p>
      <text:p text:style-name="P4">
(Voice of Germany Chinese) The US Department of Commerce included 43 entities on the export control list on Monday (June 12). These entities' activities are considered to violate US interests and will be restricted to obtain US exports.</text:p>
      <text:p text:style-name="P4">
The list included the Frontier Servicesground, because the company was engaged in the training of Chinese pilots such as the training of Chinese pilots to threaten US national security. The former vice president is BlackWater, the founder of BlackWater, is now the founder of ACADEMI, Erikprince, <text:a xlink:type="simple" xlink:href="https://www.dw.com/zh/zh/安保市场兴旺-黑水前老板瞄准新丝路/a-39052241" text:style-name="Internet_20_link" text:visited-style-name="Visited_20_Internet_20_Link">
operating business includes security and aviation services</text:a>
Essence</text:p>
      <text:p text:style-name="P4">
Test Flying Academy of Southafrica is also included in the American entity list. The college was investigated by the British government for recruiting British retired pilots to train Chinese flying officials.</text:p>
      <text:p text:style-name="P4">
The sites of the Xianfeng Service Group are located in China, Kenya, Laos and the United Arab Emirates, as well as units in South Africa Testing Flight Academy in South Africa, China, UAE and Britain. In addition, China Aviation Industry Group (AVIC) in China and South Africa The branches are all included in control. Reuters failed to contact these companies immediately for comments.</text:p>
      <text:p text:style-name="P4">
At the end of last year, media such as the Wall Street Journal reported that the Chinese PLA was <text:a xlink:type="simple" xlink:href="https://www.dw.com/zh/zh/澳警方曾搜查英国前试飞员住所-法官裁决合规/a-65501305" text:style-name="Internet_20_link" text:visited-style-name="Visited_20_Internet_20_Link">
recruiting Western pilots</text:a>
Help them operate the carrier -based aircraft of the aircraft carrier; Bloomberg pointed out that this technology may be useful when the Sino -US outbreak conflict.</text:p>
      <text:p text:style-name="P4">
</text:p>
      <text:p text:style-name="P4">
圖為新華社4月9日公布的影像，顯示解放軍東部戰區的飛行員在進行演習。(資料照)</text:p>
      <text:h text:style-name="P12" text:outline-level="3">
<text:span text:style-name="T4">
還有哪些企業被納入美國管制？</text:span>
</text:h>
      <text:p text:style-name="P4">
根據美國商務部新聞稿，企業被納入實體清單的原因，除了因為招募西方飛行員訓練解放軍學習西方的飛機操作技術，還有一些公司是因取得了美國原產物品來協助中國的軍事現代化，例如開發高超音速武器、高超音速飛行模擬。</text:p>
      <text:p text:style-name="P4">
美國商務部官員阿克塞爾羅德(Matthew Axelrod)在聲明中指出：「我們必須防止中國藉由獲取美國的技術和知識，以實現軍事現代化計劃。」</text:p>
      <text:p text:style-name="P4">
這次被納入的43個實體中，包含31個中國實體。</text:p>
      <text:p text:style-name="P4">
上海超算科技公司(Shanghai SupercomputingTechnology)因提供以雲端為基礎的超級計算技術，以協助高超音速研究，而被加入美國實體清單。</text:p>
      <text:p text:style-name="P4">
有9間中國和巴基斯坦的企業，因協助了巴基斯坦的彈道導彈計劃而被列入名單。</text:p>
      <text:p text:style-name="P4">
還有2家公司被列入是因為容許中國進行侵犯人權的行為，例如協助在新疆打壓維吾爾穆斯林及其他少數族群。</text:p>
      <text:p text:style-name="P4">
This picture was taken in the Hetian area of Hetian in May 2019. The building in the picture is considered to be a re -education camp for the detention of Muslim ethnic minorities.</text:p>
      <text:p text:style-name="P4">
Beijing Wende Science Andtechnology, Ryan Wende Science andTechnology, purchased, distributed mobile phone detection software, fingerprint recognition technology, biological statistics software and DNA testing projects; Science and Technology is to assist the Xinjiang Production and Construction Corps and the Xinjiang Public Security Bureau to obtain and distribute biotechnology projects.</text:p>
      <text:p text:style-name="P4">
Last Friday (9th), laser printer manufacturer Nasda, and Chinese companies such as China and Thailand were also included in the entity list by the US Department of Homeland Security on the grounds that the forced labor in Xinjiang was suspected of in Xinjiang. On Monday, the Ministry of Commerce of China once again denied that there were in Xinjiang <text:a xlink:type="simple" xlink:href="https://www.dw.com/zh/zh/研究全球汽車產業續受新疆強迫勞動威脅/a-64085295" text:style-name="Internet_20_link" text:visited-style-name="Visited_20_Internet_20_Link">
forced labor</text:a>
，稱美國此舉「缺乏事實依據，沒有透明度」，「中方將採取必要措施，堅決維護中國企業合法權益」。</text:p>
      <text:p text:style-name="P4">
聯合國專家和人權團體批評中國在新疆迫害維吾爾人，估計近年來有超過1百萬人被關押在 <text:a xlink:type="simple" xlink:href="https://www.dw.com/zh/zh/新疆公安文件曝光3年-仍在盼望自由曙光/a-64195115" text:style-name="Internet_20_link" text:visited-style-name="Visited_20_Internet_20_Link">
 再教育營</text:a>
Many people say they have received ideological education and abuse. The Chinese government continues to deny relevant allegations.</text:p>
      <text:p text:style-name="P4">
(Comprehensive report)</text:p>
      <text:p text:style-name="P4">
News Source: <text:a xlink:type="simple" xlink:href="https://www.dw.com/zh/中企再遭美出口管制-31實體入列/a-65896433" text:style-name="Internet_20_link" text:visited-style-name="Visited_20_Internet_20_Link">
https://www.dw.com/zh/中企再遭美出口管制-31實體入列/a-65896433?maca=chi-rss-chi-all-1127-rdf</text:a>
</text:p>
      <!--NEWS-->
      <text:h text:style-name="P10" text:outline-level="1">
<text:span text:style-name="T4">
Investigators said that Chinese components helped Iran with Free Version to Russia</text:span>
</text:h>
      <text:p text:style-name="P4">
Author: Dion Nissenbaum</text:p>
      <text:p text:style-name="P4">
Publisher: 华尔街日报中文网</text:p>
      <text:p text:style-name="P4">
Published Time: 2023-06-13T02:05:00.000Z</text:p>
      <text:p text:style-name="P4">
Modified Time: 2023-06-13T02:05:00.000Z</text:p>
      <text:p text:style-name="P4">
Created Time: 2023-06-12T22:26:00.000Z</text:p>
      <text:p text:style-name="P4">
Description: Western researchers said when checking an Iranian drone that was shot down in Ukraine this spring that there was an important discovery: a Chinese -made component made from this drone was produced this year.</text:p>
      <text:p text:style-name="P4">
Images: []</text:p>
      <text:p text:style-name="P4">
Categories: ['国际']</text:p>
      <text:p text:style-name="P4">
Keywords: SYND,LINK:EN|WP-WSJ-0000972123</text:p>
      <text:p text:style-name="P4">
Type: Article</text:p>
      <!--METADATA-->
      <text:p text:style-name="P4">
Western researchers said when checking an Iranian drone that was shot down in Ukraine this spring that there was an important discovery: a Chinese -made component made from this drone was produced this year.</text:p>
      <text:p text:style-name="P4">
News Source: <text:a xlink:type="simple" xlink:href="https://cn.wsj.com/articles/%E8%B0%83%E6%9F%A5%E4%BA%BA%E5%91%98%E5%8F%91%E7%8E%B0%E4%B8%AD%E5%9B%BD%E5%B8%AE%E5%8A%A9%E4%BC%8A%E6%9C%97%E8%BF%85%E9%80%9F%E5%90%91%E4%BF%84%E7%BD%97%E6%96%AF%E6%8F%90%E4%BE%9B%E6%97%A0%E4%BA%BA%E6%9C%BA-2b9b3334" text:style-name="Internet_20_link" text:visited-style-name="Visited_20_Internet_20_Link">
https://cn.wsj.com/articles/%E8%B0%83%E6%9F%A5%E4%BA%BA%E5%91%98%E5%8F%91%E7%8E%B0%E4%B8%AD%E5%9B%BD%E5%B8%AE%E5%8A%A9%E4%BC%8A%E6%9C%97%E8%BF%85%E9%80%9F%E5%90%91%E4%BF%84%E7%BD%97%E6%96%AF%E6%8F%90%E4%BE%9B%E6%97%A0%E4%BA%BA%E6%9C%BA-2b9b3334</text:a>
</text:p>
      <!--NEWS-->
      <text:h text:style-name="P10" text:outline-level="1">
<text:span text:style-name="T4">
Berluskini: How this controversial former Prime Minister changes Italy</text:span>
</text:h>
      <text:p text:style-name="P4">
Author: https://www.facebook.com/bbcworldservice/</text:p>
      <text:p text:style-name="P4">
Publisher: BBC News 中文</text:p>
      <text:p text:style-name="P4">
Published Time: 2023-06-13T03:45:52.000Z</text:p>
      <text:p text:style-name="P4">
Modified Time: 2023-06-13T03:45:52.000Z</text:p>
      <text:p text:style-name="P4">
Description: Berluskini was an exaggerated billionaire and media tycoon, who once owned the Italian football club AC Milan. He first served as the Italian Prime Minister in 1994 and then led the four government until he stepped down in 2011.</text:p>
      <text:p text:style-name="P4">
Images: ["<text:a xlink:type="simple" xlink:href="https://ichef.bbci.co.uk/news/640/cpsprodpb/0100/production/_130065200_f693c0cfd30ab1c1a19208cb2a1a7a2eb0d7fa8e0_100_2953_16611000x563.jpg" text:style-name="Internet_20_link" text:visited-style-name="Visited_20_Internet_20_Link">
_130065200_f6...</text:a>
", "<text:a xlink:type="simple" xlink:href="https://ichef.bbci.co.uk/news/640/cpsprodpb/8DBC/production/_107148263_gettyimages-527619028.jpg" text:style-name="Internet_20_link" text:visited-style-name="Visited_20_Internet_20_Link">
_107148263_ge...</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world-65886869/p0ftvwmb/zh-hans" text:style-name="Internet_20_link" text:visited-style-name="Visited_20_Internet_20_Link">
zh-hans</text:a>
"]</text:p>
      <text:p text:style-name="P4">
Tags: ['意大利', '政治', '足球']</text:p>
      <text:p text:style-name="P4">
Type: Article</text:p>
      <!--METADATA-->
      <text:h text:style-name="P12" text:outline-level="3">
<text:span text:style-name="T4">
Berluskini: How does this controversial former Prime Minister change Italy</text:span>
</text:h>
      <text:p text:style-name="P4">
June 13, 2023<draw:frame draw:style-name="fr1" draw:name="Image17" text:anchor-type="as-char" svg:width="6.9236in" svg:height="3.894525in" draw:z-index="0">
<draw:image xlink:href="../Images/BBC Chinese/2023-06-13T03-45-52.000Z/_130065200_f693c0cfd30ab1c1a19208cb2a1a7a2eb0d7fa8e0_100_2953_16611000x563.jpg" xlink:type="simple" xlink:show="embed" xlink:actuate="onLoad" draw:mime-type="image/jpeg"/>
</draw:frame>
Image source, EPA</text:p>
      <text:p text:style-name="P4">
Image adding text,</text:p>
      <text:p text:style-name="P4">
Berluskini has been in Italian politics for more than 20 years. It is the longest -governing prime minister in Italy after World War II, but he has also been trapped in sex scandals and corruption allegations, and he has a lot of controversy.</text:p>
      <text:p text:style-name="P4">
<text:span text:style-name="T4">
 Silvio Berlusconi died on Monday (June 12) at the age of 86 at the age of 86. </text:span>
</text:p>
      <text:p text:style-name="P4">
Berluskini was an exaggerated billionaire and media tycoon, who once owned the Italian football club AC Milan. He first served as the Italian Prime Minister in 1994 and then led the four government until he stepped down in 2011.</text:p>
      <text:p text:style-name="P4">
Berluskini has been in Italian politics for more than 20 years. It is the longest -governing prime minister in Italy after World War II, but he has also been trapped in sex scandals and corruption allegations, and he has a lot of controversy.</text:p>
      <text:p text:style-name="P4">
According to Italian media reports, he died at San Raffaele Hospital, Milan.</text:p>
      <text:p text:style-name="P4">
In April, he was treated with lung infections. It is reported that he had previously diagnosed chronic granular leukemia.</text:p>
      <text:p text:style-name="P4">
Born in 1936, Born in Milan, a middle -class family. His career began in a real estate company, and then entered the media industry to create the country's largest commercial broadcasting company, MediaSet.</text:p>
      <text:p text:style-name="P4">
At the end of 2012, Berluskini was convicted of tax fraud. For this reason, he participated in a one -year community service in a nursing home in the suburbs of Milan.</text:p>
      <text:p text:style-name="P4">
<draw:frame draw:style-name="fr1" draw:name="Image18" text:anchor-type="as-char" svg:width="6.9236in" svg:height="3.894525in" draw:z-index="0">
<draw:image xlink:href="../Images/BBC Chinese/2023-06-13T03-45-52.000Z/_107148263_gettyimages-527619028.jpg" xlink:type="simple" xlink:show="embed" xlink:actuate="onLoad" draw:mime-type="image/jpeg"/>
</draw:frame>
</text:p>
      <text:p text:style-name="P4">
图像来源，  Getty Images</text:p>
      <text:p text:style-name="P4">
图像加注文字，</text:p>
      <text:p text:style-name="P4">
贝卢斯科尼是意大利商界、广播界和政界的重要公众人物</text:p>
      <text:p text:style-name="P4">
2019年，贝卢斯科尼在欧洲议会赢得了一个席位。2022年9月的大选中，他领导的中右翼意大利力量党(ForzaItalia)与总理乔治亚·梅洛尼(Giorgia Meloni)组成政治联盟，成功进入参议院。</text:p>
      <text:p text:style-name="P4">
<text:span text:style-name="T4">
BBC驻罗马记者索菲娅·贝蒂萨(Sofia Bettiza)回顾了贝卢斯科尼的传奇一生以及他如何改变了意大利。</text:span>
</text:p>
      <text:p text:style-name="P4">
<draw:frame draw:style-name="fr1" draw:name="Image19" text:anchor-type="as-char" svg:width="6.9236in" svg:height="0.021636in" draw:z-index="0">
<draw:image xlink:href="../Images/BBC Chinese/2023-06-13T03-45-52.000Z/_105894347_grey_line-nc.png" xlink:type="simple" xlink:show="embed" xlink:actuate="onLoad" draw:mime-type="image/png"/>
</draw:frame>
<text:a xlink:type="simple" xlink:href="https://www.bbc.com/ws/av-embeds/cps/zhongwen/simp/world-65886869/p0ftvwmb/zh-hans" text:style-name="Internet_20_link" text:visited-style-name="Visited_20_Internet_20_Link">
Video-1-Link：/ws/av-embeds/cps/zhongwen/simp/world-65886869/p0ftvwmb/zh-hans</text:a>
<text:span text:style-name="T4">
 Your equipment does not support playing multimedia materials </text:span>
 video plus injection text,</text:p>
      <text:p text:style-name="P4">
Former Italian Prime Minister Silvio Berlusconi died at Milan on June 12 at the age of 86.</text:p>
      <text:p text:style-name="P4">
This is the end of an era. It is difficult to imagine that it has no Silvio Berlusconi, although the country has been working hard to solve its identity during the post -Berluskinian era.</text:p>
      <text:p text:style-name="P4">
Over the past 50 years, his shadow has shrouded people on parliament, media, football and streets.</text:p>
      <text:p text:style-name="P4">
In the tribute film on Monday (June 12), Prime Minister Giorgia Meloni praised his "courage and determination", saying that he was one of the most influential people in the country's history.</text:p>
      <text:p text:style-name="P4">
"Through him, Italy knew that he could not allow himself to be restricted and never given up," she said.</text:p>
      <text:p text:style-name="P4">
During his heyday, Berluskini wore colorful headscarves on a yacht in the Geyin Sea, which may be mistaken for a pirate.</text:p>
      <text:p text:style-name="P4">
But he had a huge impact on Italian society and politics and became the object of highly complex civil and criminal investigations.</text:p>
      <text:p text:style-name="P4">
As a cruise singer, he enjoyed the pleasure brought by the audience who worshiped him for the first time, and the experience of becoming the center of the stage determines his adult life.</text:p>
      <text:p text:style-name="P4">
Image source, Rex Features</text:p>
      <text:p text:style-name="P4">
Image adding text,</text:p>
      <text:p text:style-name="P4">
Berluskini has been a singer on a cruise ship.</text:p>
      <text:p text:style-name="P4">
As a media tycoon, he witnessed the dazzling American television network, and has since changed the Italian TV station. The exposed women defined many of his programs, just like they also dominated his private life.</text:p>
      <text:p text:style-name="P4">
This has caused the Italian culture to change, and they can suddenly watch a television show with political incorrect jokes and "Veline". "Veline" is a word in Italian, which means "Draft Girl".</text:p>
      <text:p text:style-name="P4">
For decades, the Italian television channel led by the public broadcasting company RAI has been rigorous and serious. Berluskini decided to put the audience's preferences first and create commercial television stations in Italy.</text:p>
      <text:p text:style-name="P4">
</text:p>
      <text:p text:style-name="P4">
图像来源，  Getty Images</text:p>
      <text:p text:style-name="P4">
图像加注文字，</text:p>
      <text:p text:style-name="P4">
贝卢斯科尼决定把观众的喜好放在首位，在意大利一手创造了商业电视台(1986年资料照片)。</text:p>
      <text:p text:style-name="P4">
即便在今天，如果你浏览意大利的电视频道，你也不可避免地会遇到半裸的年轻女性。</text:p>
      <text:p text:style-name="P4">
贝卢斯科尼涉足政治并非出于意识形态的热情，而是出于保护其不断增长的商业利益的愿望。</text:p>
      <text:p text:style-name="P4">
他四度当选总理，吸引了广泛的选民。这位前娱乐大亨塑造了一个丰富多彩的形象，与之前制定意大利路线的保守知识分子形成了鲜明对比。</text:p>
      <text:p text:style-name="P4">
但这位被称为“骑士”(IlCavaliere)的人在意大利民众中评论两极，因为他的政策(包括他争议性地加入美国领导的对伊拉克的入侵)，以及他的整个生活方式。</text:p>
      <text:p text:style-name="P4">
2018年，当我作为BBC记者采访他时，我亲眼看到了这一点。在我们的谈话结束时，摄像机仍在拍摄，我们握了手。</text:p>
      <text:p text:style-name="P4">
This also reflects why many Italians hate him, because his obvious gender discrimination and disrespect to others, but others worship him as a "man's man".</text:p>
      <text:p text:style-name="P4">
</text:p>
      <text:p text:style-name="P4">
图像来源，  Getty Images</text:p>
      <text:p text:style-name="P4">
图像加注文字，</text:p>
      <text:p text:style-name="P4">
贝卢斯科尼曾拥有意大利足球俱乐部AC米兰。</text:p>
      <text:p text:style-name="P4">
正如作家库尔齐奥·马拉巴特(Curzio Malaparte)所写，贝卢斯科尼的品质和缺点“是所有意大利人的品质和缺点”。</text:p>
      <text:p text:style-name="P4">
事实上，许多意大利报纸都认为是他在意大利发明了民粹主义。2010年代的多名右翼政治家常被拿来与他类比，其中包括特朗普(Donald Trump)。</text:p>
      <text:p text:style-name="P4">
贝卢斯科尼在允许极右翼进入主流政治方面发挥了关键作用。他与北方联盟(一个呼吁意大利北部一部分地区独立的政党)以及奉行新法西斯主义的全国联盟(AlleanzaNazionale)结盟，现任总理梅洛尼的政党就是该联盟的继承者。</text:p>
      <text:p text:style-name="P4">
梅洛尼本人在贝卢斯科尼的羽翼下首次成为知名政客，在其上届政府中担任初级部长。</text:p>
      <text:p text:style-name="P4">
贝卢斯科尼更希望给世人留下深刻印象。他把他在阿尔科雷的别墅改造成了一座带有文艺复兴时期画作的宫殿，他在撒丁岛的别墅看起来就像一个主题公园，包括一座喷发熔岩的假火山。</text:p>
      <text:p text:style-name="P4">
调查人员发现，这些别墅经常有女艺人和模特光顾，她们在那里收到礼物和装满现金的信封。</text:p>
      <text:p text:style-name="P4">
</text:p>
      <text:p text:style-name="P4">
图像来源，  Getty Images</text:p>
      <text:p text:style-name="P4">
图像加注文字，</text:p>
      <text:p text:style-name="P4">
涉及性交派对丑闻的西尔维奥·贝卢斯科尼和卡里玛·马赫鲁格(Karima El Mahroug)否认他们曾发生过性关系。</text:p>
      <text:p text:style-name="P4">
最终，并非“bunga bunga”性交派对压垮了他，而是其无力应对2011年意大利的债务达到不可持续的水平。</text:p>
      <text:p text:style-name="P4">
他在政治上的垮台发生在金融危机期间，当时意大利人认为他应对国家疲软的经济负责。</text:p>
      <text:p text:style-name="P4">
无数针对他受贿和腐败的刑事调查，以及臭名昭著的“bunga-bunga”性交派对的余波，也持续让他心力交瘁。</text:p>
      <text:p text:style-name="P4">
贝卢斯科尼的政治遗产是什么？他几乎没有进行任何政治改革。他似乎更关心营造自己的形象，而不是管理一个国家。</text:p>
      <text:p text:style-name="P4">
但他的大起大落催眠了一个国家。</text:p>
      <text:p text:style-name="P4">
Image source, reuters</text:p>
      <text:p text:style-name="P4">
Image adding text,</text:p>
      <text:p text:style-name="P4">
Silvio Beluskini smiled and saluted.</text:p>
      <text:p text:style-name="P4">
News Source: <text:a xlink:type="simple" xlink:href="https://www.bbc.com/zhongwen/simp/world-65886869" text:style-name="Internet_20_link" text:visited-style-name="Visited_20_Internet_20_Link">
https://www.bbc.com/zhongwen/simp/world-65886869</text:a>
</text:p>
      <!--NEWS-->
      <text:h text:style-name="P10" text:outline-level="1">
<text:span text:style-name="T4">
Wu Shihong: Woman is a professional person (free version)</text:span>
</text:h>
      <text:p text:style-name="P4">
Authors: ['吴士宏']</text:p>
      <text:p text:style-name="P4">
Publisher: 英国《金融时报》</text:p>
      <text:p text:style-name="P4">
Time: 2023-06-13T04:17:25+00:00</text:p>
      <text:p text:style-name="P4">
Published Time: 2023-06-12T12:00:99+08:00</text:p>
      <text:p text:style-name="P4">
Modified Time: 2023-06-12T19:00:99+08:00</text:p>
      <text:p text:style-name="P4">
Description: After thirty years from a girl to a woman, someone gradually called me "strong woman"; I had a three -stage reaction to this nickname, reflecting the journey of my heart.</text:p>
      <text:p text:style-name="P4">
Images: []</text:p>
      <text:p text:style-name="P4">
Themes: ['职业女性', '关注']</text:p>
      <text:p text:style-name="P4">
Keywords: ['职业女性', '女性', '管理', '企业家', '吴士宏']</text:p>
      <text:p text:style-name="P4">
Type: Article</text:p>
      <!--METADATA-->
      <text:p text:style-name="P4">
[Author's words] _ I am Wu Shihong. [A few months ago, I introduced the humble work "Crossing the Hills] on FT Chinese website"(http://www.ftchinese.com/story/001098031)". This time, I would like to introduce "Anti -Wind Flying" (adding version). This book was born in 1999. It was regenerated in 2023. After 24 years and the Chinese calendar two cyclists, the origin of various twists and turns, and finally re -life. In this version of the additional part, I have added an experience of falling into the abyss of the sinking sand, which is exactly the opposite direction of "flying"!For the first time, the injury of entrepreneurship was opened just to explain a sincerity. I used a life of Jiazi to make this new brewing plus wine. I borrowed FT inch square treasures and presented to Zhujun. _ _ _ 吧 _</text:p>
      <text:p text:style-name="P4">
I do n’t have much confusion myself. I focus on being a good manager. It is as wise as men, and it does not prevent naturally maintaining femininity -it is the unique pride of being a woman.</text:p>
      <text:p text:style-name="P4">
News Source: <text:a xlink:type="simple" xlink:href="http://www.ftchinese.com/story/001099931" text:style-name="Internet_20_link" text:visited-style-name="Visited_20_Internet_20_Link">
http://www.ftchinese.com/story/001099931</text:a>
</text:p>
      <!--NEWS-->
      <text:h text:style-name="P10" text:outline-level="1">
<text:span text:style-name="T4">
吴钊燮接受BBC专访，谈台海紧张形势、西方援助及中国“认知战”</text:span>
</text:h>
      <text:p text:style-name="P4">
Author: https://www.facebook.com/bbcworldservice/</text:p>
      <text:p text:style-name="P4">
Publisher: BBC News 中文</text:p>
      <text:p text:style-name="P4">
Published Time: 2023-06-13T05:15:01.000Z</text:p>
      <text:p text:style-name="P4">
Modified Time: 2023-06-13T05:15:01.000Z</text:p>
      <text:p text:style-name="P4">
Description: Taiwan Foreign Minister Wu Zhaozheng said in an exclusive interview with BBC that the tension on both sides of the strait "may affect other parts of the world", and trade is one of the important reasons.</text:p>
      <text:p text:style-name="P4">
Images: []</text:p>
      <text:p text:style-name="P4">
Videos: ["<text:a xlink:type="simple" xlink:href="https://www.bbc.com/ws/av-embeds/cps/zhongwen/simp/chinese-news-65887170/p0fttybd/zh-hans" text:style-name="Internet_20_link" text:visited-style-name="Visited_20_Internet_20_Link">
zh-hans</text:a>
"]</text:p>
      <text:p text:style-name="P4">
Tags: ['中國', '政治', '台湾', '军事']</text:p>
      <text:p text:style-name="P4">
Type: Article</text:p>
      <!--METADATA-->
      <text:h text:style-name="P12" text:outline-level="3">
<text:span text:style-name="T4">
Wu Zhaozheng accepted an exclusive interview with BBC, talking about the tension situation of Taiwan Straits, Western aid and China's "Cognitive War"</text:span>
</text:h>
      <text:p text:style-name="P4">
<text:a xlink:type="simple" xlink:href="https://www.bbc.com/ws/av-embeds/cps/zhongwen/simp/chinese-news-65887170/p0fttybd/zh-hans" text:style-name="Internet_20_link" text:visited-style-name="Visited_20_Internet_20_Link">
Video-1-Link:/WS/AV-EMBEDS/CPS/ZHONGWEN/SIMP/Chinese-News-65887170/P0FTTYBD/ZH-HansS</text:a>
<text:span text:style-name="T4">
 Your equipment does not support playing multimedia materials </text:span>
<text:span text:style-name="T4">
 Wu Zhaozheng accepted an exclusive interview with the BBC, talking about the tension situation of the Taiwan Strait, Western aid and China "Cognitive War" </text:span>
 June 13, 2023</text:p>
      <text:p text:style-name="P4">
Taiwan Foreign Minister Wu Zhaozheng said in an exclusive interview with BBC reporter Laurakuensberg TV show that the tensions on both sides of the strait "may affect other parts of the world, and trade is one of the important reasons.</text:p>
      <text:p text:style-name="P4">
When asked if Taiwan was invaded and whether the United States would provide military assistance, Wu Zhaozheng said that Taiwan needed US assistance and said that the United States "has been helping Taiwan during this time."</text:p>
      <text:p text:style-name="P4">
Wu Zhaozheng also talked about how China uses "fake news" to influence the people of Taiwan.</text:p>
      <text:p text:style-name="P4">
News Source: <text:a xlink:type="simple" xlink:href="https://www.bbc.com/zhongwen/simp/chinese-news-65887170" text:style-name="Internet_20_link" text:visited-style-name="Visited_20_Internet_20_Link">
https://www.bbc.com/zhongwen/simp/chinese-news-65887170</text:a>
</text:p>
      <!--NEWS-->
      <text:h text:style-name="P10" text:outline-level="1">
<text:span text:style-name="T4">
Let Powell's headache continue to be upgraded: Gu inflation or Gu Credit? (Free version)</text:span>
</text:h>
      <text:p text:style-name="P4">
Author: Nick Timiraos</text:p>
      <text:p text:style-name="P4">
Publisher: 华尔街日报中文网</text:p>
      <text:p text:style-name="P4">
Published Time: 2023-06-13T05:30:00.000Z</text:p>
      <text:p text:style-name="P4">
Modified Time: 2023-06-13T05:30:00.000Z</text:p>
      <text:p text:style-name="P4">
Created Time: 2023-06-13T03:43:00.000Z</text:p>
      <text:p text:style-name="P4">
Description: The Federal Reserve Chairman Powell found himself in a situation where any central bank officials were unwilling to be in: on the one hand, we must work hard to avoid credit tightening, which requires relaxation of monetary policies, and on the other hand, it is necessary to fight high inflation. This requires the opposite policy.</text:p>
      <text:p text:style-name="P4">
Images: []</text:p>
      <text:p text:style-name="P4">
Categories: ['经济', '美联储']</text:p>
      <text:p text:style-name="P4">
Keywords: SYND,LINK:EN|WP-WSJ-0000969165</text:p>
      <text:p text:style-name="P4">
Type: Article</text:p>
      <!--METADATA-->
      <text:p text:style-name="P4">
US Federal Reserve Committee(Federal Reserve, abbreviated: Federal Reserve)Chairman Powell(Jerome Powell)I found that I was unwilling to be in any central bank officials: on the one hand, we must work hard to avoid credit tightening, which requires relaxation of monetary policy, and on the other hand, it is necessary to fight high inflation. This requires the opposite policy.</text:p>
      <text:p text:style-name="P4">
News Source: <text:a xlink:type="simple" xlink:href="https://cn.wsj.com/articles/%E8%AE%A9%E9%B2%8D%E5%A8%81%E5%B0%94%E5%A4%B4%E7%97%9B%E7%9A%84%E5%8A%A0%E6%81%AF%E9%9A%BE%E9%A2%98%E7%BB%A7%E7%BB%AD%E5%8D%87%E7%BA%A7-%E9%A1%BE%E9%80%9A%E8%83%80%E8%BF%98%E6%98%AF%E9%A1%BE%E4%BF%A1%E8%B4%B7-466ac044" text:style-name="Internet_20_link" text:visited-style-name="Visited_20_Internet_20_Link">
https://cn.wsj.com/articles/%E8%AE%A9%E9%B2%8D%E5%A8%81%E5%B0%94%E5%A4%B4%E7%97%9B%E7%9A%84%E5%8A%A0%E6%81%AF%E9%9A%BE%E9%A2%98%E7%BB%A7%E7%BB%AD%E5%8D%87%E7%BA%A7-%E9%A1%BE%E9%80%9A%E8%83%80%E8%BF%98%E6%98%AF%E9%A1%BE%E4%BF%A1%E8%B4%B7-466ac044</text:a>
</text:p>
      <!--NEWS-->
      <text:h text:style-name="P10" text:outline-level="1">
<text:span text:style-name="T4">
United Nations Report: For the past ten years, men and women have stagnated in the past four points.</text:span>
</text:h>
      <text:p text:style-name="P4">
Author: https://www.facebook.com/bbcworldservice/</text:p>
      <text:p text:style-name="P4">
Publisher: BBC News 中文</text:p>
      <text:p text:style-name="P4">
Published Time: 2023-06-13T08:08:54.000Z</text:p>
      <text:p text:style-name="P4">
Modified Time: 2023-06-13T08:08:54.000Z</text:p>
      <text:p text:style-name="P4">
Description: Although social movements such as #Metoo have emerged, the report shows that half of the world still believes that men are better political leaders, and even 25 % of people think that men beat their wives.</text:p>
      <text:p text:style-name="P4">
Images: ["<text:a xlink:type="simple" xlink:href="https://ichef.bbci.co.uk/news/640/cpsprodpb/15E89/production/_130073798_gettyimages-1244921358.jpg" text:style-name="Internet_20_link" text:visited-style-name="Visited_20_Internet_20_Link">
_130073798_ge...</text:a>
"]</text:p>
      <text:p text:style-name="P4">
Videos: ["<text:a xlink:type="simple" xlink:href="https://www.bbc.com/ws/av-embeds/cps/zhongwen/simp/65887930/p0ft5zy4/zh-hans" text:style-name="Internet_20_link" text:visited-style-name="Visited_20_Internet_20_Link">
zh-hans</text:a>
"]</text:p>
      <text:p text:style-name="P4">
Tags: ['性别', '女人']</text:p>
      <text:p text:style-name="P4">
Type: Article</text:p>
      <!--METADATA-->
      <text:h text:style-name="P12" text:outline-level="3">
<text:span text:style-name="T4">
United Nations Report: In the past ten years, men and women have stagnated for ten years.</text:span>
</text:h>
      <text:p text:style-name="P4">
June 13, 2023<draw:frame draw:style-name="fr1" draw:name="Image27" text:anchor-type="as-char" svg:width="6.9236in" svg:height="3.894525in" draw:z-index="0">
<draw:image xlink:href="../Images/BBC Chinese/2023-06-13T08-08-54.000Z/_130073798_gettyimages-1244921358.jpg" xlink:type="simple" xlink:show="embed" xlink:actuate="onLoad" draw:mime-type="image/jpeg"/>
</draw:frame>
Image source, getty images</text:p>
      <text:p text:style-name="P4">
Image adding text,</text:p>
      <text:p text:style-name="P4">
Although social movements such as #Metoo have emerged in recent years, the problems of inequality in men and women have not improved.</text:p>
      <text:p text:style-name="P4">
<text:span text:style-name="T4">
 The United Nations Development Program announced the latest "Gender Social Norms Index (GSNI" on June 12, showing that nearly 90 % of the world's population still holds fundamental prejudice to women. 25 % believe that men beat their wives by men. It is justified. </text:span>
</text:p>
      <text:p text:style-name="P4">
The survey results show that nearly half of the world's population believes that men are better political leaders than women, and only 27%believe that women enjoy the same rights as men is necessary for democracy.</text:p>
      <text:p text:style-name="P4">
In addition, 46%believe that men should have more job rights, 43%believe that men are more suitable for corporate executives, 28%believe that university education is more important to men, and 58%believe that abortion has never been correct.</text:p>
      <text:p text:style-name="P4">
The survey data comes from 80 countries and regions, covering 85%of the world's population. The report pointed out that although social movements such as #Metoo continued to emerge, gender prejudice was still ingrained, and more women in the new crown epidemic lost their income sources, which also caused the problem of gender inequality to deteriorate.</text:p>
      <text:p text:style-name="P4">
<text:a xlink:type="simple" xlink:href="https://www.bbc.com/zhongwen/simp/science-57395832" text:style-name="Internet_20_link" text:visited-style-name="Visited_20_Internet_20_Link">
How does human gender prejudice dominate our brain</text:a>
<text:span text:style-name="T5">
 <text:a xlink:type="simple" xlink:href="https://www.bbc.com/zhongwen/simp/chinese-news-65818510" text:style-name="Internet_20_link" text:visited-style-name="Visited_20_Internet_20_Link">
Taiwan 2024 Presidential Election: The issue of sexual harassment is accidentally becoming a political storm</text:a>
</text:span>
 <text:a xlink:type="simple" xlink:href="https://www.bbc.com/zhongwen/simp/world-63256653" text:style-name="Internet_20_link" text:visited-style-name="Visited_20_Internet_20_Link">
#Metoo 5th Anniversary: What exactly changed? </text:a>
<text:span text:style-name="T5">
 <text:a xlink:type="simple" xlink:href="https://www.bbc.com/zhongwen/simp/chinese-news-61566209" text:style-name="Internet_20_link" text:visited-style-name="Visited_20_Internet_20_Link">
Hong Kong and Taiwan "big size" women are looking forward to breaking the only criterion for "thinness is beauty"</text:a>
</text:span>
 <text:a xlink:type="simple" xlink:href="https://www.bbc.com/zhongwen/simp/58397603" text:style-name="Internet_20_link" text:visited-style-name="Visited_20_Internet_20_Link">
The tradition and reality of women after marriage after marriage</text:a>
</text:p>
      <text:h text:style-name="P12" text:outline-level="3">
<text:span text:style-name="T4">
The income gap between men and women in high education reaches 39%</text:span>
</text:h>
      <text:p text:style-name="P4">
Image source, getty images</text:p>
      <text:p text:style-name="P4">
Image adding text,</text:p>
      <text:p text:style-name="P4">
The picture shows French women on the street in 2022 to protest the violence performed by patriarchy and men. They read the female names died in the year at the rally.</text:p>
      <text:p text:style-name="P4">
Researchers said that global gender inequality is stagnant in the past 10 years, and it is expected that the world will be difficult to achieve the goal of the United Nations aimed at gender equality by 2030.</text:p>
      <text:p text:style-name="P4">
Pedro Conceição, the director of the Human Development Report Office of the Development Agency, shocked the results: "In fact, the lack of progress in the Gender Socialnorms of Gender is triggering a crisis of human development: globally Within the scope, the human development index fell for the first time since the record in 2020, and the following year fell again. "</text:p>
      <text:p text:style-name="P4">
The latest report states that women's education level and ability are higher than before, but in 59 women's education levels higher than men, women's average income is 39%lower than men.</text:p>
      <text:p text:style-name="P4">
Since 1995, the proportion of women as the head of state or government leader has been staying at 10 %. In the labor market, women account for less than one -third of the proportion of management.</text:p>
      <text:p text:style-name="P4">
The United Nations calls for countries to promote relevant laws and policies to promote feminine equality to politics, strengthen social security mechanisms, and combat online hatred and false information against women, and at the same time change the concept of the public through education.</text:p>
      <text:p text:style-name="P4">
<text:a xlink:type="simple" xlink:href="https://www.bbc.com/zhongwen/simp/business-61151504" text:style-name="Internet_20_link" text:visited-style-name="Visited_20_Internet_20_Link">
Every family has the scriptures that are difficult to read: Why do women's income higher than that of the other half lose family happiness</text:a>
<text:span text:style-name="T5">
 <text:a xlink:type="simple" xlink:href="https://www.bbc.com/zhongwen/simp/business-59560868" text:style-name="Internet_20_link" text:visited-style-name="Visited_20_Internet_20_Link">
British men's and women's equality research: The gap between gender income in the past 25 years has almost no change</text:a>
</text:span>
 <text:a xlink:type="simple" xlink:href="https://www.bbc.com/zhongwen/simp/world-63883383" text:style-name="Internet_20_link" text:visited-style-name="Visited_20_Internet_20_Link">
BBC Hundreds: Women today are even more angry, or will it be more expressed? </text:a>
<text:span text:style-name="T5">
 <text:a xlink:type="simple" xlink:href="https://www.bbc.com/zhongwen/simp/chinese-news-63533370" text:style-name="Internet_20_link" text:visited-style-name="Visited_20_Internet_20_Link">
Inner Mongolia female officials criticized due to appearance: Why do Chinese women stand still under the current political atmosphere</text:a>
</text:span>
 <text:a xlink:type="simple" xlink:href="https://www.bbc.com/zhongwen/simp/world-62757251" text:style-name="Internet_20_link" text:visited-style-name="Visited_20_Internet_20_Link">
Why do Japanese women need consent to obtain oral abortion medicine? </text:a>
</text:p>
      <text:p text:style-name="P4">
Image source, getty images</text:p>
      <text:p text:style-name="P4">
Image adding text,</text:p>
      <text:p text:style-name="P4">
After Taliban took power, Afghan girls were deprived of the right to educate. The picture was taken in July 2022. A group of Afghan female students studying in a local secret school.</text:p>
      <text:h text:style-name="P12" text:outline-level="3">
<text:span text:style-name="T4">
"It still takes 300 years to achieve gender equality"</text:span>
</text:h>
      <text:p text:style-name="P4">
On March 6, the United Nations Secretary -General Antonio Guterres warned at the Commission on the Status OFWOMEN meeting that the progress of gender equality in recent decades is "disappearing in front of us". Judging from the development, "it takes 300 years to achieve gender equality."</text:p>
      <text:p text:style-name="P4">
He pointed out that under the Taliban regime, Afghan women and girls were "erased from the public". He does not name criticism that in many places, women's sexual rights and fertility rights are backward.</text:p>
      <text:p text:style-name="P4">
Simabahous, executive director of the United Nations Women's Organization, also mentioned technology. Last year, men who could access the Internet last year were 259 million more women than women. Among the people using smartphones, men were 18%more men than women. She also quoted the investigation that three -quarters of the female journalists in 125 countries in the world had been storm during their work, and three of them were self -censorship.<text:a xlink:type="simple" xlink:href="https://www.bbc.com/ws/av-embeds/cps/zhongwen/simp/65887930/p0ft5zy4/zh-hans" text:style-name="Internet_20_link" text:visited-style-name="Visited_20_Internet_20_Link">
 Video-1-Link：/ws/av-embeds/cps/zhongwen/simp/65887930/p0ft5zy4/zh-hans</text:a>
 <text:span text:style-name="T4">
 Your equipment does not support playing multimedia materials </text:span>
 video plus injection text,</text:p>
      <text:p text:style-name="P4">
Tracking "idiot": Who is selling sexual assault and candid filming</text:p>
      <text:p text:style-name="P4">
News Source: <text:a xlink:type="simple" xlink:href="https://www.bbc.com/zhongwen/simp/65887930" text:style-name="Internet_20_link" text:visited-style-name="Visited_20_Internet_20_Link">
https://www.bbc.com/zhongwen/simp/65887930</text:a>
</text:p>
      <!--NEWS-->
      <text:h text:style-name="P10" text:outline-level="1">
<text:span text:style-name="T4">
The fourth anniversary of the "anti -repair" demonstration in Hong Kong: street attacks occur after the commemorative assembly in the UK</text:span>
</text:h>
      <text:p text:style-name="P4">
Author: https://www.facebook.com/bbcworldservice/</text:p>
      <text:p text:style-name="P4">
Publisher: BBC News 中文</text:p>
      <text:p text:style-name="P4">
Published Time: 2023-06-13T09:32:41.000Z</text:p>
      <text:p text:style-name="P4">
Modified Time: 2023-06-13T09:32:41.000Z</text:p>
      <text:p text:style-name="P4">
Description: The Hong Kong's "Anti -Repairing" movement has entered the fourth anniversary. There are commemorative rally across the United Kingdom. After attending the rally in England on June 11, a man in England was attacked by a Chinese flag on the street. The incident once again triggered the worries of the British and Hong Kong people, and threatened the rights and personal safety in English.</text:p>
      <text:p text:style-name="P4">
Images: ["<text:a xlink:type="simple" xlink:href="https://ichef.bbci.co.uk/news/640/cpsprodpb/D1DF/production/_130072735_southampton.jpg" text:style-name="Internet_20_link" text:visited-style-name="Visited_20_Internet_20_Link">
_130072735_so...</text:a>
"]</text:p>
      <text:p text:style-name="P4">
Videos: ["<text:a xlink:type="simple" xlink:href="https://www.bbc.com/ws/av-embeds/cps/zhongwen/simp/uk-65886858/p0ft5s47/zh-hans" text:style-name="Internet_20_link" text:visited-style-name="Visited_20_Internet_20_Link">
zh-hans</text:a>
", "<text:a xlink:type="simple" xlink:href="https://www.bbc.com/ws/av-embeds/cps/zhongwen/simp/uk-65886858/p0fsqdtd/zh-hans" text:style-name="Internet_20_link" text:visited-style-name="Visited_20_Internet_20_Link">
zh-hans</text:a>
"]</text:p>
      <text:p text:style-name="P4">
Tags: ['英国', '香港版国安法', '移民', '逃犯条例', '中國', '政治', '香港', '法律', '暴力']</text:p>
      <text:p text:style-name="P4">
Type: Article</text:p>
      <!--METADATA-->
      <text:h text:style-name="P12" text:outline-level="3">
<text:span text:style-name="T4">
The fourth anniversary of the "anti -repair" demonstration of Hong Kong: street attacks occur after the commemorative assembly in the UK</text:span>
</text:h>
      <ul>
        <li>
Lin Ziqing * BBC Chinese special reporter from London</li>
      </ul>
      <text:p text:style-name="P4">
June 13, 2023<draw:frame draw:style-name="fr1" draw:name="Image31" text:anchor-type="as-char" svg:width="6.9236in" svg:height="4.803248in" draw:z-index="0">
<draw:image xlink:href="../Images/BBC Chinese/2023-06-13T09-32-41.000Z/_130072735_southampton.jpg" xlink:type="simple" xlink:show="embed" xlink:actuate="onLoad" draw:mime-type="image/jpeg"/>
</draw:frame>
Image adding text,</text:p>
      <text:p text:style-name="P4">
The fourth anniversary of the "Anti -Repairing" movement in Hong Kong, more than 50 people in Britain and Hong Kong rally at the main city gate of Southampton. Witnesses pointed out that the attacker had arrived at the rally scene.</text:p>
      <text:p text:style-name="P4">
<text:span text:style-name="T4">
 The Hong Kong's "Anti -Repairing" movement has entered the fourth anniversary. There are commemorative rally across the United Kingdom. After attending the rally on Sunday (June 11) in Sunday (June 11), a man with the Chinese flag holding the Chinese flag The attack caused the two to suffer slight injuries. The incident once again triggered the worries of the British -Hong Kong people community, worried that their rights and personal security in Britain were threatened; many members of the British Congress expressed their attention to the BBC Chinese expression incident. </text:span>
</text:p>
      <text:p text:style-name="P4">
The attacks of dozens of seconds on the Internet showed that the three men punched and kicked a man and a woman. The BBC Chinese visited the two attacked people who were attacked by Hang Hong Kong and their friends with them. "I never thought I would encounter these premeditated attacks in the UK." The attacked Tiffany said, "We didn't do anything, but we just wore a clothes that expressed their opinions."</text:p>
      <text:h text:style-name="P12" text:outline-level="3">
<text:span text:style-name="T4">
Due to the success of the Hong Kong slogan T -shirt, the attacker waved the national flag</text:span>
</text:h>
      <text:p text:style-name="P4">
Tennini explained that she and three friends attended the "anti -repair" demonstration rally to commemorate Hong Kong in the center of Southampton on June 12, and went to the nearby Lanzhou ramen shop to eat. During this time, a male diner raised Mobile phones, suspected to shoot them, including their friends Helen, they are wearing a top with "supporting freedom and supporting Hong Kong".</text:p>
      <text:p text:style-name="P4">
At about 4:30 in the afternoon, when they left the ramen shop, the diner followed them and came forward in Mandarin, pointing at the top with slogan to ask: "What happened in Hong Kong in 2019?"</text:p>
      <text:p text:style-name="P4">
She continued that when her friend talked with the diners briefly, when the four got on the car and left, a man wearing about 1.9 meters high and another man wearing a black clothes got out of the road and rushed to the friend Peter. (Peter), reached out and grabbed his neck; he kept waving the Chinese flag, scolding rough words in Mandarin, and repeatedly called "Hong Kong is China", and intimidated them, "I see you once once."</text:p>
      <text:p text:style-name="P4">
Tinnini also said that after seeing Peter's attack, she stepped forward to block the collision with the two men. The previous male diners kept shooting and attacked by the side. After Tenpini reached out to kill his phone, the male diners also joined the push -pull.</text:p>
      <text:p text:style-name="P4">
She said that the four of them later retreated to a supermarket and temporarily avoided.</text:p>
      <text:p text:style-name="P4">
They also tried to call the police, but the 999 report center asked them to turn to 101 non -emergency calls for help. They called 101 many times, and no one answered for nearly half an hour.</text:p>
      <text:p text:style-name="P4">
The Police of Hamp County, Britain, pointed out that a "attack related to hatred" in Southampton has received a "attack related to hatred" and "we are investigating the incident and making inquiries to understand the actual situation."</text:p>
      <text:p text:style-name="P4">
<text:a xlink:type="simple" xlink:href="https://www.bbc.com/ws/av-embeds/cps/zhongwen/simp/uk-65886858/p0ft5s47/zh-hans" text:style-name="Internet_20_link" text:visited-style-name="Visited_20_Internet_20_Link">
Video-1-Link:/WS/AV-EMBEDS/CPS/ZHONGWEN/SIMP/UK-65886858/P0FT5S47/ZH-Hans</text:a>
 <text:span text:style-name="T4">
 Your equipment does not support playing multimedia materials </text:span>
 video plus injection text,</text:p>
      <text:p text:style-name="P4">
After the "anti -repair" movement in Hong Kong in 2019, a large number of young people were arrested and imprisoned for related protests. BBC interviewed the "anti -repair" motion demonstrators from prison, as well as supporting networks for helping people into prison for social movement cases.</text:p>
      <text:h text:style-name="P12" text:outline-level="3">
<text:span text:style-name="T4">
Witches: Attackers have appeared in the rally</text:span>
</text:h>
      <text:p text:style-name="P4">
The attack clips were quickly spread in the community of the people in the Hong Kong -Hong Kong people. Some people uploaded a college student ID suspected to wear a man in white, referring to the man as a Southampton college student; however, the BBC Chinese reporter failed to confirm the identity of the person.</text:p>
      <text:p text:style-name="P4">
Ella (Ella), who is responsible for holding a local commemorative "Anti -Repairing" demonstration on June 12, pointed out that the white man in white appeared on the rally, shooting demonstrators, and once had a residence on Hong Kong's sovereignty issues and participating rallys. The British and Hong Kong people had a heated discussion, but did not cause conflicts.</text:p>
      <text:p text:style-name="P4">
Ella pointed out that more than 50 people attended the rally on the same day and the atmosphere was peaceful. Even though she applied for the approval of the British government, she also informed the police, but no police officer was present on the day.</text:p>
      <text:p text:style-name="P4">
In 2019, the "anti -repair" demonstration broke out in Hong Kong and opposed the amendment to the "Fugitive Regulations". The incident later evolved for more than a month and fought for democracy and freedom. student. After the wave of demonstrations, Hong Kong implemented the National Security Law, and civil society has undergone tremendous changes.</text:p>
      <text:p text:style-name="P4">
Aira pointed out that the initiative is looking forward to the original intention of Hong Kong people to participate in the "anti -repair" demonstration even after moving to the UK, and support a group of Hong Kong people who are in prison because of participation in the movement. Essence</text:p>
      <text:p text:style-name="P4">
Because the theme of the assembly opposed the Beijing regime's suppression of Hong Kong, some people holding the "Hong Kong independence" claim conflicted with some Chinese nationalists who supported the Beijing regime.</text:p>
      <text:h text:style-name="P12" text:outline-level="3">
<text:span text:style-name="T4">
Public letter from worrying about safety</text:span>
</text:h>
      <text:p text:style-name="P4">
In recent years, when the people in the British and Hong Kong people participated in the demonstration rally in the UK, there were often incidents of conflict or someone attacked. In October last year, Hong Kong demonstrators were accused of being beaten when protest when protest outside the Chinese consulate in Manchester. Residents and Hong Kong people expressed their security issues during political opinions.</text:p>
      <text:p text:style-name="P4">
The people who were attacked or involved in the incident this time pointed out that they would not expect that they would also become a "premeditated attack" object because of political statements. They believed that the attack was premeditated and the goal was because when the man in white appeared in the rally, he had no friendly mentioning "calling friends to the scene"; and suspected that the diners were delayed by the four people, waiting for the attacker to arrive. When the two men got off the car, the two men got off the car and got off the car. Obviously, there is a goal and a national flag rushing directly to them.</text:p>
      <text:p text:style-name="P4">
Tiffany said that she moved to the UK after the implementation of the "National Security Law" in Hong Kong. , But the incident is undoubtedly scared and prohibitive when it comes to voicing.</text:p>
      <text:p text:style-name="P4">
Helen said that she would be careful in the future. "The place where I live is very close to the place of the incident. I am worried that it will be tracked or suffered again in the future."</text:p>
      <text:p text:style-name="P4">
Southampton Hong Kong people group organized a collective letter to the British media, the Cabinet Minister and Parliament MPs on Monday, urging them to condemn the incident. In the letter, "we just advocate basic rights, but have become the goal of violent attacks; and seeing that Hong Kong people are threatened by the security of Hong Kong people in the UK, it is particularly disappointing."</text:p>
      <text:h text:style-name="P12" text:outline-level="3">
<text:span text:style-name="T4">
Member of the parliament: "One person feels unsafe and is too much"There was no real -time handling case in the reporting center and the participants said that no police officers were at the rally at the time, and West said that it was "unexpected." She pointed out that there have been many similar incidents in the past few years, and in the British community, "one person thinks it is too safe." She believes that the authorities should take corresponding measures, including ensuring law enforcement departments in various places, noticing the security risks faced by Hong Kong and other communities, and ensuring that they can exercise citizenship safely.</text:span>
</text:h>
      <text:p text:style-name="P4">
Roystonsmith, a member of the British Conservative Party, said "I am as worried as the Hong Kong community as much as the incident that happened yesterday and was pleased with the police's investigation attack."</text:p>
      <text:p text:style-name="P4">
He also said: "Although the incident has not been confirmed, I feel uneasy to see the violence against peace protesters. We are worried about the sinister nature of China and the opposition to freedom of speech in the university."</text:p>
      <text:p text:style-name="P4">
A spokesman for the University of Southampton responded, "We know the films circulating in social media, and are investigating", "the university condemn the violence of what form is, and respects each person's right to speech."</text:p>
      <text:p text:style-name="P4">
<text:span text:style-name="T5">
*To ensure the identity of the interviewees, Tiffany, Helen (Helen), Peter (Peter), Ella (Aira) are all pseudonyms. _ </text:span>
 _ 吧 _</text:p>
      <text:p text:style-name="P4">
<text:a xlink:type="simple" xlink:href="https://www.bbc.com/ws/av-embeds/cps/zhongwen/simp/uk-65886858/p0fsqdtd/zh-hans" text:style-name="Internet_20_link" text:visited-style-name="Visited_20_Internet_20_Link">
Video-2-Link:/WS/AV-EMBEDS/CPS/ZHONGWEN/SIMP/UK-65886858/P0FSQDTD/ZH-Hans</text:a>
 <text:span text:style-name="T4">
 Your equipment does not support playing multimedia materials </text:span>
 video plus injection text,</text:p>
      <text:p text:style-name="P4">
Hong Kong protests the four -year year: "Removal China" movement back and end to the end</text:p>
      <text:p text:style-name="P4">
News Source: <text:a xlink:type="simple" xlink:href="https://www.bbc.com/zhongwen/simp/uk-65886858" text:style-name="Internet_20_link" text:visited-style-name="Visited_20_Internet_20_Link">
https://www.bbc.com/zhongwen/simp/uk-65886858</text:a>
</text:p>
      <!--NEWS-->
      <text:h text:style-name="P10" text:outline-level="1">
<text:span text:style-name="T4">
China holds real bombs in the East China Sea region north of Taiwan</text:span>
</text:h>
      <text:p text:style-name="P4">
Author: None (Language: zh)</text:p>
      <text:p text:style-name="P4">
Publisher: None</text:p>
      <text:p text:style-name="P4">
Time: 2023-06-13T11:43:00Z</text:p>
      <text:p text:style-name="P4">
Description: The Zhejiang Maritime Safety Administration issued a sailing warning yesterday. On Tuesday (13th) from 11:30 noon to 3pm, carrier -based weapons and light weapons were launched in the East China Sea. The United States, Japan, Canada, and France are currently holding joint military exercises in the Philippine Sea.</text:p>
      <text:p text:style-name="P4">
Videos: []</text:p>
      <text:p text:style-name="P4">
Images: []</text:p>
      <text:p text:style-name="P4">
Subject: 时政风云</text:p>
      <text:p text:style-name="P4">
Subjects: ['岛屿主权争端', '马英九', '专题报道：全景观看“习马会”', '专题报道：2016年台湾大选', '中国', '东中国海主权争端', '台湾', '中共十九大', '德中关系']</text:p>
      <text:p text:style-name="P4">
Keywords: ['中国', '东海', '实弹射击', '演习', '台湾', '航空母舰']</text:p>
      <text:p text:style-name="P4">
Id: 65901478</text:p>
      <!--METADATA-->
      <text:p text:style-name="P4">
<text:a xlink:type="simple" xlink:href="https://www.dw.com/zh/overlay/image/article/65901478/62696547" text:style-name="Internet_20_link" text:visited-style-name="Visited_20_Internet_20_Link">
 </text:a>
China often holds military exercises in coastal areas.</text:p>
      <text:p text:style-name="P4">
(Voice of Germany) Reuters pointed out that China often holds military exercises in its coastal areas, but exercises held in the waters near Taiwan are often the most noticeable.</text:p>
      <text:p text:style-name="P4">
The Zhejiang Maritime Safety Administration issued two navigation warnings on Monday. One is military shooting training. From 1130 to 1500 on June 13th, in the East China Sea (1) 28-43.50n122-02-02.10e, (2) 28-39.50n 121-55.20E, (3) 28-39.50n 122 -02.10E, (4) 28-43.50N121-55.20E Four-point connection waters carry out carrier-based weapons and light weapons to shoot at the sea, and prohibit entry. The other is the East China Sea Military Exercise, from 0800 to 2100 on June 13th to 29-23.5N121-57.08e, 29-23.5N 122-03.43E, 29-17.83n 122-03.43e and 29-17.83n121 -57.08e Military exercise activities are performed within the waters of the four -point connection waters. No entry.</text:p>
      <text:p text:style-name="P4">
Reuters reported that the scope of exercises announced by Zhejiang Maritime Affairs Bureau were near Dachen Island.</text:p>
      <text:p text:style-name="P4">
Dachen Island was under the control of the Republic of China by February 1955. In January 1955, the Chinese People's Liberation Army attacked a Jiangshan Island. In February, the residents of Dachen Island followed the "National Army of the Republic of China". Later, the People's Liberation Army entered Dachen Island. Dachen Island now belongs to Taizhou Islands in Zhejiang Province.</text:p>
      <text:p text:style-name="P4">
The Qinhuangdao Maritime Safety Administration also issued a sailing warning on Tuesday. From 18:00 on June 16 to 24:00 on June 20, some waters of the Bohai Sea performed military tasks and prohibited in.</text:p>
      <text:p text:style-name="P4">
<text:a xlink:type="simple" xlink:href="https://www.dw.com/zh/zh/中国侦察机新机型现身-监控美日法加四国演习/a-65889438" text:style-name="Internet_20_link" text:visited-style-name="Visited_20_Internet_20_Link">
United States, Japan, Canada and France</text:a>
Joint military exercises are currently holding the Philippine Sea. Participated in the military exercise included the US "Nimitz" aircraft carrier and the "Reagan" aircraft carrier's aircraft carrier strike group. This is the first time since the two aircraft carrier strike groups in June 2020.</text:p>
      <text:p text:style-name="P4">
*#</text:p>
      <text:h text:style-name="P13" text:outline-level="4">
<text:span text:style-name="T4">
Chinese -style "Bright Sword": PLA conducts actual combat military exercises in the Taiwan Strait</text:span>
</text:h>
      <text:h text:style-name="P12" text:outline-level="3">
<text:span text:style-name="T4">
Pelosi launched a large -scale practical military training after leaving Taiwan</text:span>
</text:h>
      <text:p text:style-name="P4">
The Speaker of the House of Representatives Pelosi visited Taiwan on Tuesday (2nd) in Beijing on Tuesday (2nd). The mainland PLA announced that night that from 12:00 on Thursday (4th) to 12:00 on the 7th, it was surrounded by Taiwan. Carry out military training operations and organize real bombs. On the 8th, the Eastern theater of the PLA announced on Weibo that it continued to conduct practical combat training for the sea and airspace around Taimao.</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Implementation of Remote Firepower Real Shooting</text:span>
</text:h>
      <text:p text:style-name="P4">
On August 4th, a spokesman for the PLA Eastern theater Shi Yi, the Army of the Army, stated that on the afternoon of the 4th, "the Rocket Army Forces of the Eastern Theater of the PLA, the implementation of multi -regional, multi -model frequent firepower assault on the east of the Taiwan Island, all the multiple models of firepower, all the missiles, all the missiles, all the missiles were all missiles. The target of accurate hitting the target has tested the precise strike and regional rejection ability. " The Seven Kingdoms Group issued a joint statement on that day, calling on China to "do not unilaterally use force to change the status quo of the region and solve cross -strait differences in a peaceful way."</text:p>
      <text:p text:style-name="P4">
*#</text:p>
      <text:h text:style-name="P13" text:outline-level="4">
<text:span text:style-name="T4">
Chinese -style "Bright Sword": PLA conducts actual combat military exercises in the Taiwan Strait</text:span>
</text:h>
      <text:h text:style-name="P12" text:outline-level="3">
<text:span text:style-name="T4">
: The missile launched by the PLA fly over Taiwan's island</text:span>
</text:h>
      <text:p text:style-name="P4">
The report from the Japanese Ministry of Defense pointed out that the Japanese side stated that China launched 9 missiles from the direction of Taiwan in the afternoon of the 4th, 5 of which fell into the Japanese exclusive economic zone (EEZ) and 4 flying over Taiwan's island. The Ministry of Defense said that the Japanese side will continue to collect intelligence, analyze, and alert monitoring. Japanese media said that this was the first time that Chinese missiles fell into the Japanese exclusive economic zone. The Taiwan Ministry of Defense issued a press release on the side of the night on the 4th, saying that "the launching dynamics in real time", but because the ballistic road diameter is outside the atmosphere, "it is not harmful to the vast ground area of flying over", so no alarm was issued.</text:p>
      <text:p text:style-name="P4">
*#</text:p>
      <text:h text:style-name="P13" text:outline-level="4">
<text:span text:style-name="T4">
Chinese -style "Bright Sword": PLA conducts actual combat military exercises in the Taiwan Strait</text:span>
</text:h>
      <text:h text:style-name="P12" text:outline-level="3">
<text:span text:style-name="T4">
PLA warship confronts Taiwan Lanyang</text:span>
</text:h>
      <text:p text:style-name="P4">
On August 5th, another photo of the Eastern theater of the PLA's Eastern Agency continued to conduct practical combat and joint training in Taiwan's surrounding sea airspace. You can clearly see the Taiwan Lanyang patrol ship with the port number 935. The Ministry of National Defense of Taiwan responded that "multiple batches of CCP and ship activities have been discovered, and they have been broadcast alarm for the first time.</text:p>
      <text:p text:style-name="P4">
*#</text:p>
      <text:h text:style-name="P13" text:outline-level="4">
<text:span text:style-name="T4">
Chinese -style "Bright Sword": PLA conducts actual combat military exercises in the Taiwan Strait</text:span>
</text:h>
      <text:h text:style-name="P12" text:outline-level="3">
<text:span text:style-name="T4">
PLA pilot overlooking the Central Mountains in Taiwan</text:span>
</text:h>
      <text:p text:style-name="P4">
On the 5th, the Chinese military released a video and photo of the "PLA soldiers overlooking the Taiwan Coastline and the Central Mountains from the fighter". A PLA pilot faced the camera and said, "Today I performed a mission to the deterrence. I overlooking the Treasure Island coastline and the Central Mountains of the motherland at a distance. We will be more determined, and we will continue to strengthen the training of troops to ensure that we can cope with all the crisis. "</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National Defense Department: "The PLA has not entered the leader of the territorial sea"</text:span>
</text:h>
      <text:p text:style-name="P4">
On the 8th, the Ministry of Defense of Taiwan held a press conference. Lieutenant General Yin Xianxian said that during the exercise of the PLA Navy on the 4th to 8th, he maintained 13 battleships and love ships in the Taiwan link (24 nautical miles) every day. Carry out activities. In the north, west, southwestern, east, etc., the Air Force dispatches every day, including combat aircraft, including J-11, J-16, and Air Police, to implement military deterrence operations. He emphasized that the PLA "never entered my country's territorial sea and leading the air."#</text:p>
      <text:h text:style-name="P13" text:outline-level="4">
<text:span text:style-name="T4">
Chinese -style "Bright Sword": PLA conducts actual combat military exercises in the Taiwan Strait</text:span>
</text:h>
      <text:h text:style-name="P12" text:outline-level="3">
<text:span text:style-name="T4">
Department of Defense: The Surveillance Situation of the Surrounded by the Liden No.</text:span>
</text:h>
      <text:p text:style-name="P4">
The White House announced on the 4th that the Pentagon instructed the "Ronald Reagan" aircraft carrier to stay in the area near Taiwan to "monitor the situation." Reuters reports that the U.S. Navy Day stated that the "Reagan" aircraft carrier is conducting a scheduled operation in the Philippines Sea in the Western Pacific, with an area of 5.7 million square kilometers, including the waters in southeast Taiwan. The strategic situation of the think tank in the South China Sea was perceived on August 8th on social media, saying that the U.S. aircraft carrier "Reagan" continued to move south of about 140 nautical miles in the past two days.</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Tianlei Exercise" is about to appear</text:span>
</text:h>
      <text:p text:style-name="P4">
According to Taiwan media reports, the Taiwan military will implement the "Tianlei exercise" in Checheng, Pingtung to Laoshan. A total of 36 155 grenades cannon cannon noodles are carried out. It does not even rule out a small part of the overlap. The Taiwan military emphasized that the annual Tianlei exercise was announced as early as July 22, not a temporary intention for a certain situation, and there is no need to over -interpret it.</text:p>
      <text:p text:style-name="P4">
*#</text:p>
      <text:h text:style-name="P13" text:outline-level="4">
<text:span text:style-name="T4">
Chinese -style "Bright Sword": PLA conducts actual combat military exercises in the Taiwan Strait</text:span>
</text:h>
      <text:h text:style-name="P12" text:outline-level="3">
<text:span text:style-name="T4">
60 % of the Taiwanese are not worried about further military conflicts on both sides of the strait</text:span>
</text:h>
      <text:p text:style-name="P4">
The latest polls announced by the Taiwan "China Public Opinion Research Association" show that 60.1%of the people in Taiwan are not worried about the further military conflict between the two sides of the strait, only 34.0%worry. If mainland China attacked Taiwan, would the United States send troops to participate in the war? 48.5%of the people think that the United States will send troops, and 37.4%think not. The differences in views are mainly from the people's party sex and age. This poll visited from August 3rd to 5th.</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of the PLA announced the completion of joint military operations</text:span>
</text:h>
      <text:p text:style-name="P4">
Shi Yi, a spokesman for the Eastern Theater of the Chinese People's Liberation Army, said on the 10th that the Eastern theater was completed in the various tasks of organizing the army and military operations in the sea airspace around the Taiwan Island to combine military operations. He added that "the theater troops will keep an eye on the changes in the situation of the Taiwan Strait, continue to carry out training for military training, and often organize the Taiwan Strait for the war -to -reserve police patrol to resolutely defend national sovereignty and territorial integrity." On the same day, the China National New Office published the white paper "The Unified Cause of China and the New Era" in the New Era, emphasizing that "non -peaceful methods will be the last choice for the last tim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中国在台湾以北东海地区举行实弹演习/a-65901478" text:style-name="Internet_20_link" text:visited-style-name="Visited_20_Internet_20_Link">
https://www.dw.com/zh/中国在台湾以北东海地区举行实弹演习/a-65901478?maca=chi-rss-chi-all-1127-rdf</text:a>
</text:p>
      <!--NEWS-->
      <text:h text:style-name="P10" text:outline-level="1">
<text:span text:style-name="T4">
Chinese photovoltaic executives are detained in Germany and claims to be involved in economic crimes</text:span>
</text:h>
      <text:p text:style-name="P4">
Author: None (Language: zh)</text:p>
      <text:p text:style-name="P4">
Publisher: None</text:p>
      <text:p text:style-name="P4">
Time: 2023-06-13T11:51:00Z</text:p>
      <text:p text:style-name="P4">
Description: A shareholder and former executive from a solar company from Jiangsu, China were arrested at the Munich Airport due to economic illegal allegations in Germany. Although he was quickly released, the progress of the case was still interesting.</text:p>
      <text:p text:style-name="P4">
Videos: []</text:p>
      <text:p text:style-name="P4">
Images: []</text:p>
      <text:p text:style-name="P4">
Subject: 经济纵横</text:p>
      <text:p text:style-name="P4">
Subjects: ['慕尼黑', '拜仁慕尼黑', '太阳能']</text:p>
      <text:p text:style-name="P4">
Keywords: ['太阳能', '光伏', '慕尼黑', '拘捕令', '经济犯罪', '签证', '搜查']</text:p>
      <text:p text:style-name="P4">
Id: 65901880</text:p>
      <!--METADATA-->
      <text:p text:style-name="P4">
<text:a xlink:type="simple" xlink:href="https://www.dw.com/zh/overlay/image/article/65901880/60321112" text:style-name="Internet_20_link" text:visited-style-name="Visited_20_Internet_20_Link">
 </text:a>
After the German police landed, a Chinese citizen was arrested after the plane landed</text:p>
      <text:p text:style-name="P4">
(Voice of Germany) on Monday (June 12) The Shanghai Securities News reported that some Chinese photovoltaic enterprises were taken away by law enforcement officers at Munich airport in Germany. Witnesses said that the German police should be shocked according to the picture, "Even the place where the person was sitting on the plane was very clear. Other passengers present said "more than one person who was taken away."</text:p>
      <text:p text:style-name="P4">
This week (June 14th to 16th), the European largest solar professional exhibition, the European International Solar Exhibition (Intersoleurope) in Munich. On the 12th on the 12th, there were many Chinese photovoltaic companies who came to participate in the exhibition. Someone immediately spread the news after witnessing the scene of "being taken away by the uniform". The incident caused a shock in the Chinese photovoltaic industry, and some reports said that even investors were worried that it would affect the stock price.</text:p>
      <text:h text:style-name="P12" text:outline-level="3">
<text:span text:style-name="T4">
Procuratorate: suspected economics illegal</text:span>
</text:h>
      <text:p text:style-name="P4">
A Federal Police spokesman for the Munich Airport confirmed to Germany on the 12th that the police detained a passenger on a flight from Shanghai that morning to perform a arrest order issued by the Ogosburg District Court. In the afternoon of the same day, the man was sent to the court to meet the judge, and was later released.</text:p>
      <text:p text:style-name="P4">
Regarding the saying of "multiple people was taken away", federal police officers said that three of the passengers of the flight were briefly taken to the airport police station for inquiries because of visa issues. After the problem clarified, they left and left, only half an hour before and after. There is no connection between the two things.</text:p>
      <text:p text:style-name="P4">
Many Chinese manufacturers go to Munich to participate in the International Solar Technology Exhibition Intersola EUROPE(Data picture)The Voice of Germany asked the written reply from the Augsburg Procuratorate that the case involved illegal acts in the field of economic crimes from 2015 to 2017. During this time, the controlled person served as an executive of a Chinese photovoltaic product manufacturing enterprise and was responsible for exporting sales.</text:p>
      <text:p text:style-name="P4">
Prosecutors said that according to the survey conclusions obtained by a series of search in 2018, the controller was determined that the subject was "major criminal suspect", but it was not yet possible to disclose more details about the allegations. On June 12, the court decided to suspend the execution of the "conditional conditions" on its arrest warrant.</text:p>
      <text:p text:style-name="P4">
According to the Beijing News, the named Pu Yonghua was indeed a senior manager in the Chinese photovoltaic industry. The report quoted public information showing that Pu Yonghua was born in 1976 and worked in Jiangsu Xiaosan Group, Jiangyin Junxin Technology Co., Ltd., and Jiangsu Runda Photovoltaic Technology Co., Ltd. Pu Yonghua himself said that he was "okay" to the Beijing News.</text:p>
      <text:p text:style-name="P4">
According to Pu Yonghua's German lawyer, the prosecutor's allegations of the prosecutor's allegations of their parties were suspected of smuggling business and gangs, that is, avoiding import control. Pu Yonghua's release is to pay a deposit, and it is not allowed to leave Germany for the time being.</text:p>
      <text:h text:style-name="P12" text:outline-level="3">
<text:span text:style-name="T4">
There are precedents</text:span>
</text:h>
      <text:p text:style-name="P4">
In the early morning of June 13, the China Photovoltaic Industry Association issued a statement that Chinese photovoltaic practitioners who reported media reports were taken away by the investigation when participating in the Munich International Solar Technology Expo in Germany. The statement said that after understanding, the parties "just assisted the investigation" and have returned to the hotel. The only one who assisted in the investigation this time was not involved in many Chinese photovoltaic companies that have been circulated on the Internet, and there were no situations where many personnel assisted the investigation.</text:p>
      <text:p text:style-name="P4">
A insider of the Association told the Shanghai Securities News reporter that "this is still a historical problem that the previous price commitment promised, and some illegal enterprises needed taxation."</text:p>
      <text:h text:style-name="P12" text:outline-level="3">
<text:span text:style-name="T4">
The embarrassment of Chinese photovoltaic products in Europe</text:span>
</text:h>
      <text:p text:style-name="P4">
According to a comprehensive Chinese media report, Pu Yonghua served as a director and deputy general manager at Jiangsu Runda Photovoltaic Technology Co., Ltd. from 2009 to 2020. He is now a major shareholder of Jiangzhulin Paul New Energy Co., Ltd.</text:p>
      <text:p text:style-name="P4">
Jiangsu Runda is a listed company in the New Third Board. It was listed in May 2015 and has more than 800 employees. Green Paul is located in Changzhou, Jiangsu, with a total fixed asset value of 3 billion yuan. The company's business involves the upstream and downstream of the photovoltaic industry chain, from silicon wafers, battery films, components to power stations to design, build, and operation and maintenance; there are 3 warehouses in the European market, and the sales network is located in Europe, Asia, the Middle East and other places.</text:p>
      <text:p text:style-name="P4">
Chinese solar enterprise executives were arrested in Germany, not the first time. According to the German photovoltaic industry media PVMAGAGANE, in May 2019, during the Munich European International Solar Technology Exhibition, two Chinese citizens were arrested because of business smuggling involving solar components and evading illegal avoidance before September 2018 <text:a xlink:type="simple" xlink:href="https://www.dw.com/zh/zh/欧盟拟终止对中国光伏产品反倾销措施/a-45214099" text:style-name="Internet_20_link" text:visited-style-name="Visited_20_Internet_20_Link">
 EU's minimum price limit</text:a>
Essence</text:p>
      <text:p text:style-name="P4">
(Comprehensive report)</text:p>
      <text:p text:style-name="P4">
News Source: <text:a xlink:type="simple" xlink:href="https://www.dw.com/zh/中国光伏业高管在德被拘-检方称涉经济犯罪/a-65901880" text:style-name="Internet_20_link" text:visited-style-name="Visited_20_Internet_20_Link">
https://www.dw.com/zh/中国光伏业高管在德被拘-检方称涉经济犯罪/a-65901880?maca=chi-rss-chi-all-1127-rdf</text:a>
</text:p>
      <!--NEWS-->
      <text:h text:style-name="P10" text:outline-level="1">
<text:span text:style-name="T4">
China receives Palestininian President Deepening Middle East diplomacy</text:span>
</text:h>
      <text:p text:style-name="P4">
Author: None (Language: zh)</text:p>
      <text:p text:style-name="P4">
Publisher: None</text:p>
      <text:p text:style-name="P4">
Time: 2023-06-13T13:48:00Z</text:p>
      <text:p text:style-name="P4">
Description: On Tuesday (June 13), Palestinian President Mahamamid Abbas arrived in Beijing and opened a four -day state visit to China. Palestinian News Agency reported that during the visit to China, he would meet with Chinese President Xi Jinping and Premier Li Qiang of the State Council.</text:p>
      <text:p text:style-name="P4">
Videos: []</text:p>
      <text:p text:style-name="P4">
Images: []</text:p>
      <text:p text:style-name="P4">
Subject: 时政风云</text:p>
      <text:p text:style-name="P4">
Subjects: ['德中关系', '伊朗', '岛屿主权争端', '专题报道：全景观看“习马会”', '巴勒斯坦', '中国', '中共十九大']</text:p>
      <text:p text:style-name="P4">
Keywords: ['巴勒斯坦', '阿巴斯', '中国', '访问', '沙特', '伊朗']</text:p>
      <text:p text:style-name="P4">
Id: 65904007</text:p>
      <!--METADATA-->
      <text:p text:style-name="P4">
<text:a xlink:type="simple" xlink:href="https://www.dw.com/zh/overlay/image/article/65904007/57382751" text:style-name="Internet_20_link" text:visited-style-name="Visited_20_Internet_20_Link">
 </text:a>
Abbas has visited China four times from 2005 to 2017.</text:p>
      <text:p text:style-name="P4">
(Voice of Germany) President Palestine [Mahmoud Abbas]](https://www.dw.com/zh/zh/巴勒斯坦主席阿巴斯一语惊人引发众怒/a-62836975)On Tuesday (June 13), he arrived in Beijing and launched a four-day state-owned visit. With the dignitaries, the Minister of Foreign Diplomat Riyad Al-Maliki also held talks with Chinese Foreign Minister Qin Gang on the day of arrival.</text:p>
      <text:p text:style-name="P4">
According to the Palestinian News Agency (Wafa), during the visit to China, the Chinese President Xi Jinping exchanged opinions on "the latest situation in Ballaxtein and the international topic that both sides interested in".</text:p>
      <text:p text:style-name="P4">
Last week, a spokesman for the Chinese Ministry of Foreign Affairs, Wang Wenbin, said at a press conference that "President Abbas is the old friend and good friend of the Chinese people. He is the first head of the Chinese -Arab national head this year, which fully reflects the high -friendly relationship of China -Pakistan friendship. level".</text:p>
      <text:p text:style-name="P4">
He also said: "China has always firmly supports the justice cause of the Palestinian people to restore national legitimate rights."</text:p>
      <text:p text:style-name="P4">
According to the Chinese Ministry of Foreign Affairs, Qin Gang stated in Ma Liji's talks that "China attaches great importance to the Palestinian issue and has always firmly supports the justice cause of the Palestinian people to restore national legitimate rights. , Chinese Power. "</text:p>
      <text:p text:style-name="P4">
Ma Liji said, "China is a trustworthy friend who can rely on," and appreciate Xi Jinping on a series of initiatives on the Palestinian issue to provide important support for Pakistan in the field of politics and development.</text:p>
      <text:h text:style-name="P12" text:outline-level="3">
<text:span text:style-name="T4">
Deepening Middle East Diplomacy</text:span>
</text:h>
      <text:p text:style-name="P4">
Bloomberg pointed out that China has continuously strengthened its diplomatic influence in the Middle East in the near future to try to weaken the influence of the United States in the region; as the violence of the Pakistani has continued to deteriorate, Beijing also hopes to try to play the role of peace medal people in the international community. Essence</text:p>
      <text:p text:style-name="P4">
On April 17 this year, Qin Gang talked with Palestine and Israeli Foreign Ministers respectively, emphasizing that China was willing to play an active role in recovering peace talks as soon as possible.</text:p>
      <text:p text:style-name="P4">
In December last year, Xi Jinping met with Abbas, the first China -Arab National Summit and the first China -Gulf Arab National Cooperation Commission summit at the Saudi capital of Riyada. Xi Jinping said in the meeting that China will continue to solve unremitting efforts to promote the Palestinian issue as soon as possible.</text:p>
      <text:p text:style-name="P4">
In March of this year, under China's diplomatic mediation, long -term opposite <text:a xlink:type="simple" xlink:href="https://www.dw.com/zh/zh/沙特和伊朗外长在北京签署恢复邦交声明/a-65251448" text:style-name="Internet_20_link" text:visited-style-name="Visited_20_Internet_20_Link">
Iran and Saudi Land realized historic reconciliation</text:a>
, Restore diplomatic relations. Last week, U.S. Secretary of State Brills told the outside world that Saudi was not forced to choose a side station between Washington and Beijing.</text:p>
      <text:p text:style-name="P4">
A few days ago, the Palestinian National Liberation Movement (Fartach) Central Committee, Arab Relations and the Minister of Affairs of Arabia, ABBASZAKI, said in an interview with Xinhua News Agency that China and Palestine are "friends who are closer to brothers." He also said that President Abbas's visit will focus on the "Arab Peace Initiative" and look forward to China to continue to play a greater role in the future of Pakistan.</text:p>
      <text:p text:style-name="P4">
In terms of business economy and trade, China has also continuously strengthened cooperation with the Middle East.</text:p>
      <text:p text:style-name="P4">
Reuters reports that Abbas's economic adviser MohammedMustafa said that China seems to be increasing its economic and trade exchanges with Palestinian, and the two countries have reached principle agreements on 4 projects in China. These projects are located in the West Bank region occupied by Israel, including solar power generation devices, solar panel production plants, steel factories and road infrastructure.</text:p>
      <text:p text:style-name="P4">
Mustafa said that he hopes that the agreement can be signed preliminary when the presidential presidential meeting.</text:p>
      <text:p text:style-name="P4">
Earlier at the "Arab-China Cooperation Forum Tenth Entrepreneur Conference" held on the 11th, which was held on the 11th, China Arabia also announced a billions of dollars in investment cooperation](https://www.dw.com/zh/zh/無視西方擔憂-沙中開啟新商業合作/a-65886571) 。</text:p>
      <text:p text:style-name="P4">
At the China -Arab Chamber of Commerce, the Minister of Foreign Affairs of the Saudi Dity Fasal and Hu Chunhua, vice chairman of the Chinese CPPCC, went side by side in the Chamber of Commerce</text:p>
      <text:p text:style-name="P4">
(Agence France -Presse, Bloomberg, Reuters)</text:p>
      <text:p text:style-name="P4">
News Source: <text:a xlink:type="simple" xlink:href="https://www.dw.com/zh/中國接待巴勒斯坦總統-深化中東外交/a-65904007" text:style-name="Internet_20_link" text:visited-style-name="Visited_20_Internet_20_Link">
https://www.dw.com/zh/中國接待巴勒斯坦總統-深化中東外交/a-65904007?maca=chi-rss-chi-all-1127-rdf</text:a>
</text:p>
      <!--NEWS-->
      <text:h text:style-name="P10" text:outline-level="1">
<text:span text:style-name="T4">
China's inverse repurchase rates indicate more measures to be introduced (Free Version)</text:span>
</text:h>
      <text:p text:style-name="P4">
Authors: ['李若瑟', '康河信']</text:p>
      <text:p text:style-name="P4">
Publisher: 英国《金融时报》</text:p>
      <text:p text:style-name="P4">
Time: 2023-06-13T23:06:55+00:00</text:p>
      <text:p text:style-name="P4">
Published Time: 2023-06-13T12:00:99+08:00</text:p>
      <text:p text:style-name="P4">
Modified Time: 2023-06-13T19:03:99+08:00</text:p>
      <text:p text:style-name="P4">
Description: The People's Bank of China reduced the 7 -day reverse repurchase interest rate to 10 basis points to "maintain a reasonable and abundant liquidity of the banking system." This is likely to indicate that other currency loose and stimulus measures will be introduced one after another.</text:p>
      <text:p text:style-name="P4">
Images: ["<text:a xlink:type="simple" xlink:href="https://thumbor.ftacademy.cn/unsafe/picture/5/000093275_piclink.jpg" text:style-name="Internet_20_link" text:visited-style-name="Visited_20_Internet_20_Link">
000093275_pic...</text:a>
"]</text:p>
      <text:p text:style-name="P4">
Themes: ['新型冠状病毒', '关注']</text:p>
      <text:p text:style-name="P4">
Keywords: ['中国经济', '中国商业与金融', '新兴市场', '亚太经济', '新型冠状病毒', '中国人民银行', '高盛', '中央银行', '中国政府', '汤森路透', '欧洲经济']</text:p>
      <text:p text:style-name="P4">
Type: Article</text:p>
      <!--METADATA-->
      <text:p text:style-name="P4">
<draw:frame draw:style-name="fr1" draw:name="Image48" text:anchor-type="as-char" svg:width="6.9236in" svg:height="3.894525in" draw:z-index="0">
<draw:image xlink:href="../Images/FT Chinese Free Version/2023-06-13T23-06-55-00-00/000093275_piclink.jpg" xlink:type="simple" xlink:show="embed" xlink:actuate="onLoad" draw:mime-type="image/jpeg"/>
</draw:frame>
China unexpectedly reducing a key interest rate on Tuesday and announced that corporate tax reduction and exemption is that its background is weakening credit growth further showing that the recovery of the world's second largest economy is losing momentum.</text:p>
      <text:p text:style-name="P4">
People's Bank of China(PBoC)The 7 -day reverse repurchase interest rate used to manage the short -term liquidity of the banking system was lowered. Analysts said that the move is likely to indicate more substantial currency looseness and stimulus measures.</text:p>
      <text:p text:style-name="P4">
News Source: <text:a xlink:type="simple" xlink:href="http://www.ftchinese.com/story/001099953" text:style-name="Internet_20_link" text:visited-style-name="Visited_20_Internet_20_Link">
http://www.ftchinese.com/story/001099953</text:a>
</text:p>
      <!--NEWS-->
      <text:h text:style-name="P10" text:outline-level="1">
<text:span text:style-name="T4">
How to improve the efficiency of generating proof through the "assembly line mode"? (Free version)</text:span>
</text:h>
      <text:p text:style-name="P4">
Authors: ['康水跃，孟铉济为FT中文网撰稿']</text:p>
      <text:p text:style-name="P4">
Publisher: 英国《金融时报》</text:p>
      <text:p text:style-name="P4">
Time: 2023-06-13T23:07:52+00:00</text:p>
      <text:p text:style-name="P4">
Published Time: 2023-06-13T12:00:99+08:00</text:p>
      <text:p text:style-name="P4">
Modified Time: 2023-06-13T19:07:99+08:00</text:p>
      <text:p text:style-name="P4">
Description: Kang Shuiyue and Meng Yanji: This article will analyze basic transaction packages. Subsequently, we will focus on the technologies of zero -knowledge certificate on the line of water lines, and analyze their principles and application scenarios in detail.</text:p>
      <text:p text:style-name="P4">
Images: ["<text:a xlink:type="simple" xlink:href="https://thumbor.ftacademy.cn/unsafe/picture/3/000166083_piclink.jpg" text:style-name="Internet_20_link" text:visited-style-name="Visited_20_Internet_20_Link">
000166083_pic...</text:a>
", "<text:a xlink:type="simple" xlink:href="https://thumbor.ftacademy.cn/unsafe/picture/2/000184232_piclink.jpg" text:style-name="Internet_20_link" text:visited-style-name="Visited_20_Internet_20_Link">
000184232_pic...</text:a>
", "<text:a xlink:type="simple" xlink:href="https://thumbor.ftacademy.cn/unsafe/picture/3/000184233_piclink.jpg" text:style-name="Internet_20_link" text:visited-style-name="Visited_20_Internet_20_Link">
000184233_pic...</text:a>
"]</text:p>
      <text:p text:style-name="P4">
Themes: ['加密资产', '关注']</text:p>
      <text:p text:style-name="P4">
Keywords: ['加密资产', '加密行业', '区块链']</text:p>
      <text:p text:style-name="P4">
Type: Article</text:p>
      <!--METADATA-->
      <text:p text:style-name="P4">
<draw:frame draw:style-name="fr1" draw:name="Image49" text:anchor-type="as-char" svg:width="6.9236in" svg:height="4.617987in" draw:z-index="0">
<draw:image xlink:href="../Images/FT Chinese Free Version/2023-06-13T23-07-52-00-00/00016608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oday's digital age, with the rapid development of blockchain technology, people's attention to data privacy and security is getting higher and higher. In order to achieve more efficient and scalable blockchain applications, many solutions have been proposed, and one of them is Zero-Knowledge Proof technology. Zero -knowledge proves that as a powerful cryptography tool, it can verify the authenticity of a statement without leaking sensitive information.</text:p>
      <text:p text:style-name="P4">
In recent years, Zkrollup, as an important innovation of blockchain expansion technology, has attracted widespread attention. ZKROLLUP is packed in a large number of transactions, executed under the chain, and uses the characteristics of zero -knowledge to verify the correctness of these transactions, which significantly improves the throughput and scalability of the blockchain. In the implementation of Zkrollup, how to distribute and pack transactions and generate proofs have become an important part of the Zkrollup system.</text:p>
      <text:p text:style-name="P4">
In the Layer1 system, the transaction is packed in the form of a block and calculated by the miner. In the Layer2 system, how to pack transactions, or how to generate a layer2 block, requires separate considerations.</text:p>
      <text:p text:style-name="P4">
FOX is a project based on ZKEVM's Layer2zkrollup capacity. For this problem, FOX is exploring the processing method of using a assembly line to batch the transaction in batches, which is expected to greatly improve efficiency.</text:p>
      <text:p text:style-name="P4">
This article will in -depth applications to generate zero -knowledge proof of the assembly line. First, we will analyze the basic transaction packaging method. Subsequently, we will focus on the technologies of zero -knowledge certificate on the line of water lines, and analyze their principles and application scenarios in detail.</text:p>
      <text:p text:style-name="P4">
<text:span text:style-name="T4">
 Conventional transaction packing method </text:span>
</text:p>
      <text:p text:style-name="P4">
In the traditional blockchain system, the confirmation and packaging of transactions is a time -consuming and resource -dense process. Under normal circumstances, the transaction is verified and added to the block one by one, and then reached an agreement through the consensus algorithm, so that the state of the blockchain can be updated. However, this method of verification and packaging has obvious limitations, including problems such as low throughput and high latency.</text:p>
      <text:p text:style-name="P4">
In the conventional transaction packaging process, first of all, a batch of transactions to be dealt with will be collected, which can be transactions submitted by users or transactions from other chains. These transactions are then verified to ensure its legitimacy and effectiveness. These verifications include checking the signature of the transaction, the effectiveness and consistency of the verification transaction. Once the transaction passes the verification, they will be packaged into a batch to form a block to be submitted.</text:p>
      <text:p text:style-name="P4">
In the ZK -Rollup system, the transaction submitted by the user will also be placed in the trading pool first. In the FOX system, the Sequencer will regularly capture the transactions in the trading pool and execute and sort. Blocks, at this time, the transaction execution results will be submitted to Layer1, and this result and transaction data will be submitted to the Folder node generated by the transaction data.</text:p>
      <text:p text:style-name="P4">
According to our basic understanding of the zero -knowledge proof algorithm (readers can refer to the previous series of FOX). If Folder wants to generate a proof, you must get the input and execution results, which will make if you follow the conventional way, you need to wait for the Sequencer After all the transactions are executed and then handed over to Folder. In order to make more effective use of computing resources, we hope that Sequencer will immediately leave to Folder to the Folder after performing a part of the transaction.</text:p>
      <text:p text:style-name="P4">
<text:span text:style-name="T4">
 FOX is exploring the assembly line processing mode </text:span>
</text:p>
      <text:p text:style-name="P4">
In order to achieve the above goals, we need to let Sequency execute the transaction in batches and immediately send the intermediate results to Folder after a batch is performed.</text:p>
      <text:p text:style-name="P4">
Specifically, assuming that the total number of transactions transactions is 100, and the number of single batch transactions is 10, the flow line processing method can be represented by the following figure.</text:p>
      <text:p text:style-name="P4">
<draw:frame draw:style-name="fr1" draw:name="Image50" text:anchor-type="as-char" svg:width="6.9236in" svg:height="3.894525in" draw:z-index="0">
<draw:image xlink:href="../Images/FT Chinese Free Version/2023-06-13T23-07-52-00-00/000184232_piclink.jpg" xlink:type="simple" xlink:show="embed" xlink:actuate="onLoad" draw:mime-type="image/jpeg"/>
</draw:frame>
Figure 1: Filmline mode generate transaction certificate</text:p>
      <text:p text:style-name="P4">
Next, let's briefly analyze the time overhead of the two methods, and discuss how to use the assembly line to have higher efficiency under what circumstances. To simplify the time, the discussion here did not consider the time when Sequencer sent the data to Folder.</text:p>
      <text:p text:style-name="P4">
The number of transactions for transaction packages is n, and the number of batches is K.(), Folder's proof -generating time function is provy()The time function of the aggregation certificate is AGGR()The total time of the conventional method is SUM1, and the total time of the assembly line is SUM2.</text:p>
      <text:p text:style-name="P4">
So in accordance with the above process, the conventional method depends on the sequence to execute and then the folder to prove it. The total time you need is</text:p>
      <text:p text:style-name="P4">
SUM1 = EXE(n)+prove(n)The time of the assembly line should include the execution time of Sequence for the first batch of transactions, as well as the time for the proof of the proof and the larger batch execution time, as well as the final aggregation time.</text:p>
      <text:p text:style-name="P4">
SUM2 = EXE(n/k)+max{k<text:span text:style-name="T5">
prove(n/k),(k-1)</text:span>
exe(n/k)}+Aggar(k)So compare the total time between the two and the execution time function EXE()It can basically be similar to linear functions, but for provy()Because the proof algorithm of the FOX system proves that the generating time is linear function, ProVE()It is also a linear function.</text:p>
      <text:p text:style-name="P4">
It can be concluded:</text:p>
      <text:p text:style-name="P4">
If exe(n)&gt;
prove(n)Then when prove(n)&gt;
 Aggar(k)At that time, Sum1&gt;
 Sum2.</text:p>
      <text:p text:style-name="P4">
If exe(n)If(k)At that time, Sum1&gt;
 Sum2.</text:p>
      <text:p text:style-name="P4">
So, if the aggregation time Aggr(k)It is small enough and prove that the generating time is a linear function, the use of the assembly line is very helpful to improve the efficiency of the system and reduce the total generating certificate time.</text:p>
      <text:p text:style-name="P4">
The above analysis only proof of the linear time proof of the establishment of the algorithm. From this point, it can be seen that the import of linear time to prove the importance of the algorithm is also seen.</text:p>
      <text:p text:style-name="P4">
<draw:frame draw:style-name="fr1" draw:name="Image51" text:anchor-type="as-char" svg:width="6.9236in" svg:height="3.894525in" draw:z-index="0">
<draw:image xlink:href="../Images/FT Chinese Free Version/2023-06-13T23-07-52-00-00/000184233_piclink.jpg" xlink:type="simple" xlink:show="embed" xlink:actuate="onLoad" draw:mime-type="image/jpeg"/>
</draw:frame>
Figure 2: Prove the calculation flowchart<text:span text:style-name="T4">
 Packing and packaging of transactions is efficiently distributed and packed, and proof of generating one by one is the key optimization point </text:span>
</text:p>
      <text:p text:style-name="P4">
In Zkrollup, it is a key optimization point to allocate transactions and generate proof. FOX is constantly optimizing the model to find more efficient solutions. The following is the basic process used by FOX:</text:p>
      <text:p text:style-name="P4">
Transaction collection: Collect transactions to be treated and store them in a trading pool. These transactions may be transactions submitted by users, or transactions generated by other systems or contracts.</text:p>
      <text:p text:style-name="P4">
Transaction sorting: Sort the transactions in the trading pool to determine the order of packaging. Generally, sorting algorithms based on priority, timestamp or other factors can be used. The goal of sorting is to maximize the overall throughput and efficiency of the transaction.</text:p>
      <text:p text:style-name="P4">
Transaction allocation: allocate sorted transactions to the appropriate block. In Zkrollup, a new block is usually created to accommodate a certain number of transactions. The distribution process can use the greedy algorithm or other distribution strategies to maximize the capacity utilization of each block.</text:p>
      <text:p text:style-name="P4">
Block packaging: Packing the distributed transactions to form a complete block. In the layer2 architecture of FOX, this block actually only contains the summary information of the transaction. This abstract information can be a profile of the trading hash or other forms of compactness, not the detailed content of the transaction. The detailed transaction information will be stored in storage. In the Ringer of FOX, data availability (DA) is achieved.</text:p>
      <text:p text:style-name="P4">
Proof generation: The corresponding proof of the packaging block is generated. This proof should be able to prove the effectiveness of each transaction in the block and the consistency of the entire block. FOX's assembly line mode is mainly used in this link. It is used to use Folder's computing power more efficiently to transmit transactions in a block to Folder to prove it. Folder proves the correctness of each batch of transactions, and finally aggregates. Generally, this proof is based on the fast -targeted zero -knowledge certification algorithm such as FOAKS. By comparing the transaction in the block with the status conversion rules to verify whether they follow the system's rules and constraints.</text:p>
      <text:p text:style-name="P4">
Proof Verification: The receiver can use proof to verify the effectiveness of the block without re -calculating the entire block. This verification process can be highly effective, because it only involves inspections of proof, and does not need to complicate the transaction.</text:p>
      <text:p text:style-name="P4">
FOX's "assembly line mode" mainly occurs in proof of the generation. In transaction collection and sorting, Sequenceer collects transactions to be processed, and sort them in accordance with some rules to determine the order of execution. In the subsequent execution of transactions in batches, Sequencer executed the sorted transactions in batches. A set of transactions in each batch were sent to the execution engine for processing. Execute the engine simulation of these transactions and record the intermediate results of the state conversion. After each batch of transactions is executed, Sequencer sends the intermediate results to Folder.</text:p>
      <text:p text:style-name="P4">
This can be completed by the communication channels sent to Folder by batching the intermediate results in the form of state update, trading hash. Folder will use these results after receiving the intermediate results of each batch, so as to generate corresponding proofs in batches. The generation of these proofs is based on FOX's self -developed Foaks zero -knowledge certification algorithm, and its intermediate results are used as input to prove the effectiveness of the transaction and the consistency of the entire block.</text:p>
      <text:p text:style-name="P4">
The last step is to prove the verification. The generated proof is sent to the verification party, that is, the smart contract deployed in Ethereum Verifier to verify the effectiveness of the block. Verifier uses the verification algorithm to check the proof to ensure its correctness and legality.</text:p>
      <text:p text:style-name="P4">
Through this assembly line method, Sequence can continue to send the intermediate results to Folder while performing the transaction, so as to generate a batch of proof. This can improve the efficiency and throughput of the entire system, while reducing the delay of proof.</text:p>
      <text:p text:style-name="P4">
<text:span text:style-name="T4">
 Conclusion </text:span>
</text:p>
      <text:p text:style-name="P4">
This article introduces a solution that is relatively novel in Zkrollup, a scheme for generating a proof of generating a proof of transaction in batches, and analyzing the time overhead of this method in detail. For the linear proof algorithm, a reasonable use of the assembly line can be used. Helps reduce the total proof of proof. The proof system adopted by FOX has achieved a linear proof time, which is very helpful for rapid generating proof and improving the user experience. The FOX team will continue to explore and optimize this solution.</text:p>
      <text:p text:style-name="P4">
(Author introduction: Kangshui Yue is Fox Tech CEO; Meng Yanji is chief scientist of Fox Tech. This article only represents the author's point of view. Editor in responsible editor: tao.feng@ftchine.com)</text:p>
      <text:p text:style-name="P4">
News Source: <text:a xlink:type="simple" xlink:href="http://www.ftchinese.com/story/001099949" text:style-name="Internet_20_link" text:visited-style-name="Visited_20_Internet_20_Link">
http://www.ftchinese.com/story/001099949</text:a>
</text:p>
      <!--NEWS-->
      <text:h text:style-name="P10" text:outline-level="1">
<text:span text:style-name="T4">
Diversified investment is still a good strategy for Ansion (Free Version)</text:span>
</text:h>
      <text:p text:style-name="P4">
Authors: ['为FT中文网撰稿']</text:p>
      <text:p text:style-name="P4">
Publisher: 英国《金融时报》</text:p>
      <text:p text:style-name="P4">
Time: 2023-06-13T23:08:07+00:00</text:p>
      <text:p text:style-name="P4">
Published Time: 2023-06-13T12:00:99+08:00</text:p>
      <text:p text:style-name="P4">
Modified Time: 2023-06-13T19:08:99+08:00</text:p>
      <text:p text:style-name="P4">
Description: Chen Minlan: Inflation pressure may continue to be higher than the normalization before the epidemic, which then strengthens the principle of investing in physical assets such as gold, because these assets are attractive diversified returns sources.</text:p>
      <text:p text:style-name="P4">
Images: ["<text:a xlink:type="simple" xlink:href="https://thumbor.ftacademy.cn/unsafe/picture/4/000097254_piclink.jpg" text:style-name="Internet_20_link" text:visited-style-name="Visited_20_Internet_20_Link">
000097254_pic...</text:a>
", "<text:a xlink:type="simple" xlink:href="https://thumbor.ftacademy.cn/unsafe/picture/1/000184231_piclink.jpg" text:style-name="Internet_20_link" text:visited-style-name="Visited_20_Internet_20_Link">
000184231_pic...</text:a>
"]</text:p>
      <text:p text:style-name="P4">
Themes: ['投资', '关注']</text:p>
      <text:p text:style-name="P4">
Keywords: ['投资', '黄金', '通胀', '美联储']</text:p>
      <text:p text:style-name="P4">
Type: Article</text:p>
      <!--METADATA-->
      <text:p text:style-name="P4">
<draw:frame draw:style-name="fr1" draw:name="Image52" text:anchor-type="as-char" svg:width="6.9236in" svg:height="3.901286in" draw:z-index="0">
<draw:image xlink:href="../Images/FT Chinese Free Version/2023-06-13T23-08-07-00-00/00009725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Gold has been favored by investors again. This time, many factors have consolidated the important position of gold -from the turbulence of the banking industry to the geopolitical tension, inflation concerns, and the increasing concern of the US dollar as the main reserve currency.</text:p>
      <text:p text:style-name="P4">
Although gold does not generate cash flow, it is an important strategic asset in a balanced investment portfolio. As of the end of May, gold has risen by 21%from the low point last year. In the environment full of uncertainty and unpredictable changes today, we believe that gold may break through historical highs later this year, and reached $ 2,200/ounce in March 2024.</text:p>
      <text:p text:style-name="P4">
<text:span text:style-name="T4">
 Fed interest rates may see top </text:span>
</text:p>
      <text:p text:style-name="P4">
First of all, the US dollar softening is often conducive to asset categories related to the US dollar, including large commodities including gold. After experiencing an unprecedented austerity of monetary policy about 14 months ago, the main central bank finally slowed down the pace of interest rate hikes.</text:p>
      <text:p text:style-name="P4">
The Fed, the European Central Bank and the British Bank of the United Kingdom all announced their interest rate hikes at a policy conference in May, while the European Central Bank and the British Bank both hinted that they will continue to raise interest rates in the future.</text:p>
      <text:p text:style-name="P4">
On the contrary, the Fed released a signal that interest rates may be up soon. More importantly, although the possibility of raising interest rates this year is questionable, history shows that when the Fed starts to cut interest rates, the speed is often fast.</text:p>
      <text:p text:style-name="P4">
The Federal Reserve's "dotmate" implies 3.5 interest rate cuts in 2024, and the futures market is included in the federal fund interest rates will reach about 3.4%. Compared with the European Central Bank and the British Bank, the Fed's argument is more pigeon, which may create favorable conditions for the US dollar weakened and further support gold prices.</text:p>
      <text:p text:style-name="P4">
The DXY dollar index has fallen by about 9%since its 20 -year high. Due to unfavorable factors such as the tightening of loan standards and the deterioration of scientific and technological expenditure trends, the advantages of GDP growth in the US GDP will further narrow, and the US dollar will be exhausted in the future.</text:p>
      <text:p text:style-name="P4">
<text:span text:style-name="T4">
 Go to the US dollar in the brewing </text:span>
</text:p>
      <text:p text:style-name="P4">
Reserve currency diversification is taking root global. This trend began to emerge during the global financial crisis, and Russia was further strengthened after the outbreak of Russia and Ukraine's conflict. According to data from the International Monetary Fund, the proportion of the US dollar in global foreign exchange reserves has fallen from 72%in 1999 to 58%at the end of 2022.</text:p>
      <text:p text:style-name="P4">
It should be clear that the US dollar is unlikely to lose its position as the largest international reserve currency in the short term, and its holdings are still much higher than 20%of the second -ranked euro. But countries are seeking alternative options, and gold has always been the main beneficiary.</text:p>
      <text:p text:style-name="P4">
It is worth noting that although the actual interest rate of 10 years since May 2022 has turned to a positive value, central banks of various countries are still hoarding gold. Data from the World Gold Association show that the number of gold purchased by the central bank in 2022 is the largest since 1950. For example, Singapore's gold holdings in March 2023 reached 222 tons, an increase of 45%over the end of 2022.</text:p>
      <text:p text:style-name="P4">
At the same time, some developing countries are adopting measures including bilateral agreements to improve the attraction of alternative currencies in international trade settlement.</text:p>
      <text:p text:style-name="P4">
As the geopolitical situation heats up, gold as the most traditional hedge tool will further benefit from the increase in risk aversion needs. According to a recent survey by Bloomberg, 52%of professional investors (and 46%of retail investors) regard gold as the safest assets. The popularity of the second largest hedge tools of interviewees, the popularity of U.S. Treasury bonds is only one -third of the gold.</text:p>
      <text:p text:style-name="P4">
Nevertheless, the US debt is concerned about ease or interest rate expectations, which may be pressured by gold prices. However, considering the current structural support, the price callback should be temporary.</text:p>
      <text:p text:style-name="P4">
<text:span text:style-name="T4">
 physical assets are attractive diversified tools </text:span>
</text:p>
      <text:p text:style-name="P4">
In general, in the post -epidemic era, as investors' demand for "physical assets" such as commodities, infrastructure and real estate has increased, and the price of gold has also risen.</text:p>
      <text:p text:style-name="P4">
As countries seeking risks, diversification, and establishment of local supply chains may lead to inflation pressure continues to higher than the normal level before the epidemic. This then strengthened the principle of investing in physical assets such as gold, because these assets are the source of diversified returns with attractive diversification.</text:p>
      <text:p text:style-name="P4">
How much funds to be assigned to physical assets and alternative assets depends to a large extent on the investment period of investors and insufficient tolerable capabilities. UBS believes that in general, up to 20%of the investment to the asset category with a weak liquidity should make most investors avoid liquidity problems. If the demand for cash flow in the investment portfolio Configure 40%of the funds to low liquid assets.</text:p>
      <text:p text:style-name="P4">
As for gold, history shows that it is an effective diversified tool, especially during the turbulence of the geographical economic turbulence, such as the three major risk events in recent decades -European debt crisis, global financial crisis and new crown epidemic.</text:p>
      <text:p text:style-name="P4">
For the balanced US dollar investment portfolio, UBS analysis shows that in recent decades, about 5%of the gold configuration can increase risk adjustment and reduce retracement.</text:p>
      <text:p text:style-name="P4">
Investors should fully consider all different options to reduce risks and stabilize investment portfolios. During a period full of uncertainty, diversified layout is often the best defense strategy. Compared with any time in the past, it is the best time to evaluate the situation and manage the category of assets and properly hedge future risks.</text:p>
      <text:p text:style-name="P4">
<draw:frame draw:style-name="fr1" draw:name="Image53" text:anchor-type="as-char" svg:width="6.9236in" svg:height="4.286908in" draw:z-index="0">
<draw:image xlink:href="../Images/FT Chinese Free Version/2023-06-13T23-08-07-00-00/000184231_piclink.jpg" xlink:type="simple" xlink:show="embed" xlink:actuate="onLoad" draw:mime-type="image/jpeg"/>
</draw:frame>
(The author is Chief Investment Director of UBS Wealth Management in the Asia -Pacific region. This article only represents the author's point of view. Responsible editor email: tao.feng@ftchinese.com)</text:p>
      <text:p text:style-name="P4">
News Source: <text:a xlink:type="simple" xlink:href="http://www.ftchinese.com/story/001099948" text:style-name="Internet_20_link" text:visited-style-name="Visited_20_Internet_20_Link">
http://www.ftchinese.com/story/001099948</text:a>
</text:p>
      <!--NEWS-->
      <text:h text:style-name="P10" text:outline-level="1">
<text:span text:style-name="T4">
Ukraine: Russian missiles hit Oeda at least 3 deaths and 13 injuries at night</text:span>
</text:h>
      <text:p text:style-name="P4">
Publisher: 法新社</text:p>
      <text:p text:style-name="P4">
Published Time: 2023-06-14T-15:32:08+00:00</text:p>
      <text:p text:style-name="P4">
Modified Time: 2023-06-14T08:20:06+00:00</text:p>
      <text:p text:style-name="P4">
Description: (AFP, Kiev, 14th) Odessa Military and Political Agency spokesman Serhiy Bratchuk said today in the communication software Telegram that a Russian warfare ship located in the Black Sea fired 4 "diameter" (caliber "(caliber" (caliber "all night ( Kalibr) cruise missiles attacked Odesa, causing at least 3 people to be killed, and 13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14T-15-32-08-00-00/000000.png" xlink:type="simple" xlink:show="embed" xlink:actuate="onLoad" draw:mime-type="image/png"/>
</draw:frame>
Blachuk pointed out that a Russian missile hit a warehouse in a chain store, causing three people to be killed and 7 others were injured.</text:p>
      <text:p text:style-name="P4">
He also said that 6 people in the city center were injured.</text:p>
      <text:p text:style-name="P4">
The General Administration of Military and Political Affairs stated that the Ukrainian Air Force shot down two Russian missiles.</text:p>
      <text:p text:style-name="P4">
News Source: <text:a xlink:type="simple" xlink:href="https://www.rfi.fr/cn/%E5%9B%BD%E9%99%85%E6%8A%A5%E9%81%93/20230614-%E4%B9%8C%E5%85%8B%E5%85%B0-%E4%BF%84%E5%86%9B%E9%A3%9E%E5%BC%B9%E5%A4%9C%E8%A2%AD%E6%95%96%E5%BE%B7%E8%90%A8-%E8%87%B3%E5%B0%913%E6%AD%BB13%E4%BC%A4" text:style-name="Internet_20_link" text:visited-style-name="Visited_20_Internet_20_Link">
https://www.rfi.fr/cn/%E5%9B%BD%E9%99%85%E6%8A%A5%E9%81%93/20230614-%E4%B9%8C%E5%85%8B%E5%85%B0-%E4%BF%84%E5%86%9B%E9%A3%9E%E5%BC%B9%E5%A4%9C%E8%A2%AD%E6%95%96%E5%BE%B7%E8%90%A8-%E8%87%B3%E5%B0%913%E6%AD%BB13%E4%BC%A4</text:a>
</text:p>
      <!--NEWS-->
      <text:h text:style-name="P10" text:outline-level="1">
<text:span text:style-name="T4">
The comedian takes MH370 to miss the joke. Malaysia seeks the assistance of the International Interpol Organization</text:span>
</text:h>
      <text:p text:style-name="P4">
Publisher: 法新社</text:p>
      <text:p text:style-name="P4">
Published Time: 2023-06-14T-17:32:08+00:00</text:p>
      <text:p text:style-name="P4">
Modified Time: 2023-06-14T08:05:02+00:00</text:p>
      <text:p text:style-name="P4">
Description: (Agence France -Presse, Kuala Lumpur, 14th) A US talk show who grew up in Singapore joked because of the disappearance of MH370 in Laima Airlines and angered Malaysia. Malaysian media reported that despite Singapore's apology, Malaysia will still ask the Interpol to help investigate the whereabouts of the comedia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4T-17-32-08-00-00/000000.png" xlink:type="simple" xlink:show="embed" xlink:actuate="onLoad" draw:mime-type="image/png"/>
</draw:frame>
Qiu Silin. Jocelyn Chia talked about this paragraph in the performance of "Comedycellar" (temporarily translated) in New York City, USA in April this year. She was ridiculed the always tension between Malaysia and Singapore.</text:p>
      <text:p text:style-name="P4">
Malaysiaairines MH370 disappeared on the way to Beijing in March 2014 in March 2014. It was one of Malaysia's most fatal air accidents. 239 people on board have made up all the victims.</text:p>
      <text:p text:style-name="P4">
Qiu Silin. Jia's paragraph ignited Malaysia's anger. The Malaysian police conducted investigations based on the relevant laws of inciting and offending online content. Police Director ACRYL Sani Abdullahsani said yesterday that he would ask the Interpol to find the travel show actor.</text:p>
      <text:p text:style-name="P4">
According to Bernama, the official Malaysia, Shani stated that he would make a request today.</text:p>
      <text:p text:style-name="P4">
After the British colonial rule, Malaysia and Singapore had briefly merged into a country, and the two countries subsequently were separated in 1965.</text:p>
      <text:p text:style-name="P4">
Qiu Silin. During the performance, Jia said that after the two countries were separated, Singapore has since become a "world -class country", and Malaysia "airplanes cannot fly." She went on to say, "Malaysia Airlines (planes) disappear is not funny, right ... Some jokes just can't connect."</text:p>
      <text:p text:style-name="P4">
This paragraph has caused uproar in social media, and senior officials such as Malaysian Foreign Minister and other senior officials condemned.</text:p>
      <text:p text:style-name="P4">
Singapore Foreign Minister Vivianbalakrishnan posted a post last week in the social media Twitter (Twitter) said, "Her terrible remarks shocked me ... Men who offended or injured Malaysians apologized. "</text:p>
      <text:p text:style-name="P4">
Although the Malaysian authorities will take action to allow the Interpol to involve the case, Qiu Silin. Jia still tweeted with a provocative manner: "I really want to see the expression of the International Interpol Organization official who received this request."</text:p>
      <text:p text:style-name="P4">
News Source: <text:a xlink:type="simple" xlink:href="https://www.rfi.fr/cn/%E5%9B%BD%E9%99%85%E6%8A%A5%E9%81%93/20230614-%E8%B0%90%E6%98%9F%E6%8B%BFmh370%E5%A4%B1%E8%B8%AA%E5%BD%93%E7%AC%91%E6%96%99-%E5%A4%A7%E9%A9%AC%E5%AF%BB%E6%B1%82%E5%9B%BD%E9%99%85%E5%88%91%E8%AD%A6%E7%BB%84%E7%BB%87%E5%8D%8F%E5%8A%A9" text:style-name="Internet_20_link" text:visited-style-name="Visited_20_Internet_20_Link">
https://www.rfi.fr/cn/%E5%9B%BD%E9%99%85%E6%8A%A5%E9%81%93/20230614-%E8%B0%90%E6%98%9F%E6%8B%BFmh370%E5%A4%B1%E8%B8%AA%E5%BD%93%E7%AC%91%E6%96%99-%E5%A4%A7%E9%A9%AC%E5%AF%BB%E6%B1%82%E5%9B%BD%E9%99%85%E5%88%91%E8%AD%A6%E7%BB%84%E7%BB%87%E5%8D%8F%E5%8A%A9</text:a>
</text:p>
      <!--NEWS-->
      <text:h text:style-name="P10" text:outline-level="1">
<text:span text:style-name="T4">
Naguria ship over 100 deaths</text:span>
</text:h>
      <text:p text:style-name="P4">
Publisher: 法新社</text:p>
      <text:p text:style-name="P4">
Published Time: 2023-06-14T-21:32:07+00:00</text:p>
      <text:p text:style-name="P4">
Modified Time: 2023-06-14T07:20:06+00:00</text:p>
      <text:p text:style-name="P4">
Description: (French Xinhe Na Na and Liakano reported on the 13th) Police and local authorities said today that a vessel had a overwhelming accident in northern Nigeria and more than 100 people were killed. The ship returned home with relatives and friends who had just attended the wedding at the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4T-21-32-07-00-00/000000.png" xlink:type="simple" xlink:show="embed" xlink:actuate="onLoad" draw:mime-type="image/png"/>
</draw:frame>
Kwara State, an accident, was the latest shipwreck in Nigeria. Due to overloading, loose safety procedures, and flooding in the rainy season, ships overnight in Nigeria often occurred.</text:p>
      <text:p text:style-name="P4">
The State Police and Governor's Office stated that the guests carrying the wedding from the neighboring state Niger State returned to Gwada. The state police and governor's office did not explain the reason for turning the ship.</text:p>
      <text:p text:style-name="P4">
The Guala state police told AFP: "So far, 103 people have died and more than 100 people have been rescued. Search and rescue is still ongoing, and the number of casualties may rise."</text:p>
      <text:p text:style-name="P4">
The Governor's Office of Gwada did not announce the number of deaths and injuries. He only said that his relatives and friends had just attended the wedding and were going to return to Gwalog.</text:p>
      <text:p text:style-name="P4">
Last month, a ship turned over in Sokoto State in the northwest. 15 children drowned and were disappeared. The reason for the accident was overloaded by the ship.</text:p>
      <text:p text:style-name="P4">
News Source: <text:a xlink:type="simple" xlink:href="https://www.rfi.fr/cn/%E5%9B%BD%E9%99%85%E6%8A%A5%E9%81%93/20230614-%E5%A5%88%E5%8F%8A%E5%88%A9%E4%BA%9A%E8%88%B9%E5%8F%AA%E7%BF%BB%E8%A6%86100%E5%A4%9A%E6%AD%BB" text:style-name="Internet_20_link" text:visited-style-name="Visited_20_Internet_20_Link">
https://www.rfi.fr/cn/%E5%9B%BD%E9%99%85%E6%8A%A5%E9%81%93/20230614-%E5%A5%88%E5%8F%8A%E5%88%A9%E4%BA%9A%E8%88%B9%E5%8F%AA%E7%BF%BB%E8%A6%86100%E5%A4%9A%E6%AD%BB</text:a>
</text:p>
      <!--NEWS-->
      <text:h text:style-name="P10" text:outline-level="1">
<text:span text:style-name="T4">
Extreme climate has killed more than 190,000 people in Europe since 1980</text:span>
</text:h>
      <text:p text:style-name="P4">
Publisher: 法新社</text:p>
      <text:p text:style-name="P4">
Published Time: 2023-06-14T-23:32:07+00:00</text:p>
      <text:p text:style-name="P4">
Modified Time: 2023-06-14T07:20:07+00:00</text:p>
      <text:p text:style-name="P4">
Description: (Agence France -Presse, Copenhagen, 14th) The European Environmental Protection Agency (EEA) said today that since 1980, the extreme climate in Europe has killed nearly 195,000 people, causing economic losses of more than 560 billion euro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4T-23-32-07-00-00/000000.png" xlink:type="simple" xlink:show="embed" xlink:actuate="onLoad" draw:mime-type="image/png"/>
</draw:frame>
The European Environmental Protection Agency stated in the report that from 1980 to 2021, "nearly 195,000 people died of floods, storms, heat waves and cold waves, forest fires and landslides."</text:p>
      <text:p text:style-name="P4">
The European Environmental Protection Agency stated that only 170 billion euros (that is, 30%) of 560 billion euros ($ 605 billion) received insurance compensation.</text:p>
      <text:p text:style-name="P4">
The European Environmental Protection Agency has set up an online entrance website to sort out information that affects the recent extreme climate.</text:p>
      <text:p text:style-name="P4">
European Environmental Protection Agency expert Aleksandra Kazmierczak told AFP: "In order to prevent more losses, we must turn from an active defense as soon as possible to the extreme climate as soon as possible."</text:p>
      <text:p text:style-name="P4">
According to the latest information, 81%of the total number of deaths is due to heat waves, and 15%of economic losses are caused by heat waves.</text:p>
      <text:p text:style-name="P4">
The European Environmental Protection Agency stated that Europe must take measures to protect the elderly population because seniors are particularly sensitive to extreme high temperature.</text:p>
      <text:p text:style-name="P4">
The European Environmental Protection Agency stated: "Most countries' adaptive policies and health strategies know the impact of high temperature on cardiovascular and respiratory systems, but less than half of the direct impact of high temperatures, such as dehydration or heat stroke."</text:p>
      <text:p text:style-name="P4">
In the summer of 2022, Europe has undergone many heat waves, and the number of deaths is more than previous years. But the number of deaths in 2022 was not included in the data announced today.</text:p>
      <text:p text:style-name="P4">
The European Environmental Protection Agency stated that the average number of deaths in July 2022 was 503,000 more than from 2016 to 2019, an increase of 16%, but not all of them were directly attributed to high temperature.</text:p>
      <text:p text:style-name="P4">
News Source: <text:a xlink:type="simple" xlink:href="https://www.rfi.fr/cn/%E7%A7%91%E5%AD%A6%E6%96%B0%E7%9F%A5/20230614-1980%E5%B9%B4%E4%BB%A5%E6%9D%A5-%E6%9E%81%E7%AB%AF%E6%B0%94%E5%80%99%E9%80%A0%E6%88%90%E6%AC%A7%E6%B4%B2%E9%80%BE19%E4%B8%87%E4%BA%BA%E6%AD%BB%E4%BA%A1" text:style-name="Internet_20_link" text:visited-style-name="Visited_20_Internet_20_Link">
https://www.rfi.fr/cn/%E7%A7%91%E5%AD%A6%E6%96%B0%E7%9F%A5/20230614-1980%E5%B9%B4%E4%BB%A5%E6%9D%A5-%E6%9E%81%E7%AB%AF%E6%B0%94%E5%80%99%E9%80%A0%E6%88%90%E6%AC%A7%E6%B4%B2%E9%80%BE19%E4%B8%87%E4%BA%BA%E6%AD%BB%E4%BA%A1</text:a>
</text:p>
      <!--NEWS-->
      <text:h text:style-name="P10" text:outline-level="1">
<text:span text:style-name="T4">
The confidential case was sued by the federal against Trump's anti -approval authorities to abuse power</text:span>
</text:h>
      <text:p text:style-name="P4">
Publisher: 法新社</text:p>
      <text:p text:style-name="P4">
Published Time: 2023-06-14T-28:32:07+00:00</text:p>
      <text:p text:style-name="P4">
Modified Time: 2023-06-14T06:05:04+00:00</text:p>
      <text:p text:style-name="P4">
Description: (AFP, New Jersey, New Jersey State, 13th) Former US President Trump did not plead guilty to 37 federal criminals of the government's confidential documents today. Refers to the authorities of "finger abuse of pow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4T-28-32-07-00-00/000000.png" xlink:type="simple" xlink:show="embed" xlink:actuate="onLoad" draw:mime-type="image/png"/>
</draw:frame>
Trump returned to his golf club in Bedminster, New Jersey in Miami in Florida.</text:p>
      <text:p text:style-name="P4">
He told supporters: "Today, we have witnessed the most evil and most ingenal abuse in our history."</text:p>
      <text:p text:style-name="P4">
Trump appeared in court earlier today in the Miami Federal Court in Florida and did not plead guilty to 37 criminal criminals; he was the first former president to face federal allegations in American history.</text:p>
      <text:p text:style-name="P4">
News Source: <text:a xlink:type="simple" xlink:href="https://www.rfi.fr/cn/%E5%9B%BD%E9%99%85%E6%8A%A5%E9%81%93/20230614-%E5%AF%86%E4%BB%B6%E6%A1%88%E9%81%AD%E8%81%94%E9%82%A6%E8%B5%B7%E8%AF%89-%E5%B7%9D%E6%99%AE%E5%8F%8D%E6%89%B9%E5%BD%93%E5%B1%80%E6%BB%A5%E6%9D%83" text:style-name="Internet_20_link" text:visited-style-name="Visited_20_Internet_20_Link">
https://www.rfi.fr/cn/%E5%9B%BD%E9%99%85%E6%8A%A5%E9%81%93/20230614-%E5%AF%86%E4%BB%B6%E6%A1%88%E9%81%AD%E8%81%94%E9%82%A6%E8%B5%B7%E8%AF%89-%E5%B7%9D%E6%99%AE%E5%8F%8D%E6%89%B9%E5%BD%93%E5%B1%80%E6%BB%A5%E6%9D%83</text:a>
</text:p>
      <!--NEWS-->
      <text:h text:style-name="P10" text:outline-level="1">
<text:span text:style-name="T4">
Discretion of U.S. inflation data trigger a suspension of interest rate hike expectations of Asian stocks to rise and fall in each other</text:span>
</text:h>
      <text:p text:style-name="P4">
Publisher: 法新社</text:p>
      <text:p text:style-name="P4">
Published Time: 2023-06-14T-3:32:07+00:00</text:p>
      <text:p text:style-name="P4">
Modified Time: 2023-06-14T11:20:05+00:00</text:p>
      <text:p text:style-name="P4">
Description: (Agence France -Presse, Hong Kong, 14th) The latest data released by the United States showed that the inflation further dropped, and the market's expected psychology of the market for the Federal Preparatory Council (FED) will finally suspend interest rate hikes. The Asian stock market has different trend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14T-3-32-07-00-00/000000.png" xlink:type="simple" xlink:show="embed" xlink:actuate="onLoad" draw:mime-type="image/png"/>
</draw:frame>
According to market rumors, China will launch economic measures to revitalize, investors pay close attention, and the focus will also be placed in Beijing's late currency decision this week. Nevertheless, the Hong Kong and Shanghai stock markets performed bad today.</text:p>
      <text:p text:style-name="P4">
Recently, a series of data showed that after the Fed's tightening monetary policy has begun to play more than a year, the US consumer price index decline slightly higher than the estimation in May.</text:p>
      <text:p text:style-name="P4">
The US employment report that was released earlier this month was half -baked, showing that the labor market is still tough, but it provides a space for the Fed to suspend interest rate increases this month.</text:p>
      <text:p text:style-name="P4">
The US consumer price index increased by 4.0%in May of the United States to the low point since March 2021, but it is still twice that of the Fed's inflation target.</text:p>
      <text:p text:style-name="P4">
Investors are now predicting the rate of interest rate increases for the Federal PRC today about 10%. Analysts said that the chairman of the Fed will find a way to explain that the suspension of hikes does not mean that the tightening cycle has ended.</text:p>
      <text:p text:style-name="P4">
STEPHENINNES, an analyst at SPI Asset Management, said: "Fush deceleration accompanied by full employment for some people may mean that the US economy is on the road of soft landing. Many people are worried about the recession that is about to approach. "</text:p>
      <text:p text:style-name="P4">
"We expect the Feds to suspend interest rate hikes this week, provide more time to understand the lagging policy effects, and evaluate the impact of the regional bank turbulence on the loan market in March."</text:p>
      <text:p text:style-name="P4">
Stifel Nicolaus &amp; Co. Lindseypiegza, chief economist, said the Federal Mandarin is now expected to be motionless. She emphasized that the Fed will open the door of suspension of interest rate hikes.</text:p>
      <text:p text:style-name="P4">
The Asian stock market followed the rise of the Wall Street stock market the day before, but some regional stock markets failed to hold the upward trend.</text:p>
      <text:p text:style-name="P4">
Tokyo, Sydney, Singapore, Wellington and Taipei stock market have risen. Hong Kong, Shanghai, Seoul, Manila and Jakarta's stock market closed down.</text:p>
      <text:p text:style-name="P4">
News Source: <text:a xlink:type="simple" xlink:href="https://www.rfi.fr/cn/%E8%B4%A2%E7%BB%8F%E5%BF%AB%E8%AE%AF/20230614-%E7%BE%8E%E9%80%9A%E8%86%A8%E6%95%B0%E6%8D%AE%E9%99%8D%E5%BC%95%E5%8F%91%E6%9A%82%E5%81%9C%E5%8D%87%E6%81%AF%E9%A2%84%E6%9C%9F-%E4%BA%9A%E8%82%A1%E6%B6%A8%E8%B7%8C%E4%BA%92%E8%A7%81" text:style-name="Internet_20_link" text:visited-style-name="Visited_20_Internet_20_Link">
https://www.rfi.fr/cn/%E8%B4%A2%E7%BB%8F%E5%BF%AB%E8%AE%AF/20230614-%E7%BE%8E%E9%80%9A%E8%86%A8%E6%95%B0%E6%8D%AE%E9%99%8D%E5%BC%95%E5%8F%91%E6%9A%82%E5%81%9C%E5%8D%87%E6%81%AF%E9%A2%84%E6%9C%9F-%E4%BA%9A%E8%82%A1%E6%B6%A8%E8%B7%8C%E4%BA%92%E8%A7%81</text:a>
</text:p>
      <!--NEWS-->
      <text:h text:style-name="P10" text:outline-level="1">
<text:span text:style-name="T4">
Blint and Qin Gang talked to discuss the smooth communication channels</text:span>
</text:h>
      <text:p text:style-name="P4">
Publisher: 法新社</text:p>
      <text:p text:style-name="P4">
Published Time: 2023-06-14T-8:02:08+00:00</text:p>
      <text:p text:style-name="P4">
Modified Time: 2023-06-14T09:35:01+00:00</text:p>
      <text:p text:style-name="P4">
Description: (Agence France -Presse, Washington, 13th) Antony Blinken, US Secretary of State, said that he discussed the importance of "maintaining the smooth communication channels" when he talked with Chinese Foreign Minister Qin Gang today. Blint is expected to visit Beijing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14T-8-02-08-00-00/000000.png" xlink:type="simple" xlink:show="embed" xlink:actuate="onLoad" draw:mime-type="image/png"/>
</draw:frame>
Blinden said at Twitter, "Tonight with Chinese State Councilor and Foreign Minister Qin Gang talked to the phone tonight, and discussed the continuous efforts of maintaining the smooth communication channels and discussing bilateral issues with global issues."</text:p>
      <text:p text:style-name="P4">
US State Department spokesman Matthewmiller said in a statement that the two sides discussed the importance of maintaining open communication channels to manage US -China relations responsibly in order to avoid the importance of misjudgment and conflict. Essence</text:p>
      <text:p text:style-name="P4">
Miller said that Brins also "clearly stated that the United States will continue to put forward the areas of concern and potential cooperation through diplomatic contact."</text:p>
      <text:p text:style-name="P4">
U.S. officials who are unwilling to disclose their identity said that Brins are expected to arrive in Beijing on June 18. This will be the first time that the highest -level US diplomats have visited China since October 2018, Mikepompeo's visit to China.</text:p>
      <text:p text:style-name="P4">
U.S. President Biden and Chinese President Xi Jinping met in November last November. The two sides agreed to work hard to prevent the existing high tension from getting out of control and agreed to visit Beijing.</text:p>
      <text:p text:style-name="P4">
Brin Ken was originally visited in Beijing in early February this year. However, because the United States discovered and shot down a suspected Chinese spy balloon, the two countries regenerated, and Brinken finally canceled the itinerary.</text:p>
      <text:p text:style-name="P4">
News Source: <text:a xlink:type="simple" xlink:href="https://www.rfi.fr/cn/%E5%9B%BD%E9%99%85%E6%8A%A5%E9%81%93/20230614-%E5%B8%83%E6%9E%97%E8%82%AF%E4%B8%8E%E7%A7%A6%E5%88%9A%E9%80%9A%E8%AF%9D-%E5%95%86%E8%AE%A8%E4%BF%9D%E6%8C%81%E6%B2%9F%E9%80%9A%E7%AE%A1%E9%81%93%E7%95%85%E9%80%9A" text:style-name="Internet_20_link" text:visited-style-name="Visited_20_Internet_20_Link">
https://www.rfi.fr/cn/%E5%9B%BD%E9%99%85%E6%8A%A5%E9%81%93/20230614-%E5%B8%83%E6%9E%97%E8%82%AF%E4%B8%8E%E7%A7%A6%E5%88%9A%E9%80%9A%E8%AF%9D-%E5%95%86%E8%AE%A8%E4%BF%9D%E6%8C%81%E6%B2%9F%E9%80%9A%E7%AE%A1%E9%81%93%E7%95%85%E9%80%9A</text:a>
</text:p>
      <!--NEWS-->
      <text:h text:style-name="P10" text:outline-level="1">
<text:span text:style-name="T4">
China's demand is facing variables, and fund manager "reduction" commodities</text:span>
</text:h>
      <text:p text:style-name="P4">
Authors: ['克里斯•弗勒德', '哈里•邓普西']</text:p>
      <text:p text:style-name="P4">
Publisher: 英国《金融时报》</text:p>
      <text:p text:style-name="P4">
Time: 2023-06-14T00:03:50+00:00</text:p>
      <text:p text:style-name="P4">
Published Time: 2023-06-13T12:00:99+08:00</text:p>
      <text:p text:style-name="P4">
Modified Time: 2023-06-13T19:59:99+08:00</text:p>
      <text:p text:style-name="P4">
Description: Fund managers have reduced the allocation of commodities to the lowest level in three years, indicating that all parties have declined with confidence in the prospects of Chinese raw material demand, and they are worried that the global economy has fallen into decline.</text:p>
      <text:p text:style-name="P4">
Images: ["<text:a xlink:type="simple" xlink:href="https://thumbor.ftacademy.cn/unsafe/picture/2/000094882_piclink.jpg" text:style-name="Internet_20_link" text:visited-style-name="Visited_20_Internet_20_Link">
000094882_pic...</text:a>
"]</text:p>
      <text:p text:style-name="P4">
Themes: ['基金管理', '关注']</text:p>
      <text:p text:style-name="P4">
Keywords: ['基金管理', '美国银行', '基金投资', '投资', '自然资源', '花旗', '中国政府', '标普500']</text:p>
      <text:p text:style-name="P4">
Type: Article</text:p>
      <!--METADATA-->
      <text:p text:style-name="P4">
<draw:frame draw:style-name="fr1" draw:name="Image61" text:anchor-type="as-char" svg:width="6.9236in" svg:height="3.901286in" draw:z-index="0">
<draw:image xlink:href="../Images/FT Chinese Free Version/2023-06-14T00-03-50-00-00/000094882_piclink.jpg" xlink:type="simple" xlink:show="embed" xlink:actuate="onLoad" draw:mime-type="image/jpeg"/>
</draw:frame>
Fund managers have reduced the allocation of commodities to the lowest level in three years, which shows that the confidence of all parties in the prospects of Chinese raw materials has declined and worried that the global economy will fall into decline.</text:p>
      <text:p text:style-name="P4">
Bank of America(Bank of America)The monthly global fund manager survey showed that after soliciting 247 institutional investors -a total of 708 billion US dollars of assets, it was found that the 3%fund manager in May "low -profile" commodity positions.</text:p>
      <text:p text:style-name="P4">
News Source: <text:a xlink:type="simple" xlink:href="http://www.ftchinese.com/story/001099954" text:style-name="Internet_20_link" text:visited-style-name="Visited_20_Internet_20_Link">
http://www.ftchinese.com/story/001099954</text:a>
</text:p>
      <!--NEWS-->
      <text:h text:style-name="P10" text:outline-level="1">
<text:span text:style-name="T4">
European natural gas price rebound highlights that buyers' competition is still fierce (Free Version)</text:span>
</text:h>
      <text:p text:style-name="P4">
Authors: ['Tani']</text:p>
      <text:p text:style-name="P4">
Publisher: 英国《金融时报》</text:p>
      <text:p text:style-name="P4">
Time: 2023-06-14T00:27:02+00:00</text:p>
      <text:p text:style-name="P4">
Published Time: 2023-06-13T12:00:99+08:00</text:p>
      <text:p text:style-name="P4">
Modified Time: 2023-06-13T20:26:99+08:00</text:p>
      <text:p text:style-name="P4">
Description: Traders are facing a problem: Is the energy crisis in Europe still very serious, so that it should be imported more liquefied natural gas during the summer month when demand is low?</text:p>
      <text:p text:style-name="P4">
Images: ["<text:a xlink:type="simple" xlink:href="https://thumbor.ftacademy.cn/unsafe/picture/6/000182696_piclink.jpg" text:style-name="Internet_20_link" text:visited-style-name="Visited_20_Internet_20_Link">
000182696_pic...</text:a>
"]</text:p>
      <text:p text:style-name="P4">
Themes: ['石油和天然气行业', '关注']</text:p>
      <text:p text:style-name="P4">
Keywords: ['石油和天然气行业', '石油', '天然气', '公用事业', '自然资源']</text:p>
      <text:p text:style-name="P4">
Type: Article</text:p>
      <!--METADATA-->
      <text:p text:style-name="P4">
<draw:frame draw:style-name="fr1" draw:name="Image62" text:anchor-type="as-char" svg:width="6.9236in" svg:height="3.894525in" draw:z-index="0">
<draw:image xlink:href="../Images/FT Chinese Free Version/2023-06-14T00-27-02-00-00/000182696_piclink.jpg" xlink:type="simple" xlink:show="embed" xlink:actuate="onLoad" draw:mime-type="image/jpeg"/>
</draw:frame>
The recent fluctuations in European natural gas prices highlight a problem faced by traders: whether the energy crisis is still very serious, so that more in the summer month when demand is low(LNG)Intersection</text:p>
      <text:p text:style-name="P4">
The European benchmark natural gas price TTF rose 20%on Tuesday to reach 36 euros per MWh, which continued the first round of the first round of the first round of the beginning of last week.</text:p>
      <text:p text:style-name="P4">
News Source: <text:a xlink:type="simple" xlink:href="http://www.ftchinese.com/story/001099955" text:style-name="Internet_20_link" text:visited-style-name="Visited_20_Internet_20_Link">
http://www.ftchinese.com/story/001099955</text:a>
</text:p>
      <!--NEWS-->
      <text:h text:style-name="P10" text:outline-level="1">
<text:span text:style-name="T4">
National Olympic Team coaches national tour, teach students how to defeat AI (Free Version)</text:span>
</text:h>
      <text:p text:style-name="P4">
Author: Ben Cohen</text:p>
      <text:p text:style-name="P4">
Publisher: 华尔街日报中文网</text:p>
      <text:p text:style-name="P4">
Published Time: 2023-06-14T01:05:00.000Z</text:p>
      <text:p text:style-name="P4">
Modified Time: 2023-06-14T01:05:00.000Z</text:p>
      <text:p text:style-name="P4">
Created Time: 2023-06-11T23:25:00.000Z</text:p>
      <text:p text:style-name="P4">
Description: Faced with the future full of uncertainty, Luo Boshen, the most attractive mathematics teacher in the United States, gave a simple suggestion during the tip of dozens of cities: make you more human characteristics.</text:p>
      <text:p text:style-name="P4">
Images: []</text:p>
      <text:p text:style-name="P4">
Categories: ['派', '生活']</text:p>
      <text:p text:style-name="P4">
Keywords: SYND,LINK:EN|WP-WSJ-0000915550</text:p>
      <text:p text:style-name="P4">
Type: Article</text:p>
      <!--METADATA-->
      <text:p text:style-name="P4">
On Friday night, the most attractive mathematics teacher in the United States is standing in a middle school, and the only two subjects that are more stressful than the algebra and calculus -artificial intelligence(AI)Change a message to students and anxious parents.</text:p>
      <text:p text:style-name="P4">
News Source: <text:a xlink:type="simple" xlink:href="https://cn.wsj.com/articles/%E6%95%B0%E5%AD%A6%E5%90%8D%E5%B8%88%E6%95%99%E5%85%A8%E7%BE%8E%E5%AD%A6%E7%94%9F%E5%A6%82%E4%BD%95%E6%88%98%E8%83%9Cai-53415eb5" text:style-name="Internet_20_link" text:visited-style-name="Visited_20_Internet_20_Link">
https://cn.wsj.com/articles/%E6%95%B0%E5%AD%A6%E5%90%8D%E5%B8%88%E6%95%99%E5%85%A8%E7%BE%8E%E5%AD%A6%E7%94%9F%E5%A6%82%E4%BD%95%E6%88%98%E8%83%9Cai-53415eb5</text:a>
</text:p>
      <!--NEWS-->
      <text:h text:style-name="P10" text:outline-level="1">
<text:span text:style-name="T4">
Trump's allegations of confidential document cases</text:span>
</text:h>
      <text:p text:style-name="P4">
Author: Deborah Acosta / Sadie Gurman / Erin Ailworth</text:p>
      <text:p text:style-name="P4">
Publisher: 华尔街日报中文网</text:p>
      <text:p text:style-name="P4">
Published Time: 2023-06-14T01:15:00.000Z</text:p>
      <text:p text:style-name="P4">
Modified Time: 2023-06-14T01:15:00.000Z</text:p>
      <text:p text:style-name="P4">
Created Time: 2023-06-13T22:38:00.000Z</text:p>
      <text:p text:style-name="P4">
Description: Trump did not plead guilty to his allegations against his illegal reservation and sharing confidential national security documents after leaving the White House, which entered the next stage for the unprecedented federal criminal case against the former President of the United States.</text:p>
      <text:p text:style-name="P4">
Images: []</text:p>
      <text:p text:style-name="P4">
Categories: ['国际']</text:p>
      <text:p text:style-name="P4">
Keywords: SYND</text:p>
      <text:p text:style-name="P4">
Type: Article</text:p>
      <!--METADATA-->
      <text:p text:style-name="P4">
Trump expressed his failure to confess his allegations against the illegal retaining and sharing of confidential national security documents after leaving the White House, which entered the next stage for the unprecedented federal criminal case against the former president.</text:p>
      <text:p text:style-name="P4">
News Source: <text:a xlink:type="simple" xlink:href="https://cn.wsj.com/articles/%E7%89%B9%E6%9C%97%E6%99%AE%E5%9C%A8%E6%9C%BA%E5%AF%86%E6%96%87%E4%BB%B6%E6%A1%88%E4%B8%AD%E9%A6%96%E6%AC%A1%E5%87%BA%E5%BA%AD%E5%B9%B6%E4%BD%9C%E5%87%BA%E6%97%A0%E7%BD%AA%E6%8A%97%E8%BE%A9-dc0c272e" text:style-name="Internet_20_link" text:visited-style-name="Visited_20_Internet_20_Link">
https://cn.wsj.com/articles/%E7%89%B9%E6%9C%97%E6%99%AE%E5%9C%A8%E6%9C%BA%E5%AF%86%E6%96%87%E4%BB%B6%E6%A1%88%E4%B8%AD%E9%A6%96%E6%AC%A1%E5%87%BA%E5%BA%AD%E5%B9%B6%E4%BD%9C%E5%87%BA%E6%97%A0%E7%BD%AA%E6%8A%97%E8%BE%A9-dc0c272e</text:a>
</text:p>
      <!--NEWS-->
      <text:h text:style-name="P10" text:outline-level="1">
<text:span text:style-name="T4">
Why did the "suspect feeding medicine" in New Taipei City Kindergarten in Taiwan triggers panic in Taiwan?</text:span>
</text:h>
      <text:p text:style-name="P4">
Author: https://www.facebook.com/bbcworldservice/</text:p>
      <text:p text:style-name="P4">
Publisher: BBC News 中文</text:p>
      <text:p text:style-name="P4">
Published Time: 2023-06-14T01:18:44.000Z</text:p>
      <text:p text:style-name="P4">
Modified Time: 2023-06-14T01:18:44.000Z</text:p>
      <text:p text:style-name="P4">
Description: A well -known chain private kindergarten in Banqiao, New Taipei City, Taiwan has recently been exposed to the case of "controlled drugs" in the feeding of the hospital, which shocked Taiwan and caused panic in Taiwan.</text:p>
      <text:p text:style-name="P4">
Images: ["<text:a xlink:type="simple" xlink:href="https://ichef.bbci.co.uk/news/640/cpsprodpb/786B/production/_128572803_gettyimages-1072351298-1.jpg" text:style-name="Internet_20_link" text:visited-style-name="Visited_20_Internet_20_Link">
_128572803_ge...</text:a>
"]</text:p>
      <text:p text:style-name="P4">
Videos: ["<text:a xlink:type="simple" xlink:href="https://www.bbc.com/ws/av-embeds/cps/zhongwen/simp/chinese-news-65888554/p0b7vm5m/zh-hans" text:style-name="Internet_20_link" text:visited-style-name="Visited_20_Internet_20_Link">
zh-hans</text:a>
"]</text:p>
      <text:p text:style-name="P4">
Tags: ['台湾', '药', '孩子', '犯罪', '健康卫生 ']</text:p>
      <text:p text:style-name="P4">
Type: Article</text:p>
      <!--METADATA-->
      <text:h text:style-name="P12" text:outline-level="3">
<text:span text:style-name="T4">
Taiwan New Taipei City Kindergarten "Suspecting Medicine" case why it triggers to panic in Taiwan</text:span>
</text:h>
      <text:p text:style-name="P4">
At 1:18 am on June 14, 2023![] <text:a xlink:type="simple" xlink:href="Images/BBC Chinese/2023-06-14T01-18-44.000Z/_128572803_gettyimages-1072351298-1.jpg" text:style-name="Internet_20_link" text:visited-style-name="Visited_20_Internet_20_Link">
</text:a>
Image source, getty images</text:p>
      <text:p text:style-name="P4">
Image adding text,</text:p>
      <text:p text:style-name="P4">
Parents said that before May this year, after the incident on May 18, after the media was exposed, other parents began to report on May 22, indicating that more than one person was fed (not the parties).</text:p>
      <text:p text:style-name="P4">
<text:span text:style-name="T4">
 A well -known chain private kindergarten in Banqiao, New Taipei City, Taiwan has recently occurred in the case of "controlled drugs" in the feeding of the hospital, which shocked Taiwan and caused panic in Taiwan's parents. </text:span>
</text:p>
      <text:p text:style-name="P4">
According to Taiwan media reports, a franchise store in the "Genduba Kindergarten" in the downtown area of New Taipei City has recently been accused of feeding children's unknown drugs by parents. Some parents said that they found that their children had experienced self -harm and irritability in recent months. After asking the child, they learned that the "unknown medicine" that the teacher feeded and adjusted was induced to use children.</text:p>
      <text:p text:style-name="P4">
After the parents were sent to the medical examination, they found that many children were detected in the residue of controlling drugs such as Phenobarbita and notified them. After the media was exposed, it caused panic in Taiwan, and public opinion has not showed signs of calming.</text:p>
      <text:p text:style-name="P4">
The New Taipei City Government stated on Monday (June 12) that at least eight young children are currently experimented with a small amount of "phenobarbich" and "phenyl nitrogen" in Taiwan as three -level control drugs in Taiwan; On the same day, 22 parents told the kindergarten and the teacher, and collected 12 hair tests for appraisal agencies. The kindergarten was also required to be suspended by New Taipei City on the same day. The 67 children in the park had 25 children transferred to school, and the remaining 42 young children were arranged for resettlement.</text:p>
      <text:p text:style-name="P4">
The New Taipei Procuratorate of Taiwan said that if a parent reports, or if the suspect is suspected of criminals, it will collect children's hair for investigation. The kindergarten has denied the allegations to take any controlled drugs for children.</text:p>
      <text:p text:style-name="P4">
<text:a xlink:type="simple" xlink:href="https://www.bbc.com/zhongwen/simp/chinese-news-42107346" text:style-name="Internet_20_link" text:visited-style-name="Visited_20_Internet_20_Link">
Beijing high -end kindergarten abuse children continue to ferment: the two were detained</text:a>
<text:span text:style-name="T5">
 <text:a xlink:type="simple" xlink:href="https://www.bbc.com/zhongwen/simp/world-42013439" text:style-name="Internet_20_link" text:visited-style-name="Visited_20_Internet_20_Link">
Children's child abuse: What is the British preschool education system? </text:a>
</text:span>
 <text:a xlink:type="simple" xlink:href="https://www.bbc.com/zhongwen/simp/chinese-news-57075070" text:style-name="Internet_20_link" text:visited-style-name="Visited_20_Internet_20_Link">
Taiwan boy trainer was fell into a coma: why no one stops the coach? </text:a>
* <text:a xlink:type="simple" xlink:href="https://www.bbc.com/zhongwen/simp/chinese-news-42127515" text:style-name="Internet_20_link" text:visited-style-name="Visited_20_Internet_20_Link">
The Golden Horse Awards after the red and yellow blue things were awarded to the theme of sexual assault girls</text:a>
</text:p>
      <text:h text:style-name="P12" text:outline-level="3">
<text:span text:style-name="T4">
Parent's voice</text:span>
</text:h>
      <text:p text:style-name="P4">
A five -year -old father, Mike, told BBC in Chinese that returning from a long vacation in the lunar calendar this year, the parents of the kindergarten have noticed the child's health. He told reporters: "Parents have discovered that during vacation, that is, during the suspension of the drug, emotional anger, irritability, unstoppable screams when sleeping, and even crowded feet and crying. I was surprised. "</text:p>
      <text:p text:style-name="P4">
Another lady "Xiaoxin Mom" told BBC in Chinese that the three -year -old son Xiaoxin entered the kindergarten before he was a child who was in school and was not afraid of adults. It was greatly retreated by yourself. It turned out that it was only the normal reaction of the development stage. Now that I think about it, there is a trace to find it, "she said.</text:p>
      <text:p text:style-name="P4">
Image source, getty images</text:p>
      <text:p text:style-name="P4">
Image adding text,</text:p>
      <text:p text:style-name="P4">
Hou Youyi, a candidate for the Kuomintang 2024 presidential election, is also the mayor of New Taipei City. He was overwhelming in the New Taipei Mayor election last year, but now, the parents of New Taipei City questioned the slow crisis.</text:p>
      <text:p text:style-name="P4">
Xiaoxin's mother told reporters that she quickly transferred her son to school. After that, her son had obviously increased his smile and improved his physical spirit. , Children can finally disclose the atrocities of the teacher in the past -'I used to be afraid to hide', 'Teachers will use hard stationery who can fight other people' When comparing the front and back, you can know how much physical and mental damage the school brings to the child!For the mother, every time you know it, it is extremely impact and heartbreak!"</text:p>
      <text:p text:style-name="P4">
Mike said that parents notified before May this year. After the incident on May 18 was exposed in the media, other parents began to report on May 22, indicating that more than one child was fed, but the New Taipei City Government waited until June. On the 5th, the second expanded search for other teachers and principals was expanded. The efficiency of the municipal government's processing efficiency made them very dissatisfied.</text:p>
      <text:p text:style-name="P4">
Xiaoxin Mom criticized the parents of New Taipei last week to criticize the parents. She believed that she would have no public transparency at all. She said that the case is a major public issue, but only the guardian participates in the media and public opinion representatives to participate in these two meetings. ? Parents who have not been free to participate, write authorization books to relatives and friends to attend, and it is not allowed. "</text:p>
      <text:p text:style-name="P4">
She emphasized that the general administrative households and even the court can allow the parties to authorize her to participate. explain.</text:p>
      <text:p text:style-name="P4">
This children's health incident seemed to have risen storms in Taiwan's politics. This is because as the Kuomintang 2024 presidential election candidate, Hou Youyi is also the mayor of New Taipei City. He won an overwhelming victory in the New Taipei Mayor's election last year, but now, the parents and public opinion in New Taipei City have questioned the crisis. Essence Whether this incident will affect its top attack is the new focus of Taiwan's politics.</text:p>
      <text:h text:style-name="P12" text:outline-level="3">
<text:span text:style-name="T4">
Why does the controlled drug appear in kindergarten?</text:span>
</text:h>
      <text:p text:style-name="P4">
According to the Taiwan Central News Agency, the president and staff of the kindergarten confessed that parents agreed to feed their children with cold potion. But parents denied that the garden party said that they took out the child's medication list and said that there was no such thing: "Which doctor and parents will agree to eat 'phenobarbad' for their children?" Parents said.</text:p>
      <text:p text:style-name="P4">
However, Hong Zhengxian, a pharmacist at Taiwan Xiuchuan Hospital, told Taiwan Media Union News. "Some cough drugs and gastrointestinal drugs contain phenobarby, and they are not pipe drugs. New News Weekly also said that according to the magazine survey, at present, Taiwan Pharmaceutical Factory has manufactured phenobabic drugs. A total of 9 models have obtained medicine certificates, and 6 indications are relatively common gastrointestinal diseases. ","</text:p>
      <text:h text:style-name="P12" text:outline-level="3">
<text:span text:style-name="T4">
What is phenylbiby?</text:span>
</text:h>
      <text:p text:style-name="P4">
Yan Zonghai, director of the Department of Clinical Poison, Taiwan Chang Geng Hospital, told the media that phenobarbich is a category of drug components, and almost all of them are oral drugs. He said that phenobarbur drugs are mostly used for the treatment of epilepsy and surgical anesthesia, which is difficult to obtain controlled drugs.</text:p>
      <text:p text:style-name="P4">
Phenobarbich is also used for compound drugs (including 2 or more effective ingredients). In addition to epilepsy, drugs that treat gastrointestinal tract and respiratory diseases will also appear. Yan Zonghai said that excessive use may cause drowsiness, and even inhibit the danger of life. Moreover, children will have addictive signs. When the application is stopped suddenly, there will be symptoms of restless abstinence.</text:p>
      <text:p text:style-name="P4">
Decades ago, Taiwan had underground drug -making factories and sold related drugs "red" in underground circulation. It has led to serious social and public health problems. The drug slowly disappeared later.</text:p>
      <text:p text:style-name="P4">
[Video-1-Link:/WS/AV-EMBEDS/CPS/ZHONGWEN/SIMP/Chinese-News-6588854/P0B7VM5M/ZH-HansS]](https://www.bbc.com/ws/av-embeds/cps/zhongwen/simp/chinese-news-65888554/p0b7vm5m/zh-hans)<text:span text:style-name="T4">
 Your equipment does not support playing multimedia materials </text:span>
 video plus injection text,</text:p>
      <text:p text:style-name="P4">
The father of the pharmaceutical saving son: "I don't want him to wait for death in despair"</text:p>
      <text:p text:style-name="P4">
News Source: <text:a xlink:type="simple" xlink:href="https://www.bbc.com/zhongwen/simp/chinese-news-65888554" text:style-name="Internet_20_link" text:visited-style-name="Visited_20_Internet_20_Link">
https://www.bbc.com/zhongwen/simp/chinese-news-65888554</text:a>
</text:p>
      <!--NEWS-->
      <text:h text:style-name="P10" text:outline-level="1">
<text:span text:style-name="T4">
The abandoned bride: They dream of going abroad, but never met her husband anymore</text:span>
</text:h>
      <text:p text:style-name="P4">
Creator: SAMEER YASIR</text:p>
      <text:p text:style-name="P4">
Publisher: https://www.facebook.com/nytimeschinese</text:p>
      <text:p text:style-name="P4">
Published Time: 2023-06-14T01:39:15+08:00</text:p>
      <text:p text:style-name="P4">
Description: According to officials and activists, tens of thousands of Indian women were abandoned by husbands working abroad. According to local customs, many women were trapped in her in -laws and abused; some women were deceived to pick up dowry, honeymoon and visa costs. PRIYADADADADADANI RAVICHANDRAN for the New York Times in March, Punja, India, a newlywed couple wearing a wedding dress.</text:p>
      <text:p text:style-name="P4">
Images: ["<text:a xlink:type="simple" xlink:href="https://static01.nyt.com/images/2023/06/13/multimedia/13india-brides-wmgb/13india-brides-wmgb-master1050.jpg" text:style-name="Internet_20_link" text:visited-style-name="Visited_20_Internet_20_Link">
13india-bride...</text:a>
", "<text:a xlink:type="simple" xlink:href="https://static01.nyt.com/images/2023/05/30/multimedia/00india-brides-top-gkcz/00india-brides-top-gkcz-master1050.jpg" text:style-name="Internet_20_link" text:visited-style-name="Visited_20_Internet_20_Link">
00india-bride...</text:a>
", "<text:a xlink:type="simple" xlink:href="https://static01.nyt.com/images/2023/05/30/multimedia/00india-brides-sharndeep-zfpj/00india-brides-sharndeep-zfpj-master1050.jpg" text:style-name="Internet_20_link" text:visited-style-name="Visited_20_Internet_20_Link">
00india-bride...</text:a>
", "<text:a xlink:type="simple" xlink:href="https://static01.nyt.com/images/2023/05/30/multimedia/00india-brides-qlfb/00india-brides-qlfb-master1050.jpg" text:style-name="Internet_20_link" text:visited-style-name="Visited_20_Internet_20_Link">
00india-bride...</text:a>
", "<text:a xlink:type="simple" xlink:href="https://static01.nyt.com/images/2023/05/30/multimedia/00india-brides-kulwindeer-bwml/00india-brides-kulwindeer-bwml-master1050.jpg" text:style-name="Internet_20_link" text:visited-style-name="Visited_20_Internet_20_Link">
00india-bride...</text:a>
", "<text:a xlink:type="simple" xlink:href="https://static01.nyt.com/images/2023/05/30/multimedia/00india-brides-kulwindeer-jzgf/00india-brides-kulwindeer-jzgf-master1050.jpg" text:style-name="Internet_20_link" text:visited-style-name="Visited_20_Internet_20_Link">
00india-bride...</text:a>
", "<text:a xlink:type="simple" xlink:href="https://static01.nyt.com/images/2023/05/30/multimedia/00india-brides-satwinder-thcq/00india-brides-satwinder-thcq-master1050.jpg" text:style-name="Internet_20_link" text:visited-style-name="Visited_20_Internet_20_Link">
00india-bride...</text:a>
", "<text:a xlink:type="simple" xlink:href="https://static01.nyt.com/images/2023/05/30/multimedia/00india-brides-ravneet-gzmh/00india-brides-ravneet-gzmh-master1050.jpg" text:style-name="Internet_20_link" text:visited-style-name="Visited_20_Internet_20_Link">
00india-bride...</text:a>
", "<text:a xlink:type="simple" xlink:href="https://static01.nyt.com/images/2023/05/30/multimedia/00india-brides-ravneet-jvql/00india-brides-ravneet-jvql-master1050.jpg" text:style-name="Internet_20_link" text:visited-style-name="Visited_20_Internet_20_Link">
00india-bride...</text:a>
", "<text:a xlink:type="simple" xlink:href="https://static01.nyt.com/images/2023/05/30/multimedia/00india-brides-zcqj/00india-brides-zcqj-master1050.jpg" text:style-name="Internet_20_link" text:visited-style-name="Visited_20_Internet_20_Link">
00india-bride...</text:a>
"]</text:p>
      <text:p text:style-name="P4">
Category: 国际</text:p>
      <text:p text:style-name="P4">
Type: Article</text:p>
      <!--METADATA-->
      <text:p text:style-name="P4">
<draw:frame draw:style-name="fr1" draw:name="Image65" text:anchor-type="as-char" svg:width="6.9236in" svg:height="4.622327in" draw:z-index="0">
<draw:image xlink:href="../Images/cnnytimes/2023-06-14T01-39-15-08-00/13india-brides-wmgb-master1050.jpg" xlink:type="simple" xlink:show="embed" xlink:actuate="onLoad" draw:mime-type="image/jpeg"/>
</draw:frame>
Punjab has been the center of Indian immigrants for a long time. Salindip Kurok, like many women there, eager to marry Indians working abroad, and follow him to live a richer life overseas.</text:p>
      <text:p text:style-name="P4">
On January 13, 2014, she thought her dream came true. In a Sikh temple that day, she married Harbine Singh, who had just returned from Italy, and moved into a residence with his family.</text:p>
      <text:p text:style-name="P4">
However, a few days later, her in -laws began to ask for about $ 10,000 so that her husband could move to Canada to live. According to the police report, because she failed to raise money, they did not give her food and beat her. The alarm did not cause any allegations.</text:p>
      <text:p text:style-name="P4">
Eight weeks after the wedding, her husband returned to the Italian dairy field to continue his work. Koh never saw him again. "It has become a few weeks a few days, and then a few months," she recently said at home in the village of Garthnana. "I have been looking forward to seeing him."</text:p>
      <text:p text:style-name="P4">
There is more than Kuris who suffers from suffering. According to government officials and activists, tens of thousands of Indian women were abandoned by husbands working abroad. According to local social customs, many women were trapped in her in -laws, and some for decades.</text:p>
      <text:p text:style-name="P4">
Some women abandoned by her husband were harmed by their husbands who did not fulfill their life encounters. However, some of them were deceived thoroughly, and their family was deceived by dowry, honeymoon costs and visa costs.</text:p>
      <text:p text:style-name="P4">
Husbands run away, and there are almost no special legal relief measures to help these women. If men are abroad, they may be difficult to hunt according to relatively general laws. However, eight women have submitted a petition to the Supreme Court of India to urge the government to formulate policies to solve their common problems.</text:p>
      <text:p text:style-name="P4">
<draw:frame draw:style-name="fr1" draw:name="Image66" text:anchor-type="as-char" svg:width="6.9236in" svg:height="4.622327in" draw:z-index="0">
<draw:image xlink:href="../Images/cnnytimes/2023-06-14T01-39-15-08-00/00india-brides-top-gkcz-master1050.jpg" xlink:type="simple" xlink:show="embed" xlink:actuate="onLoad" draw:mime-type="image/jpeg"/>
</draw:frame>
The husband of Shahndip Kurou returned to work in Italy eight weeks after they got married. Since then, Koles has never seen him again. Priyadarshini Ravichandran for then York Times</text:p>
      <text:p text:style-name="P4">
<draw:frame draw:style-name="fr1" draw:name="Image67" text:anchor-type="as-char" svg:width="6.9236in" svg:height="4.622327in" draw:z-index="0">
<draw:image xlink:href="../Images/cnnytimes/2023-06-14T01-39-15-08-00/00india-brides-sharndeep-zfpj-master1050.jpg" xlink:type="simple" xlink:show="embed" xlink:actuate="onLoad" draw:mime-type="image/jpeg"/>
</draw:frame>
In the house of Capitan, the Punjab province, her double bed and a pillow. Priyadarshini Ravichandran for the New York Times</text:p>
      <text:p text:style-name="P4">
A former judge who led a committee who investigated the problem by Punjab said that such a case was only 30,000 in the state.</text:p>
      <text:p text:style-name="P4">
Punjab is the only state in India, which has the majority of Sikhs. It has some of the most fertile farmland in the country, but it has been suffering from unemployment and drug abuse problems for a long time. Publicity English Training Center and Visa Consulting Corporation's billboards are evidence that the population is lost abroad. Young people often force older relatives to sell the land so that they can immigrate.</text:p>
      <text:p text:style-name="P4">
In the most recent afternoon, in the Village of Cotti, surrounded by sugarcane fields, a dozen older men were sitting under a tree at the ring road to discuss the problem of farmers who were in trouble: low income, huge debt, and some of them. People choose to commit suicide.</text:p>
      <text:p text:style-name="P4">
"This is why everyone wants to fly out of Punjab to realize their dreams of dollars," said the 65 -year -old retired teacher Satnan Singer said, "The tragedies of these women are caused by these desires to a certain extent."</text:p>
      <text:p text:style-name="P4">
He said that some husbands wanted to fulfill the promise of bringing their wives abroad, but unpredictable events or strict visa regulations prevented them.</text:p>
      <text:p text:style-name="P4">
<draw:frame draw:style-name="fr1" draw:name="Image68" text:anchor-type="as-char" svg:width="6.9236in" svg:height="4.622327in" draw:z-index="0">
<draw:image xlink:href="../Images/cnnytimes/2023-06-14T01-39-15-08-00/00india-brides-qlfb-master1050.jpg" xlink:type="simple" xlink:show="embed" xlink:actuate="onLoad" draw:mime-type="image/jpeg"/>
</draw:frame>
An advertising promotion provides visas and work permits for young people who want to immigrate. Priyadarshini Ravichandran for the New Yorktimes</text:p>
      <text:p text:style-name="P4">
Activists and experts described a more disturbing situation, and this situation was also seen in an interview with 12 women.</text:p>
      <text:p text:style-name="P4">
They said that this is usually the case: parents arrange to marry their daughter to a Indian who returned from abroad. They paid dowry, and this approach was prohibited in India, but it is still common. Next, a luxurious wedding, including a few days of meals and drinks, and dancing with Punjab music. Then the honeymoon, also paid by the bride's family.</text:p>
      <text:p text:style-name="P4">
The husband flew abroad, his wife lived in her in -laws, waiting for a visa. The in -laws asked his wife to ask for a visa, but the visa was never obtained. His wife is often unaware of, and her in -laws are closely monitored to control her, and they are psychologically traumatic.</text:p>
      <text:p text:style-name="P4">
For Kobe, who fled from the in -laws five months later, "like living in a dark dungeon."</text:p>
      <text:p text:style-name="P4">
It may also lurk other dangers. Some women complained that "they were exploited by other family members of their husbands due to no way," said retired judge Rakash Kumar Camal Gagger, and he recently led a committee to conduct investigations in the state.</text:p>
      <text:p text:style-name="P4">
In many cases, men use dowry to pay for immigration agencies to enter rich countries such as Canada, and Sikhs account for about 2%of Canadian population.</text:p>
      <text:p text:style-name="P4">
"These guys are here, they enjoy, and then leave with dowry money," Gay said. "Then they get married again in foreign countries to get citizenship. This is betrayal."</text:p>
      <text:p text:style-name="P4">
Punites, left -behind women can be seen everywhere -this indicates that the urgent desire to leave makes them ignore the lessons of the front car.</text:p>
      <text:p text:style-name="P4">
<draw:frame draw:style-name="fr1" draw:name="Image69" text:anchor-type="as-char" svg:width="6.9236in" svg:height="4.622327in" draw:z-index="0">
<draw:image xlink:href="../Images/cnnytimes/2023-06-14T01-39-15-08-00/00india-brides-kulwindeer-bwml-master1050.jpg" xlink:type="simple" xlink:show="embed" xlink:actuate="onLoad" draw:mime-type="image/jpeg"/>
</draw:frame>
Kurwin Cobell squeezed milk for her in -laws every day, which is part of the housework. "I am like his servant," she said. Priyadarshini Ravichandran Forthe New York Times</text:p>
      <text:p text:style-name="P4">
<draw:frame draw:style-name="fr1" draw:name="Image70" text:anchor-type="as-char" svg:width="6.9236in" svg:height="4.622327in" draw:z-index="0">
<draw:image xlink:href="../Images/cnnytimes/2023-06-14T01-39-15-08-00/00india-brides-kulwindeer-jzgf-master1050.jpg" xlink:type="simple" xlink:show="embed" xlink:actuate="onLoad" draw:mime-type="image/jpeg"/>
</draw:frame>
Koh had a photo of her husband's passport. After nine months of marriage, her husband went to Canada without telling her. Priyadarshini Ravichandran for the Newyork Times</text:p>
      <text:p text:style-name="P4">
"One lives here," said Kurwin Cobell, saying that she was deceived in 1999. She pointed at a door on the right side of the house from her own terrace. "There is another living there," she pointed to a bamboo door on the left side of the house and said."I am like his servant," she said.</text:p>
      <text:p text:style-name="P4">
Recently, a clear morning, the head of the left -behind woman supported the organization of ABBNHI Sat Wind Costeni Sati to talk to the visitors at the home of Rudiana. At this time, her phone rang.</text:p>
      <text:p text:style-name="P4">
"Can you help me?" A woman asked crying on the phone. She said that she was beaten by her mother -in -law because she did not arrange money for overseas husbands.</text:p>
      <text:p text:style-name="P4">
In this woman's home, Satty encouraged her to report the case to the police, but she wanted to wait a few months. Sati also said that she was the victim of the wedding scam. "Remember, your husband will never take you out," Sati told her. "Either call the police, or die."</text:p>
      <text:p text:style-name="P4">
<draw:frame draw:style-name="fr1" draw:name="Image71" text:anchor-type="as-char" svg:width="6.9236in" svg:height="4.622327in" draw:z-index="0">
<draw:image xlink:href="../Images/cnnytimes/2023-06-14T01-39-15-08-00/00india-brides-satwinder-thcq-master1050.jpg" xlink:type="simple" xlink:show="embed" xlink:actuate="onLoad" draw:mime-type="image/jpeg"/>
</draw:frame>
Sat Widd Curdie Sati is the head of the Punjabi -stayed woman supporting the organization ABBNHI. Priyadarshini Ravichandran for the Newyork Times</text:p>
      <text:p text:style-name="P4">
Some women are fighting for her husband's passport. English teacher Lamith Hallet sends an email reminder to the authorities every week to ask them to cancel her husband Haplet Singh Singer Drumman's passport.</text:p>
      <text:p text:style-name="P4">
According to a federal law, if he repeatedly refuses to appear in court, he may be revoked by the Indian passport of his wife's abroad.</text:p>
      <text:p text:style-name="P4">
After Hallet got married in 2015, Diman's parents moved to Canada with a business visa. Diman first moved to several countries, occasionally went home to visit relatives and wives, and then lived with his parents in Canada in 2021.</text:p>
      <text:p text:style-name="P4">
Hallar said she paid about $ 8,000 procedures and visa fees to her in -laws. Her father -in -law Case Singh denied this statement.</text:p>
      <text:p text:style-name="P4">
"Let her get evidence," Singh said on the phone. He also said that his son filed a divorce before leaving India because the two could not get along. Hallar said that she received a notice from a lawyer on a divorce application at the end of last month. In this case, few women have proposed divorce due to cultural and economic reasons.</text:p>
      <text:p text:style-name="P4">
<draw:frame draw:style-name="fr1" draw:name="Image72" text:anchor-type="as-char" svg:width="6.9236in" svg:height="4.622327in" draw:z-index="0">
<draw:image xlink:href="../Images/cnnytimes/2023-06-14T01-39-15-08-00/00india-brides-ravneet-gzmh-master1050.jpg" xlink:type="simple" xlink:show="embed" xlink:actuate="onLoad" draw:mime-type="image/jpeg"/>
</draw:frame>
La Nit Hallet sends an email to the authorities to remind the authorities every week to ask them to cancel her husband's passport, and her husband and parents move to Canada together. Priyadarshini Ravichandranfor the New York Times</text:p>
      <text:p text:style-name="P4">
<draw:frame draw:style-name="fr1" draw:name="Image73" text:anchor-type="as-char" svg:width="6.9236in" svg:height="4.622327in" draw:z-index="0">
<draw:image xlink:href="../Images/cnnytimes/2023-06-14T01-39-15-08-00/00india-brides-ravneet-jvql-master1050.jpg" xlink:type="simple" xlink:show="embed" xlink:actuate="onLoad" draw:mime-type="image/jpeg"/>
</draw:frame>
Hallet showed her in -laws to track photos of her video surveillance system. Priyadarshini Ravichandran for the New York Times</text:p>
      <text:p text:style-name="P4">
Hallar reported the case to the police and accused her husband's family violence -due to lack of special laws for escaping husbands, the police often investigated such allegations -and monitored her with a camera. Like most cases in India, this case has progressed slowly.</text:p>
      <text:p text:style-name="P4">
"I want to give him a lesson," she said, "So he will always remember everything he does to me."</text:p>
      <text:p text:style-name="P4">
Hargin Singh, a dairy worker who was married and worked in Italy, said that after his wife reported the case, he also faced domestic violence allegations. During the telephone interview, he refused to provide his party, and also refused to defend his wife's behavior. "I have nothing to add," Singh said.</text:p>
      <text:p text:style-name="P4">
The last night, Kohs stood on the terrace of his parents' house, and a man in a white shirt walked through a small road in the center of the wheat field.</text:p>
      <text:p text:style-name="P4">
"I really hope it is him," she said in a small voice. "But I know he will never come back."</text:p>
      <text:p text:style-name="P4">
<draw:frame draw:style-name="fr1" draw:name="Image74" text:anchor-type="as-char" svg:width="6.9236in" svg:height="4.622327in" draw:z-index="0">
<draw:image xlink:href="../Images/cnnytimes/2023-06-14T01-39-15-08-00/00india-brides-zcqj-master1050.jpg" xlink:type="simple" xlink:show="embed" xlink:actuate="onLoad" draw:mime-type="image/jpeg"/>
</draw:frame>
A couple rode through the field of Punjab. Although Punual Punion has some of the most fertile farmland in the country, it has been suffering from unemployment and drug abuse problems for a long time. Priyadarshiniravichandran for the new york times</text:p>
      <text:p text:style-name="P4">
News Source: <text:a xlink:type="simple" xlink:href="https://cn.nytimes.com/world/20230614/india-brides-women/" text:style-name="Internet_20_link" text:visited-style-name="Visited_20_Internet_20_Link">
https://cn.nytimes.com/world/20230614/india-brides-women/</text:a>
</text:p>
      <!--NEWS-->
      <text:h text:style-name="P10" text:outline-level="1">
<text:span text:style-name="T4">
FREE Version in the Middle East Cheng Cheng Cheng Cheng, Chinese Enterprises</text:span>
</text:h>
      <text:p text:style-name="P4">
Author: Stephen Kalin</text:p>
      <text:p text:style-name="P4">
Publisher: 华尔街日报中文网</text:p>
      <text:p text:style-name="P4">
Published Time: 2023-06-14T02:30:00.000Z</text:p>
      <text:p text:style-name="P4">
Modified Time: 2023-06-14T02:30:00.000Z</text:p>
      <text:p text:style-name="P4">
Created Time: 2023-06-14T00:48:00.000Z</text:p>
      <text:p text:style-name="P4">
Description: With China's diplomatic offensive in the Middle East, Chinese companies also compete for business in the region. The Middle East is now open to American competitors for more than years.</text:p>
      <text:p text:style-name="P4">
Images: []</text:p>
      <text:p text:style-name="P4">
Categories: ['国际']</text:p>
      <text:p text:style-name="P4">
Keywords: SYND,LINK:EN|WP-WSJ-0000976760</text:p>
      <text:p text:style-name="P4">
Type: Article</text:p>
      <!--METADATA-->
      <text:p text:style-name="P4">
With <text:a xlink:type="simple" xlink:href="https://cn.wsj.com/articles/CN-BGH-20230313081223" text:style-name="Internet_20_link" text:visited-style-name="Visited_20_Internet_20_Link">
China has increased diplomatic offensive in the Middle East</text:a>
Chinese companies also compete for business in the area. The Middle East is now open to American competitors for more than years.</text:p>
      <text:p text:style-name="P4">
News Source: <text:a xlink:type="simple" xlink:href="https://cn.wsj.com/articles/%E4%B8%AD%E4%B8%9C%E5%9C%B0%E5%8C%BA%E6%88%90%E4%B8%AD%E5%9B%BD%E4%BC%81%E4%B8%9A%E5%87%BA%E6%B5%B7%E6%96%B0%E7%83%AD%E5%9C%9F-41d2a345" text:style-name="Internet_20_link" text:visited-style-name="Visited_20_Internet_20_Link">
https://cn.wsj.com/articles/%E4%B8%AD%E4%B8%9C%E5%9C%B0%E5%8C%BA%E6%88%90%E4%B8%AD%E5%9B%BD%E4%BC%81%E4%B8%9A%E5%87%BA%E6%B5%B7%E6%96%B0%E7%83%AD%E5%9C%9F-41d2a345</text:a>
</text:p>
      <!--NEWS-->
      <text:h text:style-name="P10" text:outline-level="1">
<text:span text:style-name="T4">
Confidential documentation report: A tense and quiet Trump</text:span>
</text:h>
      <text:p text:style-name="P4">
Creator: GLENN THRUSH</text:p>
      <text:p text:style-name="P4">
Publisher: https://www.facebook.com/nytimeschinese</text:p>
      <text:p text:style-name="P4">
Published Time: 2023-06-14T02:58:50+08:00</text:p>
      <text:p text:style-name="P4">
Description: This is the first time that a former president has been promoted by the federal allegations, and a bail agreement is finally reached. Trump once claimed that his prosecution was political persecution, but he said nothing in court, and body language showed that he understood the severity of this unprecedented legal war. Doug Mills/The New York Times President Trump condemned his prosecution as a political persecution, but did not say a word in court.</text:p>
      <text:p text:style-name="P4">
Images: ["<text:a xlink:type="simple" xlink:href="https://static01.nyt.com/images/2023/06/13/multimedia/13trump-docs-indictment-blog-courtroom-color-02/13trump-docs-indictment-blog-live-airplane-tjbp-master1050.jpg" text:style-name="Internet_20_link" text:visited-style-name="Visited_20_Internet_20_Link">
13trump-docs-...</text:a>
"]</text:p>
      <text:p text:style-name="P4">
Category: 美国</text:p>
      <text:p text:style-name="P4">
Type: Article</text:p>
      <!--METADATA-->
      <text:p text:style-name="P4">
<draw:frame draw:style-name="fr1" draw:name="Image75" text:anchor-type="as-char" svg:width="6.9236in" svg:height="4.615733in" draw:z-index="0">
<draw:image xlink:href="../Images/cnnytimes/2023-06-14T02-58-50-08-00/13trump-docs-indictment-blog-live-airplane-tjbp-master1050.jpg" xlink:type="simple" xlink:show="embed" xlink:actuate="onLoad" draw:mime-type="image/jpeg"/>
</draw:frame>
On Tuesday, on the 13th floor of Miami, Trump, who was gloomy, sat in the defendant, his body leaned back, his chin was tight, his arms were cross, and the back muscles under the dark suit jacket were obviously tense.</text:p>
      <text:p text:style-name="P4">
About six meters away, the second row of the attending seats was the special prosecutor Jack Smith who sent him to the defendant. Smith looked at the three lawyers of his subordinates of the judicial department to Trump a bail agreement to allow him to be released under his guarantee without the need for bail. This agreement is a kind of respect and tolerance, but it also means great humiliation.</text:p>
      <text:p text:style-name="P4">
After a 50 -minute meeting and unprecedented court meeting in the history of the United States, Trump walked out from a side door inlaid with dark wooden boards, but before leaving, he glanced back and glanced at the room and squeezed in the room. About 40 reporters.</text:p>
      <text:p text:style-name="P4">
About a minute later, Smith and his team walked to the other side of the room and left without a word. He didn't look back.</text:p>
      <text:p text:style-name="P4">
This is the first time that the former president has been promoted by the federal allegations, and it is also the first public meeting when Trump and Smith, when the document case cases in the Malaras Manor. The two did not communicate with each other. However, these two opponents who have no similarities are locked in a legal war that has a huge political and legal influence on this polarized country.</text:p>
      <text:p text:style-name="P4">
Trump's body language in court shows that he understands the seriousness of the situation. A former president who was happy to control the power seemed uncomfortable as the defendant's power.</text:p>
      <text:p text:style-name="P4">
Trump has condemned his prosecution as a political persecution and said that Smith was a "thug", but at the hearing, he said nothing. Altar Judge <text:a xlink:type="simple" xlink:href="https://www.nytimes.com/2023/06/13/us/politics/jonathan-goodman-trump-judge.html" text:style-name="Internet_20_link" text:visited-style-name="Visited_20_Internet_20_Link">
Jonathan Goodman</text:a>
He didn't ask him any questions, and this situation sometimes happened in criminal messages.</text:p>
      <text:p text:style-name="P4">
Trump promised to say more later. Someone saw several supporters of his political assistants outside the court with a group of supporters with a large number of people but loud voice, and their shouts were intertwined with the roar of a helicopter above their heads.</text:p>
      <text:p text:style-name="P4">
In court, the hearing itself looks quiet and extremely civilized.</text:p>
      <text:p text:style-name="P4">
Accompanied by the former president, accompanied by his two lawyers Chris Toppvy and Todd Blanci, he waited patiently for at least 15 minutes until Judge Goodman entered the court. When Kishe dealt with the work of the document, Trump and Branch were close to each other, clinging to the other's ears, and laughed once or twice. For a few minutes, the former president seemed to be relaxed.</text:p>
      <text:p text:style-name="P4">
advertise</text:p>
      <text:p text:style-name="P4">
But at 2:45 pm, the atmosphere suddenly changed. A court official announced that the closed -circuit camera has been opened, and it will transmit the hearing scene to the conference hall of the jury on the fifth floor of the news media. The former president straightened his waist and stared at the camera, seemed to realize the power of the camera.</text:p>
      <text:p text:style-name="P4">
Trump likes to appear in the White House under the gang of the national flag, and often stands in front of the presidential seal. On Tuesday, he found that he was standing at the other end of the picture. In the largest and most modern hearing room in Wilki Ferguson Court, Judge Goodman sat on the marble judge, a few meters taller than others, and next to the American flag.</text:p>
      <text:p text:style-name="P4">
It is unclear how long Trump and his co -defendant Walter Aya stayed in court. Before the court, the U.S. Bulletin registered them and collected electronic fingerprints. But just after 2:40 pm, when the reporters were led into the room, the 45th president of the United States was sitting in his own position, and there were dozens of courts and security staff.</text:p>
      <text:p text:style-name="P4">
Most of the contents of the hearing are concentrated on the details of the Trump Blockbound Agreement. Smith's senior prosecutor abandoned the bail requirements, or any other prerequisites that may be regarded as damaging dignity or excessive restrictions. They insisted on asking Trump not to discuss the case with Naita. Naita is still hired as a former president as a personal assistant.</text:p>
      <text:p text:style-name="P4">
Judge Goodman asked to reach a more severe agreement, and it was recommended that Trump prohibited any contact with important witnesses. His lawyer responded that witnesses, including Trump's private staff and security personnel, asked them to cut off the contact.</text:p>
      <text:p text:style-name="P4">
Prosecutors seem willing to cooperate. One of the senior prosecutors of Smith, Deli Habach, asked the court to make the two sides finalize the details. The previous draft bail agreement was abandoned, but the third draft of the agreement had been printed and Trump signed it. "The third time must be successful," Said Judge Goodman.</text:p>
      <text:p text:style-name="P4">
advertise</text:p>
      <text:p text:style-name="P4">
The judge is the only participant who looks relaxed, perhaps because he is the only person who is about to leave the case. Before Judge Irene Kannon took over the trial, another local judge would host a preliminary hearing.</text:p>
      <text:p text:style-name="P4">
"The good news is that that person is not me," Judge Gudman said before dissolution.</text:p>
      <text:p text:style-name="P4">
News Source: <text:a xlink:type="simple" xlink:href="https://cn.nytimes.com/usa/20230614/trump-arraignment-miami-court/" text:style-name="Internet_20_link" text:visited-style-name="Visited_20_Internet_20_Link">
https://cn.nytimes.com/usa/20230614/trump-arraignment-miami-court/</text:a>
</text:p>
      <!--NEWS-->
      <text:h text:style-name="P10" text:outline-level="1">
<text:span text:style-name="T4">
The United States will allow South Korea and Taiwanese semiconductor manufacturers to maintain its business in China (Free Version)</text:span>
</text:h>
      <text:p text:style-name="P4">
Author: Yuka Hayashi</text:p>
      <text:p text:style-name="P4">
Publisher: 华尔街日报中文网</text:p>
      <text:p text:style-name="P4">
Published Time: 2023-06-14T03:00:00.000Z</text:p>
      <text:p text:style-name="P4">
Modified Time: 2023-06-14T03:00:00.000Z</text:p>
      <text:p text:style-name="P4">
Created Time: 2023-06-12T10:01:00.000Z</text:p>
      <text:p text:style-name="P4">
Description: Some analysts say that the move will weaken US export control measures to slow down China's technological progress.</text:p>
      <text:p text:style-name="P4">
Images: []</text:p>
      <text:p text:style-name="P4">
Categories: ['科技']</text:p>
      <text:p text:style-name="P4">
Keywords: SYND,LINK:EN|WP-WSJ-0000972769</text:p>
      <text:p text:style-name="P4">
Type: Article</text:p>
      <!--METADATA-->
      <text:p text:style-name="P4">
According to the recent remarks of a senior official of the US Department of Commerce, Biden(Joe bids)The government plans to allow South Korea and Taiwan's top semiconductor manufacturers to maintain and expand its <text:a xlink:type="simple" xlink:href="https://cn.wsj.com/articles/CN-TEC-20221013141230" text:style-name="Internet_20_link" text:visited-style-name="Visited_20_Internet_20_Link">
existing chip manufacturing business in China</text:a>
, Will not be revealed by the United States.</text:p>
      <text:p text:style-name="P4">
News Source: <text:a xlink:type="simple" xlink:href="https://cn.wsj.com/articles/%E7%BE%8E%E5%9B%BD%E5%B0%86%E5%85%81%E8%AE%B8%E9%9F%A9%E5%9B%BD%E5%92%8C%E5%8F%B0%E6%B9%BE%E5%8D%8A%E5%AF%BC%E4%BD%93%E5%88%B6%E9%80%A0%E5%95%86%E4%BF%9D%E6%8C%81%E5%9C%A8%E5%8D%8E%E4%B8%9A%E5%8A%A1-f8fed0ad" text:style-name="Internet_20_link" text:visited-style-name="Visited_20_Internet_20_Link">
https://cn.wsj.com/articles/%E7%BE%8E%E5%9B%BD%E5%B0%86%E5%85%81%E8%AE%B8%E9%9F%A9%E5%9B%BD%E5%92%8C%E5%8F%B0%E6%B9%BE%E5%8D%8A%E5%AF%BC%E4%BD%93%E5%88%B6%E9%80%A0%E5%95%86%E4%BF%9D%E6%8C%81%E5%9C%A8%E5%8D%8E%E4%B8%9A%E5%8A%A1-f8fed0ad</text:a>
</text:p>
      <!--NEWS-->
      <text:h text:style-name="P10" text:outline-level="1">
<text:span text:style-name="T4">
For AI "Steading" strong supervision and corporate self -discipline (Free Version) (Free Version)</text:span>
</text:h>
      <text:p text:style-name="P4">
Authors: ['']</text:p>
      <text:p text:style-name="P4">
Publisher: 英国《金融时报》</text:p>
      <text:p text:style-name="P4">
Time: 2023-06-14T03:03:07+00:00</text:p>
      <text:p text:style-name="P4">
Published Time: 2023-06-13T12:00:99+08:00</text:p>
      <text:p text:style-name="P4">
Modified Time: 2023-06-13T22:18:99+08:00</text:p>
      <text:p text:style-name="P4">
Description: FT Chinese website editor -in -chief Wang Feng: Large language model developers are responsible for helping users identify AIGC. All sectors of society should encourage and urge these institutions to accelerate development and provide tools and educational services to the public for free.</text:p>
      <text:p text:style-name="P4">
Images: ["<text:a xlink:type="simple" xlink:href="https://thumbor.ftacademy.cn/unsafe/picture/0/000184020_piclink.jpg" text:style-name="Internet_20_link" text:visited-style-name="Visited_20_Internet_20_Link">
000184020_pic...</text:a>
", "<text:a xlink:type="simple" xlink:href="https://thumbor.ftacademy.cn/unsafe/picture/9/000184299_piclink.jpeg" text:style-name="Internet_20_link" text:visited-style-name="Visited_20_Internet_20_Link">
000184299_pic...</text:a>
", "<text:a xlink:type="simple" xlink:href="https://thumbor.ftacademy.cn/unsafe/picture/0/000184300_piclink.jpeg" text:style-name="Internet_20_link" text:visited-style-name="Visited_20_Internet_20_Link">
000184300_pic...</text:a>
", "<text:a xlink:type="simple" xlink:href="https://thumbor.ftacademy.cn/unsafe/picture/1/000184301_piclink.jpeg" text:style-name="Internet_20_link" text:visited-style-name="Visited_20_Internet_20_Link">
000184301_pic...</text:a>
"]</text:p>
      <text:p text:style-name="P4">
Themes: ['AI', '关注']</text:p>
      <text:p text:style-name="P4">
Keywords: ['AI', '人工智能', 'ChatGPT', 'OpenAI', '机器学习', '马斯克']</text:p>
      <text:p text:style-name="P4">
Type: Article</text:p>
      <!--METADATA-->
      <text:p text:style-name="P4">
<draw:frame draw:style-name="fr1" draw:name="Image76" text:anchor-type="as-char" svg:width="6.9236in" svg:height="3.894525in" draw:z-index="0">
<draw:image xlink:href="../Images/FT Chinese Free Version/2023-06-14T03-03-07-00-00/00018402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context of the rapidly occupying AI technology highlands of the scientific and technological competition and capital of Greater Power, Wang Feng, editor -in -chief of FT Chinese website, said that the strong regulatory actions of the AI "Step on the brake" recently called for the recent call for AI However, it is still possible to make progress in several limited directions, such as allowing platforms and users to have tools and capabilities to identify AIGC.</text:p>
      <text:p text:style-name="P4">
On June 8th, the Ministry of Education of East China Normal University invited Wang Feng, editor -in -chief of FT Chinese website to analyze related risks from the perspective of "pollution" from AIGC's learning content, machine generation content, and "pollution" of machine learning materials And the way of response.</text:p>
      <text:p text:style-name="P4">
The following content is organized according to the on -site speech.</text:p>
      <text:p text:style-name="P4">
"Artificial intelligence has just cracked the operating system of human civilization." On April 29th, Uvar Noah Herari, an Israeli historian, and the author of "Future Brief History", issued a warning on the Frontiers forum, saying artificial artificial artificially said artificially Intelligence is currently undergoing a language that has brought a threat to human beings. Because in the eyes of Herralia, language is the cornerstone of civilization. Openai and Google(Google)More than 350 AI industry executives and researchers from DEEPMIND and other companies, including the Turing Award winner of the AI "Godfather", Jeffrei Singon(Geoffrey Hinton)He Josya Benjio(Joshuabengio)Both signed a statement to observe the risks of "the risk of" extermination of AI "and the risk of" big epidemic and nuclear war ". Elon Musk also called for 6 months to suspend the development of advanced AI systems in March this year.</text:p>
      <text:p text:style-name="P4">
The rapid development of artificial intelligence is huge for the content industry. Like the "AI Sun Yanzi", which caused Sun Yanzi himself, many of the multimedia cases generated by AI have proved that AIGC has entered the fields of film and television, art, music, etc. that people have been considered as unable to be replaced by machines, which has caused business, ethics, and Law concerns.</text:p>
      <text:p text:style-name="P4">
At the same time, regulations and regulatory policies related to AI and AIGCs in various countries, regulatory policies, and industry specifications are in the turbulent and game period. The current rules may be rapidly outdated due to the rapid iteration of technology.</text:p>
      <text:p text:style-name="P4">
The U.S. Copyright Administration (USCO) issued a guidelines on March 16, 2023 that the automatic production of artificial intelligence (AI) was not protected by the copyright law.</text:p>
      <text:p text:style-name="P4">
<draw:frame draw:style-name="fr1" draw:name="Image77" text:anchor-type="as-char" svg:width="6.9236in" svg:height="5.448079in" draw:z-index="0">
<draw:image xlink:href="../Images/FT Chinese Free Version/2023-06-14T03-03-07-00-00/000184299_piclink.jpeg" xlink:type="simple" xlink:show="embed" xlink:actuate="onLoad" draw:mime-type="image/jpeg"/>
</draw:frame>
The Supreme Court Intellectual Property Judge Zhou Bo made an analysis made by Shenzhen Tencent Company's complaint of Shanghai Yingxun Company (2019.12.24 judgment). "Whether artificial intelligence generates can become a work for copyright and law," the second is "the ownership of the copyright of the work." In this case, the court found that the work was "human intellectual activity" completed by artificial intelligence, instead of the independent creation of artificial intelligence, so it could be protected by copyright law. There are also courts in the judgment that "the completion of natural person creation should still be a necessary condition for the works of the copyright law." In short, the current judicial practice of Chinese courts, whether artificial intelligence independent production products can become a work protected by copyright law. You also need to do further observation.</text:p>
      <text:p text:style-name="P4">
Most of the content platforms are still in the stage of exploration, discussion, and their respective implementation. The launch of the Chat Robot Bard attempts to show the attitude towards machines and humans in the AIGC -related guidelines with the guidance of ChatGPT launched by OpenAI, and claims that it will use tools such as spambrain to help identify the content of garbage. Regardless of whether the search results are AI, the search results are AI. manufacture.</text:p>
      <text:p text:style-name="P4">
<draw:frame draw:style-name="fr1" draw:name="Image78" text:anchor-type="as-char" svg:width="6.9236in" svg:height="3.007439in" draw:z-index="0">
<draw:image xlink:href="../Images/FT Chinese Free Version/2023-06-14T03-03-07-00-00/000184300_piclink.jpeg" xlink:type="simple" xlink:show="embed" xlink:actuate="onLoad" draw:mime-type="image/jpeg"/>
</draw:frame>
Wikipedia founder Jimmy Wales (Jimmy Wales) posted on March 30 in The Eveningstandard that Wikipedia must be very careful about ChatGPT's "out of nothing". According to VICE reports, the non -profit organization Wikipedia Media Foundation behind the website(Wikimedia Foundation)Studying development tools makes it easier for volunteers to identify the content of robotics. At the same time, in order to avoid defamation lawsuits and the risks of violations of copyright, Wikipedia is drafting a policy to limit the use of large language models to volunteers. Come to create Wikipedia content. "</text:p>
      <text:p text:style-name="P4">
<draw:frame draw:style-name="fr1" draw:name="Image79" text:anchor-type="as-char" svg:width="6.9236in" svg:height="3.515891in" draw:z-index="0">
<draw:image xlink:href="../Images/FT Chinese Free Version/2023-06-14T03-03-07-00-00/000184301_piclink.jpeg" xlink:type="simple" xlink:show="embed" xlink:actuate="onLoad" draw:mime-type="image/jpeg"/>
</draw:frame>
In the field of music copyrights, according to the Financial Times reported on May 9, Spotify, the world's largest audio streaming business, recently removed about 7%of the songs uploaded by Boomy because the AIGC explosive development can be generated and immediately generated many music tracks. Online robots can also pretend to be a large number of human audiences to exaggerate the flow of songs and trigger copyright issues.</text:p>
      <text:p text:style-name="P4">
China ’s content platform has launched representation policies for AIGC in recent months. Comparing the AIGC policy of the three platforms of Douyin, Zhihu, and Baidu Baijia, you can find a few convergence: First, emphasize that the creators themselves should be responsible for the content they are released. The content; the second is that the publisher should take the initiative to add the declaration logo to help users identify which content includes AI auxiliary creations or generated by AI. Zhihu will prohibit the account of the AIGC class content in batches. In addition, on the Douyin and Baidu Baijia platform, the virtual human account must complete the real -name authentication. The platform also hopes to identify and manage AIGC through self -developed tools and communities and users.</text:p>
      <text:p text:style-name="P4">
AIGC is a huge temptation for the content industry, especially non -traditional media and self -media, and has limited effects on self -discipline and other rhythms. The current relying on the current stage of countries has fallen far behind AIGC technology development.In the end, another social risk brought by AIGC is that as AI generates more and more corpus entering the public field, it will become a material for more large language model training. When AI starts to learn the material generated by itself, whether the regenerative text will pollute the corpus formed by pure humans. This returned to the starting point of Herraley's worry -because language is the cornerstone of civilization. If the cornerstone has moved, can humans expect the evolution of AIGC? Openai has stopped publishing the library information from GPT-4. Should the government and regulators be forcibly requested that the transparency of the large -language model development institution has greatly improved the transparency of the training language library? In the future, different countries and platforms are worthy of attention in this direction, standards, and theoretical trends.</text:p>
      <text:p text:style-name="P4">
(Only representing personal point of view. Organization: Yuan Yilin. East China Normal University Lu Liyuan, Ye Tong, and Liu Jiayu contributed to this article)</text:p>
      <text:p text:style-name="P4">
News Source: <text:a xlink:type="simple" xlink:href="http://www.ftchinese.com/story/001099956" text:style-name="Internet_20_link" text:visited-style-name="Visited_20_Internet_20_Link">
http://www.ftchinese.com/story/001099956</text:a>
</text:p>
      <!--NEWS-->
      <text:h text:style-name="P10" text:outline-level="1">
<text:span text:style-name="T4">
Three -piece set in the middle class, tears of the times (Free Version)</text:span>
</text:h>
      <text:p text:style-name="P4">
Authors: ['']</text:p>
      <text:p text:style-name="P4">
Publisher: 英国《金融时报》</text:p>
      <text:p text:style-name="P4">
Time: 2023-06-14T03:06:02+00:00</text:p>
      <text:p text:style-name="P4">
Published Time: 2023-06-13T12:00:99+08:00</text:p>
      <text:p text:style-name="P4">
Modified Time: 2023-06-13T19:07:99+08:00</text:p>
      <text:p text:style-name="P4">
Description: Xu Jin: Thousands of housing loans, spouses do not work, and the second child goes abroad to become a middle -class three -piece suit, which has caused the network group to laugh at. Are these middle class wrong? Why do they make such decisions? What does the trend of returning poverty in the middle class indicate?</text:p>
      <text:p text:style-name="P4">
Images: ["<text:a xlink:type="simple" xlink:href="https://thumbor.ftacademy.cn/unsafe/picture/2/000124232_piclink.jpg" text:style-name="Internet_20_link" text:visited-style-name="Visited_20_Internet_20_Link">
000124232_pic...</text:a>
"]</text:p>
      <text:p text:style-name="P4">
Themes: ['中国经济', '关注']</text:p>
      <text:p text:style-name="P4">
Keywords: ['中产', '中产阶级', '趋势', '中国经济', '软阶层']</text:p>
      <text:p text:style-name="P4">
Type: Article</text:p>
      <!--METADATA-->
      <text:p text:style-name="P4">
<draw:frame draw:style-name="fr1" draw:name="Image80" text:anchor-type="as-char" svg:width="6.9236in" svg:height="3.894525in" draw:z-index="0">
<draw:image xlink:href="../Images/FT Chinese Free Version/2023-06-14T03-06-02-00-00/00012423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Recently, "three killed middle -class" set fire.</text:p>
      <text:p text:style-name="P4">
The so -called three -piece set is "nearly 10 million mortgages, spouses do not work, and second -born abroad". The original author of this paragraph comes from my friend Zhang Mingyang. For a while, the group mocked the middle class became the most loud one in the new social market.</text:p>
      <text:p text:style-name="P4">
<text:span text:style-name="T4">
 What did you do wrong in "middle class"? </text:span>
</text:p>
      <text:p text:style-name="P4">
Explore the three -piece set of death in this legend. Is it really a bad choice for the middle class? At least a few years ago, this choice can actually be said to be relatively rational or even pragmatic.</text:p>
      <text:p text:style-name="P4">
Let's talk about 10 million housing loans. It sounds like a lot, but if you go to see a house of about 10 million in Beijing, Shanghai and Shenzhen, you will find that most of the houses of about 100 square meters, not even a new house, and many are not three rooms. There is a child to have a child, and having two children is cramped. Not to mention, if you want to change the house in the future, taxes and fees basically have to be leaving. In this case, buying a house with the highest ability of your own ability and loan to as many housing loans as possible can be said to be the main way to make rational decisions and get rich. Those who have a burden of millions of mortgages are not good for the annual salary. It is nothing more than choosing the most mainstream principles according to the most mainstream opinions in the past. In all fairness, most people do not choose this passerby, but they have no ability.</text:p>
      <text:p text:style-name="P4">
Second, the spouse does not work. Thousands of house loans can be loan, and income is naturally the mainstay of the family economy, which also means that 996 and the like are basically standard. Frequent business trips will naturally decrease. At this time, the spouse's full -time family can be said to be reasonable.</text:p>
      <text:p text:style-name="P4">
Not to mention, this spouse is generally female, even if the starting point is as high as the man, but if there is childbirth, at least one or two years before and after a child, the break in the middle workplace is too long, and the rising speed of the workplace is often limited. The income channel will also be reduced. This is actually one of the core reasons why women in the management. Whether fairness or not, seeing wisdom, but in many families, men and women are automatically formed.</text:p>
      <text:p text:style-name="P4">
Finally, the second child went abroad. In the past few years, it was not too much to call for a second child to have a second child, nor could they not talk about it, so it is necessary to go all out. The spouse can be described as a rational choice. Even so, do not underestimate the difficulty of raising and chickens and dogs. Not to mention that half of the children in big cities may not be able to enter the narrow door of the college entrance examination. In this case, if you are already a person with a annual salary of one million, how many people can endure to educate chickens and dogs at home, and how many people can accept their children to finally go to technical schools. This is a natural choice to choose to go abroad. With one or two years of annual salary, change to a stable rear, and even change to a child's good future -this choice, is it irrational?</text:p>
      <text:p text:style-name="P4">
If you are easy to place, how many people can do better by people who are mocking across the network now?</text:p>
      <text:p text:style-name="P4">
<text:span text:style-name="T4">
 Change of Grand Trends </text:span>
</text:p>
      <text:p text:style-name="P4">
Looking back, why the three -piece set of three -piece set is so common. The core reason is that three conditions are often locked with each other and it is difficult to isolate. Those who choose three -piece sets of middle -class are often salary of millions of people. This is not uncommon in the prosperity of the big factory in the past few years. Elites in first- and second -tier cities have received this income, which is not outrageous. Based on this income level, many decisions are naturally natural.</text:p>
      <text:p text:style-name="P4">
Based on the experience of over the past 30 years, it can be said that people who have realized wealth transitions have basically gambled the right trend, and the increasing the chips, the greater the income. The question is, will the trend always be there?</text:p>
      <text:p text:style-name="P4">
As the manager Drucker said, what is really important is not the trend, but the change of trend. The reason why many people do the wrong way is often because they mistakenly take the moment of the time as a long -term trend. When the trend changes, decision -making also changes accordingly. If leverage is the best strategy in the past, then the future, compression leverage may be the mainstream principle.</text:p>
      <text:p text:style-name="P4">
So, why did the three -piece set of middle -class settled in the crowd? Without him, the front conditions are gone. In recent years, the annual salary of millions of positions such as iceberg is abundant, and it has disappeared suddenly in front of everyone at a frightened speed. This is a situation that most people have been predicted in the past, which can be said to be the tears of the times.</text:p>
      <text:p text:style-name="P4">
More importantly, this trend is not just affected the group of middle -class elites. The three -piece set of the middle class is just the beginning. Without gloating or self -righteous, everyone may have their own three -piece suit waiting.</text:p>
      <text:p text:style-name="P4">
<text:span text:style-name="T4">
 Middle class is Golden Silk </text:span>
</text:p>
      <text:p text:style-name="P4">
The Chinese people have the dissatisfaction with the name "middle class" and have various malicious rubbing. Seeing various self -media articles returning to poverty, many people read it like a cool text, and generally add a sentence. Is this a middle class?</text:p>
      <text:p text:style-name="P4">
So, what is middle class? The so -called middle class is a middle -income group, which is the majority of society. There are no less than a hundred standards for middle -class. People who can buy Volkswagen Electric in Russia even have a middle class. People who consume 2 to 20 US dollars per day in other countries are middle -class, and there are middle -class standards based on the median population income.</text:p>
      <text:p text:style-name="P4">
The middle class is not only a stabilizer in modern society, but also the most sensitive group of social changes. It can be said to be the golden bird of society, and the era when the middle income group moved downward is the era of soft class.</text:p>
      <text:p text:style-name="P4">
I pointed out in the discussion of the new book "Leaping" of the soft class that if the average daily income is $ 10 ~ 20 to $ 20 in accordance with the mainstream standards of the international community. Similar to this standard, according to data released by the National Bureau of Statistics, the standard of China's middle -class income group is that the family has an annual income of more than 100,000 yuan. In this way, the threshold has reached more than 400 million.</text:p>
      <text:p text:style-name="P4">
In addition to official standards, the people have their own standards. In addition to considering income, the middle class of first -tier cities also requires two houses. According to the housing prices in Beijing and Shanghai, it is the iron rich man. Such a high -level threshold is actually the externalization of group anxiety. The fundamental purpose of all the efforts made by the middle class is that their next generation has the same social status as themselves -the so -called middle -class three -piece set is actually the past. In fact, this is the past. The externalization of expectations is not reasonable.</text:p>
      <text:p text:style-name="P4">
Today, some people also mention the negative standards. The three -piece set of real middle -class is that there is no loan in the house. In fact, such conditions are by no means accessible, I am afraid that it can be achieved by the accumulation of a generation. There are inextricable operations and calculations behind this. What's more, if the economy continues to decline and the finance continues to be weak, the income in the system will not be able to gradually move down, and it may have to be broken without layoffs and salary reduction.</text:p>
      <text:p text:style-name="P4">
The reason is that China is still a country with a monthly income of 600 million people. Many of the so -called middle class is actually almost the concept of "rich". Mocile middle class, most of them are the class emotions of Qiu Fu. The problem is that under the "invisible hand", most people are already the community of destiny living in the market, and there are various links in the faint relationship. For example, in the past, even if the large factory had a middle -aged crisis, most of the time had been "optimized", and most of them had earned money for a lifetime. They could leave safely, or investors to prosper the first and secondary markets. Now, the annual salary of one million has been laid off. After finding a circle, half of the salary reduction may not be received. Once hundreds of thousands start rolling, the annual income of 100,000 years will probably not be better. This is a serial effect.</text:p>
      <text:p text:style-name="P4">
News Source: <text:a xlink:type="simple" xlink:href="http://www.ftchinese.com/story/001099952" text:style-name="Internet_20_link" text:visited-style-name="Visited_20_Internet_20_Link">
http://www.ftchinese.com/story/001099952</text:a>
</text:p>
      <!--NEWS-->
      <text:h text:style-name="P10" text:outline-level="1">
<text:span text:style-name="T4">
After Trump's "File Gate" appeared in court, after shouting unjustly?</text:span>
</text:h>
      <text:p text:style-name="P4">
Author: None (Language: zh)</text:p>
      <text:p text:style-name="P4">
Publisher: None</text:p>
      <text:p text:style-name="P4">
Time: 2023-06-14T03:16:00Z</text:p>
      <text:p text:style-name="P4">
Description: Former US President Trump was sued for confidential documents and attended a hearing held in the Miami Court on the 13th. His lawyer did not plead guilty to the full charges. This case affects the US election, how can it develop next?</text:p>
      <text:p text:style-name="P4">
Videos: []</text:p>
      <text:p text:style-name="P4">
Images: []</text:p>
      <text:p text:style-name="P4">
Subject: 时政风云</text:p>
      <text:p text:style-name="P4">
Subjects: ['德国联邦政府']</text:p>
      <text:p text:style-name="P4">
Keywords: ['特朗普', '美国总统大选', '机密文件', '联邦政府', '开庭', '刑事诉讼']</text:p>
      <text:p text:style-name="P4">
Id: 65907744</text:p>
      <!--METADATA-->
      <text:p text:style-name="P4">
<text:a xlink:type="simple" xlink:href="https://www.dw.com/zh/overlay/image/article/65907744/65907343" text:style-name="Internet_20_link" text:visited-style-name="Visited_20_Internet_20_Link">
 </text:a>
The court sketch of the hearing on the 13th shows the appearance of former US President Trump.</text:p>
      <text:p text:style-name="P4">
(Voice of Germany Chinese) former US President Donaldtrump was sued for confidential documents and appeared in Miami on Tuesday (June 13) in the Eastern Time (June 13). Unconditional and without travel restrictions, without cash guarantee, leave the court.</text:p>
      <text:h text:style-name="P12" text:outline-level="3">
<text:span text:style-name="T4">
What are the allegations?</text:span>
</text:h>
      <text:p text:style-name="P4">
76 -year -old Trump is facing 37 allegations, including violations of the "Spy Law", co -conspiracy to hinder judicial and providing false statements to investigators, etc.(https://www.dw.com/zh/zh/美国检方公布特朗普案起诉书性质严重/a-65878432)<text:a xlink:type="simple" xlink:href="https://www.dw.com/zh/zh/川普因機密文件案-成首位聯邦政府起訴的美國前總統/a-65864751" text:style-name="Internet_20_link" text:visited-style-name="Visited_20_Internet_20_Link">
Be the first president in the history of the United States to be sued by the federal government</text:a>
Essence</text:p>
      <text:p text:style-name="P4">
According to the indictment, Trump was suspected of being in a private residence from the Central Intelligence Agency, the National Security Agency, and the confidential documents related to the weakness of the United States and the United States when they stepped down in January 2021, as well as the US nuclear weapons and the United States. In addition, he was accused of knowing the documents that should be returned in his hands, but refused to deliver, and he lied to investigators and encouraged lawyers to mislead the investigation unit.</text:p>
      <text:p text:style-name="P4">
"This is a situation where the crime is more serious than the actual crime." Elizabethgoitein, an expert in the Brennan Center for Justice, told Reuters that "if he just neglects his duties, he may fundamentally Will not be prosecuted. "</text:p>
      <text:p text:style-name="P4">
During the investigation, Trump's lawyer told the Federal Investigation Bureau that they had handed over all confidential documents and were pierced as a lie afterwards. Goyn added that this kind of behavior that hinders justice can be in prison for up to 20 years.</text:p>
      <text:p text:style-name="P4">
After leaving the court, Trump went to Miami's famous Cuban restaurant "Versailles" for dinner. There was Sichuan Fan who came to celebrate his birthday at the scene.</text:p>
      <text:h text:style-name="P12" text:outline-level="3">
<text:span text:style-name="T4">
After not pleading guilty, what will happen next?</text:span>
</text:h>
      <text:p text:style-name="P4">
After the hearing on the 13th, the case will enter the legal procedure before trial. Reuters analysis that the Trump team may delay time through different means, so the case is likely to officially open after at least one year, that is, it may be dragged until the Presidential election in 2024, and US law has not restricted or was convicted or convicted. The defendant was not allowed to run, so Trump still had a high chance to take the case as usual.</text:p>
      <text:p text:style-name="P4">
According to the latest polls released by Reuters and IPSOS, Trump is still far ahead of competitors in the Republican nomination of the Presidential Election in 2024; 81%of Republican voters believe that these allegations are for political motivation.</text:p>
      <text:p text:style-name="P4">
Trump's personal assistant and co -defendant Waltnauta was arrested for assisting Trump's illegal retaining confidential documents. Both were released unconditionally after the court. The judge did not think that the two defendants had risks of absconding, did not offer any exit restrictions on them, nor did they request bail, but they were not allowed to contact the witnesses in this case.</text:p>
      <text:p text:style-name="P4">
Trump, who is about to usher in his 77th birthday, goes to Miami's famous Cuban restaurant "Versailles" after leaving the court. Some supporters came to celebrate his birthday at the scene. <text:a xlink:type="simple" xlink:href="https://www.dw.com/zh/zh/特朗普他们比中俄朝伊加一块都烂/a-65884434" text:style-name="Internet_20_link" text:visited-style-name="Visited_20_Internet_20_Link">
Trump is dissatisfied with his prosecution</text:a>
During the period, Joe Biden, who was scolded by the US President,: "Our government is out of control."</text:p>
      <text:h text:style-name="P12" text:outline-level="3">
<text:span text:style-name="T4">
?</text:span>
</text:h>
      <text:p text:style-name="P4">
Reuters analyzed that if Trump won the presidential election in 2024, it may be difficult to advance the legal war. Since the US Department of Justice is an administrative department, and the president is the highest federal law enforcement officials in the country, and federal prosecutors are usually appointed by the president.</text:p>
      <text:p text:style-name="P4">
In addition, the U.S. Department of Justice has a decades of policy, that is, the current president will not be prosecuted unless it is approved by the General Admission of the United States (that is, the Minister of Justice) under the "special circumstances".</text:p>
      <text:p text:style-name="P4">
Although Merrick Garland, the current judicial minister of Biden, may ignore the policy and continue to promote a confidential document case, if Trump has been selected again, he may also dismiss Galan and choose an agent. However, the appointment of permanent successor must still be approved by the US Senate.</text:p>
      <text:h text:style-name="P12" text:outline-level="3">
<text:span text:style-name="T4">
What does Trump have been sued?</text:span>
</text:h>
      <text:p text:style-name="P4">
(Reuters, CNN)</text:p>
      <text:p text:style-name="P4">
News Source: <text:a xlink:type="simple" xlink:href="https://www.dw.com/zh/川普「文件門」首出庭-喊冤不認罪之後呢？/a-65907744" text:style-name="Internet_20_link" text:visited-style-name="Visited_20_Internet_20_Link">
https://www.dw.com/zh/川普「文件門」首出庭-喊冤不認罪之後呢？/a-65907744?maca=chi-rss-chi-all-1127-rdf</text:a>
</text:p>
      <!--NEWS-->
      <text:h text:style-name="P10" text:outline-level="1">
<text:span text:style-name="T4">
U.S. -China Foreign Minister Call Discussion to Maintaining Communication Pipelines and Global Affairs of Pipelines and Bilateral Relations</text:span>
</text:h>
      <text:p text:style-name="P4">
Author: None</text:p>
      <text:p text:style-name="P4">
Publisher: Radio Free Asia (Organization)</text:p>
      <text:p text:style-name="P4">
Published Time: 2023-06-14T03:25:00-04:00</text:p>
      <text:p text:style-name="P4">
Modified Time: 2023-06-14T09:19: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88615in" draw:z-index="0">
<draw:image xlink:href="../Images/rfamandarin/2023-06-14T03-25-00-04-00/000000.png" xlink:type="simple" xlink:show="embed" xlink:actuate="onLoad" draw:mime-type="image/png"/>
</draw:frame>
U.S. Secretary of State Broskere and Chinese Foreign Minister Qin Gang talked. <text:a xlink:type="simple" xlink:href="https://www.rfa.org/mandarin/Xinwen/hcm1-06142023032513.html/@@images/image" text:style-name="Internet_20_link" text:visited-style-name="Visited_20_Internet_20_Link">
</text:a>
RFA drawing</text:p>
      <text:p text:style-name="P4">
According to the website of the Ministry of Foreign Affairs of China, the Chinese State Councilor and Foreign Minister Qin Gang should appointment with US Secretary of State Brillin on the 14th.</text:p>
      <text:p text:style-name="P4">
The Ministry of Foreign Affairs of China pointed out that Qin Gang clarified the "strict position" on the core concerns of the Chinese issue such as Taiwan, emphasizing that the United States should respect, stop interfered in the Chinese internal affairs, and stop harming the interests of China's sovereign security development in the name of competition.</text:p>
      <text:p text:style-name="P4">
U.S. Secretary of State Brillings stated in Twitter that he discussed with Qin Gang on the phone to continue to work hard to maintain open communication channels, as well as bilateral and global affairs. The U.S. State Department also pointed out in the briefing that Brintken emphasized the importance of maintaining communication and responsible handling US -China relations to avoid misunderstanding and conflict. The United States will continue to ask the Chinese side with concerns about the United States and possible cooperation opportunities in diplomacy. However, in public information, Brinkeakin did not mention any questions about Taiwan.</text:p>
      <text:p text:style-name="P4">
Qin Gang said that he hopes that the United States will take practical actions to implement the important consensus of the two heads of state in Bali and the relevant commitment of the United States. track.</text:p>
      <text:p text:style-name="P4">
According to several media quoted sources, Broskery is expected to visit China on the 18th. He will visit the highest -level American officials who visited China since October 2018, after the interview with the Secretary of State Pompeo.</text:p>
      <text:p text:style-name="P4">
Blints expect to meet with senior officials such as Qin Gang, and may also meet with Chinese President Xi Jinping. But there is still no further information.</text:p>
      <text:p text:style-name="P4">
According to Reuters, Brinken said before the visit that "the Bayeng government has taken diplomatic measures to slow down China to project military forces worldwide." The Wall Street Journal quoted a US official last week that China is conducting new spy activities on Cuba. Brinken said that China ’s action in Cuba is the tip of the iceberg that Beijing expands its overseas influence worldwide. However, the US diplomacy has achieved some results since the Biden government came to power.</text:p>
      <text:p text:style-name="P4">
Reporter Huang Chunmei blame Xu Shuting</text:p>
      <text:p text:style-name="P4">
News Source: <text:a xlink:type="simple" xlink:href="https://www.rfa.org/mandarin/Xinwen/hcm1-06142023032513.html" text:style-name="Internet_20_link" text:visited-style-name="Visited_20_Internet_20_Link">
https://www.rfa.org/mandarin/Xinwen/hcm1-06142023032513.html</text:a>
</text:p>
      <!--NEWS-->
      <text:h text:style-name="P10" text:outline-level="1">
<text:span text:style-name="T4">
To improve Sino -US relations, there must be strategic patience</text:span>
</text:h>
      <text:p text:style-name="P4">
Authors: ['邓聿文']</text:p>
      <text:p text:style-name="P4">
Publisher: 英国《金融时报》</text:p>
      <text:p text:style-name="P4">
Time: 2023-06-14T03:48:59+00:00</text:p>
      <text:p text:style-name="P4">
Published Time: 2023-06-08T12:00:99+08:00</text:p>
      <text:p text:style-name="P4">
Modified Time: 2023-06-08T23:49:99+08:00</text:p>
      <text:p text:style-name="P4">
Description: Deng Yanwen: As far as Sino -US relations have been on the stage, the two sides may enter the early spring and feel the warmth of some kind of early spring, but now this kind of warmth is not enough to achieve the degree of making flowers spit.</text:p>
      <text:p text:style-name="P4">
Images: ["<text:a xlink:type="simple" xlink:href="https://thumbor.ftacademy.cn/unsafe/picture/2/000168802_piclink.jpg" text:style-name="Internet_20_link" text:visited-style-name="Visited_20_Internet_20_Link">
000168802_pic...</text:a>
"]</text:p>
      <text:p text:style-name="P4">
Themes: ['中美关系', '关注']</text:p>
      <text:p text:style-name="P4">
Keywords: ['中美关系', '拜登', '中美贸易战', '中美经贸']</text:p>
      <text:p text:style-name="P4">
Type: Article</text:p>
      <!--METADATA-->
      <text:p text:style-name="P4">
<draw:frame draw:style-name="fr1" draw:name="Image85" text:anchor-type="as-char" svg:width="6.9236in" svg:height="3.894525in" draw:z-index="0">
<draw:image xlink:href="../Images/FT Chinese Free Version/2023-06-14T03-48-59-00-00/000168802_piclink.jpg" xlink:type="simple" xlink:show="embed" xlink:actuate="onLoad" draw:mime-type="image/jpeg"/>
</draw:frame>
At the recently -ended Shangri -La dialogue, the Minister of Defense of China and the United States was shaking hands behind the shaking hands and accusing each other, so that the outside world was worried about the status quo of the relationship between the two countries. This shows that the recent relationship between China and the United States is described as "Spring Blossoms", which may be more appropriate.</text:p>
      <text:p text:style-name="P4">
"Spring Warm" means that compared with the "balloon incident" in March, high -level contacts and dialogue stops in the two countries have recently restored high -level dialogue. Wang Yi, director of the China Foreign Affairs Office, and US National Security Consultant, Sarawon, talked about eight hours in Vienna for two days. When the Minister of Commerce Wang Wentao participated in the Asia -Pacific Economic Cooperation Organization (APEC) Minister of Economic and Trade, he held talks with US Secretary of Commerce Raymondo and trade representative Dai Qi. Xie Feng, the ambassador to the United States in the near future, has been in Washington to take office, and meet with the Deputy Secretary of State of the State Council and the Deputy Minister of Finance. In May, the director of the Central Intelligence Agency (CIA) secretly visited China in May. The latest news is that the Secretary of State Kangda, the assistant Secretary of State of East Asian affairs in the US State Department, and the Director of the China Center of the White House National Security Council, Bilan, visiting China.</text:p>
      <text:p text:style-name="P4">
News Source: <text:a xlink:type="simple" xlink:href="http://www.ftchinese.com/story/001099909" text:style-name="Internet_20_link" text:visited-style-name="Visited_20_Internet_20_Link">
http://www.ftchinese.com/story/001099909</text:a>
</text:p>
      <!--NEWS-->
      <text:h text:style-name="P10" text:outline-level="1">
<text:span text:style-name="T4">
Yin Xiyue is in power, and it is difficult to improve China -South Korea relations (Free Version)</text:span>
</text:h>
      <text:p text:style-name="P4">
Authors: ['为FT中文网撰稿']</text:p>
      <text:p text:style-name="P4">
Publisher: 英国《金融时报》</text:p>
      <text:p text:style-name="P4">
Time: 2023-06-14T03:54:44+00:00</text:p>
      <text:p text:style-name="P4">
Published Time: 2023-06-13T12:00:99+08:00</text:p>
      <text:p text:style-name="P4">
Modified Time: 2023-06-13T23:47:99+08:00</text:p>
      <text:p text:style-name="P4">
Description: Deng Yanwen: South Korea is ambitious to pursue the center of the global hub. When conflicting with China, it is unlikely to compromise. From the perspective of China and South Korea ’s diplomacy, South Korea has clearly planned to refund, and China has no intention of showing weakness.</text:p>
      <text:p text:style-name="P4">
Images: ["<text:a xlink:type="simple" xlink:href="https://thumbor.ftacademy.cn/unsafe/picture/7/000178787_piclink.jpg" text:style-name="Internet_20_link" text:visited-style-name="Visited_20_Internet_20_Link">
000178787_pic...</text:a>
"]</text:p>
      <text:p text:style-name="P4">
Themes: ['中韩关系', '关注']</text:p>
      <text:p text:style-name="P4">
Keywords: ['中韩关系', '韩国', '尹锡悦', '中美关系']</text:p>
      <text:p text:style-name="P4">
Type: Article</text:p>
      <!--METADATA-->
      <text:p text:style-name="P4">
<draw:frame draw:style-name="fr1" draw:name="Image86" text:anchor-type="as-char" svg:width="6.9236in" svg:height="4.651794in" draw:z-index="0">
<draw:image xlink:href="../Images/FT Chinese Free Version/2023-06-14T03-54-44-00-00/00017878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China and South Korea's latest diplomatic disputes have witnessed these two neighboring countries. The matter was caused by the Chinese Ambassador to Korea Xing Haiming on June 8th, and Li Zaiming, the leading Democratic Party of South Korea in the Wild Party, was the following words that made the Korean side strong. Interference of external factors. The United States is trying to suppress China, and some people bet that the United States will win and China loses. This is obviously misjudgment. He has not seen the general trend of history. He also said that people who bet on China now will regret it in the future.</text:p>
      <text:p text:style-name="P4">
According to the exchanges between me and my Korean media, Xing Haiming said that South Korea's betting between the United States and China should lose China. This should not be fake. A Korean friend once bluntly told me that he believed that China and the United States confronted that China would lose. South Korea would change the diplomacy that had a balanced position between the United States and China and joined the United States Sino -China Alliance. This view is quite market in South Korea. Yin Xiyue is also very beautiful. Nevertheless, the fierce response to Xing Haiming's remarks on Xing Haiming still exceeded many Chinese people's expectations. The outside world saw that South Korean Foreign Minister Park Zhen condemned Xing Haiming for his excessive remarks. According to diplomatic practices, the ambassador's score was to enhance the friendship between the two countries, not the misunderstanding of communication. Zhang Huzhen, the first deputy foreign minister of the Ministry of Foreign Affairs of South Korea, also summoned Xing Haiming on the same day, saying that he in front of many media, condemned the Korean policy with the unspeakable wording and the facts that contrary to the facts. The interference in domestic politics in South Korea violates the Vienna Convention and warns that Xing Haiming should do well in the division, and all the consequences must be borne by me. Zhao Taiyong, the head of the South Korean National Security Office, also said during the day talk about South Korea -China relations that it will pursue diplomacy that conforms to national strength to build a healthy Korean -China relations. Yin Xiyue's government is centered on national interests, based on principles and mutual benefit and equivalent principles, and strives to develop into a global central country that cooperates with the international community.</text:p>
      <text:p text:style-name="P4">
China's protests and warnings on South Korea naturally did not politely fight back, but tone was not as strong as South Korea. Assistant Minister of Foreign Affairs, Nun Rong, saw that the South Korean ambassador to China, Zheng Zaihao, showed "improper reactions" to South Korea's "improper reaction" of Xing Haiming and Lee in the Ming meeting. , Effectively abide by the spirit of the China -Korea Jianjian Communist Party, and go with China. In addition, the Chinese Ministry of Foreign Affairs spokesman Wang Wenbin was asked many times at a press conference on June 9th and 12th, expressing the same attitude with Rongrong.</text:p>
      <text:p text:style-name="P4">
The act of fighting against each other's ambassador to the opponent's ambassador to China and South Korea was the second time after Yin Xiyue's visit to the United States on the United States in April this year, which caused the second time after China ’s solemn negotiations. During the period, not only did not improve, but continued to deteriorate. The two countries have formed the following interactive model: as long as one party publishes or makes the other party's perspective of interference in the internal affairs or unfavorable words and deeds, they will be protested by the other party, and on the other hand, they are not willing to show weakness and protest.</text:p>
      <text:p text:style-name="P4">
This is actually not the whole of the government. During this period, Liu Jinsong, the director of the Asian Department of the Chinese Ministry of Foreign Affairs, met with relevant officials of the Ministry of Foreign Affairs of South Korea in South Korea in May 22, which is particularly worthy of attention. According to Korean media reports, Liu Jinsong conveyed the "four impossible positions" from the Yin Xiyue government to the Yin Xiyue government: if China's core interests are violated, it will not be possible to cooperate with South Korea; if South Korea adopts unilateral pro -American, pro -Japanese foreign policy, It will not cooperate; if the relationship between the two countries is continuously destroyed, China will refuse to conduct high -level exchanges; in the case of deteriorating regional situations, South Korea cannot play an important role in the Peninsula issue. This "four impossible positions" will undoubtedly be regarded by South Korea as a naked threat. If Liu Jinsong's statement is true, this shows that China is very dissatisfied with the Yin Xiyue government, and the two countries are related to a very bad level. To a large extent, this can also explain why Xing Haiming met with Li Zaiming in the face of the reporter. Some Chinese media believed that this was not named Yin Xiyue. This also shows that before South Korea's attitude is changed, China does not intend to take out measures to improve its relations with South Korea.</text:p>
      <text:p text:style-name="P4">
The rate of bad relations between the two countries is beyond the bad records of China and most Western countries. Even if the confrontation between China and the United States, it has experienced at least one year of observation and repeated development during the Trump period. However It fell to the bottom of the valley one year after taking office. The reason for this is of course there is a problem of China. From the perspective of South Korea, in addition to the previously mentioned Yin Xiyue government gambled in the United States and China, another important factor is the importance of the Chinese market to South Korea to South Korea. It's falling. According to data released by the Ministry of Commerce and Commerce Resources of Korea on June 6, from January to May this year, South Korea's exports to China were US $ 49.7 billion, a year-on-year decrease of 27.3%. Since June last year, South Korea's exports to China have been in a negative growth trend for 12 consecutive months. In the past year, except for September of the year, the rest of the month's trade with China has now been deficit, and China has changed from a maximum country in the past to the largest deficit country. According to data from the South Korean Trade Association, China's share in the total exports of South Korea is also declining, from 25.3%in 2021 to 22.8%last year, and then decreased to 19.5%in the first quarter of this year. The increase of US exports.</text:p>
      <text:p text:style-name="P4">
Although China is still the largest export market in South Korea, if according to the above trend, in a few years, I am afraid that it will have to be located in the United States. Regardless of this phenomenon, the "de -Chineseization" of South Korea's economy will inevitably reflect the foreign relations between the two countries. Relations should be based on principles and mutual benefit.</text:p>
      <text:p text:style-name="P4">
Yin Xiyue still has four years. Because South Korea's policy on China has been abducted by the United States, the future progress of Sino -South Korean relations depends on Sino -US relations. However, if there is no special accident, Sino -US relations cannot be substantially eased in the next four years. The competition and confrontation between the two countries will only be further strengthened, and South Korea can only follow the pace of the United States and Japan and the tone processing to deal with China. As Zhao Taiyong said before, he pursued the diplomacy that conforms to South Korea's national strength. This will make the contradiction between the two parties more difficult to solve. At present, China has just tapped in South Korea. It has not taken substantial measures to counter it. If Liu Jinsong said, "Four impossible positions", such as supporting North Korea, and even increasing military assistance to North Korea, it will undoubtedly bring South Korea to South Korea. Great risk, thereby enable the two sides to enter a state of hostility. This should not be seen by China. So at the recent Shangri -La dialogue, the two countries' defense ministers still met. But the future trend is difficult to say. If South Korea introduces the second "Sad" system, or join the US -Japanese Military Alliance to form the "Little NATO" of the Three Kingdoms, it will not rule out that China will do so.</text:p>
      <text:p text:style-name="P4">
South Korea is ambitious to pursue the center of the global hub, which means that when it conflicts with China, it is unlikely to adopt a compromise. From the last time China and South Korea were interacted with this diplomacy, South Korea did not intend to retreat, and of course China did not intend to show weakness. In addition, the public opinion of the two countries hate each other highly and support the government to hold a strong position on the other party. It is almost certain that during the period of Yin Xiyue, the relationship between the two countries could not improve.</text:p>
      <text:p text:style-name="P4">
News Source: <text:a xlink:type="simple" xlink:href="http://www.ftchinese.com/story/001099957" text:style-name="Internet_20_link" text:visited-style-name="Visited_20_Internet_20_Link">
http://www.ftchinese.com/story/001099957</text:a>
</text:p>
      <!--NEWS-->
      <text:h text:style-name="P10" text:outline-level="1">
<text:span text:style-name="T4">
Police obtain a chat history through the ID card to record the big database to master the national information</text:span>
</text:h>
      <text:p text:style-name="P4">
Author: None</text:p>
      <text:p text:style-name="P4">
Publisher: Radio Free Asia (Organization)</text:p>
      <text:p text:style-name="P4">
Published Time: 2023-06-14T04:20:00-04:00</text:p>
      <text:p text:style-name="P4">
Modified Time: 2023-06-14T12:56:57-04:00</text:p>
      <text:p text:style-name="P4">
Description: None</text:p>
      <text:p text:style-name="P4">
Videos: []</text:p>
      <text:p text:style-name="P4">
Audios: ["<text:a xlink:type="simple" xlink:href="https://www.rfa.org/mandarin/yataibaodao/renquanfazhi/gt1-061420230416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4.801852in" draw:z-index="0">
<draw:image xlink:href="../Images/rfamandarin/2023-06-14T04-20-00-04-00/000000.png" xlink:type="simple" xlink:show="embed" xlink:actuate="onLoad" draw:mime-type="image/png"/>
</draw:frame>
The Chinese resident ID card is severely leaked, and it is often used as criminal tools by illegal people. <text:a xlink:type="simple" xlink:href="https://www.rfa.org/mandarin/yataibaodao/renquanfazhi/gt1-06142023041645.html/@@images/image" text:style-name="Internet_20_link" text:visited-style-name="Visited_20_Internet_20_Link">
</text:a>
Network picture/ancient pavilion provides <text:a xlink:type="simple" xlink:href="https://www.rfa.org/mandarin/yataibaodao/renquanfazhi/gt1-06142023041645.html/@@stream" text:style-name="Internet_20_link" text:visited-style-name="Visited_20_Internet_20_Link">
Audio-Link: https://www.rfa.org/mandarin/yataibao/renquanfazhi/GT1-06142023041645.html/@stream</text:a>
Chinese police have continued to improve the technical means of personal information through big data. Recently, a netizen was discovered by a police officer in Haikou that the police did not check the parties' mobile phones, and the netizen's WeChat chat history could be found only with her ID number. Some people have disclosed that the police can also obtain all personal data from the chip in the ID card.</text:p>
      <text:p text:style-name="P4">
<text:a xlink:type="simple" xlink:href="https://www.rfa.org/mandarin/yataibaodao/kejiaowen/gt-06082023024436.html" text:style-name="Internet_20_link" text:visited-style-name="Visited_20_Internet_20_Link">
<text:span text:style-name="T4">
 Technician found: WeChat or record computer logs and uploaded </text:span>
</text:a>
<text:span text:style-name="T4">
* <text:a xlink:type="simple" xlink:href="https://www.rfa.org/mandarin/ytbdzhuantixilie/diaocha-baodao/mz-06062023121301.html" text:style-name="Internet_20_link" text:visited-style-name="Visited_20_Internet_20_Link">
Survey Report | An artificial intelligence camera immediately notified the Chinese public security when the banner was launched</text:a>
</text:span>
</text:p>
      <text:p text:style-name="P4">
Mobile phones and ID cards have become an important channel for the leakage of Chinese residents' personal data. Last Wednesday (7th), a netizen wrote a message in the chat group that on June 6, he took a ferry at Xinhai Port, Haikou, and was jointly inspected by the customs and police. Can get his WeChat chat history. The netizen also said that the police could still recover even if they were deleted on WeChat.</text:p>
      <text:p text:style-name="P4">
Netizens were nervous after seeing the above message. Current affairs commentators Bi Xin said in an interview on Wednesday (13th) that China's big data provides the police with the greatest convenience to verify the residents' information. In front of the government, individuals have no privacy at all: "This ID card is embedded in the internal ID card Twenty years ago, the chip was fully implemented in China. At that time, the propaganda they had made is to make everyone travel more conveniently, the property is safer, and the privacy is better protected. At that time, people expected this situation. "</text:p>
      <text:p text:style-name="P4">
Bi Xin said that the personal information leaked more than the phone: "It is all your information, as long as you use your ID card, you can find it all, including your property, real estate, residential hotel records, consumption records, chat records, chat records This is called a new strategic direction of deep stability. "</text:p>
      <text:p text:style-name="P4">
A few months ago, this station reported that the pictures disclosed by netizens showed that in addition to comparing databases and obtaining personal identity information, the face control system of people on the streets of the country can also be expanded to identity recognition. Mr. Zhang, a netizen, told this station that the police can obtain all the information from the residents from big data through ID numbers and ID cards: "Because in the big database stored in recent years, the recorded on WeChat, QQ, and Douyin in WeChat, QQ, and Douyin have been recorded in WeChat, QQ, Douyin The message information of the social media account, which is why the social account requires you to register in real name. "</text:p>
      <text:p text:style-name="P4">
A netizen tells that a ferry in Haikou was checked by the customs and the police to check the ID card, and the WeChat chat history could be obtained by the ID number alone. (Network screenshot/ancient pavilion provided) <text:a xlink:type="simple" xlink:href="https://www.rfa.org/mandarin/yataibaodao/renquanfazhi/gt1-06142023041645.html/m0614-gt1p1.jpg" text:style-name="Internet_20_link" text:visited-style-name="Visited_20_Internet_20_Link">
</text:a>
<text:span text:style-name="T4">
 Police verify your personal identity and continuous improvement </text:span>
</text:p>
      <text:p text:style-name="P4">
Bi Xin also said, what's more terrible is: "A few years ago, I remember that they (police) had a technology. We saw it with your own eyes. The policeman was one meter away from you. He could be a plainclothes policeman and walked by you. All the information in your mobile phone has arrived in the police's mobile phone. The other party immediately knows the registered name of your mobile phone number, your WeChat group and chat history. "</text:p>
      <text:p text:style-name="P4">
There have been Hong Kong media reports that a police instrument and supporting software are sold on the computer city of Huaqiang North Road, Guangdong. Essence</text:p>
      <text:p text:style-name="P4">
In an interview with current affairs commentators, Mr. Cai said that China has invested heavily in establishing a big database and collects personal information through various channels. He said that not long ago, his personal telegram account was stolen by unknown people and chatted with him: "He told me to follow his requirements and stole my account. A series of things happened. The words of Sichuan well -known writer) are exactly the same as Li Li's voice. He adjusted my voice from Li Chengpeng and talked with me with Li Chengpeng's voice. I hit it over and could never get through. "The voice was blurred."</text:p>
      <text:p text:style-name="P4">
<text:span text:style-name="T4">
 The big database of the Ministry of Public Security is open to some enterprises </text:span>
</text:p>
      <text:p text:style-name="P4">
According to reports, Chinese enterprises authorized by the Chinese Ministry of Public Security can connect to large databases through interfaces to query personal information. Many enterprises will sell the information authentication interface multiple times in order to make a profit, not only selling the interface, but also illegally cache user information.</text:p>
      <text:p text:style-name="P4">
Not long ago, after learning that the police had mastered the citizen information through big data, they lied that they could get personal information through the police and sold them to netizens. According to "My Soviet Net", Mr. Zhou, a resident of High -Port District, Taizhou City, Jiangsu, believes that the scammer can help to inquire about someone's three -month WeChat chat history, the accommodation records across the country within three years, etc., and have been deceived 8,800 yuan. Since then, the case was cracked by the police and the suspect was arrested.</text:p>
      <text:p text:style-name="P4">
Reporter: Ancient Pavilion Editor: Xu Shuting, Jiayuan.com Editor: Hong Wei</text:p>
      <text:p text:style-name="P4">
News Source: <text:a xlink:type="simple" xlink:href="https://www.rfa.org/mandarin/yataibaodao/renquanfazhi/gt1-06142023041645.html" text:style-name="Internet_20_link" text:visited-style-name="Visited_20_Internet_20_Link">
https://www.rfa.org/mandarin/yataibaodao/renquanfazhi/gt1-06142023041645.html</text:a>
</text:p>
      <!--NEWS-->
      <text:h text:style-name="P10" text:outline-level="1">
<text:span text:style-name="T4">
The US State Department changed its mouth: I did not decide whether to invite Li Jiachao to attend the APEC</text:span>
</text:h>
      <text:p text:style-name="P4">
Author: None (Language: zh)</text:p>
      <text:p text:style-name="P4">
Publisher: None</text:p>
      <text:p text:style-name="P4">
Time: 2023-06-14T04:26:00Z</text:p>
      <text:p text:style-name="P4">
Description: Among the opposition, the US Council amended the statement on the 13th, saying that the previous statement was wrong. The United States has not decided whether to invite Hong Kong Chief Executive Li Jiachao to participate in the APEC meeting. On the same day, Li Jiachao emphasized that he hosted a state -owned responsibility to invite members to attend.</text:p>
      <text:p text:style-name="P4">
Videos: []</text:p>
      <text:p text:style-name="P4">
Images: []</text:p>
      <text:p text:style-name="P4">
Subject: 时政风云</text:p>
      <text:p text:style-name="P4">
Subjects: ['APEC']</text:p>
      <text:p text:style-name="P4">
Keywords: ['亚太经合组织', 'APEC', '香港特首', '香港国安法', '李家超', '美国制裁']</text:p>
      <text:p text:style-name="P4">
Id: 65857895</text:p>
      <!--METADATA-->
      <text:p text:style-name="P4">
<text:a xlink:type="simple" xlink:href="https://www.dw.com/zh/overlay/image/article/65857895/62322844" text:style-name="Internet_20_link" text:visited-style-name="Visited_20_Internet_20_Link">
 </text:a>
Li Jiachao was officially appointed as the sixth executive officer in Hong Kong in May 2022 in May 2022</text:p>
      <text:p text:style-name="P4">
(Voice of Germany Chinese Network) The U.S. State Department amended a statement on Tuesday (June 13), saying that she has not decided whether to invite Hong Kong Chief Executive Li Jiachao to attend the Asia -Pacific Economic Cooperation Leadership Meeting in November, which is different from the previous statement. Tune.</text:p>
      <text:p text:style-name="P4">
Earlier, [Wendy Sherman, Deputy Secretary of State of the United States]](https://www.dw.com/zh/zh/美副国务卿已做好与中国激烈竞争的准备/a-59439627)The invitation plan was revealed to the Congress's letter, which was objected by the cross -party members of the parliament, stating that Li Jiachao was sanctioned by the United States and should not be invited by the United States in 2020 for the "Hong Kong National Security Law" in 2020.</text:p>
      <text:p text:style-name="P4">
On the 13th, a spokesman for the State Council responded for the first time, saying that the hospital sends out the "wrong version" response to Congress in accident, and regrets the mistakes and emphasizes that it has not made any decision on the invitation and "participated in the APEC APEC It is necessary to comply with US regulations, including relevant provisions of sanctions. "</text:p>
      <text:p text:style-name="P4">
On the same day, the US Senate Foreign Relations Committee confirmed that it received a response from the State Council correction, which wrote that the United States "did not make any promises about invitation."</text:p>
      <text:h text:style-name="P12" text:outline-level="3">
<text:span text:style-name="T4">
家: I will attend according to the conventional</text:span>
</text:h>
      <text:p text:style-name="P4">
According to the Hong Kong News Agency, Li Jiachao reiterated during the press conference before attending the Executive Conference on the 13th that APEC does not belong to any country and economy. As a member of Hong Kong, Hong Kong will attend the meeting in accordance with the rules of APEC and conventional.</text:p>
      <text:p text:style-name="P4">
Asked how to respond if he was not invited by the United States, Li Jiachao emphasized that the organizer was responsible for inviting members to attend the meeting.</text:p>
      <text:p text:style-name="P4">
Li Jiachao previously stated that the United States was obliged to invite Hong Kong to participate in the Asia -Pacific Economic Cooperation Leadership Meeting.</text:p>
      <text:p text:style-name="P4">
The Chinese Ministry of Foreign Affairs also called on the APEC host to do their responsibilities on Thursday (8th) to ensure that all members of the members attended the meeting. A spokesman Wang Wenbin said at a regular press conference that the APEC office will have its organizational rules. This year's host country, the United States, "promises to fulfill the host duties of the host, abide by the APEC related rules and procedures", and "provide convenience" for membership representatives to "provide convenience" to the United States. China "believes that the United States will fulfill its commitments to ensure that all members of APEC members including Hong Kong, China will attend the meeting smoothly."</text:p>
      <text:h text:style-name="P12" text:outline-level="3">
<text:span text:style-name="T4">
</text:span>
</text:h>
      <text:p text:style-name="P4">
The United States is the organizer of the APEC Leadership Conference in November this year, and <text:a xlink:type="simple" xlink:href="https://www.dw.com/zh/zh/apec会议全球各国领导人的年终总结/a-59805772" text:style-name="Internet_20_link" text:visited-style-name="Visited_20_Internet_20_Link">
Hong Kong is also a member of APEC</text:a>
Essence However, Li Jiachao, the top official of Hong Kong and the current Chief Executive of Hong Kong, was sanctioned by the United States in 2020. At that time, he served as the Security Director. The United States has stated that Li Jiachao has participated in the act of "coercion, arrest, detention or imprisonment" in Hong Kong to protest the "National Security Law".</text:p>
      <text:p text:style-name="P4">
According to Reuters, the US Democratic and Republican members of the United States Democratic Party believed in the US State Department on June 7, calling on the suspension of inviting Hong Kong chief executive Li Jiachao, a US chief executive, to participate in the Asia -Pacific Economic Cooperation Summit this year. The letter quoted the comments from Deputy Secretary of State Sherman. She said in writing in writing on February 9 this year after the Senate Foreign Relations Committee's testimony. It is very important to think that it is important to promote regional economic dialogue and the United States and China to maintain global macroeconomic stability. "</text:p>
      <text:p text:style-name="P4">
<text:a xlink:type="simple" xlink:href="https://www.dw.com/zh/zh/鲁比奥再出招-要求美委员会调查抖音收购案/a-50765234" text:style-name="Internet_20_link" text:visited-style-name="Visited_20_Internet_20_Link">
Republican Senator Marco Rubio</text:a>
In the letter to the State Council, he mentioned in the letter to the State Council: "We are frustrated that the Biden government plans to avoid sanctions against Li Jiachao and allow him to enter the United States to participate in the Asia -Pacific Economic Organization Conference."</text:p>
      <text:p text:style-name="P4">
The signingters of the letter include Democratic Senator Jeff Merkley, Democratic Representative Jim McGovern, and Republican Republican member Christmith. They also wrote: "For those who are persecuted by the CCP, China, and their agents in Hong Kong, inviting a sanctioned human rights invaders are an insult to them."</text:p>
      <text:p text:style-name="P4">
The U.S. State Department told Reuters at the time that the United States was looking forward to hosting the Asia -Pacific Economic Cooperation Conference, but the invitation of the leaders' meeting, "There is no final determined version." Generally speaking, the sanctions are not allowed to visit the United States unless they are exempted.</text:p>
      <text:p text:style-name="P4">
US Deputy Secretary of State Weerman (Wendy Sherman)</text:p>
      <text:p text:style-name="P4">
(Reuters, Chinese Ministry of Foreign Affairs)</text:p>
      <text:p text:style-name="P4">
News Source: <text:a xlink:type="simple" xlink:href="https://www.dw.com/zh/美國務院改口：未決定是否邀李家超出席apec/a-65857895" text:style-name="Internet_20_link" text:visited-style-name="Visited_20_Internet_20_Link">
https://www.dw.com/zh/美國務院改口：未決定是否邀李家超出席apec/a-65857895?maca=chi-rss-chi-all-1127-rdf</text:a>
</text:p>
      <!--NEWS-->
      <text:h text:style-name="P10" text:outline-level="1">
<text:span text:style-name="T4">
Well -known investor Ken Griffin is optimistic about the Chinese economy (Free Version)</text:span>
</text:h>
      <text:p text:style-name="P4">
Authors: ['康河信', '罗宾•哈丁']</text:p>
      <text:p text:style-name="P4">
Publisher: 英国《金融时报》</text:p>
      <text:p text:style-name="P4">
Time: 2023-06-14T04:46:59+00:00</text:p>
      <text:p text:style-name="P4">
Published Time: 2023-06-13T12:00:99+08:00</text:p>
      <text:p text:style-name="P4">
Modified Time: 2023-06-14T00:45:99+08:00</text:p>
      <text:p text:style-name="P4">
Description: The founder of the castle's investment visited Hong Kong for the first time since the outbreak of the new crown epidemic. He is optimistic that China's economic growth may be higher than the goal this year.</text:p>
      <text:p text:style-name="P4">
Images: ["<text:a xlink:type="simple" xlink:href="https://thumbor.ftacademy.cn/unsafe/picture/5/000184325_piclink.jpg" text:style-name="Internet_20_link" text:visited-style-name="Visited_20_Internet_20_Link">
000184325_pic...</text:a>
"]</text:p>
      <text:p text:style-name="P4">
Themes: ['中国经济', '关注']</text:p>
      <text:p text:style-name="P4">
Keywords: ['中国经济', '对冲基金', '城堡投资']</text:p>
      <text:p text:style-name="P4">
Type: Article</text:p>
      <!--METADATA-->
      <text:p text:style-name="P4">
<draw:frame draw:style-name="fr1" draw:name="Image94" text:anchor-type="as-char" svg:width="6.9236in" svg:height="3.894525in" draw:z-index="0">
<draw:image xlink:href="../Images/FT Chinese Free Version/2023-06-14T04-46-59-00-00/000184325_piclink.jpg" xlink:type="simple" xlink:show="embed" xlink:actuate="onLoad" draw:mime-type="image/jpeg"/>
</draw:frame>
Billionaire investor Ken Gelin(Shoe)It is said that China may support the global economy this year. If the United States falls into decline, this can help its economic growth avoid a "dangerous"(ugly)Slowness.</text:p>
      <text:p text:style-name="P4">
The Griffin has visited Hong Kong for the first time since the outbreak of the new crown epidemic. He said in an interview with the Financial Times that he was optimistic that China might have exceeded its growth goals.</text:p>
      <text:p text:style-name="P4">
News Source: <text:a xlink:type="simple" xlink:href="http://www.ftchinese.com/story/001099958" text:style-name="Internet_20_link" text:visited-style-name="Visited_20_Internet_20_Link">
http://www.ftchinese.com/story/001099958</text:a>
</text:p>
      <!--NEWS-->
      <text:h text:style-name="P10" text:outline-level="1">
<text:span text:style-name="T4">
What enlightenment of children who returned to the jungle 40 days? (Free version)</text:span>
</text:h>
      <text:p text:style-name="P4">
Authors: ['']</text:p>
      <text:p text:style-name="P4">
Publisher: 英国《金融时报》</text:p>
      <text:p text:style-name="P4">
Time: 2023-06-14T04:55:14+00:00</text:p>
      <text:p text:style-name="P4">
Published Time: 2023-06-13T12:00:99+08:00</text:p>
      <text:p text:style-name="P4">
Modified Time: 2023-06-13T19:07:99+08:00</text:p>
      <text:p text:style-name="P4">
Description: Xu Haina: People cannot rely on food just alive. We must also rely on the pursuit of our hearts, relying on love and responsibility, and relying on the connection between people to better face the adversity of life.</text:p>
      <text:p text:style-name="P4">
Images: ["<text:a xlink:type="simple" xlink:href="https://thumbor.ftacademy.cn/unsafe/picture/5/000184245_piclink.jpg" text:style-name="Internet_20_link" text:visited-style-name="Visited_20_Internet_20_Link">
000184245_pic...</text:a>
"]</text:p>
      <text:p text:style-name="P4">
Themes: ['专栏', '教育', '关注']</text:p>
      <text:p text:style-name="P4">
Keywords: ['教育', '关系', '成长', '素质教育', '情感']</text:p>
      <text:p text:style-name="P4">
Type: Article</text:p>
      <!--METADATA-->
      <text:p text:style-name="P4">
<draw:frame draw:style-name="fr1" draw:name="Image95" text:anchor-type="as-char" svg:width="6.9236in" svg:height="4.617987in" draw:z-index="0">
<draw:image xlink:href="../Images/FT Chinese Free Version/2023-06-14T04-55-14-00-00/00018424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recent days, many people have paid attention to an international news. On June 9, local time, Colombian President Gustov Petro announced to the media that a small aircraft crashed in the virgin forest, and after 40 days of search and rescue, four missing children have been found together. Except for dehydration, malnutrition, and mosquito bites, they were not injured and survived, including a one -year -old baby.</text:p>
      <text:p text:style-name="P4">
According to relevant media reports, they originally lived in the local indigenous people living in old forests in the mountains. There are no roads in the local area. Generally, they can only rely on small planes. On the day of the incident, the four children followed their mother and a relative, and took a small aircraft to gather with their father according to the instructions of the distant father. However, the plane crashed while flying over Amazon's virgin forest, and all three adults including aircraft drivers were killed. The remaining 4 children are 13 years old, 9 years old, 4 years old, and 1 year old. Poisonous insects and beasts in the jungle are often heavy rains and have a low visibility. The local indigenous and military started search and rescue at the same time, and they found them 40 days later. While the world was surprised and lamented that these children could survive miraculously, they all attributed their miracles to their survival of their survival skills. People say that they are mainly because they are local indigenous peoples. They have been familiar with the forest since they were young. They know what they can eat and what they can't eat. They understand the jungle, so they can survive.</text:p>
      <text:p text:style-name="P4">
The four children can survive, and there is a reason that is easy to be ignored by everyone, that is, their inner spiritual power, the kind of toughness, love, unity and responsibility. President Lin Min of Shanghai Western Foreign Language School said in a comment on this incident: "This requires courage, perseverance, tough psychology, optimistic emotion, and good physical fitness. Babies who are less than the age of age are without discarding, how much responsibility and love this takes!"And pointed out that the problems in our current education are" children do not see the storms and do not see the world. It is disconnected from nature and society, clean and pure, and always grows on campuses that adults take care of and care. "Once you are in an accident, you will lack" the quality and ability that can cope with calmness ".</text:p>
      <text:p text:style-name="P4">
Some of the words of President Lin Min made people feel helpless. After all, parents and schools are afraid of "accidents." This also reminds me of one thing I was when I was a kid. I remember when we were in elementary school, we went to "Spring Tour" every spring every spring. At that time, the conditions were limited, and the students were sitting in a large truck in a short trip. Once, we went to a mountain on the suburbs during the spring tour. Along the way, we sang in the truck's bucket, but when we got out of the car, we were dumbfounded. It turns out that the car and the cars taken by the teachers and the students will drive to two different parking lots in the middle of the mountain. After we got out of the car, we couldn't find the teacher. The driver said that there may be problems with communication and the direction of the wrong direction. At that time, we were a 5th grade student in elementary school, but the driver said that he rushed to pick up another single work. After telling us the general direction of another parking lot, he drove and left himself. There are about 50 or 60 people in our class. In order to find the teacher as soon as possible, we discussed all the staff into three groups and tied the red scarf on the branches as a banner. Then we followed the mountain road towards another parking lot. We almost crossed a hill and finally came to meet our teachers.</text:p>
      <text:p text:style-name="P4">
I don't know if the teachers at the time were afraid of our hearts. We were a little excited as students. When I was a kid, I almost forgot to do it. Only this spring tour was like a special adventure. It was preserved in memory for decades. Now I think of it still feels a surging feeling. At that time, the cooperation and solidarity between the students, the kind of classmate relationship that did not fall down, seemed to have not faded in the memory of the excitement in the forest. There was another impressive "spring tour" in high school. It was a journey where no teacher participated. We also encountered difficulties and solved it. We can say that fortunately this is some accidents that have not happened. But we can't ignore that similar accidents or adventures bring our character to our character, and the significance of the growth of our soul.</text:p>
      <text:p text:style-name="P4">
In the international schools in Hong Kong and Singapore, since the first grade of elementary school, there are about one week of each semester. Children need to leave their parents, go to the suburbs with teachers and classmates to camp abroad, including many survival training projects, and there are many fields in the wild. Caves, streaming, mountain climbing and other activities, as well as some local charity assistance projects. These are part of the course. There are no special circumstances, and each child must participate. IB schools can also apply for the international diploma IB organization to apply for various performance certifications according to the performance of students during the camping period. Students can obtain an honorary certificate for IB organization certification. There was a student trembling before the trip, and expressed the emotions that did not want to go or dare to challenge these field projects. After the teacher's counseling many times, he finally made a run, and participated in all the projects. To the "Risktaker" honorary certificate from the IB Diploma organization. Of course, in addition to the teachers to pay a lot, the assistance of professional outdoor activity groups has minimized the risk. But no one can guarantee that these activities are 100 % risk. Parents were told before the trip, but this is part of school education. It is difficult to carry out such educational activities when we excessively avoid risks and over -protect children.</text:p>
      <text:p text:style-name="P4">
In the Colombian jungle, the father of the children who was rescued said that the 13 -year -old daughter Lesley revealed that their mother lived 4 days after crash before died before she died. Before dying, she said to the children, "You leave here" and "You will see what kind of person you are, and he will show you the same great love to you." These are all the motivation for children to survive themselves. People live in the world and never rely on food alone. The connection between people, the various relationships with our family and around us are all our motivation for our living. Therefore, another revelation I got from this incident is that our education should pay attention to the relationship. This relationship is exposed from inner emotions, not a formal "gratitude education". Shooting a small video to prove that washing your father's feet is the education that focuses on relationships? In addition, we cannot always prove our love by destroying parent -child relationships. For example, so -called for children, they constantly force children to pursue grades. Our adults have the responsibility to think about how we express our love for our children. It is not possible to bring ransom and harm, so that our children can truly learn how to love ourselves, family, and others. The long -lasting love is that when encountering difficulties, accidents, and adversity, people still have the courage to stand up.</text:p>
      <text:p text:style-name="P4">
In short, our education cannot only pay attention to the knowledge of knowledge, whether it is the knowledge in books, or the knowledge of survival in the wild; there should be more attention to the soul, the spiritual part, the character of the character, and the part of the emotion and social. People cannot rely on food. We must also rely on the pursuit of our hearts, relying on love and responsibility, and relying on the connection between people to better face the adversity of life.</text:p>
      <text:p text:style-name="P4">
News Source: <text:a xlink:type="simple" xlink:href="http://www.ftchinese.com/story/001099951" text:style-name="Internet_20_link" text:visited-style-name="Visited_20_Internet_20_Link">
http://www.ftchinese.com/story/001099951</text:a>
</text:p>
      <!--NEWS-->
      <text:h text:style-name="P10" text:outline-level="1">
<text:span text:style-name="T4">
Japanese media: NATO intends to use the Tokyo office to upgrade the Indo -Pacific cooperation</text:span>
</text:h>
      <text:p text:style-name="P4">
Author: None (Language: zh)</text:p>
      <text:p text:style-name="P4">
Publisher: None</text:p>
      <text:p text:style-name="P4">
Time: 2023-06-14T04:57:00Z</text:p>
      <text:p text:style-name="P4">
Description: "Nikkei Asia" reports that NATO will upgrade partnerships with Japan, South Korea, Australia and New Zealand, and plans to set up offices in Tokyo as a hub to strengthen the organization in the Indo -Pacific region.</text:p>
      <text:p text:style-name="P4">
Videos: []</text:p>
      <text:p text:style-name="P4">
Images: []</text:p>
      <text:p text:style-name="P4">
Subject: 时政风云</text:p>
      <text:p text:style-name="P4">
Subjects: ['澳大利亚', '韩国', '奥巴马', '岛屿主权争端', '新西兰', '日本', '北大西洋公约组织', '美国', '朝鲜']</text:p>
      <text:p text:style-name="P4">
Keywords: ['北约', '日本', '印太地区', '美国', '澳大利亚', '新西兰', '韩国']</text:p>
      <text:p text:style-name="P4">
Id: 65907575</text:p>
      <!--METADATA-->
      <text:p text:style-name="P4">
<text:a xlink:type="simple" xlink:href="https://www.dw.com/zh/overlay/image/article/65907575/64567580" text:style-name="Internet_20_link" text:visited-style-name="Visited_20_Internet_20_Link">
 </text:a>
NATO Secretary -General Stoltenberg went to Japan in January this year to meet the shore of Tian Wenxiong.</text:p>
      <text:p text:style-name="P4">
(Voice of Germany Chinese) "Nikkei Asia" reported on Tuesday (June 13) that the North Atlantic Convention Organization (NATO) will set up offices in Tokyo, Japan in 2024, and use this to deepen the organization as Australia and Japan. , New Zealand and South Korea's partnerships for Indians.</text:p>
      <text:p text:style-name="P4">
"Nikkei Asia" states that the four countries are now NATO's "PARTNERS ACROSS THEGLOBE". In the next step, NATO will position them as "Asian-PACIFIC PARTSERS (AP4), and will and it will and it will be. This partnership is upgraded to the "IndiDually Tailored Partnership Program (ITPP) to establish a cooperation foundation with individual countries for online security, space, and cracking down on fake information.</text:p>
      <text:p text:style-name="P4">
Previously, <text:a xlink:type="simple" xlink:href="https://www.dw.com/zh/zh/日外相證實-與北約商討在日開設辦事處/a-65582973" text:style-name="Internet_20_link" text:visited-style-name="Visited_20_Internet_20_Link">
NATO intends to set up in Tokyo</text:a>
However, <text:a xlink:type="simple" xlink:href="https://www.dw.com/zh/zh/英媒馬克宏反對北約在日本設辦事處/a-65834394" text:style-name="Internet_20_link" text:visited-style-name="Visited_20_Internet_20_Link">
French President Emmanuel Macron) is on the grounds that "NATO should focus on the security of the North Atlantic, not the East to Asia Pacific", oppose</text:a>
This proposal.</text:p>
      <text:p text:style-name="P4">
According to the report, because the establishment of the office of NATO must be agreed by all member states, NATO is studying the Tokyo Office as the hub to promote ITPP, hoping that France can support this solution.</text:p>
      <text:p text:style-name="P4">
"Nikkei Asia" states that Japanese Prime Minister Kishida, South Korean President Yin Xiyue, Australian Prime Minister Anthony Albanese and New Zealand Prime Minister Christopherhipkins is expected to attend the Lithuanian from July 11th to 12th from July 11th to 12th. NATO Summit, this will be the AP4 leader to attend this event for 2 years.</text:p>
      <text:p text:style-name="P4">
The report quoted officials of the Ministry of Foreign Affairs of Japan, saying that whether the ITPP of NATO and Japan could be determined before the summit, and the current "unclear"; NATO sources said that Australia's ITPP related negotiations are the most smooth, and South Korea and New Zealand are still there. At the beginning of the negotiation.</text:p>
      <text:h text:style-name="P12" text:outline-level="3">
<text:span text:style-name="T4">
NATO member states identify with China dissatisfaction</text:span>
</text:h>
      <text:p text:style-name="P4">
A European Ambassador to Japan told the Nikkei Asia that all members of NATO clearly recognized that it should be strengthened with AP4 to understand the threat of China. After the ITPP is finalized, the next step is to set up an office in Japan.</text:p>
      <text:p text:style-name="P4">
China has expressed dissatisfaction with NATO's intention to set up in Tokyo, saying that the Asia -Pacific region does not welcome the so -called "group confrontation", and calls on Japan to consider its "history of aggression."</text:p>
      <text:p text:style-name="P4">
However, a source told "Nikkei Asia" that Japan hopes that NATO will set up an office in the country, and the Japanese Shore Tian Wenxiong in May <text:a xlink:type="simple" xlink:href="https://www.dw.com/zh/zh/分析g7對中更強硬-調停戰爭不單靠北京/a-65689524" text:style-name="Internet_20_link" text:visited-style-name="Visited_20_Internet_20_Link">
Hiroshima G7 Summit</text:a>
When the sidelines met Macron, he mentioned the matter to him.</text:p>
      <text:p text:style-name="P4">
A spokesman for the Australian Ministry of Foreign Affairs and Trade said that the relevant arrangements will be further explained at the right time.</text:p>
      <text:p text:style-name="P4">
When asked about this report, the South Korean Presidential Office stated that he would not comment.</text:p>
      <text:p text:style-name="P4">
French President Macron (first from left) Daily Shoretian Wenxiong (second from left) attended the G7 Hiroshima Summit</text:p>
      <text:p text:style-name="P4">
("Nikkei Asia", Reuters)</text:p>
      <text:p text:style-name="P4">
News Source: <text:a xlink:type="simple" xlink:href="https://www.dw.com/zh/日媒：北約擬藉東京辦事處-升級印太合作/a-65907575" text:style-name="Internet_20_link" text:visited-style-name="Visited_20_Internet_20_Link">
https://www.dw.com/zh/日媒：北約擬藉東京辦事處-升級印太合作/a-65907575?maca=chi-rss-chi-all-1127-rdf</text:a>
</text:p>
      <!--NEWS-->
      <text:h text:style-name="P10" text:outline-level="1">
<text:span text:style-name="T4">
China's economic recovery is caught in the real danger (free version)</text:span>
</text:h>
      <text:p text:style-name="P4">
Author: Nathaniel Taplin</text:p>
      <text:p text:style-name="P4">
Publisher: 华尔街日报中文网</text:p>
      <text:p text:style-name="P4">
Published Time: 2023-06-14T05:05:00.000Z</text:p>
      <text:p text:style-name="P4">
Modified Time: 2023-06-14T05:05:00.000Z</text:p>
      <text:p text:style-name="P4">
Created Time: 2023-06-14T03:53:00.000Z</text:p>
      <text:p text:style-name="P4">
Description: The People's Bank of China lowered the key short -term loan interest rate on Tuesday. Coupled with the weak loan data in May, the alarm should be knocked to investors.</text:p>
      <text:p text:style-name="P4">
Images: []</text:p>
      <text:p text:style-name="P4">
Categories: ['金融市场', '股闻天下']</text:p>
      <text:p text:style-name="P4">
Keywords: SYND,LINK:EN|WP-WSJ-0000976460</text:p>
      <text:p text:style-name="P4">
Type: Article</text:p>
      <!--METADATA-->
      <text:p text:style-name="P4">
The People's Bank of China has yielded to reality, <text:a xlink:type="simple" xlink:href="https://cn.wsj.com/articles/CN-CEC-20230613162820" text:style-name="Internet_20_link" text:visited-style-name="Visited_20_Internet_20_Link">
short -term loan interest rate</text:a>
Essence The long -term interest rate may be further lowered in the next few days. However, high -leveraged families and businesses will continue to drag down the country's post -resurgence.</text:p>
      <text:p text:style-name="P4">
News Source: <text:a xlink:type="simple" xlink:href="https://cn.wsj.com/articles/%E4%B8%AD%E5%9B%BD%E7%BB%8F%E6%B5%8E%E5%A4%8D%E8%8B%8F%E9%99%B7%E5%85%A5%E7%9C%9F%E9%99%A9%E5%A2%83-7b836fc7" text:style-name="Internet_20_link" text:visited-style-name="Visited_20_Internet_20_Link">
https://cn.wsj.com/articles/%E4%B8%AD%E5%9B%BD%E7%BB%8F%E6%B5%8E%E5%A4%8D%E8%8B%8F%E9%99%B7%E5%85%A5%E7%9C%9F%E9%99%A9%E5%A2%83-7b836fc7</text:a>
</text:p>
      <!--NEWS-->
      <text:h text:style-name="P10" text:outline-level="1">
<text:span text:style-name="T4">
Everyone is discussing cortisol, how important it is</text:span>
</text:h>
      <text:p text:style-name="P4">
Creator: DANI BLUM</text:p>
      <text:p text:style-name="P4">
Publisher: https://www.facebook.com/nytimeschinese</text:p>
      <text:p text:style-name="P4">
Published Time: 2023-06-14T05:14:07+08:00</text:p>
      <text:p text:style-name="P4">
Description: Cortisol is a hormone that connects the body and mind. Almost every organ has a receptor that responds to it. It plays a vital role in maintaining our body's daily function. But not all health issues are derived from cortisol imbalance. Leon Edler</text:p>
      <text:p text:style-name="P4">
Images: ["<text:a xlink:type="simple" xlink:href="https://static01.nyt.com/images/2023/03/28/well/22Well-Cortisol/22Well-Cortisol-master1050.jpg" text:style-name="Internet_20_link" text:visited-style-name="Visited_20_Internet_20_Link">
22Well-Cortis...</text:a>
"]</text:p>
      <text:p text:style-name="P4">
Category: 健康</text:p>
      <text:p text:style-name="P4">
Type: Article</text:p>
      <!--METADATA-->
      <text:p text:style-name="P4">
<draw:frame draw:style-name="fr1" draw:name="Image98" text:anchor-type="as-char" svg:width="6.9236in" svg:height="4.615733in" draw:z-index="0">
<draw:image xlink:href="../Images/cnnytimes/2023-06-14T05-14-07-08-00/22Well-Cortisol-master1050.jpg" xlink:type="simple" xlink:show="embed" xlink:actuate="onLoad" draw:mime-type="image/jpeg"/>
</draw:frame>
Maybe you can't sleep. Maybe you sleep too much. Maybe your skin has always been acne or always sick. Maybe you have flatulence, loose skin, and feel weak. Maybe you can't concentrate, you can't eat things, or always feel that your back is tight.</text:p>
      <text:p text:style-name="P4">
If you have recently <text:a xlink:type="simple" xlink:href="https://www.tiktok.com/@_whitneygoodman/video/7185377563320093994" text:style-name="Internet_20_link" text:visited-style-name="Visited_20_Internet_20_Link">
brushed</text:a>
<text:a xlink:type="simple" xlink:href="https://www.tiktok.com/@audrey_fit/video/7195224405973208363https://www.tiktok.com/@nadineanewton/video/7153390195826593067" text:style-name="Internet_20_link" text:visited-style-name="Visited_20_Internet_20_Link">
Tiktok</text:a>
You may tend to blame the cortisol level on a certain problem or all these problems. Over the past year, users have poured on Tiktok to tell their stories. They believe that cortisol imbalance has led to a series of health problems -and it is recommended that people who see the video check their cortisol levels.</text:p>
      <text:p text:style-name="P4">
Cortisol, sometimes called <text:a xlink:type="simple" xlink:href="https://my.clevelandclinic.org/health/articles/22187-cortisol" text:style-name="Internet_20_link" text:visited-style-name="Visited_20_Internet_20_Link">
pressure hormone</text:a>
This chemical substance helps regulate our body's response to stress. "This is a hormone that connects the body and mind," said associate professor of behavioral medical at Columbia University Martin Picad. Almost every organ has a receptor that responds to cortisol. Regardless of whether it is regulating blood pressure or anti -inflammatory, it plays a vital role in our daily body function.</text:p>
      <text:p text:style-name="P4">
The assistant researcher of the Yale University Pressure Center Nia Fogman said that this does not necessarily mean that all kinds of diseases that people send on Tiktok are because of cortisol imbalance. "People want: 1. Find out what they have happened; 2. I want to solve it by doing something. I think this is natural and understandable," she said. But things are not so simple.</text:p>
      <text:p text:style-name="P4">
advertise</text:p>
      <text:p text:style-name="P4">
What is the effect of cortisol? **</text:p>
      <text:p text:style-name="P4">
When we are under pressure, the pituitary gland in the brain -sometimes called <text:a xlink:type="simple" xlink:href="https://www.hopkinsmedicine.org/health/conditions-and-diseases/the-pituitary-gland#" text:style-name="Internet_20_link" text:visited-style-name="Visited_20_Internet_20_Link">
main glands</text:a>
——In signals to the adrenal glands above the kidney, prompting them to secrete cortisol and transport them to our blood.</text:p>
      <text:p text:style-name="P4">
The health psychologist Jennite M. Bened, a health psychologist at the University of North Carolina, studied pressure on health. She said that when we are facing challenges, whether it is psychologically or physical, the reality is imagined. Our body will release this chemical substance. When we encounter obvious threats, for example, when we encounter a bear during hiking, we will release cortisol, but it will also release cortisol when we receive the work email we don't want to see. When we perceive one thing, the more threatened, usually more cortisol. She also said that when researchers are studying cortisol levels, people often take people's <text:a xlink:type="simple" xlink:href="https://www.ncbi.nlm.nih.gov/pmc/articles/PMC4253051/" text:style-name="Internet_20_link" text:visited-style-name="Visited_20_Internet_20_Link">
public speech</text:a>
As a research tool, any situation that faces us to social evaluation will lead to the rapid rise of cortisol.</text:p>
      <text:p text:style-name="P4">
"Body and mind will respond, as if we are in the danger of death, and what is actually threatened is our self -awareness," Picard said.</text:p>
      <text:p text:style-name="P4">
This is a gift brought by evolution: When fighting or escaping danger, cortisol helps us to mobilize the energy we need by improving the glucose content in our blood to a certain extent. It also regulates our metabolism. Dr. Graigari Friegenne, deputy director of Psychiatric Psychiatry and Harvard Medical College of Medicine, said that our cortisol level is fluctuating all day. When we first wake up, we will rise and be the rise. We gradually decline when we fall asleep.</text:p>
      <text:p text:style-name="P4">
"Cortisol is your friend," Friggine said, "but too much is not good."</text:p>
      <text:p text:style-name="P4">
advertise</text:p>
      <text:p text:style-name="P4">
<text:span text:style-name="T4">
 What will happen when your cortisol level is high? </text:span>
</text:p>
      <text:p text:style-name="P4">
When we have proper cortisol balance, we can play the best. "Our body is such a harmonious unit," Figman said. However, chronic pressure will increase our cortisol horizontal baseline over time, leading to a series of consequences. Friggane said that the continuous high level of cortisol may weaken the immune system and increase blood sugar levels and blood pressure. There is also an indispensable connection between cortisol and sleep: we need to reduce the level of hormone to rest. Frieje said that people with high cortisol content are often difficult to fall asleep and sleep unstopically.</text:p>
      <text:p text:style-name="P4">
Bente said that imbalances can also lead to fatigue and irritability. "This is the difficulty of cortisol," she said. "Because it is a hormone that is very important for daily functions. Even if there is no pressure, the daily rhythm is disrupted at any time, which will cause behavioral problems."</text:p>
      <text:p text:style-name="P4">
Some mental health diseases, including depression and post -trauma stress disorders -are related to the imbalance of cortisol, Dr. Lazar Sagal Vara, a resident at the Department of Psychiatry, Fandebelt University of Medical Center. He has done the impact of non -drug therapy on cortisol level <text:a xlink:type="simple" xlink:href="https://pubmed.ncbi.nlm.nih.gov/29697709/" text:style-name="Internet_20_link" text:visited-style-name="Visited_20_Internet_20_Link">
Research</text:a>
Essence</text:p>
      <text:p text:style-name="P4">
In a very few cases, people with too much cortisol will have a series of symptoms, known as Ku Xin syndrome. Patients may produce a group of fat behind the neck; some human weight increases, feel fatigue, and difficult to fall asleep. Some people are prone to bruises, and their blood sugar and blood pressure levels may also rise. Dr. Prateba P. R. Raive, the chief of the Klevelan Clinic's adrenal center, said that people with this disease may need drug treatment or surgery, but the doctor first needs to be diagnosed by a doctor.</text:p>
      <text:p text:style-name="P4">
If you do not test cortisol levels and consult your doctor, it is almost impossible to determine whether acne or poor sleep have a clear connection with hormonal imbalances -when people do not find any other clear explanations on their health problems, cortisol alcohol is not found, cortisol alcohol It may be just a culprit that is easy to identify. "People will say that their cortisol has risen -I will tell you that you can't feel it," Bernet said. But experts said that if people are really worried about their cortisol level, they can discuss whether they need to test with their general doctors.</text:p>
      <text:p text:style-name="P4">
advertise</text:p>
      <text:p text:style-name="P4">
<text:span text:style-name="T4">
 Can you measure your cortisol? </text:span>
</text:p>
      <text:p text:style-name="P4">
Picard said that you can test blood or saliva at a cortisol level at a certain time, but it is unlikely to be particularly useful at a time, because cortisol levels are changing in the day. Urine or hair samples can display cortisol levels for a long time, although the hair samples are mainly used in the research environment.One of the reasons is that the doctor will try to make a comprehensive understanding of your cortisol level, and then judge whether there is a problem. Erbemingte said.</text:p>
      <text:p text:style-name="P4">
"It is not difficult to detect the level of cortisol, but it is difficult to interpret its meaning," he also said.</text:p>
      <text:p text:style-name="P4">
<text:span text:style-name="T4">
 Can cortisol levels be reduced? </text:span>
</text:p>
      <text:p text:style-name="P4">
advertise</text:p>
      <text:p text:style-name="P4">
Some small studies have shown that righteous thoughts such as yoga and meditation may help reduce the level of cortisol. Sagalvara said, and even if it takes only five minutes a day to relax itself and restore the mind, it is good. He suggested that the "five senses" exercises allow you to sink your heart when to bear the pressure: list five things you can see, four things you can touch, three things you can hear, two kinds of things that can be heard Things, something you can taste.</text:p>
      <text:p text:style-name="P4">
Exercise also helps to regulate cortisol. Bente said, especially for physical activity such as jogging or cycling. Such a sports will allow your body to mappore the stress reaction, improve the heart rate, and stop the exercise before lowering the heart rate. This cycle effectively train our body to properly start and close our stress response.</text:p>
      <text:p text:style-name="P4">
Everyone should find the most suitable way to decompress, Fergman said. For example, some people use a few minutes of <text:a xlink:type="simple" xlink:href="https://www.nytimes.com/interactive/2023/03/03/well/mind/breathing-exercises.html" text:style-name="Internet_20_link" text:visited-style-name="Visited_20_Internet_20_Link">
square breathing method</text:a>
You can calm down, and some people cannot. Once you find a way to relieve stress, your cortisol level has hopes to become more stable. She also said that this is also applicable to those who have to face huge pressure for a long time.</text:p>
      <text:p text:style-name="P4">
"Stress is not a problem," Friggine said. "As long as it is a life body, there will be pressure."</text:p>
      <text:p text:style-name="P4">
News Source: <text:a xlink:type="simple" xlink:href="https://cn.nytimes.com/health/20230614/cortisol-stress-hormone/" text:style-name="Internet_20_link" text:visited-style-name="Visited_20_Internet_20_Link">
https://cn.nytimes.com/health/20230614/cortisol-stress-hormone/</text:a>
</text:p>
      <!--NEWS-->
      <text:h text:style-name="P10" text:outline-level="1">
<text:span text:style-name="T4">
What does Trump want to turn the United States?</text:span>
</text:h>
      <text:p text:style-name="P4">
Creator: 托马斯·弗里德曼</text:p>
      <text:p text:style-name="P4">
Publisher: https://www.facebook.com/nytimeschinese</text:p>
      <text:p text:style-name="P4">
Published Time: 2023-06-14T06:01:59+08:00</text:p>
      <text:p text:style-name="P4">
Description: Trump is able to break the unity of the United States and promote the critical point of the collapse of the system. This is the behavior of a quasi -dictator, driving the country with lies. The United States is at a dangerous moment. Damon Winter/The New York Times</text:p>
      <text:p text:style-name="P4">
Images: ["<text:a xlink:type="simple" xlink:href="https://static01.nyt.com/images/2023/06/14/multimedia/13friedman-image-kcgf/13friedman-image-kcgf-master1050.jpg" text:style-name="Internet_20_link" text:visited-style-name="Visited_20_Internet_20_Link">
13friedman-im...</text:a>
"]</text:p>
      <text:p text:style-name="P4">
Category: 观点与评论</text:p>
      <text:p text:style-name="P4">
Type: Article</text:p>
      <!--METADATA-->
      <text:p text:style-name="P4">
<draw:frame draw:style-name="fr1" draw:name="Image99" text:anchor-type="as-char" svg:width="6.9236in" svg:height="4.615733in" draw:z-index="0">
<draw:image xlink:href="../Images/cnnytimes/2023-06-14T06-01-59-08-00/13friedman-image-kcgf-master1050.jpg" xlink:type="simple" xlink:show="embed" xlink:actuate="onLoad" draw:mime-type="image/jpeg"/>
</draw:frame>
At the end of the Senate condemning Donald Trump to the fierce speech on January 6, if Mickey McConal promised to take a moment to ensure that Trump was sentenced to establishing an impeachment, and it was established to be established, and and the establishment of impeachment and. Never become president again, what will happen?</text:p>
      <text:p text:style-name="P4">
Daniels, a porn star "Blizzard", said that Trump had a son with her son in Marania less than four months after she gave birth to her <text:a xlink:type="simple" xlink:href="https://www.theguardian.com/us-news/2018/jan/19/stormy-daniels-trump-stephanie-clifford-sharks" text:style-name="Internet_20_link" text:visited-style-name="Visited_20_Internet_20_Link">
sexual relationship without protection measures</text:a>
Later, if Marania Trump threw all Trump's clothes, golf clubs, Maga hats and hair gums on the White House lawn, and put a note, "Never come back, you are despicable Perverted!"What will happen?</text:p>
      <text:p text:style-name="P4">
In Trump, he was arrested as a TV star, and he had the right to "catch" the most private part of a woman -or after a jury in Manhattan found that Trump did almost the same thing to Gihn Coroel ——If the famous gospel leader Robert Jeffers claims that he will lead a campaign to ensure that Trump will never be elected president in 2024, because Trump is a loss, Jeffis will never let him look at it. Not to mention this country. If so, what will happen?</text:p>
      <text:p text:style-name="P4">
Such remarks and actions will make Kevin McCarthy, those stupid guys in the core group of the Republican Republican Party, and other Republicans who are defending Trump and opposing the Ministry of Justice? If so, would they still be so eager to declare that Trump is innocent? Will they still be angry about the hearing held on Miami on Tuesday? Will they still mistakenly claim that President Biden is suing Trump -in fact, they know that the president has no power to prosecute anyone.</text:p>
      <text:p text:style-name="P4">
advertise</text:p>
      <text:p text:style-name="P4">
I wonder. But I know that all these questions are instead. None of these people have the ability to face these moral challenges, challenge Trump and his behavior of destroying our political system. Trump is like a drug dealer who has a prosperous business in the ruined neighborhood, which makes everyone fascinate his distorted values. Because of this, he is extremely able to destroy the unity of our country from two basic aspects.</text:p>
      <text:p text:style-name="P4">
First of all, Trump has always tried to slander those who show character and courage, and label them to the losers and the weak. This is easy for Trump, because he is a person who has no reputation at all -no morality, not loyal to any value system, or anyone other than him. For him, politics is a bloody movement. You use defamation, nickname and lies to fight against other men and women -whether they belong to your party or not -until they cannot hinder you.</text:p>
      <text:p text:style-name="P4">
Trump used this strategy in John McCain for a long time -a veteran, a person who has never collapsed by more than five prisoners of war in North Vietnam, a truly character. Remember on July 18, 2015, Trump at the family leadership summit held by Emus, Aiwa, to McCain <text:a xlink:type="simple" xlink:href="https://eu.freep.com/story/news/politics/elections/2020/09/08/president-donald-trump-john-mccain-loser-fact-check/5741070002/" text:style-name="Internet_20_link" text:visited-style-name="Visited_20_Internet_20_Link">
How to comment</text:a>
?</text:p>
      <text:p text:style-name="P4">
When McCain was running for the president, Trump said to the audience, "I have supported him." "He lost. He disappointed us. But he lost. So since then, I don’t like him Because I don't like the loser. "When the audience laughed, the host and poll expert Frank Lenz intervened:" But he is a war hero!"</text:p>
      <text:p text:style-name="P4">
Then, during the Vietnam War, Trump responded to Trump, who had a suspicious medical suspension in order to avoid being recruited. "Later that day, Trump turned on a post on Twitter, the title" Donald Trump: John McCain is a 'loser' ".</text:p>
      <text:p text:style-name="P4">
Therefore, Trump tried to break our system, part of the quality by redefining what leaders should have -at least in the Republican Party. Leaders are not people like Liz Chenney or Mitt Romney. They are willing to set their own political future to defend the truth, serve the country and maintain the constitution. No, the leader is a person like him, a person who is willing to win at all costs, these costs include the country, the constitution, and the example for us for our descendants and allies.</text:p>
      <text:p text:style-name="P4">
advertise</text:p>
      <text:p text:style-name="P4">
When you define leadership and victory like this, people like McCain, Chenney, and Romney will block your way. You need to deprive everyone of everyone around you and turn everything into ensuring power and money. That's why so many people around Trump have left since 2015. None of them are clean. The same reason made me know that what I asked before was a question.</text:p>
      <text:p text:style-name="P4">
In Miami on Tuesday, Trump asked us to see the second way of trying to destroy our system. He appeared as a federal criminal defendant in a Cuban restaurant and held a political meeting. There, Trump tried to slander the rules of the game again, which limited the unlimited desires of him and his power for power itself.</text:p>
      <text:p text:style-name="P4">
How did he do that? First of all, he asked everyone around the surrounding people to let most of his political parties -stop insisting on asking Trump to abide by moral norms. His family and colleagues in the party were accustomed to escaping the microphone of the reporter after each Trump atrocked.</text:p>
      <text:p text:style-name="P4">
But it is precisely because the main political allies, church leaders and close family members will not blame Trump to violate morality and law -these behaviors make people unable to imagine that he participated in the campaign in 2024 and made him leave politics faster. Stage -we must rely entirely on the court to defend the rules of the game.</text:p>
      <text:p text:style-name="P4">
When this happens, it will put tremendous pressure on our judicial system and our democracy itself, because the decision of prosecution or non -prosecution must always be judged. When these judgments are sometimes made by the judges or prosecutors appointed by the Democratic Party -this is the way our system operates -this gives Trump and his followers a perfect opportunity to condemn the entire process. persecution".</text:p>
      <text:p text:style-name="P4">
When this behavior happened over and over again on the extensive front -because no matter where, Trump would not stop because of the red light, but kept provoking us. The illegal act is still suing him. If he sue him, you can shout prejudice -we will eventually erode the two most important pillars' belief in our democratic system: believe that our judicial independence can ensure that no one can override the law. And believe that we have the ability to transfer power peacefully.</text:p>
      <text:p text:style-name="P4">
advertise"Isn't it better to tell them directly here?"</text:p>
      <text:p text:style-name="P4">
Who is better for? only one person. That's why I want to say it again: Trump makes us in this situation. He actually wants to break our system, because he and people like him can only get water in the collapse system.</text:p>
      <text:p text:style-name="P4">
Therefore, he has been promoting the critical point of our system to collapse -at this moment, the fool talks about the rules, and the fool talks about the specifications. The basic truth can be changed. Men and women with noble character are excluded.</text:p>
      <text:p text:style-name="P4">
This is what the quasi -dictator tries to do: use lies to submerge this place so that people only believe in them, and the truth is only what they say.</text:p>
      <text:p text:style-name="P4">
This is a dangerous moment for our country, no matter how emphasized it is.</text:p>
      <text:p text:style-name="P4">
News Source: <text:a xlink:type="simple" xlink:href="https://cn.nytimes.com/opinion/20230614/trump-indictment-presidency/" text:style-name="Internet_20_link" text:visited-style-name="Visited_20_Internet_20_Link">
https://cn.nytimes.com/opinion/20230614/trump-indictment-presidency/</text:a>
</text:p>
      <!--NEWS-->
      <text:h text:style-name="P10" text:outline-level="1">
<text:span text:style-name="T4">
The two residents of Tianjin suffered a crime and exploded 3 Deadly injured.</text:span>
</text:h>
      <text:p text:style-name="P4">
Author: None</text:p>
      <text:p text:style-name="P4">
Publisher: Radio Free Asia (Organization)</text:p>
      <text:p text:style-name="P4">
Published Time: 2023-06-14T06:02:11-04:00</text:p>
      <text:p text:style-name="P4">
Modified Time: 2023-06-14T06:02: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6.063734in" draw:z-index="0">
<draw:image xlink:href="../Images/rfamandarin/2023-06-14T06-02-11-04-00/000000.png" xlink:type="simple" xlink:show="embed" xlink:actuate="onLoad" draw:mime-type="image/png"/>
</draw:frame>
Two residential buildings in a community in Hedong District, Tianjin City exploded at the same time. <text:a xlink:type="simple" xlink:href="https://www.rfa.org/mandarin/Xinwen/st1-06142023060109.html/@@images/image" text:style-name="Internet_20_link" text:visited-style-name="Visited_20_Internet_20_Link">
</text:a>
Network screenshot</text:p>
      <text:p text:style-name="P4">
Comprehensive Chinese media reports, at 20:10 on June 13, the No. 301 Room 301 Room 301, Building No. 13, No. 13, Yuanli, Dongxin Street, Hedong District, Tianjin City exploded Many people were injured and some houses were damaged. The Tianjin Public Security Bureau Hedong Branch issued the latest notice saying that at present, the suspect Ma Moumou(Male, 46 years old)It has been arrested and was investigated by the public security organs.</text:p>
      <text:p text:style-name="P4">
Video circulating on the Internet shows that the explosion is powerful, and the residential building is severely damaged from the first floor to the sixth floor. The windows are broken and glass. The two buildings in the same community exploded almost at the same time that the crime method was carefully planned.</text:p>
      <text:p text:style-name="P4">
Editor Xu Shuting</text:p>
      <text:p text:style-name="P4">
News Source: <text:a xlink:type="simple" xlink:href="https://www.rfa.org/mandarin/Xinwen/st1-06142023060109.html" text:style-name="Internet_20_link" text:visited-style-name="Visited_20_Internet_20_Link">
https://www.rfa.org/mandarin/Xinwen/st1-06142023060109.html</text:a>
</text:p>
      <!--NEWS-->
      <text:h text:style-name="P10" text:outline-level="1">
<text:span text:style-name="T4">
Microsoft and Openai lead the marriage of the AI boom: extraordinary, FREE Version</text:span>
</text:h>
      <text:p text:style-name="P4">
Author: Tom Dotan / Deepa Seetharaman</text:p>
      <text:p text:style-name="P4">
Publisher: 华尔街日报中文网</text:p>
      <text:p text:style-name="P4">
Published Time: 2023-06-14T06:15:00.000Z</text:p>
      <text:p text:style-name="P4">
Modified Time: 2023-06-14T06:15:00.000Z</text:p>
      <text:p text:style-name="P4">
Created Time: 2023-06-14T01:48:00.000Z</text:p>
      <text:p text:style-name="P4">
Description: The cooperative relationship between Microsoft and Openai is unconventional in the technology industry. Its cooperation is not exclusive, which sometimes causes conflicts between two companies.</text:p>
      <text:p text:style-name="P4">
Images: []</text:p>
      <text:p text:style-name="P4">
Categories: ['科技']</text:p>
      <text:p text:style-name="P4">
Keywords: SYND,LINK:EN|WP-WSJ-0000959206</text:p>
      <text:p text:style-name="P4">
Type: Article</text:p>
      <!--METADATA-->
      <text:p text:style-name="P4">
Microsoft(Microsoft, MSFT)Marriage with OpenAI is one of the most concerned relationships in the technology industry. According to people familiar with the matter, this relationship also has a conflict and confusion.</text:p>
      <text:p text:style-name="P4">
News Source: <text:a xlink:type="simple" xlink:href="https://cn.wsj.com/articles/%E5%BE%AE%E8%BD%AF%E4%B8%8Eopenai%E8%81%94%E6%89%8B%E5%BC%95%E9%A2%86ai%E7%83%AD%E6%BD%AE-%E4%BD%86%E4%B9%9F%E6%9C%89%E8%B2%8C%E5%90%88%E7%A5%9E%E7%A6%BB%E4%B9%8B%E5%A4%84-d3ae19d1" text:style-name="Internet_20_link" text:visited-style-name="Visited_20_Internet_20_Link">
https://cn.wsj.com/articles/%E5%BE%AE%E8%BD%AF%E4%B8%8Eopenai%E8%81%94%E6%89%8B%E5%BC%95%E9%A2%86ai%E7%83%AD%E6%BD%AE-%E4%BD%86%E4%B9%9F%E6%9C%89%E8%B2%8C%E5%90%88%E7%A5%9E%E7%A6%BB%E4%B9%8B%E5%A4%84-d3ae19d1</text:a>
</text:p>
      <!--NEWS-->
      <text:h text:style-name="P10" text:outline-level="1">
<text:span text:style-name="T4">
U.S. Technology Giants slowly cut off Hong Kong Internet user access rights (Free Version)</text:span>
</text:h>
      <text:p text:style-name="P4">
Author: Newley Purnell</text:p>
      <text:p text:style-name="P4">
Publisher: 华尔街日报中文网</text:p>
      <text:p text:style-name="P4">
Published Time: 2023-06-14T06:20:00.000Z</text:p>
      <text:p text:style-name="P4">
Modified Time: 2023-06-14T06:20:00.000Z</text:p>
      <text:p text:style-name="P4">
Created Time: 2023-06-12T02:26:00.000Z</text:p>
      <text:p text:style-name="P4">
Description: In recent months, Google, OpenAI and Microsoft have restricted users' visits to their AI chat robots in Hong Kong. Taking OpenAI as an example, Hong Kong and Mainland China and North Korea, Syria and Iran are both countries and regions restricted by the company.</text:p>
      <text:p text:style-name="P4">
Images: []</text:p>
      <text:p text:style-name="P4">
Categories: ['科技']</text:p>
      <text:p text:style-name="P4">
Keywords: SYND,LINK:EN|WP-WSJ-0000971819</text:p>
      <text:p text:style-name="P4">
Type: Article</text:p>
      <!--METADATA-->
      <text:p text:style-name="P4">
The US technology giant is looking out of the door little by little by little. In Hong Kong, the government <text:a xlink:type="simple" xlink:href="https://cn.wsj.com/articles/CN-BIZ-20200706133213" text:style-name="Internet_20_link" text:visited-style-name="Visited_20_Internet_20_Link">
suppressing network dissidents</text:a>
The target you are looking at is from personal to Google(Google)YouTube and other platforms.</text:p>
      <text:p text:style-name="P4">
News Source: <text:a xlink:type="simple" xlink:href="https://cn.wsj.com/articles/%E7%BE%8E%E5%9B%BD%E7%A7%91%E6%8A%80%E5%B7%A8%E5%A4%B4%E7%BC%93%E6%85%A2%E5%88%87%E6%96%AD%E9%A6%99%E6%B8%AF%E4%BA%92%E8%81%94%E7%BD%91%E7%94%A8%E6%88%B7%E8%AE%BF%E9%97%AE%E6%9D%83%E9%99%90-aff67747" text:style-name="Internet_20_link" text:visited-style-name="Visited_20_Internet_20_Link">
https://cn.wsj.com/articles/%E7%BE%8E%E5%9B%BD%E7%A7%91%E6%8A%80%E5%B7%A8%E5%A4%B4%E7%BC%93%E6%85%A2%E5%88%87%E6%96%AD%E9%A6%99%E6%B8%AF%E4%BA%92%E8%81%94%E7%BD%91%E7%94%A8%E6%88%B7%E8%AE%BF%E9%97%AE%E6%9D%83%E9%99%90-aff67747</text:a>
</text:p>
      <!--NEWS-->
      <text:h text:style-name="P10" text:outline-level="1">
<text:span text:style-name="T4">
France unveiled Russia's launch of fake news information war in the West, mainstream media victims in the West</text:span>
</text:h>
      <text:p text:style-name="P4">
Publisher: 法新社</text:p>
      <text:p text:style-name="P4">
Published Time: 2023-06-14T06:32:07+00:00</text:p>
      <text:p text:style-name="P4">
Modified Time: 2023-06-14T06:20:05+00:00</text:p>
      <text:p text:style-name="P4">
Description: (Agence France -Presse, Paris, 13th) France said today that they discovered that Russia is conducting fake information information wars, and said that Russia posted fake news on the website that pretended to be mainstream media. On behalf of Russia, it also launched A "mixed" w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3.617581in" draw:z-index="0">
<draw:image xlink:href="../Images/rficn/2023-06-14T06-32-07-00-00/000000.png" xlink:type="simple" xlink:show="embed" xlink:actuate="onLoad" draw:mime-type="image/png"/>
</draw:frame>
Western countries have always been very concerned about the information war -led and extremely extreme fake information information warfare, because the Moscow authorities try to influence the world's public opinion on the Russia and Ukraine.</text:p>
      <text:p text:style-name="P4">
French Foreign Minister Catherine Colonna said: "France condemn (Russia) to do these behaviors and not deserve to be a permanent country of the United Nations Security Council ... French authorities are closely cooperating with partners to fight against this game by Russia Leading mixed war. "</text:p>
      <text:p text:style-name="P4">
According to Coronner, this information war is jointly carried out by "Russian actor" and "national entity or entity belonging to Russia", and is committed to expanding its influence.</text:p>
      <text:p text:style-name="P4">
She said: "This information war is particularly based on the creation of fake web pages, posing as a national media and government website, and establishing a fake account on a community website."</text:p>
      <text:p text:style-name="P4">
In this operation, at least 4 French Daily were killed, including the Parisian Daily (Le Parisien), "Le Figaro", "LEMONDE" and "20 minutes" (20 "(20 Minutes).</text:p>
      <text:p text:style-name="P4">
The mainstream media of other countries have also been reduced to the goal, especially German media, including the Frankfurter Allgemeine Zeitung, "Derspiegel" and "Bild".</text:p>
      <text:p text:style-name="P4">
The "World News" confirmed in the article about this information war that they have become one of the media organizations and published a fake news article as a case. "Murdered to the Russian forces in Ukraine", the publishing and typography of the webpage are exactly the same as the genuine "World News" website.</text:p>
      <text:p text:style-name="P4">
In this information war, the pages presented by the fake news are exactly the same as the page of the media organization genuine website. Only the domain name is different, such as displayed as .LTD instead of the .FR representing France.</text:p>
      <text:p text:style-name="P4">
Corotton pointed out: "Facing the war of aggression against Russia, no hands and feet can not be deceived France to support Ukraine."</text:p>
      <text:p text:style-name="P4">
News Source: <text:a xlink:type="simple" xlink:href="https://www.rfi.fr/cn/%E5%9B%BD%E9%99%85%E6%8A%A5%E9%81%93/20230614-%E6%B3%95%E5%9B%BD%E6%8F%AD%E4%BF%84%E5%9B%BD%E5%8F%91%E5%8A%A8%E5%81%87%E6%96%B0%E9%97%BB%E8%B5%84%E8%AE%AF%E6%88%98-%E8%A5%BF%E6%96%B9%E4%B8%BB%E6%B5%81%E5%AA%92%E4%BD%93%E5%8F%97%E5%AE%B3" text:style-name="Internet_20_link" text:visited-style-name="Visited_20_Internet_20_Link">
https://www.rfi.fr/cn/%E5%9B%BD%E9%99%85%E6%8A%A5%E9%81%93/20230614-%E6%B3%95%E5%9B%BD%E6%8F%AD%E4%BF%84%E5%9B%BD%E5%8F%91%E5%8A%A8%E5%81%87%E6%96%B0%E9%97%BB%E8%B5%84%E8%AE%AF%E6%88%98-%E8%A5%BF%E6%96%B9%E4%B8%BB%E6%B5%81%E5%AA%92%E4%BD%93%E5%8F%97%E5%AE%B3</text:a>
</text:p>
      <!--NEWS-->
      <text:h text:style-name="P10" text:outline-level="1">
<text:span text:style-name="T4">
The Secretary -General of NATO hopes that the Ukraine counterattack can force Russia to get on the negotiating table</text:span>
</text:h>
      <text:p text:style-name="P4">
Publisher: 法新社</text:p>
      <text:p text:style-name="P4">
Published Time: 2023-06-14T06:32:08+00:00</text:p>
      <text:p text:style-name="P4">
Modified Time: 2023-06-14T06:05:02+00:00</text:p>
      <text:p text:style-name="P4">
Description: (Agence France -Presse, Washington, 13th) NATO Secretary -General Stotten Berge told the US President Biden at the White House today that Ukraine, which was supported by Western, is "making progress" in counterattacks. He said that the counterattack was one of the ways to get negotiating chip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6-14T06-32-08-00-00/000000.png" xlink:type="simple" xlink:show="embed" xlink:actuate="onLoad" draw:mime-type="image/png"/>
</draw:frame>
Jens Stoltenberg, Secretary -General of the North Atlantic Convention (NATO), said in the White House Oval Office that "Ukraine is progressing and is advancing forward."</text:p>
      <text:p text:style-name="P4">
He emphasized that this counterattack is a way to get negotiating chips. "The more land recovered in Ukraine, the stronger their influence on the negotiating table."</text:p>
      <text:p text:style-name="P4">
The Ukrainian army launched a long -standing counterattack operation in the east and southern front, and was optimistic about this, hoping that the Russian army would eventually be able to drive the Russian army out of Ukraine.</text:p>
      <text:p text:style-name="P4">
Steten Berg said that NATO will promise to provide more assistance to Ukraine at the summit held at Vilnius in mid -July. Will continue to maintain this momentum. "</text:p>
      <text:p text:style-name="P4">
At the same time, the U.S. State Department announced that it will provide another $ 325 million in military aid, including ammunition and heavy weapons and equipment, in order to Lixu Lauret to launch large -scale supplies.</text:p>
      <text:p text:style-name="P4">
Biden welcomes Stotten Berg, who will step down at the end of September to visit Washington. He said that NATO's response to Russia's invasion of Ukraine made this alliance stronger.</text:p>
      <text:p text:style-name="P4">
As for who will replace Stotten Berg as the Secretary -General of NATO, all parties have no consensus.</text:p>
      <text:p text:style-name="P4">
News Source: <text:a xlink:type="simple" xlink:href="https://www.rfi.fr/cn/%E5%9B%BD%E9%99%85%E6%8A%A5%E9%81%93/20230614-%E5%8C%97%E7%BA%A6%E7%A7%98%E4%B9%A6%E9%95%BF%E5%B8%8C%E6%9C%9B%E4%B9%8C%E5%86%9B%E5%8F%8D%E6%94%BB-%E5%8F%AF%E8%BF%AB%E4%BD%BF%E4%BF%84%E7%BD%97%E6%96%AF%E5%9D%90%E4%B8%8A%E8%B0%88%E5%88%A4%E6%A1%8C" text:style-name="Internet_20_link" text:visited-style-name="Visited_20_Internet_20_Link">
https://www.rfi.fr/cn/%E5%9B%BD%E9%99%85%E6%8A%A5%E9%81%93/20230614-%E5%8C%97%E7%BA%A6%E7%A7%98%E4%B9%A6%E9%95%BF%E5%B8%8C%E6%9C%9B%E4%B9%8C%E5%86%9B%E5%8F%8D%E6%94%BB-%E5%8F%AF%E8%BF%AB%E4%BD%BF%E4%BF%84%E7%BD%97%E6%96%AF%E5%9D%90%E4%B8%8A%E8%B0%88%E5%88%A4%E6%A1%8C</text:a>
</text:p>
      <!--NEWS-->
      <text:h text:style-name="P10" text:outline-level="1">
<text:span text:style-name="T4">
The emergence of &amp; quot; morning reading &amp; quot; Xi Jinping instructed the official media to take the lead in singing and singing</text:span>
</text:h>
      <text:p text:style-name="P4">
Author: None</text:p>
      <text:p text:style-name="P4">
Publisher: Radio Free Asia (Organization)</text:p>
      <text:p text:style-name="P4">
Published Time: 2023-06-14T06:36:00-04:00</text:p>
      <text:p text:style-name="P4">
Modified Time: 2023-06-14T13:41:02-04:00</text:p>
      <text:p text:style-name="P4">
Description: None</text:p>
      <text:p text:style-name="P4">
Videos: []</text:p>
      <text:p text:style-name="P4">
Audios: ["<text:a xlink:type="simple" xlink:href="https://www.rfa.org/mandarin/yataibaodao/zhengzhi/hcm-061420230635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5.371374in" draw:z-index="0">
<draw:image xlink:href="../Images/rfamandarin/2023-06-14T06-36-00-04-00/000000.png" xlink:type="simple" xlink:show="embed" xlink:actuate="onLoad" draw:mime-type="image/png"/>
</draw:frame>
Chinese social media circulated videos, and the cadres of the organs "Morning Reading Xi Jinping's important conversation". <text:a xlink:type="simple" xlink:href="https://www.rfa.org/mandarin/yataibaodao/zhengzhi/hcm-06142023063557.html/@@images/image" text:style-name="Internet_20_link" text:visited-style-name="Visited_20_Internet_20_Link">
</text:a>
Network screenshot/Huang Chunmei provides <text:a xlink:type="simple" xlink:href="https://www.rfa.org/mandarin/yataibaodao/zhengzhi/hcm-06142023063557.html/@@stream" text:style-name="Internet_20_link" text:visited-style-name="Visited_20_Internet_20_Link">
Audio-Link: https://www.rfa.org/mandarin/yataibaodao/zhengzhi/hcm-06142023063557.html/@stream</text:a>
This week, it has circulated videos to study Xi Jinping's speech on the Internet. China ’s official account of China’ s official account of CCTV has released a “Early Reading Xi’ s Golden sentence ”video every morning. Analysis believes that this is just like the "early request and evening report" in the Cultural Revolution.</text:p>
      <text:p text:style-name="P4">
<text:a xlink:type="simple" xlink:href="https://www.rfa.org/mandarin/yataibaodao/kejiaowen/hcm1-06082023041300.html" text:style-name="Internet_20_link" text:visited-style-name="Visited_20_Internet_20_Link">
<text:span text:style-name="T4">
 Analysis of the number of Chinese college entrance examination questions: engage in personal worship violations of the party constitution </text:span>
</text:a>
<text:span text:style-name="T4">
* <text:a xlink:type="simple" xlink:href="https://www.rfa.org/mandarin/yataibaodao/zhengzhi/hx2-04112023070604.html" text:style-name="Internet_20_link" text:visited-style-name="Visited_20_Internet_20_Link">
Return to personal worship: The Central Committee of the Communist Party of China ordered colleges and universities to learn "Xi Jinping's Works Selection"</text:a>
</text:span>
</text:p>
      <text:p text:style-name="P4">
There is a video of "Morning Reading: Xi Jinping's important conversation" circulating in Chinese social media. Cadres in a certain authority organize dozens of employees before going to work early in the morning. The General Secretary participated in the Chongqing delegation of the Chongqing delegation of the 13th National People's Congress to participate in the review. He emphasized that leading cadres should talk about politics and morals, establish politics and morals ... "</text:p>
      <text:p text:style-name="P4">
Someone in the WeChat circle joked "Come and read it early!" Some people say, "This is early reading, a bit like early classes."</text:p>
      <text:p text:style-name="P4">
Xi Jinping's speech, on the Communist Party of China, the "Sound of Learning" column, can also find several audio of Xi Jinping's speech that day. "Socialist buildings with Chinese characteristics need four beams and eight pillars to support ..."</text:p>
      <text:p text:style-name="P4">
The Communist Party of China has a "Sound of Lear" column(Screenshot from the Communist Party of China)  <text:a xlink:type="simple" xlink:href="https://www.rfa.org/mandarin/yataibaodao/zhengzhi/hcm-06142023063557.html/5b787fd267098072.png" text:style-name="Internet_20_link" text:visited-style-name="Visited_20_Internet_20_Link">
 </text:a>
<text:span text:style-name="T4">
 Little corporate video reads "Xi Xiang Jin Sentence" </text:span>
</text:p>
      <text:p text:style-name="P4">
The study of the study of the study of folk organizations has aroused the attention of netizens, and it seems that it is not the behavior of individual agencies. On the Chinese portal, Tencent, it also opened a learning platform. The official media Xiaocheng Video published a section of the column every day as "Good Morning China". In the morning, it was viewed by China.</text:p>
      <text:p text:style-name="P4">
Each video is about forty seconds, walking into all parts of China. For example, when walking into Guangdong, it was quoted by Xi Jinping's ancient saying cited by Xi Jinping in the United Nations Headquarters in the United Nations in 2017, "Thinking about its trees and drinking its source of its source. "" ".</text:p>
      <text:p text:style-name="P4">
Official media Xiaocai Video released a short video of "Morning China" every day "Morning Overview China Beauty, Reading 'Xi Golden Sentence'" every day(Screenshot from Tenceum)  <text:a xlink:type="simple" xlink:href="https://www.rfa.org/mandarin/yataibaodao/zhengzhi/hcm-06142023063557.html/622a5716-2023-06-14-4e0b53486-35-39.png" text:style-name="Internet_20_link" text:visited-style-name="Visited_20_Internet_20_Link">
</text:a>
<text:span text:style-name="T4">
 Read the Cultural Revolution of Early Reading the Cultural Revolution? </text:span>
</text:p>
      <text:p text:style-name="P4">
"CCTV or other media, they now have to instill the thoughts of President Xi Jinping every day so that people take President Xi Jinping as a myth like Chairman Mao Zedong in the past, so that they can wash their heads clean and blindly believe that the Chinese government has done by the Chinese government. What is the matter. "Current affairs commentator Lu Nu told this station that Xi Jinping wanted to return to the past Cultural Revolution and establish his personal authority, including the old path like returning to the public.</text:p>
      <text:p text:style-name="P4">
Former Professor Zhou Xiaozheng of Renmin University of China accepted an interview with this station and pointed out, "Now Xi Jinping is engaged in a comprehensive reaction and is engaged in the so -called secondary Cultural Revolution." He mentioned that the former Chinese Prime Minister Wen Jiabao said at the last Chinese and foreign press conferences that if the political system does not not have The results achieved by reform and economic system reform are all diverted, and the Cultural Revolution may also occur. "he(habit)It is not left or right, he is a reactionary. It is to fully restore the Cultural Revolution. He wants to learn Mao Zedong. "</text:p>
      <text:p text:style-name="P4">
<text:span text:style-name="T4">
 The Cultural Revolution staged to Chairman Mao "Early Instructions, Reporting Evening" </text:span>
</text:p>
      <text:p text:style-name="P4">
The author of "History", Lei Yi, wrote that in the "Cultural Revolution" in all aspects of daily life, "Early Instructions and Reports" must be a political activity. Essence The first thing to get in the first thing every day or work, and before studying, "to the great leader Mao Mao" ask for instructions; report to the great leader Mao before going to bed for a day of work or before going to bed.</text:p>
      <text:p text:style-name="P4">
According to Lunu, aesthetic scholar who experienced the "Cultural Revolution" in China, in the "Cultural Revolution" era, the authorities collected what Mao Zedong said into the Mao quotes and worshiped as a holy book as a guidance tool for people's actions, theory and ideas. At that time, all the quotations of Chairman Mao were collected to form a small red book. A person's hand "Chairman Mao's Quotations": "Every morning, I have to ask Chairman Mao to ask and report, and then report thoughts at noon and evening. The Bible is also important. It is not to worship on Sunday, but to read Chairman Mao's quotations in the morning. This day is spiritual.</text:p>
      <text:p text:style-name="P4">
After walking through the Cultural Revolution, after the Jiang and Hu era, Lu Jin said that although Jiang and Hu also controlled their ideology, they were far from now. At that time, I dared to let people speak, and journalists and reporters could interview some specific events; however, any incident now dare not let people interview and explore the truth.Reporter: Huang Chunmei Responsible Editor: Xu Shuting, Editor of Qingwang: Hong Wei</text:p>
      <text:p text:style-name="P4">
News Source: <text:a xlink:type="simple" xlink:href="https://www.rfa.org/mandarin/yataibaodao/zhengzhi/hcm-06142023063557.html" text:style-name="Internet_20_link" text:visited-style-name="Visited_20_Internet_20_Link">
https://www.rfa.org/mandarin/yataibaodao/zhengzhi/hcm-06142023063557.html</text:a>
</text:p>
      <!--NEWS-->
      <text:h text:style-name="P10" text:outline-level="1">
<text:span text:style-name="T4">
Trump refused to plead guilty of 37 federal criminal criminal charges</text:span>
</text:h>
      <text:p text:style-name="P4">
Author: 联合早报 (Person)</text:p>
      <text:p text:style-name="P4">
Publisher: 联合早报 (Organization)</text:p>
      <text:p text:style-name="P4">
Published Time: 2023-06-14T07:14</text:p>
      <text:p text:style-name="P4">
Modified Time: 2023-06-14T20:14</text:p>
      <text:p text:style-name="P4">
Description: Former U.S. President Trump went to the Miami Federal District Court to attend the first hearing of the confidential document case on Tuesday (June 13) in the afternoon of the United States. Special Inspection of the Ministry of Justice, responsible for this case ...</text:p>
      <text:p text:style-name="P4">
Videos: []</text:p>
      <text:p text:style-name="P4">
Audios: []</text:p>
      <text:p text:style-name="P4">
Images: []</text:p>
      <text:p text:style-name="P4">
Type: NewsArticle</text:p>
      <text:p text:style-name="P4">
Breadcrumbs: ['即时', '国际']</text:p>
      <text:p text:style-name="P4">
Keywords: ['美国', '特朗普', '起诉', '妨碍司法公正']</text:p>
      <!--METADATA-->
      <text:p text:style-name="P4">
Former US President Trump on Tuesday (June 13) to the Miami Federal District Court in the afternoon <text:a xlink:type="simple" xlink:href="https://www.zaobao.com/realtime/world/story20230613-1403757" text:style-name="Internet_20_link" text:visited-style-name="Visited_20_Internet_20_Link">
first hearing attending the secret document case</text:a>
He has handled unbelievable confidential information and hindered judicial justice <text:a xlink:type="simple" xlink:href="https://www.zaobao.com/realtime/world/story20230610-1402905" text:style-name="Internet_20_link" text:visited-style-name="Visited_20_Internet_20_Link">
37 federal criminal crimes</text:a>
Failure to plead guilty.</text:p>
      <text:p text:style-name="P4">
Smith, the special prosecutor of the Ministry of Justice, who is responsible for this case, also appeared in court.</text:p>
      <text:p text:style-name="P4">
Comprehensive Reuters and Bloomberg reported that Trump was the first former president in the United States to face federal criminal charges.</text:p>
      <text:p text:style-name="P4">
A large jury composed of citizens in the southern district of Florida voted to prosecute to Trump. He was charged with 31 "Spy Law" and deliberately retained national defense data. Conspiracy and concealment.</text:p>
      <text:h text:style-name="P13" text:outline-level="4">
<text:span text:style-name="T4">
freely</text:span>
</text:h>
      <text:p text:style-name="P4">
Jonathan Goodman, Miami Federal Federal Judge, allows Trump to act freely during the waiting period, without travel restrictions and no bail.</text:p>
      <text:p text:style-name="P4">
But the judge ordered Trump to discuss the case with another potential witnesses with another defendant Walt Nauta and other potential witnesses. Nobota is Trump's personal assistant.</text:p>
      <text:p text:style-name="P4">
In the 47 -minute hearing, Trump frowned and sat on his arms and sat on the defendant's seat. He was argued in front of the judge by the lawyer Todd Blanche.</text:p>
      <text:p text:style-name="P4">
Norto, who was sitting at the same table with Trump, faced six federal criminal charges, including conspiracy and false statements.</text:p>
      <text:p text:style-name="P4">
Because Nobota had no lawyer, he did not decide on Tuesday that he denied sin. The judge scheduled to propose a defense on June 27, or ordered him not to discuss the case with Trump or other witnesses, and allow him to not have to pay the trial.</text:p>
      <text:h text:style-name="P13" text:outline-level="4">
<text:span text:style-name="T4">
I wish him a happy birthday</text:span>
</text:h>
      <text:p text:style-name="P4">
After leaving the court, Trump did not immediately flew back to New Jersey. Instead, he went to a local Cuban restaurant. He told the restaurants guests that the United States was "manipulated", "corruption", and "degenerate". He also announced that he was invited by his lunch.</text:p>
      <text:p text:style-name="P4">
The Cuban -American community in Florida is the object of the Republican part of the Republican party.</text:p>
      <text:p text:style-name="P4">
Trump supporters in the restaurant will sing a happy birthday song on Wednesday (14th).</text:p>
      <text:p text:style-name="P4">
Trump subsequently flew back to his golf club in New Jersey and made a speech at 8:45 pm (Singapore on Wednesday at 8:45 am).</text:p>
      <text:p text:style-name="P4">
News Source: <text:a xlink:type="simple" xlink:href="https://www.zaobao.com.sg/realtime/world/story20230614-1404080" text:style-name="Internet_20_link" text:visited-style-name="Visited_20_Internet_20_Link">
https://www.zaobao.com.sg/realtime/world/story20230614-1404080</text:a>
</text:p>
      <!--NEWS-->
      <text:h text:style-name="P10" text:outline-level="1">
<text:span text:style-name="T4">
Russian President Pu Ting considers to withdraw from the Black Sea Grain Agreement</text:span>
</text:h>
      <text:p text:style-name="P4">
Publisher: 法新社</text:p>
      <text:p text:style-name="P4">
Published Time: 2023-06-14T07:32:07+00:00</text:p>
      <text:p text:style-name="P4">
Modified Time: 2023-06-14T07:20:05+00:00</text:p>
      <text:p text:style-name="P4">
Description: (Agence France -Presse Moscow, 13th) Russian President Pu Ting said today that he is "considering" withdrawal from the Milestone Black Sea Grain Agreement. This agreement allows Ukraine to enter the global mark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14T07-32-07-00-00/000000.png" xlink:type="simple" xlink:show="embed" xlink:actuate="onLoad" draw:mime-type="image/png"/>
</draw:frame>
Moscow has repeatedly threatened to withdraw from this agreement that allows the grain to export from the port of Ukraine via the Black Sea Safety Channel.</text:p>
      <text:p text:style-name="P4">
This agreement by the United Nations Agency is scheduled to continue on July 17.</text:p>
      <text:p text:style-name="P4">
When Panting met with Russian reporters at the Kremlin Palace, "We are considering whether to exit the food agreement."</text:p>
      <text:p text:style-name="P4">
He accused Kiev, using the "launch of the sea drone" with the offshore corridor that provides a safe passage of grain vessels.</text:p>
      <text:p text:style-name="P4">
A Russian military blogger told Panting at the meeting that front -line soldiers did not understand why Russia still participated in the agreement.</text:p>
      <text:p text:style-name="P4">
Pu Ting replied, "Maybe, those who are fighting do not understand why we let us let the grains pass, I understand."</text:p>
      <text:p text:style-name="P4">
"We do this is not for Ukraine, but for friendly countries in Africa and Latin America, because food should first flow to the poorest country in the world."</text:p>
      <text:p text:style-name="P4">
UN Secretary -General Antonio Guterres said yesterday that he was trying to extend the grain agreement.</text:p>
      <text:p text:style-name="P4">
News Source: <text:a xlink:type="simple" xlink:href="https://www.rfi.fr/cn/%E5%9B%BD%E9%99%85%E6%8A%A5%E9%81%93/20230614-%E4%BF%84%E6%80%BB%E7%BB%9F%E8%92%B2%E4%BA%AD%E8%80%83%E8%99%91%E9%80%80%E5%87%BA%E9%BB%91%E6%B5%B7%E8%B0%B7%E7%89%A9%E5%8D%8F%E8%AE%AE" text:style-name="Internet_20_link" text:visited-style-name="Visited_20_Internet_20_Link">
https://www.rfi.fr/cn/%E5%9B%BD%E9%99%85%E6%8A%A5%E9%81%93/20230614-%E4%BF%84%E6%80%BB%E7%BB%9F%E8%92%B2%E4%BA%AD%E8%80%83%E8%99%91%E9%80%80%E5%87%BA%E9%BB%91%E6%B5%B7%E8%B0%B7%E7%89%A9%E5%8D%8F%E8%AE%AE</text:a>
</text:p>
      <!--NEWS-->
      <text:h text:style-name="P10" text:outline-level="1">
<text:span text:style-name="T4">
McConal refuses to explain whether to support Trump as a Republican presidential candidate</text:span>
</text:h>
      <text:p text:style-name="P4">
Author: 联合早报 (Person)</text:p>
      <text:p text:style-name="P4">
Publisher: 联合早报 (Organization)</text:p>
      <text:p text:style-name="P4">
Published Time: 2023-06-14T07:38</text:p>
      <text:p text:style-name="P4">
Modified Time: 2023-06-14T07:48</text:p>
      <text:p text:style-name="P4">
Description: The US Senate Republican leader McConal refused to show whether the former President Trump was supported by the Republican Presidential candidate in 2024. Reuters reported that Trump, who was charged with 37 federal criminal crimes after leaving the White House, was charged with the confidential documents. Tuesday (June 13 ...</text:p>
      <text:p text:style-name="P4">
Videos: []</text:p>
      <text:p text:style-name="P4">
Audios: []</text:p>
      <text:p text:style-name="P4">
Images: []</text:p>
      <text:p text:style-name="P4">
Type: NewsArticle</text:p>
      <text:p text:style-name="P4">
Breadcrumbs: ['即时', '国际']</text:p>
      <text:p text:style-name="P4">
Keywords: ['美国参议院', '共和党', '麦康奈尔', '特朗普', '美国总统选举', '美国']</text:p>
      <!--METADATA-->
      <text:p text:style-name="P4">
The US Senate Republican leader McConal refused to show whether the former President Trump was supported by the Republican Presidential candidate in 2024.</text:p>
      <text:p text:style-name="P4">
Reuters reports that after leaving the White House <text:a xlink:type="simple" xlink:href="https://www.zaobao.com/news/world/story20230116-1353753" text:style-name="Internet_20_link" text:visited-style-name="Visited_20_Internet_20_Link">
inappropriate processing confidential documents</text:a>
Trump, who was charged with 37 federal criminal crimes, went to the Federal District Court of the Melmi Federal District Court on Tuesday (June 13) <text:a xlink:type="simple" xlink:href="https://www.zaobao.com/realtime/world/story20230614-1404080" text:style-name="Internet_20_link" text:visited-style-name="Visited_20_Internet_20_Link">
attending the first hearing</text:a>
Essence</text:p>
      <text:p text:style-name="P4">
When Trump arrived in the court, McConnell, who was the leader of the minority party of the Senate, said in the face of reporters: "I will not comment on all Republicans who are competing as presidential candidates."</text:p>
      <text:p text:style-name="P4">
Smith Smith, Special Prosecutor of the US Department of Justice last week <text:a xlink:type="simple" xlink:href="https://www.zaobao.com/realtime/world/story20230610-1402905" text:style-name="Internet_20_link" text:visited-style-name="Visited_20_Internet_20_Link">
announced Trump's prosecution</text:a>
Later, many Republicans of Congress, including the former Vice President Pence and Governor of Florida, who announced the preliminary election of the Republican Party, supported Trump and accused the president of Biden Biden's Blood Department of Weapons.</text:p>
      <text:p text:style-name="P4">
News Source: <text:a xlink:type="simple" xlink:href="https://www.zaobao.com.sg/realtime/world/story20230614-1404082" text:style-name="Internet_20_link" text:visited-style-name="Visited_20_Internet_20_Link">
https://www.zaobao.com.sg/realtime/world/story20230614-1404082</text:a>
</text:p>
      <!--NEWS-->
      <text:h text:style-name="P10" text:outline-level="1">
<text:span text:style-name="T4">
When the cultural war is heating, the company executives are on the topic of sustainable development (Free Version)</text:span>
</text:h>
      <text:p text:style-name="P4">
Author: Mark Maurer</text:p>
      <text:p text:style-name="P4">
Publisher: 华尔街日报中文网</text:p>
      <text:p text:style-name="P4">
Published Time: 2023-06-14T08:25:00.000Z</text:p>
      <text:p text:style-name="P4">
Modified Time: 2023-06-14T08:25:00.000Z</text:p>
      <text:p text:style-name="P4">
Created Time: 2023-06-14T07:12:00.000Z</text:p>
      <text:p text:style-name="P4">
Description: As some investors and conservative activities have stepped up pressure, in recent quarters, the company's financial report conference calls have greatly reduced the discussion of green and social plans, and it has changed the practice of such plans in the past few years.</text:p>
      <text:p text:style-name="P4">
Images: []</text:p>
      <text:p text:style-name="P4">
Categories: ['商业']</text:p>
      <text:p text:style-name="P4">
Keywords: SYND</text:p>
      <text:p text:style-name="P4">
Type: Article</text:p>
      <!--METADATA-->
      <text:p text:style-name="P4">
As some investors and conservative activities have stepped up pressure, in recent quarters, the company's financial report conference calls have greatly reduced the discussion of green and social plans, and it has changed the practice of such plans in the past few years.</text:p>
      <text:p text:style-name="P4">
News Source: <text:a xlink:type="simple" xlink:href="https://cn.wsj.com/articles/%E6%96%87%E5%8C%96%E6%88%98%E4%BA%89%E5%8D%87%E6%B8%A9%E4%B9%8B%E9%99%85-%E5%85%AC%E5%8F%B8%E9%AB%98%E7%AE%A1%E5%9C%A8%E5%8F%AF%E6%8C%81%E7%BB%AD%E5%8F%91%E5%B1%95%E8%AF%9D%E9%A2%98%E4%B8%8A%E5%99%A4%E5%A3%B0-15f842c" text:style-name="Internet_20_link" text:visited-style-name="Visited_20_Internet_20_Link">
https://cn.wsj.com/articles/%E6%96%87%E5%8C%96%E6%88%98%E4%BA%89%E5%8D%87%E6%B8%A9%E4%B9%8B%E9%99%85-%E5%85%AC%E5%8F%B8%E9%AB%98%E7%AE%A1%E5%9C%A8%E5%8F%AF%E6%8C%81%E7%BB%AD%E5%8F%91%E5%B1%95%E8%AF%9D%E9%A2%98%E4%B8%8A%E5%99%A4%E5%A3%B0-15f842c</text:a>
</text:p>
      <!--NEWS-->
      <text:h text:style-name="P10" text:outline-level="1">
<text:span text:style-name="T4">
Trump case: Former President of the United States or three ways to delay trial</text:span>
</text:h>
      <text:p text:style-name="P4">
Author: https://www.facebook.com/bbcworldservice/</text:p>
      <text:p text:style-name="P4">
Publisher: BBC News 中文</text:p>
      <text:p text:style-name="P4">
Published Time: 2023-06-14T08:31:15.000Z</text:p>
      <text:p text:style-name="P4">
Modified Time: 2023-06-14T08:31:15.000Z</text:p>
      <text:p text:style-name="P4">
Description: The first former president in the history of American history has denied the crime of illegal preservation of confidential documents to the court, and legal experts analyze the three strategies he may adopt in the next step.</text:p>
      <text:p text:style-name="P4">
Images: ["<text:a xlink:type="simple" xlink:href="https://ichef.bbci.co.uk/news/640/cpsprodpb/E766/production/_130083295_trumpcourtsketch.jpg" text:style-name="Internet_20_link" text:visited-style-name="Visited_20_Internet_20_Link">
_130083295_tr...</text:a>
", "<text:a xlink:type="simple" xlink:href="https://ichef.bbci.co.uk/news/640/cpsprodpb/11A88/production/_130082327_8dabb9fcdc0bc50d3c234ac52fe2e7aee5317b23.jpg" text:style-name="Internet_20_link" text:visited-style-name="Visited_20_Internet_20_Link">
_130082327_8d...</text:a>
"]</text:p>
      <text:p text:style-name="P4">
Videos: ["<text:a xlink:type="simple" xlink:href="https://www.bbc.com/ws/av-embeds/cps/zhongwen/simp/world-65900481/p0fdzvmv/zh-hans" text:style-name="Internet_20_link" text:visited-style-name="Visited_20_Internet_20_Link">
zh-hans</text:a>
"]</text:p>
      <text:p text:style-name="P4">
Tags: ['乔·拜登', '政治', '唐纳德·特朗普', '美国', '防卫事务', '犯罪', '法律']</text:p>
      <text:p text:style-name="P4">
Type: Article</text:p>
      <!--METADATA-->
      <text:h text:style-name="P12" text:outline-level="3">
<text:span text:style-name="T4">
Trump case: Former President of the United States or three ways to delay trial</text:span>
</text:h>
      <ul>
        <li>
Nadine Yousif * BBC reporter</li>
      </ul>
      <text:p text:style-name="P4">
8:31 am on June 14, 2023![] <text:a xlink:type="simple" xlink:href="Images/BBC Chinese/2023-06-14T08-31-15.000Z/_130083295_trumpcourtsketch.jpg" text:style-name="Internet_20_link" text:visited-style-name="Visited_20_Internet_20_Link">
</text:a>
Image source, Reuters/Jane Rosenberg</text:p>
      <text:p text:style-name="P4">
Image adding text,</text:p>
      <text:p text:style-name="P4">
The sketch of the court showed that in the Miami court, Trump was wearing a blue suit, and his lawyer Chriskis and Todbram were on both sides.</text:p>
      <text:p text:style-name="P4">
<text:span text:style-name="T4">
 Former US President Trump was accused of illegally preserving confidential documents after leaving the White House, becoming the first former US former US or President in history. </text:span>
</text:p>
      <text:p text:style-name="P4">
He faced 37 charges, including hindering the actions of the government's retrieved documents, but he had denied the court.</text:p>
      <text:p text:style-name="P4">
Trump has performed in court, and the prosecutor is now promoting to accelerate the interrogation.</text:p>
      <text:p text:style-name="P4">
The BBC Washington Branch reported that Trump had no expression when he appeared in court, and kept silent. After leaving, he went to a golf club in New Jersey to speak to his supporters.</text:p>
      <text:p text:style-name="P4">
The Republicans told supporters that he "fully had the right" to save relevant documents, but admitted that he had not read all documents.</text:p>
      <text:p text:style-name="P4">
After that, he made a series of unsatisfactory allegations and criticized President Biden and his former political opponent Hillary Clinton.</text:p>
      <text:p text:style-name="P4">
Legal experts pointed out that Trump may try to delay the interrogation as possible.</text:p>
      <text:p text:style-name="P4">
"He has sufficient motivation to delay," said Carltobias, a legal professor at the University of Richmond in Virginia. He pointed out that Trump is conducting a campaign to seek nominations for the Republican presidential candidate and strive to enter the White House again in 2024.</text:p>
      <text:p text:style-name="P4">
Trump's hearing on Miami on Tuesday (June 13) was a standard program. He was recorded in the case, fingerprints, and collected DNA samples, and later he denied the crime.</text:p>
      <text:p text:style-name="P4">
He was allowed to leave the court, and because he was protected by the SARs and was not regarded as a risk of escape, there was no such restrictions in the bail.</text:p>
      <text:p text:style-name="P4">
<draw:frame draw:style-name="fr1" draw:name="Image111" text:anchor-type="as-char" svg:width="6.9236in" svg:height="3.894525in" draw:z-index="0">
<draw:image xlink:href="../Images/BBC Chinese/2023-06-14T08-31-15.000Z/_130082327_8dabb9fcdc0bc50d3c234ac52fe2e7aee5317b23.jpg" xlink:type="simple" xlink:show="embed" xlink:actuate="onLoad" draw:mime-type="image/jpeg"/>
</draw:frame>
Image source, reuters</text:p>
      <text:p text:style-name="P4">
Image adding text,</text:p>
      <text:p text:style-name="P4">
On Tuesday, Trump supporters had a mouthful with his opponent outside the court</text:p>
      <text:p text:style-name="P4">
<text:a xlink:type="simple" xlink:href="https://www.bbc.com/zhongwen/simp/world-65035373" text:style-name="Internet_20_link" text:visited-style-name="Visited_20_Internet_20_Link">
The four major legal issues in front of Trump</text:a>
<text:span text:style-name="T5">
 <text:a xlink:type="simple" xlink:href="https://www.bbc.com/zhongwen/simp/world-65184982" text:style-name="Internet_20_link" text:visited-style-name="Visited_20_Internet_20_Link">
Trump's trial, what is his "thirty -four sins"? </text:a>
</text:span>
 <text:a xlink:type="simple" xlink:href="https://www.bbc.com/zhongwen/simp/world-65865840" text:style-name="Internet_20_link" text:visited-style-name="Visited_20_Internet_20_Link">
Trump was again criminal prosecution: Will he be imprisoned for 37 sins? </text:a>
The next step will be a security permit for Trump's lawyers because the case involves high confidential documents. The legal professor of law and former federal prosecutor Kevin Mcmunigal, a legal professor at Case Western Reserveunivers, said: "This takes time."</text:p>
      <text:p text:style-name="P4">
Prior to this, Trump first established his legal team in Florida. Two of his lawyers James Trusty and Johnrowley resigned on Friday, that is, he resigned one day after his prosecution.</text:p>
      <text:p text:style-name="P4">
Former President Trump ’s representative lawyer when he went to court on Tuesday was Todd Blanche, but experts pointed out that he might try to join other lawyers who practiced in the state.</text:p>
      <text:p text:style-name="P4">
At the same time, the court will enter the next step to select the jury in this case.</text:p>
      <text:p text:style-name="P4">
Mc Munican said that federal trials are often very rapid, and most of the defendants of cases will be tried within 90 days after the hearing. However, Trump's case may be an exception, because it is a well -known case that requires a security permit.</text:p>
      <text:p text:style-name="P4">
Legal experts still believe that the allegations of the former president are "surprisingly powerful", and any efforts trying to revoke the case are likely to fail.</text:p>
      <text:p text:style-name="P4">
"This is not to say that he and his lawyer will not delay as much as possible," Professor Tobiaz said.</text:p>
      <text:p text:style-name="P4">
They may hinder case advancement through the following three methods.</text:p>
      <text:h text:style-name="P12" text:outline-level="3">
<text:span text:style-name="T4">
1 . Called no criminal crimes</text:span>
</text:h>
      <text:p text:style-name="P4">
Trump repeatedly argued that he had the right to take away documents from the White House under the Presidential Records Act, and he had decrypted it before his departure.</text:p>
      <text:p text:style-name="P4">
His lawyer may put this argument in front of the court, but Professor Tobiaz said that this approach is unlikely to obtain a favorable ruling.</text:p>
      <text:p text:style-name="P4">
Image source, getty images</text:p>
      <text:p text:style-name="P4">
Image adding text,</text:p>
      <text:p text:style-name="P4">
On the day of Trump's court, law enforcement officers were alerting outside the court.</text:p>
      <text:p text:style-name="P4">
"I don't think he no longer has the right to retain documents after the president," said Professor Tobiaz. "The" Archive Law "is very clear. I don't think there is any doubt about it."</text:p>
      <text:h text:style-name="P12" text:outline-level="3">
<text:span text:style-name="T4">
2 . Claim that he has suffered unfairly</text:span>
</text:h>
      <text:p text:style-name="P4">
His lawyers may also argue that Trump is the victim of "selective prosecution" -he is under unfairly targeted, and other politicians, such as HillaryClinton, Mike Pence, And President Joe Biden and others have never been prosecuted for their processing of confidential documents.</text:p>
      <text:p text:style-name="P4">
Image source, EPA</text:p>
      <text:p text:style-name="P4">
Image adding text,</text:p>
      <text:p text:style-name="P4">
The supporters of former US President Trump gathered near the entrance to the Golf Course of the Dorra.</text:p>
      <text:p text:style-name="P4">
But Professor Tobiaz said that the case of former President Trump is different in several aspects. First, several other politicians were "very willing" to pay back the documents they had preserved at the time, but the evidence in the indictment showed that Trump refused to do so.</text:p>
      <text:p text:style-name="P4">
"The indictment shows that Trump has been accused of doing a lot of very irresponsible things," he said, the remarks of selective prosecution not far before the court.</text:p>
      <text:h text:style-name="P12" text:outline-level="3">
<text:span text:style-name="T4">
3 . Try to overthrow key evidenceProfessor Mc Monica said: "That may be a question before the interrogation, which will cause some delays."</text:span>
</text:h>
      <text:p text:style-name="P4">
However, he added that the judge in the case of the trial of Washington had ruled that under the principle of Crime-Fraudexception, the evidence could be included in the indictment. This exceptional principle applies to the dialogue between lawyers and customers trying to obtain legal proposal on how to perform fraud or crimes.</text:p>
      <text:p text:style-name="P4">
Experts say that even if these reasons are unlikely to completely overthrow the case, it will definitely cause some delay, because the court will have to carefully measure the issues raised by Lawyer Trump one by one.</text:p>
      <text:p text:style-name="P4">
Image source, getty images</text:p>
      <text:p text:style-name="P4">
Image adding text,</text:p>
      <text:p text:style-name="P4">
This is Trump's second time in three months</text:p>
      <text:p text:style-name="P4">
</text:p>
      <text:h text:style-name="P12" text:outline-level="3">
<text:span text:style-name="T4">
The support of the Republican Party is not affected</text:span>
</text:h>
      <text:p text:style-name="P4">
Trump was involved in a lawsuit, and it seemed that his support among Republicans had declined.</text:p>
      <text:p text:style-name="P4">
BBC's partner Columbia Broadcasting Corporation (CBS) found that 76%of Republican's major voters are even more worried that the lawsuit is political motivation, not whether documents may endanger national security.</text:p>
      <text:p text:style-name="P4">
Program, the operation of the US Department of Justice should be independent of the White House. Biden himself was also undergoing another investigation because of the processing of confidential documents. He said last week: "I never -have never -it is recommended to do what the judicial department should do."</text:p>
      <text:p text:style-name="P4">
Legal experts said that criminal criminal prosecution may make Trump prison for a considerable period of time. But he has claimed that no matter what the decision is, he will continue to run for president.</text:p>
      <text:p text:style-name="P4">
Trump appeared in court this time for less than three months. He accepted a court hearing in New York in April, and he was charged with the 2016 presidential election to falsify business documents with the sealing fee of porn women.</text:p>
      <text:p text:style-name="P4">
[Video-1-Link:/WS/AV-EMBEDS/CPS/ZHONGWEN/SIMP/World-65900481/P0FDZMV/ZH-HansS]](https://www.bbc.com/ws/av-embeds/cps/zhongwen/simp/world-65900481/p0fdzvmv/zh-hans)<text:span text:style-name="T4">
 Your equipment does not support playing multimedia materials </text:span>
 video plus injection text,</text:p>
      <text:p text:style-name="P4">
Former US President Donald Trump was sued 34 felony felony at the court hearing in Manhattan, and Trump denied all crimes.</text:p>
      <text:p text:style-name="P4">
News Source: <text:a xlink:type="simple" xlink:href="https://www.bbc.com/zhongwen/simp/world-65900481" text:style-name="Internet_20_link" text:visited-style-name="Visited_20_Internet_20_Link">
https://www.bbc.com/zhongwen/simp/world-65900481</text:a>
</text:p>
      <!--NEWS-->
      <text:h text:style-name="P10" text:outline-level="1">
<text:span text:style-name="T4">
Japanese stocks high</text:span>
</text:h>
      <text:p text:style-name="P4">
Publisher: 法新社</text:p>
      <text:p text:style-name="P4">
Published Time: 2023-06-14T08:32:08+00:00</text:p>
      <text:p text:style-name="P4">
Modified Time: 2023-06-14T08:20:05+00:00</text:p>
      <text:p text:style-name="P4">
Description: (Agence France -Presse, Tokyo, 14th) As investors are optimistic about the predictions of the US Federal Preparatory Council (FED), the Tokyo stock market has risen with U.S. stock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6-14T08-32-08-00-00/000000.png" xlink:type="simple" xlink:show="embed" xlink:actuate="onLoad" draw:mime-type="image/png"/>
</draw:frame>
The Japanese stock 225 index closed up 483.77 points, or 1.47%, to 33502.42 points. The Dongzhi stock price index closed at 29.74 points, or 1.31%, to 2294.53 points.</text:p>
      <text:p text:style-name="P4">
News Source: <text:a xlink:type="simple" xlink:href="https://www.rfi.fr/cn/%E8%B4%A2%E7%BB%8F%E5%BF%AB%E8%AE%AF/20230614-%E6%97%A5%E8%82%A1%E6%94%B6%E9%AB%98" text:style-name="Internet_20_link" text:visited-style-name="Visited_20_Internet_20_Link">
https://www.rfi.fr/cn/%E8%B4%A2%E7%BB%8F%E5%BF%AB%E8%AE%AF/20230614-%E6%97%A5%E8%82%A1%E6%94%B6%E9%AB%98</text:a>
</text:p>
      <!--NEWS-->
      <text:h text:style-name="P10" text:outline-level="1">
<text:span text:style-name="T4">
News: The United States promotes India to simplify the Fanwen Jie Festival to promote armed drone transactions</text:span>
</text:h>
      <text:p text:style-name="P4">
Author: 联合早报 (Person)</text:p>
      <text:p text:style-name="P4">
Publisher: 联合早报 (Organization)</text:p>
      <text:p text:style-name="P4">
Published Time: 2023-06-14T08:45</text:p>
      <text:p text:style-name="P4">
Modified Time: 2023-06-14T08:53</text:p>
      <text:p text:style-name="P4">
Description: It is reported that the United States is trying to persuade India to simplify the prosperity in the bureaucratic system and strive to accelerate the selling a number of armed drones to India when the Indian Prime Minister Modi visits. Modi will visit the United States on June 22. India has always wanted to purchase ...</text:p>
      <text:p text:style-name="P4">
Videos: []</text:p>
      <text:p text:style-name="P4">
Audios: []</text:p>
      <text:p text:style-name="P4">
Images: []</text:p>
      <text:p text:style-name="P4">
Type: NewsArticle</text:p>
      <text:p text:style-name="P4">
Breadcrumbs: ['即时', '国际']</text:p>
      <text:p text:style-name="P4">
Keywords: ['美国', '印度', '无人机', '国务院', '五角大楼', '莫迪', '拜登']</text:p>
      <!--METADATA-->
      <text:p text:style-name="P4">
It is reported that the United States is trying to persuade India to simplify the prosperity in the bureaucratic system and strive to accelerate the selling a number of armed drones to India when the Indian Prime Minister Modi visits.</text:p>
      <text:p text:style-name="P4">
Modi will visit the United States on June 22.</text:p>
      <text:p text:style-name="P4">
India has always hoped to purchase large -scale armed drones in the United States, but a "Seaguardian" transaction from the "Seaguardian) transaction from 2 billion to 3 billion US dollars (about 2.7 billion to 4 billion yuan), because India's The bureaucracy has been delayed for many years.</text:p>
      <text:p text:style-name="P4">
The US negotiator hopes that Modi's visit will break the deadlock.</text:p>
      <text:p text:style-name="P4">
Reuters reported on Tuesday (June 13) that two informedmen said that when the US State Department, the Ministry of Defense, and the White House had requested to "see" India to purchase 30 sets of 30 sets of plays from GENERATOMICS in the Modi. The progress of the MQ-9B maritime guards armed drone.</text:p>
      <text:p text:style-name="P4">
Sources expect that President Biden and Modi will also discuss matters of joint production of ammunition and infantry vehicles such as armored vehicles.</text:p>
      <text:p text:style-name="P4">
A spokesman for the White House, the State Council, and the Pentagon refused to comment on negotiation between the United States and India.</text:p>
      <text:p text:style-name="P4">
Biden said that deepening his relationship with India is his policy cornerstone in response to China's increasingly influential influence. This year, he pays special attention to the cooperation between the United States and India in advanced military technology this year, although the two countries have not officially formed a security alliance.</text:p>
      <text:p text:style-name="P4">
News Source: <text:a xlink:type="simple" xlink:href="https://www.zaobao.com.sg/realtime/world/story20230614-1404089" text:style-name="Internet_20_link" text:visited-style-name="Visited_20_Internet_20_Link">
https://www.zaobao.com.sg/realtime/world/story20230614-1404089</text:a>
</text:p>
      <!--NEWS-->
      <text:h text:style-name="P10" text:outline-level="1">
<text:span text:style-name="T4">
In the review under the National Security Law, Hong Kong film audiences are eager to see their stories</text:span>
</text:h>
      <text:p text:style-name="P4">
Author: chinese@voanews.com (萧霭君)</text:p>
      <text:p text:style-name="P4">
Publisher: 美国之音中文网 (Type: NewsMediaOrganization)</text:p>
      <text:p text:style-name="P4">
Published Time: 2023-06-14T08:48:24+08:00</text:p>
      <text:p text:style-name="P4">
Modified Time: 2023-06-14 00:48:24Z</text:p>
      <text:p text:style-name="P4">
Description: A young actress dragged his suitcase and walked on the lined street. This is a scene that the crew is being filmed. This film tells the director of the director Norris Wong to become Cantonese 作 Human dream.</text:p>
      <text:p text:style-name="P4">
Videos: []</text:p>
      <text:p text:style-name="P4">
Images: []</text:p>
      <text:p text:style-name="P4">
Categories: ['港澳', '人权', '中国', '娱乐']</text:p>
      <text:p text:style-name="P4">
Type: None</text:p>
      <!--METADATA-->
      <text:p text:style-name="P4">
Nonenone</text:p>
      <text:p text:style-name="P4">
News Source: <text:a xlink:type="simple" xlink:href="https://www.voachinese.com/a/quietly-but-surely-hong-kong-s-film-industry-is-blooming-again-despite-censorship-20230613/7135865.html" text:style-name="Internet_20_link" text:visited-style-name="Visited_20_Internet_20_Link">
https://www.voachinese.com/a/quietly-but-surely-hong-kong-s-film-industry-is-blooming-again-despite-censorship-20230613/7135865.html</text:a>
</text:p>
      <!--NEWS-->
      <text:h text:style-name="P10" text:outline-level="1">
<text:span text:style-name="T4">
United Nations: Nearly 110 million people who have been sent out of the world</text:span>
</text:h>
      <text:p text:style-name="P4">
Publisher: 法新社</text:p>
      <text:p text:style-name="P4">
Published Time: 2023-06-14T09:02:08+00:00</text:p>
      <text:p text:style-name="P4">
Modified Time: 2023-06-14T08:35:02+00:00</text:p>
      <text:p text:style-name="P4">
Description: (AFP Geneva, 13th) The flagship annual report released by the United Nations Refugee (UNHCR) pointed out today that at the end of 2022, the total number of forced to displacement was 18.4 million, which was 19.1 million more than in 2021. It was 1975 in 1975. It was 1975. It was 1975. Beginning the biggest increase since the reco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6-14T09-02-08-00-00/000000.png" xlink:type="simple" xlink:show="embed" xlink:actuate="onLoad" draw:mime-type="image/png"/>
</draw:frame>
"Global Trends in ForcedDisplacement" shows that in 2022, 35.3 million are refugees who have fled overseas, 62.5 million are those in the country, 5.4 million are sesame seekers, and 5.2 million needs to need asylum. Protection of the international community. Most of the international community protection is Venezuela.</text:p>
      <text:p text:style-name="P4">
In Sudan, since the battle between the enemy, 460,000 people have fled overseas and more than 1.4 million people have been displaced in the territory.</text:p>
      <text:p text:style-name="P4">
Filippo Grandi, a senior commissioner of the United Nations refugee affairs, said that when the department was initially planned, it predicted that 1 million people would escape from the Sudan within 6 months. "Now I think this number may be too low."</text:p>
      <text:p text:style-name="P4">
In addition, the number of refugees in Syria came to 6.5 million at the end of 2022, of which 3.5 million fled to Turkey in neighboring countries.</text:p>
      <text:p text:style-name="P4">
Ukraine was reduced to refugees because of Russia's invasion. The invasion operation launched by Russia in February 2022 has triggered the fastest refugee tide since World War II.</text:p>
      <text:p text:style-name="P4">
News Source: <text:a xlink:type="simple" xlink:href="https://www.rfi.fr/cn/%E5%9B%BD%E9%99%85%E6%8A%A5%E9%81%93/20230614-%E8%81%94%E5%90%88%E5%9B%BD-%E5%85%A8%E7%90%83%E8%A2%AB%E8%BF%AB%E6%B5%81%E7%A6%BB%E5%A4%B1%E6%89%80%E8%80%85%E8%BF%911-1%E4%BA%BF%E4%BA%BA" text:style-name="Internet_20_link" text:visited-style-name="Visited_20_Internet_20_Link">
https://www.rfi.fr/cn/%E5%9B%BD%E9%99%85%E6%8A%A5%E9%81%93/20230614-%E8%81%94%E5%90%88%E5%9B%BD-%E5%85%A8%E7%90%83%E8%A2%AB%E8%BF%AB%E6%B5%81%E7%A6%BB%E5%A4%B1%E6%89%80%E8%80%85%E8%BF%911-1%E4%BA%BF%E4%BA%BA</text:a>
</text:p>
      <!--NEWS-->
      <text:h text:style-name="P10" text:outline-level="1">
<text:span text:style-name="T4">
Beijing criticized the United States for new sanctions on enterprises in pilot training and weapon development</text:span>
</text:h>
      <text:p text:style-name="P4">
Author: chinese@voanews.com (美国之音)</text:p>
      <text:p text:style-name="P4">
Publisher: 美国之音中文网 (Type: NewsMediaOrganization)</text:p>
      <text:p text:style-name="P4">
Published Time: 2023-06-14T09:05:32+08:00</text:p>
      <text:p text:style-name="P4">
Modified Time: 2023-06-14 01:05:32Z</text:p>
      <text:p text:style-name="P4">
Description: On Tuesday (June 13), China criticized the United States' new sanctions that it was committed to training Chinese military pilots and assistance to the development of weapons.</text:p>
      <text:p text:style-name="P4">
Videos: []</text:p>
      <text:p text:style-name="P4">
Images: []</text:p>
      <text:p text:style-name="P4">
Categories: ['美国', '经济·金融·贸易', '人权', '中国', '法律', '军事', '美中关系', '美中贸易']</text:p>
      <text:p text:style-name="P4">
Type: None</text:p>
      <!--METADATA-->
      <text:p text:style-name="P4">
Nonenone</text:p>
      <text:p text:style-name="P4">
News Source: <text:a xlink:type="simple" xlink:href="https://www.voachinese.com/a/beijing-criticizes-new-us-sanctions-on-companies-over-pilot-training-weapons-development-20230613/7136254.html" text:style-name="Internet_20_link" text:visited-style-name="Visited_20_Internet_20_Link">
https://www.voachinese.com/a/beijing-criticizes-new-us-sanctions-on-companies-over-pilot-training-weapons-development-20230613/7136254.html</text:a>
</text:p>
      <!--NEWS-->
      <text:h text:style-name="P10" text:outline-level="1">
<text:span text:style-name="T4">
"Mineral Security Partnership", led by the United States, intends to develop large -scale key mineral projects (Free Version)</text:span>
</text:h>
      <text:p text:style-name="P4">
Authors: ['阿特拉克塔•穆尼']</text:p>
      <text:p text:style-name="P4">
Publisher: 英国《金融时报》</text:p>
      <text:p text:style-name="P4">
Time: 2023-06-14T09:06:10+00:00</text:p>
      <text:p text:style-name="P4">
Published Time: 2023-06-13T12:00:99+08:00</text:p>
      <text:p text:style-name="P4">
Modified Time: 2023-06-14T03:34:99+08:00</text:p>
      <text:p text:style-name="P4">
Description: The group consisting of 12 countries and the European Union plans to select large -scale key mineral projects for development by the end of the year to weaken China's dominant position in the raw materials required by green technology.</text:p>
      <text:p text:style-name="P4">
Images: ["<text:a xlink:type="simple" xlink:href="https://thumbor.ftacademy.cn/unsafe/picture/8/000184358_piclink.jpg" text:style-name="Internet_20_link" text:visited-style-name="Visited_20_Internet_20_Link">
000184358_pic...</text:a>
"]</text:p>
      <text:p text:style-name="P4">
Themes: ['供应链', '关注']</text:p>
      <text:p text:style-name="P4">
Keywords: ['供应链', '高端专享', '气候变化', '绿色经济', '采矿', '中美关系', '脱钩', '金属', '锂']</text:p>
      <text:p text:style-name="P4">
Type: Article</text:p>
      <!--METADATA-->
      <text:p text:style-name="P4">
<draw:frame draw:style-name="fr1" draw:name="Image119" text:anchor-type="as-char" svg:width="6.9236in" svg:height="4.617987in" draw:z-index="0">
<draw:image xlink:href="../Images/FT Chinese Free Version/2023-06-14T09-06-10-00-00/000184358_piclink.jpg" xlink:type="simple" xlink:show="embed" xlink:actuate="onLoad" draw:mime-type="image/jpeg"/>
</draw:frame>
A group of 12 countries and the European Union, which is headed by the United States, plans to choose large -scale key mineral projects for development by the end of the year to weaken China's dominant position in the raw materials required by green technology.</text:p>
      <text:p text:style-name="P4">
Deputy Secretary of State of the United States responsible for economic growth, energy and environmental affairs, Jose Felunus(Josefernandez)After visiting Sweden, Norway, Finland, France, and Britain, I said that the "mineral security partnership" was established by the United States in June last year(Mineral Security Partnership)About 15 candidates were selected from about 200 projects.</text:p>
      <text:p text:style-name="P4">
News Source: <text:a xlink:type="simple" xlink:href="http://www.ftchinese.com/story/001099959" text:style-name="Internet_20_link" text:visited-style-name="Visited_20_Internet_20_Link">
http://www.ftchinese.com/story/001099959</text:a>
</text:p>
      <!--NEWS-->
      <text:h text:style-name="P10" text:outline-level="1">
<text:span text:style-name="T4">
Column | Democratic Salon: Chinese people talk about Chinese affairs (2023-06-13)</text:span>
</text:h>
      <text:p text:style-name="P4">
Author: None</text:p>
      <text:p text:style-name="P4">
Publisher: Radio Free Asia (Organization)</text:p>
      <text:p text:style-name="P4">
Published Time: 2023-06-14T09:07:18-04:00</text:p>
      <text:p text:style-name="P4">
Modified Time: 2023-06-14T09:07:18-04:00</text:p>
      <text:p text:style-name="P4">
Description: None</text:p>
      <text:p text:style-name="P4">
Videos: []</text:p>
      <text:p text:style-name="P4">
Audios: ["<text:a xlink:type="simple" xlink:href="https://www.rfa.org/mandarin/zhuanlan/minzhushalong/salon-061420230902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5.1927in" draw:z-index="0">
<draw:image xlink:href="../Images/rfamandarin/2023-06-14T09-07-18-04-00/000000.png" xlink:type="simple" xlink:show="embed" xlink:actuate="onLoad" draw:mime-type="image/png"/>
</draw:frame>
In 2016, the landscape villa in the Yanji shantytowns in Jilin was demolished in more than 600 household houses. (Minsheng Observation)(https://www.rfa.org/mandarin/zhuanlan/minzhushalong/salon-06142023090258.html/@@stream)<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Jiangxi Listening: The house built in the family was relocated because of the expansion of the city in 2017. At that time, because I went out to study later, the hukou moved out. When relocating, because there is no hukou, the city's house cannot be obtained. Later, he opposed forcibly relocated and was persecuted.</text:p>
      <text:p text:style-name="P4">
Chinese friends: Chinese corruption is serious, and it has exported corruption to the world. It is believed that China needs external help. I feel that the US sanctions on China are helpful to curb official corruption.</text:p>
      <text:p text:style-name="P4">
China Listening: Seeing Yuan Hongbing, the former mainland legal scholar, in the Taiwan media, introduced his recent contact experience with Xi Jinping a few years ago. Discover some of the details of life in Xi Jinping's life, so as to reveal Xi Jinping's people. Yuan Hongbing said that Xi Jinping's thinking mode has a deep era and Chinese political ideology.</text:p>
      <text:p text:style-name="P4">
Ask the wall of the wall, <text:a xlink:type="simple" xlink:href="" text:style-name="Internet_20_link" text:visited-style-name="Visited_20_Internet_20_Link">
Please send it to: fankui@rfa.org</text:a>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6142023090258.html" text:style-name="Internet_20_link" text:visited-style-name="Visited_20_Internet_20_Link">
https://www.rfa.org/mandarin/zhuanlan/minzhushalong/salon-06142023090258.html</text:a>
</text:p>
      <!--NEWS-->
      <text:h text:style-name="P10" text:outline-level="1">
<text:span text:style-name="T4">
"Wish Rongguang Back to Hong Kong" cannot download the creative team to apologize</text:span>
</text:h>
      <text:p text:style-name="P4">
Author: None</text:p>
      <text:p text:style-name="P4">
Publisher: Radio Free Asia (Organization)</text:p>
      <text:p text:style-name="P4">
Published Time: 2023-06-14T09:15:00-04:00</text:p>
      <text:p text:style-name="P4">
Modified Time: 2023-06-14T11:50: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897317in" draw:z-index="0">
<draw:image xlink:href="../Images/rfamandarin/2023-06-14T09-15-00-04-00/000000.png" xlink:type="simple" xlink:show="embed" xlink:actuate="onLoad" draw:mime-type="image/png"/>
</draw:frame>
On behalf of Hong Kong's 2019, the song "Wish to return to Hong Kong", which was sent to China, has been unable to download on some platforms. <text:a xlink:type="simple" xlink:href="https://www.rfa.org/mandarin/Xinwen/hcm2-06142023091433.html/@@images/image" text:style-name="Internet_20_link" text:visited-style-name="Visited_20_Internet_20_Link">
</text:a>
The online screenshot represents the song "Wish Relief Back to Hong Kong" in Hong Kong in 2019. On the day of) multiple music streaming platforms suddenly could not search for this song in the afternoon. In Apple's iTunes, only "Wish Rongguang Back to Hong Kong" can be used for download and purchase. search. On another platform Spotify, the song list of "Wish Rongguang Back to Hong Kong" can also find different versions of the song in the evening, but after clicking, it is impossible to play, and the song will be deleted after the platform. According to the Hong Kong "Ming Pao" report, the song "Wish Glory Back to Hong Kong" song from the Creative Team DGX disappeared on the Apple Music Platform iTunes and multiple music platforms, causing external suspicion. On the evening of the 14th, the DGX team posted on the social media platform to respond to the next incident, "It is dealing with some technical issues that have nothing to do with streaming platforms, sorry for bringing a temporary impact." The team thanked the audience for their support. There are no other news about the band of this song. The Department of Justice had previously applied for a ban on the song "Wish Rongguang Back to Hong Kong" on the platform and broadcast on the platform. After the trial of the High Court on Monday, the judge decided to apply for the application until July 21. Hong Kong Chief Executive Li Jiachao responded to the media questions on Tuesday, expressing respect for judicial procedures, and it was inconvenient to comment on incidents at this stage. He described "Wish Rongguang to Hong Kong" as a song that does not meet national interests. He must clearly show that the Hong Kong Special Administrative Region has the responsibility and obligations to maintain national security and should actively take preventive measures. This is why the government has adopted a prohibited order. Editor -in -chief: Xu Shuting</text:p>
      <text:p text:style-name="P4">
News Source: <text:a xlink:type="simple" xlink:href="https://www.rfa.org/mandarin/Xinwen/hcm2-06142023091433.html" text:style-name="Internet_20_link" text:visited-style-name="Visited_20_Internet_20_Link">
https://www.rfa.org/mandarin/Xinwen/hcm2-06142023091433.html</text:a>
</text:p>
      <!--NEWS-->
      <text:h text:style-name="P10" text:outline-level="1">
<text:span text:style-name="T4">
President Belarus: The power of nuclear bomb we received is three times the explosion of Hiroshima and Nagasaki</text:span>
</text:h>
      <text:p text:style-name="P4">
Author: None (Language: zh)</text:p>
      <text:p text:style-name="P4">
Publisher: None</text:p>
      <text:p text:style-name="P4">
Time: 2023-06-14T09:30:00Z</text:p>
      <text:p text:style-name="P4">
Description: Belarusian President Lukashenko said Belarus began to accept tactical nuclear weapons from Russia. He said that some of these nuclear bombs were three times higher than the atomic bomb cast by the United States in Hiroshima and Nagasaki, Japan in 1945.</text:p>
      <text:p text:style-name="P4">
Videos: []</text:p>
      <text:p text:style-name="P4">
Images: []</text:p>
      <text:p text:style-name="P4">
Subject: 时政风云</text:p>
      <text:p text:style-name="P4">
Subjects: ['白俄罗斯', '奥巴马', '俄罗斯', '乌克兰', '美国', '普京', '俄罗斯入侵乌克兰']</text:p>
      <text:p text:style-name="P4">
Keywords: ['白俄罗斯', '俄罗斯', '战术核武', '核武器', '美国', '乌克兰', '卢卡申科', '普京']</text:p>
      <text:p text:style-name="P4">
Id: 65909756</text:p>
      <!--METADATA-->
      <text:p text:style-name="P4">
<text:a xlink:type="simple" xlink:href="https://www.dw.com/zh/overlay/image/article/65909756/65273169" text:style-name="Internet_20_link" text:visited-style-name="Visited_20_Internet_20_Link">
 </text:a>
Lukashenko is the close ally of Russian President Putin.</text:p>
      <text:p text:style-name="P4">
(Voice of Germany Chinese) Reuters reports that since the disintegration of the deployment of nuclear weapons in Belarus, Russia has deployed for the first time in regions outside its territory that can be used on the battlefield.(https://www.dw.com/zh/zh/俄部署境外戰術核武-中國促和陷尷尬/a-65129362)Essence</text:p>
      <text:p text:style-name="P4">
This step has caused close attention from the United States and its allies, and even China. China has repeatedly warned not to use nuclear weapons in the Ukrainian war.</text:p>
      <text:p text:style-name="P4">
Belarusian President <text:a xlink:type="simple" xlink:href="https://www.dw.com/zh/zh/卢卡申科俄部署战术核武器已经上路/a-65742261" text:style-name="Internet_20_link" text:visited-style-name="Visited_20_Internet_20_Link">
Lukashenko</text:a>
In an interview with a state -owned TV station in Russia, "We have missiles and bombs received from Russia." Belarusian National News Agency published the content of the interview on the TELEGRAM channel.</text:p>
      <text:p text:style-name="P4">
In the interview, Lukashenko said: "(We obtained) the power of bombs is three times that of the power of nuclear bomb cast by Hiroshima and Nagasaki."</text:p>
      <text:p text:style-name="P4">
Read more: <text:a xlink:type="simple" xlink:href="https://www.dw.com/zh/zh/什么是战术核武器/a-65155556" text:style-name="Internet_20_link" text:visited-style-name="Visited_20_Internet_20_Link">
What are tactical nuclear weapons? </text:a>
Lukashenko is the close ally of Russian President Putin. On Tuesday (June 13), he confirmed on another occasion that Belarus will receive tactical nuclear weapons from Russia within a few days, and the relevant preparations have been completed. He also said that if necessary, he still has the ability to receive long -range missiles.</text:p>
      <text:p text:style-name="P4">
Last Friday, Russian President Putin said that Russia would retain its control of tactical nuclear weapons. After preparing for special storage facilities for these weapons, it would start deploying tactical nuclear martial arts in Belarus.</text:p>
      <text:p text:style-name="P4">
In March of this year, Putin announced that he agreed to deploy tactical nuclear weapons in Belarus and pointed out that the United States has deployed such weapons in many European countries in the past few decades.</text:p>
      <text:p text:style-name="P4">
The United States has a criticism of this and emphasizes the United States' intention to change its position on strategic nuclear weapons. The United States also said that no signs have seen Russia preparing to use nuclear weapons.</text:p>
      <text:p text:style-name="P4">
In an interview with Russian state -owned television stations, Lukashenko said that Belarus has many nuclear storage facilities left over during the Soviet Union, which has now restored 5 or 6 of them.</text:p>
      <text:p text:style-name="P4">
Lukashenko also said that the deployment of nuclear weapons can deter the potential invaders. Belarus borders the three member states of NATO, namely Lithuania, Latvia and Poland.</text:p>
      <text:p text:style-name="P4">
(Reuters)</text:p>
      <text:p text:style-name="P4">
News Source: <text:a xlink:type="simple" xlink:href="https://www.dw.com/zh/白俄总统：我们收到的核弹威力是广岛和长崎爆炸的三倍/a-65909756" text:style-name="Internet_20_link" text:visited-style-name="Visited_20_Internet_20_Link">
https://www.dw.com/zh/白俄总统：我们收到的核弹威力是广岛和长崎爆炸的三倍/a-65909756?maca=chi-rss-chi-all-1127-rdf</text:a>
</text:p>
      <!--NEWS-->
      <text:h text:style-name="P10" text:outline-level="1">
<text:span text:style-name="T4">
International Energy Agency: With the acceleration of electric vehicles, oil demand will be seen before 2030 (Free Version)</text:span>
</text:h>
      <text:p text:style-name="P4">
Author: Will Horner</text:p>
      <text:p text:style-name="P4">
Publisher: 华尔街日报中文网</text:p>
      <text:p text:style-name="P4">
Published Time: 2023-06-14T09:35:00.000Z</text:p>
      <text:p text:style-name="P4">
Modified Time: 2023-06-14T09:35:00.000Z</text:p>
      <text:p text:style-name="P4">
Created Time: 2023-06-14T08:29:00.000Z</text:p>
      <text:p text:style-name="P4">
Description: According to the International Energy Agency, with the popularity of electric vehicles and the rapid transition to clean energy, the growth of crude oil demand will slow down to a lower level in the next five years, and demand will reach its peak by 2030.</text:p>
      <text:p text:style-name="P4">
Images: []</text:p>
      <text:p text:style-name="P4">
Categories: ['金融市场']</text:p>
      <text:p text:style-name="P4">
Keywords: SYND,LINK:EN|WP-WSJ-0000979474</text:p>
      <text:p text:style-name="P4">
Type: Article</text:p>
      <!--METADATA-->
      <text:p text:style-name="P4">
According to the International Energy Agency of the Well -known Energy Prediction Agency(INTERNATIONAL ENERGY AGENCY (IEA)It is said that with the popularity of electric vehicles and the rapid transition to clean energy, the growth of crude oil demand will slow down to a lower level in the next five years, and demand will reach its peak by 2030.</text:p>
      <text:p text:style-name="P4">
News Source: <text:a xlink:type="simple" xlink:href="https://cn.wsj.com/articles/%E5%9B%BD%E9%99%85%E8%83%BD%E6%BA%90%E7%BD%B2-%E9%9A%8F%E7%9D%80%E7%94%B5%E5%8A%A8%E6%B1%BD%E8%BD%A6%E5%8A%A0%E9%80%9F%E6%99%AE%E5%8F%8A-%E7%9F%B3%E6%B2%B9%E9%9C%80%E6%B1%82%E5%B0%86%E5%9C%A82030%E5%B9%B4%E4%B9%8B%E5%89%8D%E8%A7%81%E9%A1%B6-6c66781a" text:style-name="Internet_20_link" text:visited-style-name="Visited_20_Internet_20_Link">
https://cn.wsj.com/articles/%E5%9B%BD%E9%99%85%E8%83%BD%E6%BA%90%E7%BD%B2-%E9%9A%8F%E7%9D%80%E7%94%B5%E5%8A%A8%E6%B1%BD%E8%BD%A6%E5%8A%A0%E9%80%9F%E6%99%AE%E5%8F%8A-%E7%9F%B3%E6%B2%B9%E9%9C%80%E6%B1%82%E5%B0%86%E5%9C%A82030%E5%B9%B4%E4%B9%8B%E5%89%8D%E8%A7%81%E9%A1%B6-6c66781a</text:a>
</text:p>
      <!--NEWS-->
      <text:h text:style-name="P10" text:outline-level="1">
<text:span text:style-name="T4">
The White House said that Stoltenberg performed outstandingly that Biden did not decide the candidates for the New NATO Secretary -General</text:span>
</text:h>
      <text:p text:style-name="P4">
Author: 联合早报 (Person)</text:p>
      <text:p text:style-name="P4">
Publisher: 联合早报 (Organization)</text:p>
      <text:p text:style-name="P4">
Published Time: 2023-06-14T09:39</text:p>
      <text:p text:style-name="P4">
Modified Time: 2023-06-14T09:58</text:p>
      <text:p text:style-name="P4">
Description: US President Biden Biden (June 13) at the White House and NATO Secretary -General Stoltenberg in the White House emphasized that the United States' support for NATO is as strong as a rock, but he did not make any expression on the candidates of the next NATO Secretary -General. Essence Reuters reported that at Stoltenberg's visit to the White House ...</text:p>
      <text:p text:style-name="P4">
Videos: []</text:p>
      <text:p text:style-name="P4">
Audios: []</text:p>
      <text:p text:style-name="P4">
Images: []</text:p>
      <text:p text:style-name="P4">
Type: NewsArticle</text:p>
      <text:p text:style-name="P4">
Breadcrumbs: ['即时', '国际']</text:p>
      <text:p text:style-name="P4">
Keywords: ['美国', '北约', '拜登', '乌克兰', '白宫', '北大西洋公约组织']</text:p>
      <!--METADATA-->
      <text:p text:style-name="P4">
US President Biden Biden (June 13) at the White House and NATO Secretary -General Stoltenberg in the White House emphasized that the United States' support for NATO is as strong as a rock, but he did not make any expression on the candidates of the next NATO Secretary -General. Essence</text:p>
      <text:p text:style-name="P4">
Reuters reported that when Stoltenberg visited the White House, whether he would extend his term and attracted much attention. Stoltenberg has been serving as the Secretary -General of NATO for nine years. In February this year, he stated that he planned to leave after September <text:a xlink:type="simple" xlink:href="https://www.zaobao.com/realtime/world/story20230212-1362425" text:style-name="Internet_20_link" text:visited-style-name="Visited_20_Internet_20_Link">
after the term of term of office</text:a>
Essence</text:p>
      <text:p text:style-name="P4">
At present, the position of who will take over the Secretary -General of NATO is still unintentional.</text:p>
      <text:p text:style-name="P4">
The White House said that Biden had not made a decision on the candidate of the New NATO Secretary -General, and said that Stoltenberg was an outstanding NATO Secretary -General.</text:p>
      <text:p text:style-name="P4">
The White House spokesman Jean Pierre said Stoltenberg "performed well in this historical period, which was very exciting, and pointed out that the unity of NATO was unpredictable."</text:p>
      <text:p text:style-name="P4">
Stoltenberg said in an oval office on Tuesday that Ukraine's counterattack against Russian intruders has made progress. It is expected that NATO leaders will increase military assistance to Kiev when the summit will be held in July.</text:p>
      <text:p text:style-name="P4">
The U.S. government announced on the same day to provide Ukraine with new military assistance of US $ 325 million (about S $ 436 million).</text:p>
      <text:p text:style-name="P4">
News Source: <text:a xlink:type="simple" xlink:href="https://www.zaobao.com.sg/realtime/world/story20230614-1404104" text:style-name="Internet_20_link" text:visited-style-name="Visited_20_Internet_20_Link">
https://www.zaobao.com.sg/realtime/world/story20230614-1404104</text:a>
</text:p>
      <!--NEWS-->
      <text:h text:style-name="P10" text:outline-level="1">
<text:span text:style-name="T4">
China &amp; QUOT; Wall Disassembly &amp; QUOT; Sponsor Qiao Xinxin Laos Laos Loss of the United States Council concern</text:span>
</text:h>
      <text:p text:style-name="P4">
Author: None</text:p>
      <text:p text:style-name="P4">
Publisher: Radio Free Asia (Organization)</text:p>
      <text:p text:style-name="P4">
Published Time: 2023-06-14T09:40:00-04:00</text:p>
      <text:p text:style-name="P4">
Modified Time: 2023-06-14T09:46: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5.1927in" draw:z-index="0">
<draw:image xlink:href="../Images/rfamandarin/2023-06-14T09-40-00-04-00/000000.png" xlink:type="simple" xlink:show="embed" xlink:actuate="onLoad" draw:mime-type="image/png"/>
</draw:frame>
The initiator Qiao Xinxin has lost contact in Laos for about 10 days. The sponsors of the "Wall Disassembling Movement" and a free reporter Qiao Xinxin have lost contact in Laos for about 10 days, which has aroused widespread attention from the outside world. According to recent reports, the incident may involve cross -border law enforcement in China. On June 13, a US State Department spokesman first expressed his worry about Qiao Xingxin's security in the email of Radio Free Asia, and responded to: We continue to condemn the People's Republic of China on their overseas threats, harassment and abduction to criticize its government and its stifling Personal efforts of personal speech. The relevant governments involved in the suppression of multinational suppression openly ignore the sovereignty and rule of law in the United States and other countries. We once again call on the Chinese government to stop the continuous suppression of religious and spiritual practitioners at home and abroad, members of ethnic minorities, people with different politics, human rights defenders, journalists, labor organizations, civilian social organizations, and peaceful protesters. We call on the Laos government to respect the principle of non -drive back and fulfill the obligations stipulated in the "Prohibition of Torture and Cruel, Human Quotes or Personal Treatment or Penalty Convention", including avoiding people who are repatriated to a country with sufficient reasons to believe that they will be tortured. (Responsible editor: (：)</text:p>
      <text:p text:style-name="P4">
News Source: <text:a xlink:type="simple" xlink:href="https://www.rfa.org/mandarin/Xinwen/01-06142023093654.html" text:style-name="Internet_20_link" text:visited-style-name="Visited_20_Internet_20_Link">
https://www.rfa.org/mandarin/Xinwen/01-06142023093654.html</text:a>
</text:p>
      <!--NEWS-->
      <text:h text:style-name="P10" text:outline-level="1">
<text:span text:style-name="T4">
The latest progress of Ukraine: NATO said that Western aid for Ukraine "played an important role"</text:span>
</text:h>
      <text:p text:style-name="P4">
Author: chinese@voanews.com (美国之音)</text:p>
      <text:p text:style-name="P4">
Publisher: 美国之音中文网 (Type: NewsMediaOrganization)</text:p>
      <text:p text:style-name="P4">
Published Time: 2023-06-14T09:41:27+08:00</text:p>
      <text:p text:style-name="P4">
Modified Time: 2023-06-14 01:41:27Z</text:p>
      <text:p text:style-name="P4">
Description: NATO Secretary -General Stoltenberg said on Tuesday that after Ukraine began to counterattack, NATO's support for Ukraine "is currently playing an important role on the battlefield."</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nato-says-western-aid-makes-a-difference-20230613/7136227.html" text:style-name="Internet_20_link" text:visited-style-name="Visited_20_Internet_20_Link">
https://www.voachinese.com/a/nato-says-western-aid-makes-a-difference-20230613/7136227.html</text:a>
</text:p>
      <!--NEWS-->
      <text:h text:style-name="P10" text:outline-level="1">
<text:span text:style-name="T4">
China is brewing to introduce a loose policy to stimulate the recovery (Free Version)</text:span>
</text:h>
      <text:p text:style-name="P4">
Authors: ['Leng', '李若瑟']</text:p>
      <text:p text:style-name="P4">
Publisher: 英国《金融时报》</text:p>
      <text:p text:style-name="P4">
Time: 2023-06-14T09:44:36+00:00</text:p>
      <text:p text:style-name="P4">
Published Time: 2023-06-13T12:00:99+08:00</text:p>
      <text:p text:style-name="P4">
Modified Time: 2023-06-14T05:41:99+08:00</text:p>
      <text:p text:style-name="P4">
Description: China is expected to reduce MLF interest rates on Thursday, but economists believe that more bold operations need to be taken to revitalize economic growth.</text:p>
      <text:p text:style-name="P4">
Images: ["<text:a xlink:type="simple" xlink:href="https://thumbor.ftacademy.cn/unsafe/picture/4/000184334_piclink.jpg" text:style-name="Internet_20_link" text:visited-style-name="Visited_20_Internet_20_Link">
000184334_pic...</text:a>
"]</text:p>
      <text:p text:style-name="P4">
Themes: ['中国经济', '关注']</text:p>
      <text:p text:style-name="P4">
Keywords: ['中国经济', '货币政策', '中国央行']</text:p>
      <text:p text:style-name="P4">
Type: Article</text:p>
      <!--METADATA-->
      <text:p text:style-name="P4">
<draw:frame draw:style-name="fr1" draw:name="Image125" text:anchor-type="as-char" svg:width="6.9236in" svg:height="3.894525in" draw:z-index="0">
<draw:image xlink:href="../Images/FT Chinese Free Version/2023-06-14T09-44-36-00-00/000184334_piclink.jpg" xlink:type="simple" xlink:show="embed" xlink:actuate="onLoad" draw:mime-type="image/jpeg"/>
</draw:frame>
By promulgating a series of tax reduction policies and release signal hints, it will provide more loans to small enterprises. The Chinese government planners have begun to respond to the problems that many consumers and investors have felt this week: this second largest economy in the world has encountered Trouble.</text:p>
      <text:p text:style-name="P4">
After a few months of disappointing data, economists and traders predict that the Chinese government will settle in the mid -term borrowing convenience on Thursday on Thursday(MLF)Interest rate, this will be the first time in the past year.</text:p>
      <text:p text:style-name="P4">
News Source: <text:a xlink:type="simple" xlink:href="http://www.ftchinese.com/story/001099960" text:style-name="Internet_20_link" text:visited-style-name="Visited_20_Internet_20_Link">
http://www.ftchinese.com/story/001099960</text:a>
</text:p>
      <!--NEWS-->
      <text:h text:style-name="P10" text:outline-level="1">
<text:span text:style-name="T4">
Hong Kong's "National Security Law" designated judges were unveiled "Judicial Plagiarism" 98%of the verdict "Copy word by word"</text:span>
</text:h>
      <text:p text:style-name="P4">
Author: https://www.facebook.com/bbcworldservice/</text:p>
      <text:p text:style-name="P4">
Publisher: BBC News 中文</text:p>
      <text:p text:style-name="P4">
Published Time: 2023-06-14T09:54:42.000Z</text:p>
      <text:p text:style-name="P4">
Modified Time: 2023-06-14T09:54:42.000Z</text:p>
      <text:p text:style-name="P4">
Description: Judge Chen Jiaxin recently tried to trial "Wish Rongguang Return to Hong Kong", and the plagiarism incident caused the outside world to question his credibility.</text:p>
      <text:p text:style-name="P4">
Images: ["<text:a xlink:type="simple" xlink:href="https://ichef.bbci.co.uk/news/640/cpsprodpb/12D70/production/_130086177_6fd643d0-aa78-48e2-ae6a-0e00dc95def3.jpg" text:style-name="Internet_20_link" text:visited-style-name="Visited_20_Internet_20_Link">
_130086177_6f...</text:a>
"]</text:p>
      <text:p text:style-name="P4">
Videos: ["<text:a xlink:type="simple" xlink:href="https://www.bbc.com/ws/av-embeds/cps/zhongwen/simp/chinese-news-65902613/p0fsqdtd/zh-hans" text:style-name="Internet_20_link" text:visited-style-name="Visited_20_Internet_20_Link">
zh-hans</text:a>
"]</text:p>
      <text:p text:style-name="P4">
Tags: ['香港版国安法', '逃犯条例', '中國', '香港', '法律']</text:p>
      <text:p text:style-name="P4">
Type: Article</text:p>
      <!--METADATA-->
      <text:h text:style-name="P12" text:outline-level="3">
<text:span text:style-name="T4">
Hong Kong's "National Security Law" designated judges were revealed "Judicial Plagiarism" 98%of the verdict "Copy word by word"</text:span>
</text:h>
      <text:p text:style-name="P4">
9:54 am on June 14, 2023![] <text:a xlink:type="simple" xlink:href="Images/BBC Chinese/2023-06-14T09-54-42.000Z/_130086177_6fd643d0-aa78-48e2-ae6a-0e00dc95def3.jpg" text:style-name="Internet_20_link" text:visited-style-name="Visited_20_Internet_20_Link">
</text:a>
Image source, getty images</text:p>
      <text:p text:style-name="P4">
Image adding text,</text:p>
      <text:p text:style-name="P4">
The picture shows Hong Kong judges attending the law of the year in January 2023</text:p>
      <text:p text:style-name="P4">
<text:span text:style-name="T4">
 The "Hong Kong National Security Law" designated judges and the Hong Kong High Court Judge Chen Jiaxin has recently been exposed to "JudicialCopying" and "extensive integration of lawyers" (JudicialCopying "in many civil cases (the words of judicial plagiarism" ( Extensive Corporation of Counsel's Submission. </text:span>
</text:p>
      <text:p text:style-name="P4">
Zhang Junneng, the chief judge of the Court of Final Appeal, said that plagiarism must not be accepted, and Chen Jiaxin has made "serious commandments".</text:p>
      <text:p text:style-name="P4">
The plagiarism situation is rare in the judicial community in Hong Kong, and the incident has caused the outside world to question its credibility. Especially Chen Jiaxin has recently been responsible for trialing the "Wish Rongguang Back to Hong Kong".</text:p>
      <text:p text:style-name="P4">
The "Rebellion" protest song was anonymous in 2019 and was regarded as an unofficial Hong Kong "National Anthem". The Director of the Secretary of Justice of Hong Kong applied to the High Court for the prohibition of the song to the High Court on June 5 to prohibit the release, replication, performance and spreading online in any way.</text:p>
      <text:p text:style-name="P4">
<text:a xlink:type="simple" xlink:href="https://www.bbc.com/zhongwen/simp/chinese-news-65870520" text:style-name="Internet_20_link" text:visited-style-name="Visited_20_Internet_20_Link">
Hong Kong Anti -Repair Example Demonstration Song "Wish Rongguang Back to Hong Kong" Banning Court Trial on July 21</text:a>
<text:span text:style-name="T5">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span>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style-name="T5">
 <text:a xlink:type="simple" xlink:href="https://www.bbc.com/zhongwen/simp/chinese-news-65069676" text:style-name="Internet_20_link" text:visited-style-name="Visited_20_Internet_20_Link">
Hong Kong repair restrictions to hire overseas lawyers to handle the impact of national security cases</text:a>
</text:span>
 <text:a xlink:type="simple" xlink:href="https://www.bbc.com/zhongwen/simp/chinese-news-65338390" text:style-name="Internet_20_link" text:visited-style-name="Visited_20_Internet_20_Link">
Xia Baolong visited Hong Kong on the sixth day of "inspection" to make a political signal passed by</text:a>
### "Written without a complete sentence in person"</text:p>
      <text:p text:style-name="P4">
Image source, hong Kong judiciary</text:p>
      <text:p text:style-name="P4">
Image adding text,</text:p>
      <text:p text:style-name="P4">
Chen Jiaxin is also a designated judge of the "Hong Kong National Security Law"</text:p>
      <text:p text:style-name="P4">
In April 2021, Judge Chen Jiaxin ruled that Xingzhou Pharmaceutical, which produced the "Yodao Double Materials", violated the trademark of the "Yodao Yi Qiao Qiang oil".</text:p>
      <text:p text:style-name="P4">
The defendant refused to accept the appeal, saying that more than 98%of the contents of Judge Chen Jiaxin's resignation came from the plaintiff's written resignation, and the remaining 2%did not have a complete sentence by Chen Jiaxin himself. Give full reasons.</text:p>
      <text:p text:style-name="P4">
The Appeals Division found that Judge Chen Jiaxin's resignation will copy the plaintiff's statement, only the surface is changed, such as changing the English abbreviation "P" to "The Plaintiff" and "DS" to "TheDefendants". The word "background" is changed to "introgation".</text:p>
      <text:p text:style-name="P4">
The Appeals Division finally ruled that Judge Chen Jiaxin's behavior was judicial plagiarism, approved the appeal, or ordered the case to be reviewed by another judge. "Mutterity" and abandon judicial duties.</text:p>
      <text:h text:style-name="P12" text:outline-level="3">
<text:span text:style-name="T4">
Affects judicial confidence</text:span>
</text:h>
      <text:p text:style-name="P4">
Image source, getty images</text:p>
      <text:p text:style-name="P4">
Image adding text,</text:p>
      <text:p text:style-name="P4">
The picture shows Zhang Junneng, chief judge of the Court of Final Appeal</text:p>
      <text:p text:style-name="P4">
Hong Kong judicial agencies responded that the chief judge of the Court of Court of Final Appeal and Pan Zhaochu, the chief judge of the High Court, had given a serious coach on Judge Chen Jiaxin on the plagiarism.</text:p>
      <text:p text:style-name="P4">
Zhang Junneng completely agreed that the case of the Court of Appeal mentioned that the opinion of the case could not be copied. He believes that plagiarism is unfair to both parties in the lawsuit and also affects the public's confidence in justice and cannot accept it.</text:p>
      <text:p text:style-name="P4">
The Hong Kong Appeals Division tried another case that was also tried by Chen Jiaxin on June 14. Zi Luo Jiarui and KSL Management LTD.</text:p>
      <text:p text:style-name="P4">
The appellant pointed out that Judge Chen Jiaxin widely referred to the words of the HSBC International Trust and Luo Jiarui party in the case, and did not miss the part of the HSBC International Trust part of the part, questioning that Chen Jiaxin did not think independently when he had independent thinking when dealing with the case. Essence</text:p>
      <text:p text:style-name="P4">
<text:a xlink:type="simple" xlink:href="https://www.bbc.com/zhongwen/simp/chinese-news-58021799" text:style-name="Internet_20_link" text:visited-style-name="Visited_20_Internet_20_Link">
The first case of the Hong Kong National Security Law Tang Yingjie was sentenced to nine years in prison</text:a>
<text:span text:style-name="T5">
 <text:a xlink:type="simple" xlink:href="https://www.bbc.com/zhongwen/simp/64508812" text:style-name="Internet_20_link" text:visited-style-name="Visited_20_Internet_20_Link">
The largest case of the Hong Kong National Security Law: Most of the 47s of democratic factions and 47 people have been "primary prisoners have not been tried" for two years</text:a>
</text:span>
 <text:a xlink:type="simple" xlink:href="https://www.bbc.com/zhongwen/simp/chinese-news-53332916" text:style-name="Internet_20_link" text:visited-style-name="Visited_20_Internet_20_Link">
Hong Kong's "National Security Law": Five pictures are in detail to explain the legal focus</text:a>
### "Wish Rongguang" Case Lord Trial Judge</text:p>
      <text:p text:style-name="P4">
Image source, getty images</text:p>
      <text:p text:style-name="P4">
Image adding text,</text:p>
      <text:p text:style-name="P4">
The 2019 demonstrators often sang "Wish Rongguang to Hong Kong" on the rally</text:p>
      <text:p text:style-name="P4">
Chen Jiaxin is one of the designated judges of the "Hong Kong National Security Law". Recently, the case of the prohibited song "May Rongguang Back to Hong Kong" is responsible for the Law Department. The case was officially tried on July 21.In 2021, Chen Jiaxin and the designated judge Du Libing and Peng Baoqin tried the first case of the National Security Law, and ruled that Tang Yingjie's "incite the crime of splitting the country" and the "crime of terrorist activities" were established and sentenced him to imprisonment for 9 years.</text:p>
      <text:p text:style-name="P4">
According to Article 44 of the "Hong Kong National Security Law", the Chief Executive of Hong Kong shall be a number of judges from the judge of the referee, the judge of the regional court, the judge of the court of the High Court, the judge of the Appeal Court, and the Judge of the Final Appeal. Several judges are designated in the judges to deal with cases that endanger national security crimes.</text:p>
      <text:p text:style-name="P4">
The law also pointed out that before designating judges, the Chief Executive could consult the opinion of the Hong Kong Special Administrative Region Maintenance of the National Security Council and the Chief Judge of the Court of Final Appeal. The above -mentioned designated judges have a term of office for one year. Anyone who has harmful national security words and deeds shall not be specified as judges who have tried to endanger national security crimes.</text:p>
      <text:p text:style-name="P4">
<text:a xlink:type="simple" xlink:href="https://www.bbc.com/ws/av-embeds/cps/zhongwen/simp/chinese-news-65902613/p0fsqdtd/zh-hans" text:style-name="Internet_20_link" text:visited-style-name="Visited_20_Internet_20_Link">
Video-1-Link:/WS/AV-EMBEDS/CPS/ZHONGWEN/SIMP/Chinese-News-65902613/P0FSQDTD/ZH-HansS</text:a>
<text:span text:style-name="T4">
 Your equipment does not support playing multimedia materials </text:span>
 video plus injection text,</text:p>
      <text:p text:style-name="P4">
Hong Kong protests the four -year year: "Removal China" movement back and end to the end</text:p>
      <text:p text:style-name="P4">
News Source: <text:a xlink:type="simple" xlink:href="https://www.bbc.com/zhongwen/simp/chinese-news-65902613" text:style-name="Internet_20_link" text:visited-style-name="Visited_20_Internet_20_Link">
https://www.bbc.com/zhongwen/simp/chinese-news-65902613</text:a>
</text:p>
      <!--NEWS-->
      <text:h text:style-name="P10" text:outline-level="1">
<text:span text:style-name="T4">
Naguria ships over 100 people died</text:span>
</text:h>
      <text:p text:style-name="P4">
Publisher: 法新社</text:p>
      <text:p text:style-name="P4">
Published Time: 2023-06-14T1:32:08+00:00</text:p>
      <text:p text:style-name="P4">
Modified Time: 2023-06-14T12:05:04+00:00</text:p>
      <text:p text:style-name="P4">
Description: (French Xinhe Na Na and Liakano reported on the 13th) Police and local authorities said today that a vessel had a overwhelming accident in northern Nigeria and more than 100 people were killed. The ship returned home with relatives and friends who had just attended the wedding at the t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14T1-32-08-00-00/000000.png" xlink:type="simple" xlink:show="embed" xlink:actuate="onLoad" draw:mime-type="image/png"/>
</draw:frame>
Agence France -Presse reported that Kwara State was an accident. Due to overloading, loose safety procedures, and flooding in the rainy season, ships overnight in Nigeria often occurred.</text:p>
      <text:p text:style-name="P4">
The State Police and Governor's Office stated that the guests carrying the wedding from the neighboring state Niger State returned to Gwada. The state police and governor's office did not explain the reason for turning the ship.</text:p>
      <text:p text:style-name="P4">
The Guala state police told AFP: "So far, 103 people have died and more than 100 people have been rescued. Search and rescue is still ongoing, and the number of casualties may rise."</text:p>
      <text:p text:style-name="P4">
The Governor's Office of Gwada did not announce the number of deaths and injuries. He only said that his relatives and friends had just attended the wedding and were going to return to Gwalog.</text:p>
      <text:p text:style-name="P4">
Last month, a ship turned over in Sokoto State in the northwest. 15 children drowned and were disappeared. The reason for the accident was overloaded by the ship. (Translator: Zheng Shiyun/Calculate: Yan Siqi)</text:p>
      <text:p text:style-name="P4">
News Source: <text:a xlink:type="simple" xlink:href="https://www.rfi.fr/cn/%E5%9B%BD%E9%99%85%E6%8A%A5%E9%81%93/20230614-%E5%A5%88%E5%8F%8A%E5%88%A9%E4%BA%9A%E8%88%B9%E5%8F%AA%E7%BF%BB%E8%A6%86-100%E5%A4%9A%E4%BA%BA%E4%B8%A7%E5%91%BD" text:style-name="Internet_20_link" text:visited-style-name="Visited_20_Internet_20_Link">
https://www.rfi.fr/cn/%E5%9B%BD%E9%99%85%E6%8A%A5%E9%81%93/20230614-%E5%A5%88%E5%8F%8A%E5%88%A9%E4%BA%9A%E8%88%B9%E5%8F%AA%E7%BF%BB%E8%A6%86-100%E5%A4%9A%E4%BA%BA%E4%B8%A7%E5%91%BD</text:a>
</text:p>
      <!--NEWS-->
      <text:h text:style-name="P10" text:outline-level="1">
<text:span text:style-name="T4">
North Korea imitation South Korea ’s entrance website Naver launch fishing attacks on fishing</text:span>
</text:h>
      <text:p text:style-name="P4">
Publisher: 法新社</text:p>
      <text:p text:style-name="P4">
Published Time: 2023-06-14T10:02:07+00:00</text:p>
      <text:p text:style-name="P4">
Modified Time: 2023-06-14T09:50:01+00:00</text:p>
      <text:p text:style-name="P4">
Description: (Agence France -Presse Seoul, 14th) South Korea ’s National Intelligence Institute (National Institute of Intelligence) said today that North Korea imitates Naver, South Korea’ s largest entrance website, and produced a fishing website to steal personal capit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6-14T10-02-07-00-00/000000.png" xlink:type="simple" xlink:show="embed" xlink:actuate="onLoad" draw:mime-type="image/png"/>
</draw:frame>
North Korea ’s fishing website URL is www.naverportal.com. The real -time news of the homepage of the website is the same as the real website. The purpose is to steal the account password of the South Korean Naver users and allow the Pyongyang authorities to obtain precious personal information.</text:p>
      <text:p text:style-name="P4">
In the statement, the National Intelligence Institute said: "The attacking method of North Korean hackers on the people of our country is getting more and more refined. We urge the public to improve their alertness." The statement also said that the authorities had blocked the fishing website for South Korean users.</text:p>
      <text:p text:style-name="P4">
The statement reminds: "If you see the webpage of the non -Naver standard network domain, please stop the connection immediately."</text:p>
      <text:p text:style-name="P4">
Naver is one of the largest technology companies in South Korea. It provides a variety of functions such as Google Maps, ApplePay, and popular bloggers and chat forums. Many South Koreans use Naver every day.</text:p>
      <text:p text:style-name="P4">
South Korea ’s Ministry of Foreign Affairs also announced today that in order to strengthen the online activities of North Korea, the Ministry of Foreign Affairs decided to strengthen cooperation with US Internet Security Corporation Mandiant. McGrady is a subsidiary of Google.</text:p>
      <text:p text:style-name="P4">
The South Korean Ministry of Foreign Affairs stated in a statement that "North Korea launched a comprehensive online attack on the world, such as stealing cryptocurrencies, hacking sensitive information, etc.". Information Technology (IT) ecosystem constitutes a serious threat. "</text:p>
      <text:p text:style-name="P4">
According to South Korea, Japan and the US government, Pyongyang authorities alone were cryptocurrencies worth as much as 1.7 billion US dollars (about NT $ 52.2 billion) last year, and collected information such as "online malicious activities". Let's support your own weapon plan.</text:p>
      <text:p text:style-name="P4">
News Source: <text:a xlink:type="simple" xlink:href="https://www.rfi.fr/cn/%E5%9B%BD%E9%99%85%E6%8A%A5%E9%81%93/20230614-%E5%8C%97%E9%9F%A9%E4%BB%BF%E5%86%92%E5%8D%97%E9%9F%A9%E5%85%A5%E5%8F%A3%E7%BD%91%E7%AB%99naver-%E5%8F%91%E5%8A%A8%E9%92%93%E9%B1%BC%E6%94%BB%E5%87%BB%E7%AA%83%E4%B8%AA%E8%B5%84" text:style-name="Internet_20_link" text:visited-style-name="Visited_20_Internet_20_Link">
https://www.rfi.fr/cn/%E5%9B%BD%E9%99%85%E6%8A%A5%E9%81%93/20230614-%E5%8C%97%E9%9F%A9%E4%BB%BF%E5%86%92%E5%8D%97%E9%9F%A9%E5%85%A5%E5%8F%A3%E7%BD%91%E7%AB%99naver-%E5%8F%91%E5%8A%A8%E9%92%93%E9%B1%BC%E6%94%BB%E5%87%BB%E7%AA%83%E4%B8%AA%E8%B5%84</text:a>
</text:p>
      <!--NEWS-->
      <text:h text:style-name="P10" text:outline-level="1">
<text:span text:style-name="T4">
Disney push the little mermaid Card Card of Elyer as African -American</text:span>
</text:h>
      <text:p text:style-name="P4">
Publisher: 法新社</text:p>
      <text:p text:style-name="P4">
Published Time: 2023-06-14T10:02:08+00:00</text:p>
      <text:p text:style-name="P4">
Modified Time: 2023-06-14T09:50:02+00:00</text:p>
      <text:p text:style-name="P4">
Description: (Agence France -Presse France, Anxi, 13th) Disney (Disney) today announced that it will launch a new series of children's cartoon inspired by the 1989 animated film "Little Mermaid", and compared with the live -action movie released last month Elier is the protagoni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6-14T10-02-08-00-00/000000.png" xlink:type="simple" xlink:show="embed" xlink:actuate="onLoad" draw:mime-type="image/png"/>
</draw:frame>
Disney has begun to make the children's musical series "Disney Boy Elyr". In the film, friends such as the 8 -year -old mermaid Princess Ariel and Xiaobimu fish, in the fairy tale and the Caribbean Sea as the inspiration, Atlanta Atlantica is launched in the kingdom of the kingdom, and it is expected to start next year.</text:p>
      <text:p text:style-name="P4">
Ayodavis, the president of Disney TV brand, said: "I am super excited about Alier, of course I have never thought that we will have a popular role like Alier in the world of preschool games ... I am also very happy to be able to be able to be able to be able to be able to be able to be able There is one that allows my daughter to feel the same and see my role from it. "</text:p>
      <text:p text:style-name="P4">
For Disney, it is not a small problem to use African -American race as the protagonist.</text:p>
      <text:p text:style-name="P4">
In the recently remake of the live -action version of "Little Mermaid" movie, Disney chose to let pop singer Hallebailey star Essence</text:p>
      <text:p text:style-name="P4">
News Source: <text:a xlink:type="simple" xlink:href="https://www.rfi.fr/cn/%E7%BC%A4%E7%BA%B7%E4%B8%96%E7%95%8C/20230614-%E8%BF%AA%E5%A3%AB%E5%B0%BC%E5%86%8D%E6%8E%A8%E5%B0%8F%E7%BE%8E%E4%BA%BA%E9%B1%BC%E5%8D%A1%E9%80%9A-%E7%88%B1%E4%B8%BD%E5%84%BF%E4%B8%BA%E9%9D%9E%E8%A3%94" text:style-name="Internet_20_link" text:visited-style-name="Visited_20_Internet_20_Link">
https://www.rfi.fr/cn/%E7%BC%A4%E7%BA%B7%E4%B8%96%E7%95%8C/20230614-%E8%BF%AA%E5%A3%AB%E5%B0%BC%E5%86%8D%E6%8E%A8%E5%B0%8F%E7%BE%8E%E4%BA%BA%E9%B1%BC%E5%8D%A1%E9%80%9A-%E7%88%B1%E4%B8%BD%E5%84%BF%E4%B8%BA%E9%9D%9E%E8%A3%94</text:a>
</text:p>
      <!--NEWS-->
      <text:h text:style-name="P10" text:outline-level="1">
<text:span text:style-name="T4">
Trump: If he was elected president, he will appoint special prosecutors to investigate Bayeng</text:span>
</text:h>
      <text:p text:style-name="P4">
Author: 联合早报 (Person)</text:p>
      <text:p text:style-name="P4">
Publisher: 联合早报 (Organization)</text:p>
      <text:p text:style-name="P4">
Published Time: 2023-06-14T10:03</text:p>
      <text:p text:style-name="P4">
Modified Time: 2023-06-14T20:16</text:p>
      <text:p text:style-name="P4">
Description: Reuters reported that former US President Trump said that if he was elected president again, he would appoint a special prosecutor to sue the current president Biden. Trump went to the Miami Federal District Court to attend the first hearing of the confidential document case on Tuesday (June 13) in the afternoon. He did not ...</text:p>
      <text:p text:style-name="P4">
Videos: []</text:p>
      <text:p text:style-name="P4">
Audios: []</text:p>
      <text:p text:style-name="P4">
Images: []</text:p>
      <text:p text:style-name="P4">
Type: NewsArticle</text:p>
      <text:p text:style-name="P4">
Breadcrumbs: ['即时', '国际']</text:p>
      <text:p text:style-name="P4">
Keywords: ['特朗普', '拜登', '起诉', '美国总统选举', '美国']</text:p>
      <!--METADATA-->
      <text:p text:style-name="P4">
Reuters reported that former US President Trump said that if he was elected president again, he would appoint a special prosecutor to sue the current president Biden.</text:p>
      <text:p text:style-name="P4">
Trump went to the Miami Federal District Court on Tuesday (June 13) in the afternoon <text:a xlink:type="simple" xlink:href="https://www.zaobao.com/realtime/world/story20230614-1404080" text:style-name="Internet_20_link" text:visited-style-name="Visited_20_Internet_20_Link">
first hearing of the confidential document case</text:a>
He has handled unbelievable confidential information and hindered judicial justice after the step -down <text:a xlink:type="simple" xlink:href="https://www.zaobao.com/realtime/world/story20230610-1402905" text:style-name="Internet_20_link" text:visited-style-name="Visited_20_Internet_20_Link">
37 federal criminal criminal charges</text:a>
Failure to plead guilty.</text:p>
      <text:p text:style-name="P4">
After Trump returned to New Jersey, he delivered a speech at 8:45 pm that day (Singapore on Wednesday at 8:45 am).</text:p>
      <text:p text:style-name="P4">
Trump's golf club in Bedminster told supporters: "We have witnessed the worst and pointing abuse power in our country's history today. Today is the day that the world is most abandoned."</text:p>
      <text:p text:style-name="P4">
Trump vowed that after he entered the White House again, he would appoint a special prosecutor to investigate Bayeon.</text:p>
      <text:p text:style-name="P4">
US Minister of Justice Galan announced on November 1st last year that he appointed special prosecutor Jack Smith to take over two major criminal cases involved in Trump, including Trump on January 6, 2021 [The Riravity of the Mansion of the Congress].(https://www.zaobao.com/keywords/mei-guo-guo-hui-da-sha-sao-luan)The role played by China, as well as the processing of government confidential documents after his steps down.</text:p>
      <text:p text:style-name="P4">
A large jury composed of citizens in the southern district of Florida voted to prosecute Trump, and Smith announced the prosecution of Trump last Friday (9th).</text:p>
      <text:p text:style-name="P4">
Trump was charged with 31 "Spy Law" intentionally retaining national defense information. The other six crimes were obstructing justice, false statements, conspiracy, and concealment.</text:p>
      <text:p text:style-name="P4">
Smith is an expert in war, once served as the US agent federal prosecutor and the New York state prosecutor, and was the chief prosecutor of the International Criminal Court of Criminal Court investigating the Cosavo war crimes.</text:p>
      <text:p text:style-name="P4">
News Source: <text:a xlink:type="simple" xlink:href="https://www.zaobao.com.sg/realtime/world/story20230614-1404107" text:style-name="Internet_20_link" text:visited-style-name="Visited_20_Internet_20_Link">
https://www.zaobao.com.sg/realtime/world/story20230614-1404107</text:a>
</text:p>
      <!--NEWS-->
      <text:h text:style-name="P10" text:outline-level="1">
<text:span text:style-name="T4">
The EU funded Huawei in key scientific research projects</text:span>
</text:h>
      <text:p text:style-name="P4">
Authors: ['哈维尔•埃斯皮诺萨']</text:p>
      <text:p text:style-name="P4">
Publisher: 英国《金融时报》</text:p>
      <text:p text:style-name="P4">
Time: 2023-06-14T10:13:08+00:00</text:p>
      <text:p text:style-name="P4">
Published Time: 2023-06-13T12:00:99+08:00</text:p>
      <text:p text:style-name="P4">
Modified Time: 2023-06-14T06:12:99+08:00</text:p>
      <text:p text:style-name="P4">
Description: Huawei is a participant in 11 projects of the EU flagship research and innovation plan "Horizon Europe". These projects involve sensitive technology fields such as AI and 6G to cloud computing.</text:p>
      <text:p text:style-name="P4">
Images: ["<text:a xlink:type="simple" xlink:href="https://thumbor.ftacademy.cn/unsafe/picture/1/000184321_piclink.jpg" text:style-name="Internet_20_link" text:visited-style-name="Visited_20_Internet_20_Link">
000184321_pic...</text:a>
"]</text:p>
      <text:p text:style-name="P4">
Themes: ['华为', '关注']</text:p>
      <text:p text:style-name="P4">
Keywords: ['华为', '5G', '欧盟', '科研']</text:p>
      <text:p text:style-name="P4">
Type: Article</text:p>
      <!--METADATA-->
      <text:p text:style-name="P4">
<draw:frame draw:style-name="fr1" draw:name="Image133" text:anchor-type="as-char" svg:width="6.9236in" svg:height="3.894525in" draw:z-index="0">
<draw:image xlink:href="../Images/FT Chinese Free Version/2023-06-14T10-13-08-00-00/000184321_piclink.jpg" xlink:type="simple" xlink:show="embed" xlink:actuate="onLoad" draw:mime-type="image/jpeg"/>
</draw:frame>
EU is funding Huawei(Huawei)Carrying out the cutting -edge research on the next -generation communication system, although several European countries governments have banned this China Science and Technology Group from participating in the country's telecommunications network.</text:p>
      <text:p text:style-name="P4">
Huawei is participating in several sensitive projects in the European Union, involving artificial intelligence(AI)In the fields of 6G and cloud computing, although Brussels has stricter restrictions on the company's implementation of the company for security concerns.</text:p>
      <text:p text:style-name="P4">
News Source: <text:a xlink:type="simple" xlink:href="http://www.ftchinese.com/story/001099961" text:style-name="Internet_20_link" text:visited-style-name="Visited_20_Internet_20_Link">
http://www.ftchinese.com/story/001099961</text:a>
</text:p>
      <!--NEWS-->
      <text:h text:style-name="P10" text:outline-level="1">
<text:span text:style-name="T4">
NHK: Several Japanese self -defense team members were suspected to be shot</text:span>
</text:h>
      <text:p text:style-name="P4">
Author: 联合早报 (Person)</text:p>
      <text:p text:style-name="P4">
Publisher: 联合早报 (Organization)</text:p>
      <text:p text:style-name="P4">
Published Time: 2023-06-14T10:15</text:p>
      <text:p text:style-name="P4">
Modified Time: 2023-06-14T13:43</text:p>
      <text:p text:style-name="P4">
Description: The Japan Broadcasting Association (NHK) reported on Wednesday (June 14) that a military shooting ground in Gifu City, central Japan was suspected of shooting, and several Japanese self -defense players may have died. According to a number of unnamed sources quoted by NHK, one person shot, causing at least three ...</text:p>
      <text:p text:style-name="P4">
Videos: []</text:p>
      <text:p text:style-name="P4">
Audios: []</text:p>
      <text:p text:style-name="P4">
Images: []</text:p>
      <text:p text:style-name="P4">
Type: NewsArticle</text:p>
      <text:p text:style-name="P4">
Breadcrumbs: ['即时', '国际']</text:p>
      <text:p text:style-name="P4">
Keywords: ['日本', '枪击', '枪击案']</text:p>
      <!--METADATA-->
      <text:p text:style-name="P4">
The Japan Broadcasting Association (NHK) reported on Wednesday (June 14) that a military shooting field in Gifu City, central Japan was suspected <text:a xlink:type="simple" xlink:href="https://www.zaobao.com/realtime/world/story20230614-1404138" text:style-name="Internet_20_link" text:visited-style-name="Visited_20_Internet_20_Link">
shooting</text:a>
Several Japanese self -defense players may have died.</text:p>
      <text:p text:style-name="P4">
According to several unnamed sources quoted by NHK, one person shot and injured at least three people. The injury's injury is still unclear.</text:p>
      <text:p text:style-name="P4">
There are no reports of civilian casualties at present.</text:p>
      <text:p text:style-name="P4">
In Japan, the shooting incident is extremely rare, and the ownership of the gun is strictly supervised in Japan. Anyone who wants to have a gun must undergo a rigorous review process.</text:p>
      <text:p text:style-name="P4">
News Source: <text:a xlink:type="simple" xlink:href="https://www.zaobao.com.sg/realtime/world/story20230614-1404110" text:style-name="Internet_20_link" text:visited-style-name="Visited_20_Internet_20_Link">
https://www.zaobao.com.sg/realtime/world/story20230614-1404110</text:a>
</text:p>
      <!--NEWS-->
      <text:h text:style-name="P10" text:outline-level="1">
<text:span text:style-name="T4">
Trump ’s allegations of confidential document case</text:span>
</text:h>
      <text:p text:style-name="P4">
Creator: 《纽约时报》</text:p>
      <text:p text:style-name="P4">
Publisher: https://www.facebook.com/nytimeschinese</text:p>
      <text:p text:style-name="P4">
Published Time: 2023-06-14T10:20:57+08:00</text:p>
      <text:p text:style-name="P4">
Description: Trump attended the first message at Miami, expressed his non -confession for criminal charges that he illegally retained and obstructed the government's recovery of secret national security documents after leaving the White House. He is facing 37 allegations proposed by the Federal Prosecutor. Doug Mills/The New York Times Trump appeared in a restaurant in the Miami Federal Court on Tuesday after he appeared in a Miami Federal Court on Tuesday.</text:p>
      <text:p text:style-name="P4">
Images: ["<text:a xlink:type="simple" xlink:href="https://static01.nyt.com/images/2023/06/13/multimedia/13trump-docs-indictment0header-7pm-mwjz/13trump-docs-indictment0header-7pm-mwjz-master1050.jpg" text:style-name="Internet_20_link" text:visited-style-name="Visited_20_Internet_20_Link">
13trump-docs-...</text:a>
"]</text:p>
      <text:p text:style-name="P4">
Category: 美国</text:p>
      <text:p text:style-name="P4">
Type: Article</text:p>
      <!--METADATA-->
      <text:p text:style-name="P4">
<draw:frame draw:style-name="fr1" draw:name="Image134" text:anchor-type="as-char" svg:width="6.9236in" svg:height="4.615733in" draw:z-index="0">
<draw:image xlink:href="../Images/cnnytimes/2023-06-14T10-20-57-08-00/13trump-docs-indictment0header-7pm-mwjz-master1050.jpg" xlink:type="simple" xlink:show="embed" xlink:actuate="onLoad" draw:mime-type="image/jpeg"/>
</draw:frame>
On Tuesday, in the Miami Federal Court, former President Donald Trump expressed his guilty of guilty of criminal charges that leaked the secrets of defense and obstructing the government to retract the secret documents that he carried when he left.</text:p>
      <text:p text:style-name="P4">
In court, Trump was sitting on a dark suit, a red tie, and a cross with both hands. The law and order judge responsible for supervising the hearing briefly described the content of the indictment. One of Trump's lawyers answered.</text:p>
      <text:p text:style-name="P4">
"We will definitely ask for innocence," he said.</text:p>
      <text:p text:style-name="P4">
For nearly two and a half years after leaving the White House, Trump was impeached twice. He was accused in another case in New York, and he still had a survey he did after the loss of the 2020 election. Today, as a leader nominated by the Republican presidential candidate in 2024, he is also facing 37 allegations that special prosecutor Jack Smith has proposed to him on the "File Gate".</text:p>
      <text:p text:style-name="P4">
Trump's personal assistant Walter Norto was charged with the investigators to lie and conspired with Trump to conceal the boxes with confidential documents to the Federal Investigation Agency and the Federal Prosecutor. He also appeared in court that day, but did not make a statement about plea. Norto's lawyer asked for two weeks.</text:p>
      <text:p text:style-name="P4">
Public security judges who supervise hearing ordered Trump not to discuss the case with Naota or any witness -this is a common restriction in criminal cases. The judge said he understood that the two had to communicate every day because of their work, but said that anything related to the case must be through their lawyers.</text:p>
      <text:p text:style-name="P4">
Trump was represented by the former Florida Chief Attorney General Christopher M. Kiski and famous defense lawyer Branci in the court on Tuesday. His legal team has been changing. The other two lawyers who represented him resigned shortly after the prosecution was announced.</text:p>
      <text:p text:style-name="P4">
Special prosecutor Smith also attended the hearing.</text:p>
      <text:p text:style-name="P4">
After leaving the court, Trump stopped briefly at the famous Versailles Palace in Miami and paid attention to a group of supporters. He plans to return to his golf club in Bedminster, New Jersey and issue a statement on Tuesday evening.</text:p>
      <text:p text:style-name="P4">
News Source: <text:a xlink:type="simple" xlink:href="https://cn.nytimes.com/usa/20230614/here-is-the-latest-on-the-trumps-court-appearance/" text:style-name="Internet_20_link" text:visited-style-name="Visited_20_Internet_20_Link">
https://cn.nytimes.com/usa/20230614/here-is-the-latest-on-the-trumps-court-appearance/</text:a>
</text:p>
      <!--NEWS-->
      <text:h text:style-name="P10" text:outline-level="1">
<text:span text:style-name="T4">
Sino -US Foreign Minister Calling Qin Gang's implicit responsibilities in bilateral relations are in the United States</text:span>
</text:h>
      <text:p text:style-name="P4">
Author: None (Language: zh)</text:p>
      <text:p text:style-name="P4">
Publisher: None</text:p>
      <text:p text:style-name="P4">
Time: 2023-06-14T10:38:00Z</text:p>
      <text:p text:style-name="P4">
Description: As US Secretary of State Brillings expects to visit China soon, the two foreign ministers have called. Qin Gang urged the United States to "stop harming the interests of the Chinese sovereign security development in the name of competition"; Blintin emphasized that the two sides maintain the communication channels to avoid the importance of misjudgment and conflict.</text:p>
      <text:p text:style-name="P4">
Videos: []</text:p>
      <text:p text:style-name="P4">
Images: []</text:p>
      <text:p text:style-name="P4">
Subject: 时政风云</text:p>
      <text:p text:style-name="P4">
Subjects: ['南希·佩洛西', '专题报道：习近平访美']</text:p>
      <text:p text:style-name="P4">
Keywords: ['中美关系', '布林肯', '秦刚', '气球风波', '台湾问题']</text:p>
      <text:p text:style-name="P4">
Id: 65910231</text:p>
      <!--METADATA-->
      <text:p text:style-name="P4">
<text:a xlink:type="simple" xlink:href="https://www.dw.com/zh/overlay/image/article/65910231/65908158" text:style-name="Internet_20_link" text:visited-style-name="Visited_20_Internet_20_Link">
 </text:a>
Blint and Qin Gang Zhou's three -way call</text:p>
      <text:p text:style-name="P4">
(Voice of Germany Chinese website) The telephone talks held by US Secretary of State Brosky and Chinese Foreign Minister Qin Gang on Wednesday are the recent [a series of diplomatic frictions].(https://www.dw.com/zh/zh/認中國在古巴設監聽站-白宮無礙布林肯訪華/a-65887038)The highest level dialogue under the background.</text:p>
      <text:p text:style-name="P4">
<text:a xlink:type="simple" xlink:href="https://www.dw.com/zh/zh/布林肯预计18日访华-着眼管控风险/a-65878688" text:style-name="Internet_20_link" text:visited-style-name="Visited_20_Internet_20_Link">
Brinken is expected to arrive in Beijing this Sunday</text:a>
This visit should have been taken in February, but postponed by the so -called "spy balloon" storm.</text:p>
      <text:p text:style-name="P4">
However, in this call conducted on Wednesday, Beijing time, Qin Gang emphasized that since the beginning of the year, Sino -US relations have encountered new difficulties and challenges, "responsibility is clear." He said that China has always followed the principles of mutual respect, peaceful coexistence, and win -win cooperation.</text:p>
      <text:p text:style-name="P4">
According to a notice issued by the Ministry of Foreign Affairs of China, Qin Gang "clarified the strict position" on the core concerns of the Chinese issue such as Taiwan, and emphasized that "the United States should respect, stop interfering in China's internal affairs, and stop harming the interests of China's sovereign security development in the name of competition."</text:p>
      <text:p text:style-name="P4">
Qin Gang also called on the United States to "take practical actions, implement the important consensus of the two heads of state in Bali and the United States' relevant commitments, and act with China, effectively control differences, promote exchanges and cooperation, promote Sino -US relations to stop falling and stable, return to healthy and stable development, and return to healthy and stable development. track".</text:p>
      <text:p text:style-name="P4">
<text:a xlink:type="simple" xlink:href="https://www.dw.com/zh/zh/客座评论中国对付美国的双轨策略/a-65868848" text:style-name="Internet_20_link" text:visited-style-name="Visited_20_Internet_20_Link">
Related Reading: Guest Review: China Dual -track Strategy against the United States</text:a>
U.S. Secretary of State Broskel issued a post on Twitter that he had a phone call with Chinese State Commissioner and Foreign Minister Qin Gang and "discussed the continuous efforts of maintaining open communication channels and bilateral and global issues."</text:p>
      <text:p text:style-name="P4">
State Council spokesman Matthew Miller said that Brinken emphasized in the talks that "keeping the communication channels is unblocked and responsible handling the relationship between China to avoid misjudgment and conflict."</text:p>
      <text:p text:style-name="P4">
Miller also revealed that Brins also clearly stated in the conversation that the United States will continue to use diplomatic actions to "propose a field of concern and possible areas of cooperation."</text:p>
      <text:p text:style-name="P4">
A U.S. official revealed anonymous last week that Brins are expected to visit Beijing on the 18th. This will be the highest -level U.S. officials who visited China after October 2018 after October 2018.</text:p>
      <text:p text:style-name="P4">
Biden and Xi Jinping met in Bali in November</text:p>
      <text:p text:style-name="P4">
In November last year, US President Biden and Chinese President Xi Jinping met in Bali to ease the tension bilateral relations to avoid reaching consensus to avoid the situation of discharge of the situation. The dispatch of Brinkee's visit to China is also part of the two heads of state.</text:p>
      <text:p text:style-name="P4">
In early February, the United States announced that its airspace monitored China to detect balloons -and shot it down later, which aroused anger among US members, although Beijing denied it as a spy balloon, and insisted that it was only used for meteorological research. Brinken immediately canceled the trip to China.</text:p>
      <text:h text:style-name="P12" text:outline-level="3">
<text:span text:style-name="T4">
Interview: The United States is time to indicate the willingness to dialogue</text:span>
</text:h>
      <text:p text:style-name="P4">
However, in recent times, China and the United States seem to have begun to seek controlling tensions, including the closed -door meeting of <text:a xlink:type="simple" xlink:href="https://www.dw.com/zh/zh/中美關係解凍沙利文與王毅坦率長談8小時/a-65597495" text:style-name="Internet_20_link" text:visited-style-name="Visited_20_Internet_20_Link">
White House Security Adviser Jakesullivan) and the director of the CCP Foreign Affairs Office in Austria</text:a>
Essence</text:p>
      <text:p text:style-name="P4">
In recent years, the tension between the two world's largest economies has been upgraded. One of the most important friction points is the Taiwan issue.</text:p>
      <text:p text:style-name="P4">
China Shiwan Bay is part of its territory, opposing official exchanges with the Western countries and the Taipei government, and stated that the "Wu Tong" option does not rule out. U.S. senior officials have often caused strong dissatisfaction and protests in Beijing's visit, and Washington and its Western allies have repeatedly emphasized that they oppose any efforts to change the status quo of the Taiwan Strait by force.</text:p>
      <text:p text:style-name="P4">
However, unlike the complete hostile position adopted by the former Trump at the end of his term, the Biden government has recently sought to maintain cooperation with China in a limited field, such as climate protection.</text:p>
      <text:h text:style-name="P12" text:outline-level="3">
<text:span text:style-name="T4">
China -U.S. warship meets the Taiwan Strait</text:span>
</text:h>
      <text:p text:style-name="P4">
(Agence France -Presse, Reuters)</text:p>
      <text:p text:style-name="P4">
News Source: <text:a xlink:type="simple" xlink:href="https://www.dw.com/zh/中美外长通话-秦刚暗指双边关系困难责任在美方/a-65910231" text:style-name="Internet_20_link" text:visited-style-name="Visited_20_Internet_20_Link">
https://www.dw.com/zh/中美外长通话-秦刚暗指双边关系困难责任在美方/a-65910231?maca=chi-rss-chi-all-1127-rdf</text:a>
</text:p>
      <!--NEWS-->
      <text:h text:style-name="P10" text:outline-level="1">
<text:span text:style-name="T4">
Reported by Russia was tampered with New Zealand Radio Investigation</text:span>
</text:h>
      <text:p text:style-name="P4">
Author: None (Language: zh)</text:p>
      <text:p text:style-name="P4">
Publisher: None</text:p>
      <text:p text:style-name="P4">
Time: 2023-06-14T10:43:00Z</text:p>
      <text:p text:style-name="P4">
Description: A series of content published by the New Zealand Broadcasting Station on its webpage, including reports on Russia's invasion of Ukraine, was accused of containing false components after tampering. The media said that an independent investigation has been launched to examine the internal editing process.</text:p>
      <text:p text:style-name="P4">
Videos: []</text:p>
      <text:p text:style-name="P4">
Images: []</text:p>
      <text:p text:style-name="P4">
Subject: 时政风云</text:p>
      <text:p text:style-name="P4">
Subjects: ['全球媒体论坛', '明镜周刊', '新西兰']</text:p>
      <text:p text:style-name="P4">
Keywords: ['新西兰', '公共广播', '新闻报道', '编辑', '媒体', '亲俄', '不实信息']</text:p>
      <text:p text:style-name="P4">
Id: 65910181</text:p>
      <!--METADATA-->
      <text:p text:style-name="P4">
<text:a xlink:type="simple" xlink:href="https://www.dw.com/zh/overlay/image/article/65910181/61339808" text:style-name="Internet_20_link" text:visited-style-name="Visited_20_Internet_20_Link">
 </text:a>
Some incidents that occur in Ukraine will always have an interpretation of a pro -Russian position</text:p>
      <text:p text:style-name="P4">
(Voice of Germany Chinese) New Zealand Public Broadcasting Agency-Radio Newzealand (Radio Newzealand) said 22 reports published on its webpage on Wednesday (June 14), because these were these 2022 4 The article "Improper editors" published since the month. New Zealand Broadcasting Station is the official media -funded media, but the editorial work is not intervened by the government.</text:p>
      <text:p text:style-name="P4">
The media first disclosed the incident last Friday, saying that the board of directors decided that it was necessary to conduct an independent investigation. A statement issued by the Radio stated that the investigation team will review the editing process, "inspection leads to various factors and warning signals that add improper content in international news reports".</text:p>
      <text:p text:style-name="P4">
The list of 22 reports announced by the New Zealand Broadcasting Station shows that 21 of the reports of the reports are Reuters, a BBC from the BBC. The radio said that by Wednesday, 250 reports had been reviewed.</text:p>
      <text:p text:style-name="P4">
Most of the latest amendments show that the previous editors changed the original text, so that some of the interpretations of pro -Russia that made incidents in Ukraine were presented as facts. In addition, some issues involved in other issues, including Taiwan Strait relations and some reports of the Middle East issues, have also been amended.</text:p>
      <text:h text:style-name="P12" text:outline-level="3">
<text:span text:style-name="T4">
How do people think of war in the German -Russian community?</text:span>
</text:h>
      <text:p text:style-name="P4">
Paulthompson, CEO and editor -in -chief of the New Zealand Broadcasting Station, said that the contents of these illegal modifications were "shocked" by the "pro -Kremlin", which was shocked by this situation. The radio stated in the statement that it will continue to review reports published on the website and restore the text to the initial state when the problem is found.</text:p>
      <text:p text:style-name="P4">
Jimmather, chairman of the board of directors of the New Zealand Broadcasting Station, said that related investigations will be carried out by three independent experts, which will "high standards that help to achieve and maintain news reports of Broadcasting Station in New Zealand." He said, "We will focus on rebuilding the public's trust in us."</text:p>
      <text:p text:style-name="P4">
The investigation team will be composed of three people, including Willy Akel, a New Zealand media expert, public legal expert, former journalist LindaClark, and former Australian Broadcasting Corporation, Alan Sandlan ( Alan Sunderland).</text:p>
      <text:p text:style-name="P4">
The New Zealand Broadcasting Station said that the editorial problems were discovered on Friday (June 9) and an investigation was immediately launched. A staff member was suspended during the investigation and could no longer enter the company's computer system.</text:p>
      <text:p text:style-name="P4">
(Reuters, New Zealand Broadcasting Corporation)</text:p>
      <text:p text:style-name="P4">
News Source: <text:a xlink:type="simple" xlink:href="https://www.dw.com/zh/涉俄报道被篡改-新西兰广播电台调查/a-65910181" text:style-name="Internet_20_link" text:visited-style-name="Visited_20_Internet_20_Link">
https://www.dw.com/zh/涉俄报道被篡改-新西兰广播电台调查/a-65910181?maca=chi-rss-chi-all-1127-rdf</text:a>
</text:p>
      <!--NEWS-->
      <text:h text:style-name="P10" text:outline-level="1">
<text:span text:style-name="T4">
How much Qian is doing: how Saudi Crown Princes change from international "abandoning children"</text:span>
</text:h>
      <text:p text:style-name="P4">
Creator: BEN HUBBARD</text:p>
      <text:p text:style-name="P4">
Publisher: https://www.facebook.com/nytimeschinese</text:p>
      <text:p text:style-name="P4">
Published Time: 2023-06-14T10:57:08+08:00</text:p>
      <text:p text:style-name="P4">
Description: Using Saudi Arabia's wealth, influence on the petroleum market, and the importance of the Arab and Islamic world, Mohammed's Crown Prince has got rid of the international isolation threat. With the decline in relations with the United States, Saudi Arabia deepen its relationship with China. Bandar Al-Jaloud/SAUDI Press Agency, VIA Agence France-Presse-Getty ImageS Saudi National News media released that Mohammed Ben Salmann attended the 43rd Gulf Arabian National Cooperation in Riyadi last December last year. The committee of the committee, and chaired the China -Gulf Arab National Cooperation Commission Summit during the period</text:p>
      <text:p text:style-name="P4">
Images: ["<text:a xlink:type="simple" xlink:href="https://static01.nyt.com/images/2023/06/10/multimedia/10saudi-evolution-1-zqhv/10saudi-evolution-1-zqhv-master1050.jpg" text:style-name="Internet_20_link" text:visited-style-name="Visited_20_Internet_20_Link">
10saudi-evolu...</text:a>
"]</text:p>
      <text:p text:style-name="P4">
Category: 国际</text:p>
      <text:p text:style-name="P4">
Type: Article</text:p>
      <!--METADATA-->
      <text:p text:style-name="P4">
<draw:frame draw:style-name="fr1" draw:name="Image138" text:anchor-type="as-char" svg:width="6.9236in" svg:height="4.675078in" draw:z-index="0">
<draw:image xlink:href="../Images/cnnytimes/2023-06-14T10-57-08-08-00/10saudi-evolution-1-zqhv-master1050.jpg" xlink:type="simple" xlink:show="embed" xlink:actuate="onLoad" draw:mime-type="image/jpeg"/>
</draw:frame>
When President Biden participated in the election, he vowed to let Saudi Crown Prince Mohammed Bin Salman who killed and dispel a disgraceful person to become "<text:a xlink:type="simple" xlink:href="https://www.nytimes.com/2021/02/24/us/politics/biden-jamal-khashoggi-saudi-arabia.html" text:style-name="Internet_20_link" text:visited-style-name="Visited_20_Internet_20_Link">
abandon</text:a>
<text:a xlink:type="simple" xlink:href="https://www.nytimes.com/2021/02/24/us/politics/biden-jamal-khashoggi-saudi-arabia.html" text:style-name="Internet_20_link" text:visited-style-name="Visited_20_Internet_20_Link">
 Son </text:a>
". Last fall, Biden threatened again. If the crown prosecution violates the wishes of the United States in oil policies, it will suffer" consequences. "</text:p>
      <text:p text:style-name="P4">
In this kingdom with abundant oil reserves, Muhammad Crown Prince is the actual ruler. Republican Senator Linden Graham once called him a "damage" and "never the leader on the world stage." Jie Monanham, the head of the world's number one golf tour, once hinted that the player's betrayal of the competitors supported by Saudi Arabia was the betrayal of the "September 11" terrorist attacks (mostly the hijacker of the terrorist attack was Saudi citizen).</text:p>
      <text:p text:style-name="P4">
Now they sound like empty words.</text:p>
      <text:p text:style-name="P4">
When I visited Saudi Arabia last year, Bayeng and Crown Prince Mohammed met.(https://www.nytimes.com/2022/07/15/world/middleeast/biden-mbs-saudi-visit.html)Essence Biden often sends officials to see Crown Prince Muhammad, including <text:a xlink:type="simple" xlink:href="https://www.nytimes.com/2023/06/08/us/politics/blinken-saudi-arabia-crown-prince-biden.html" text:style-name="Internet_20_link" text:visited-style-name="Visited_20_Internet_20_Link">
State Secretary of State Brills last week</text:a>
Essence Senator Graham visited Saudi Arabia in April this year, <text:a xlink:type="simple" xlink:href="https://www.spa.gov.sa/w1887405" text:style-name="Internet_20_link" text:visited-style-name="Visited_20_Internet_20_Link">
smiling face</text:a>
Take a photo with the Crown Prince of MBS. Just this week, Monanham announced that PGA and Saudi Arabia supports the newly -supported LIV Golf League <text:a xlink:type="simple" xlink:href="https://www.nytimes.com/2023/06/06/sports/golf/pga-tour-liv-merger-saudi-arabia.html" text:style-name="Internet_20_link" text:visited-style-name="Visited_20_Internet_20_Link">
Plan for establishing a partnership</text:a>
It shocked the professional golf world and suddenly gave the Saudi kingdom a huge global influence on this sport.</text:p>
      <text:p text:style-name="P4">
advertise</text:p>
      <text:p text:style-name="P4">
"This is just telling people that the wealth is rough, because this person has oil and all the money, so he can basically use money to solve everything," "Saudi Director and Saudi monarch headquartered in Washington's right to advocate the organization of" free initiative " Abdullah Arahd, an indescribable opposition, said.</text:p>
      <text:p text:style-name="P4">
In the eight years of the rise of power, the 37 -year -old Crown Prince Muhammad broke the predictions of people's ruling by the rule. The importance of repeatedly escaped the punishment that made it was isolated internationally.</text:p>
      <text:p text:style-name="P4">
Analysts and officials said that at the same time, the Crown Prince Muhammad not only strengthened the future of Saudi Arabia with continuous economic growth and increasing political influence as a confident regional country, but also learned lessons from his setbacks. Method of the goal.</text:p>
      <text:p text:style-name="P4">
At least now, he seems to be successful.</text:p>
      <text:p text:style-name="P4">
U.S. Secretary of State Brills arrived in Liade last week. POOL Photo by Ahmed YOSRI</text:p>
      <text:p text:style-name="P4">
In recent years, strong oil demand has filled the treasury of Saudi Arabia. Saudi Arabia acquired a British Football Club, and hesitated to introduce Ronaldo to join the Saudi National League, and is still <text:a xlink:type="simple" xlink:href="https://www.nytimes.com/2023/06/02/sports/soccer/saudi-soccer-messi-benzema-ronaldo.html" text:style-name="Internet_20_link" text:visited-style-name="Visited_20_Internet_20_Link">
strive to recruit other international stars</text:a>
Essence</text:p>
      <text:p text:style-name="P4">
If the previously mentioned golf partnership reached, a close assistant at Crown Muhammad's Crown Prince will become one of the most influential people in the movement and provide another important platform for Saudi Arabia to reshape an international image.</text:p>
      <text:p text:style-name="P4">
advertise</text:p>
      <text:p text:style-name="P4">
In recent years, from Turkey to the United States, the heads of state, who had spurned the Crown Prince of Muhammad, accepted him as the future of Saudi Arabia. He also deepened the relationship between Saudi Arabia and China, and the latter has helped promote the two long -term regional competitors, Saudi Arabia and Iran <text:a xlink:type="simple" xlink:href="https://www.nytimes.com/2023/03/10/world/middleeast/saudi-arabia-iran-reestablish-ties.html" text:style-name="Internet_20_link" text:visited-style-name="Visited_20_Internet_20_Link">
Get diplomatic breakthrough</text:a>
Essence</text:p>
      <text:p text:style-name="P4">
All this marks the major progress made by the young prince. In 2015, his father became the king, and people generally regarded Crown Muhammad as a dangerous self -defeating person.</text:p>
      <text:p text:style-name="P4">
That year, he launched military intervention in Yemen, causing <text:a xlink:type="simple" xlink:href="https://www.nytimes.com/2018/08/15/world/middleeast/saudi-yemen-bomb-bus-children.html" text:style-name="Internet_20_link" text:visited-style-name="Visited_20_Internet_20_Link">
a large number of civilian deaths</text:a>
And fall into trouble. After that, he <text:a xlink:type="simple" xlink:href="https://www.nytimes.com/2017/12/24/world/middleeast/saudi-arabia-saad-hariri-mohammed-bin-salman-lebanon.html" text:style-name="Internet_20_link" text:visited-style-name="Visited_20_Internet_20_Link">
kidnapped Lebanon Prime Minister</text:a>
, Shocked the diplomatic community. He also closed hundreds of wealthy Saudi people for several weeks in a row <text:a xlink:type="simple" xlink:href="https://www.nytimes.com/2018/03/11/world/middleeast/saudi-arabia-corruption-mohammed-bin-salman.html" text:style-name="Internet_20_link" text:visited-style-name="Visited_20_Internet_20_Link">
a luxury hotel</text:a>
It is said that it was part of the anti -corruption movement, which shocked the business community.</text:p>
      <text:p text:style-name="P4">
In 2018, a photo of Jamal Kashuji, a symbolic funeral prayer held in a mosque held in Istanbul, was killed by Saudi Arabia. BULENT KILIC/AGENCEFRANCE-PRESSE-Getty Images</text:p>
      <text:p text:style-name="P4">
That may be his lowest point.</text:p>
      <text:p text:style-name="P4">
But in the past few years, Crown Muhammad has restored most of his reputation with the help of his country's considerable wealth and influence.</text:p>
      <text:p text:style-name="P4">
advertise</text:p>
      <text:p text:style-name="P4">
He had crowded his opponents in the early days of power and consolidated his control over domestic. The social change he promoted, such as allowing women to drive, expanding people's entertainment choices in this country that once banned cinemas, etc., and won fans in Saudi young people.</text:p>
      <text:p text:style-name="P4">
He also knows that he can make long -term plans as the crown prince of the monarchy. He never needs to be re -elected. He has already dealt with the three US presidents, and he will experience several US presidents in the future, and he will always have power.</text:p>
      <text:p text:style-name="P4">
He finally recovered this incident from the Kashuji incident that Qian was doing well, and no matter how human rights were talked about, other interests were ultimately priority.</text:p>
      <text:p text:style-name="P4">
"Bay Arab countries think this is a joke," said the International Crisis Organization Middle East and North Africa Senior Advisor Dina Esanadiali when talking about human rights issues. "They do know their value to the Western world as a partner, as an energy producer, and a country with economic strength, so they said,‘ we can deal with this empty threat because it is only part of the relationship. ’”</text:p>
      <text:p text:style-name="P4">
After Kashuji was killed, Trump, then President of the United States, once firmly <text:a xlink:type="simple" xlink:href="https://www.nytimes.com/2019/06/23/us/politics/trump-khashoggi-killing-saudi-arabia.html" text:style-name="Internet_20_link" text:visited-style-name="Visited_20_Internet_20_Link">
defended Crown Mohammed</text:a>
Called Saudi Arabia's arms procurement is good for the United States.</text:p>
      <text:p text:style-name="P4">
A few months before Kashuji was killed in 2018, Trump, then President, met with Mohammed Bin Salman in the White House. Doug Mills/The New York Times</text:p>
      <text:p text:style-name="P4">
Senator from South Carolina, Graham, said after Kashuji was killed that Crown Mohammed Prince was not suitable for leading the country. But when he visited Saudi Arabia in April this year, Graham praised him. At that time, Graham thanked Saudi Arabia for buying American jet aircraft.</text:p>
      <text:p text:style-name="P4">
"You have purchased a $ 37 billion aircraft, which are manufactured in my state and my country. I think there are more in the future," Graham <text:a xlink:type="simple" xlink:href="https://www.arabnews.com/node/2288386/saudi-arabia" text:style-name="Internet_20_link" text:visited-style-name="Visited_20_Internet_20_Link">
Al Arabiya TV station on Saudi Arabia</text:a>
explain. "Therefore, as a US senator, I reserved the right to change their views."</text:p>
      <text:p text:style-name="P4">
advertise</text:p>
      <text:p text:style-name="P4">
The government of Turkish President Rejuepapap Erdogan leaked the details of Kashuji's killing to weaken the image of Mohammed's prince, but eventually put his dissatisfaction with the matter. Last year, a Turkish court <text:a xlink:type="simple" xlink:href="https://www.nytimes.com/2022/04/07/world/middleeast/khashoggi-murder-trial-turkey-saudi-arabia.html" text:style-name="Internet_20_link" text:visited-style-name="Visited_20_Internet_20_Link">
handed over to the case of killing Kashuji's murderer</text:a>
Saudi Arabia ended the final case of accountability for crime. Soon after, the Kingdom of Saudi Arabia helped support Turkey's finances to deposit $ 5 billion into the Central Bank of Turkey.</text:p>
      <text:p text:style-name="P4">
PGA has also made similar large changes.</text:p>
      <text:p text:style-name="P4">
In the past few months, Monasham Chairman of the American Professional Golf Tour has been criticizing Saudi Arabia, and even asked the players who considers the tour of the competitive relationship with PGA: "You have had to apologize for participating in the PGA Tour. ?"</text:p>
      <text:p text:style-name="P4">
In recent years, many factors affecting the decisions of Muhammad's princes are that more and more people in Saudi Arabia believe that the United States is no longer a reliable partner.</text:p>
      <text:p text:style-name="P4">
The PGA Tour and the Liv Golf League supported by Saudi Arabia reached an accident agreement, highlighting the power of money and influence of the Saudi kingdom on overcoming human rights issues. Doug Mills/The New Yorktimes</text:p>
      <text:p text:style-name="P4">
Crown Prince Muhammad has dealt with three US presidents from the Democratic and Republican Party, and these presidents want to reduce the participation of the United States in the Middle East. For Saudi Arabia, the risk of retreating in the United States became obvious in 2019. At that time, <text:a xlink:type="simple" xlink:href="https://www.nytimes.com/2019/09/14/world/middleeast/saudi-arabia-refineries-drone-attack.html" text:style-name="Internet_20_link" text:visited-style-name="Visited_20_Internet_20_Link">
Saudi oil facilities</text:a>
It was attacked by drones and missiles, resulting in the suspension of about half of the country's output, and the United States accused Iran of planning to plan attacks.</text:p>
      <text:p text:style-name="P4">
President Trump refused to make a direct response, which made the leaders of Crown Muhammad and the leaders of the United Arab Emirates concluded that the United States no longer supports them, and they must pay attention to their national security.</text:p>
      <text:p text:style-name="P4">
advertise</text:p>
      <text:p text:style-name="P4">
"Now, an idea has been deeply engraved in their hearts:‘ We ca n’t expect Washington to protect us, so we must protect ourselves ’," said Estandiali, an international crisis organization. "This has caused them to adjust some aspects of foreign policy."</text:p>
      <text:p text:style-name="P4">
This also reduces the possibility of Saudi Arabia that promises the United States without thinking.</text:p>
      <text:p text:style-name="P4">
After Russia invaded Ukraine, Muhammad's Crown Prince not only refused to join the Western sanctions of President Putin, but later increased the import of Russian oil products that were lowered.</text:p>
      <text:p text:style-name="P4">
After Biden met with Crown Prince Mohammed in Saudi Arabia last July, the US government asked Saudi Arabia to hold oil output to help the United States reduce the price of domestic natural gas before the mid -November election. However, last October, Saudi Arabia reached an agreement with other member states organized by the Oil output country, known as "OPEC+" to reduce oil production in order to maintain the rise in oil prices.</text:p>
      <text:p text:style-name="P4">
This angered Biden, and the White House officials accused Saudi Arabia for violation of the agreement. A few months later, when the demand for oil was indeed reduced, Saudi Arabia insisted that they had the right way to resist political pressure and reduced production.</text:p>
      <text:p text:style-name="P4">
The "consequences" of Biden's threats have never been fulfilled, which clearly shows that even the United States believes that the economic relationship with Saudi Arabia is very important and cannot be interrupted.</text:p>
      <text:p text:style-name="P4">
The photos released by the Saudi Palace showed that last July, Crown Prince Muhammmed in Saudi Arabia Gada and President Bayeng punch. Bandar al-jaloud/saudi royalpalace, via associateed presus</text:p>
      <text:p text:style-name="P4">
In recent years, the crown prince has established a relationship with Chinese President Xi Jinping, and entertained the latter at the China -A -Summit in December 2022. At that meeting, the two leaders discussed China's role in reducing Saudi Saudi conflict with Iran.</text:p>
      <text:p text:style-name="P4">
A few months later, the relationship between Saudi Arabia and Iran achieved surprising diplomatic breakthroughs.(https://www.nytimes.com/2023/03/10/world/middleeast/saudi-arabia-iran-reestablish-ties.html)Essence</text:p>
      <text:p text:style-name="P4">
This is a stone and two birds for Crown Prince Muhammad. By reaching an agreement, he not only reduced the possibility of conflicting conflicts with his main region, but also allowed world powers outside the United States to obtain major benefits in the reach of the agreement.</text:p>
      <text:p text:style-name="P4">
Saudi officials have stated that they are more willing to use the United States as the main ally, but the lack of the United States promised means that they need to expand the scope of the ally. And due to the tight relations with Tehran itself, the United States cannot promote Saudi Arabia to restore diplomatic relations with Iran.</text:p>
      <text:p text:style-name="P4">
A photo released by the Saudi Palace shows that the Crown Prince Muhammad Prince Xi Jinping, the highest leader of China, welcomed the visit in Liade last year. Bandar al-jaloud/saudi royalcourt, via reuters</text:p>
      <text:p text:style-name="P4">
News Source: <text:a xlink:type="simple" xlink:href="https://cn.nytimes.com/world/20230614/saudi-leader-prince-mohammed/" text:style-name="Internet_20_link" text:visited-style-name="Visited_20_Internet_20_Link">
https://cn.nytimes.com/world/20230614/saudi-leader-prince-mohammed/</text:a>
</text:p>
      <!--NEWS-->
      <text:h text:style-name="P10" text:outline-level="1">
<text:span text:style-name="T4">
US Treasury Secretary Yellen: Try to decompose with China will be "catastrophic"</text:span>
</text:h>
      <text:p text:style-name="P4">
Creator: ALAN RAPPEPORT</text:p>
      <text:p text:style-name="P4">
Publisher: https://www.facebook.com/nytimeschinese</text:p>
      <text:p text:style-name="P4">
Published Time: 2023-06-14T10:58:55+08:00</text:p>
      <text:p text:style-name="P4">
Description: Yellen said that the United States only wanted to "reduce" the risk of relations between the two countries and did not intend to cause economic damage to China. However, she also proposed the differences that may occur with Chinese officials, including additional sanctions on China due to Xinjiang issues. Kenny Holston/The New York Times Treasury Minister Yellen testified in Congress Mountain on Tuesday.</text:p>
      <text:p text:style-name="P4">
Images: ["<text:a xlink:type="simple" xlink:href="https://static01.nyt.com/images/2023/06/13/multimedia/dc-yellen-china-lwvk/dc-yellen-china-lwvk-master1050.jpg" text:style-name="Internet_20_link" text:visited-style-name="Visited_20_Internet_20_Link">
dc-yellen-chi...</text:a>
"]</text:p>
      <text:p text:style-name="P4">
Category: 美国</text:p>
      <text:p text:style-name="P4">
Type: Article</text:p>
      <!--METADATA-->
      <text:p text:style-name="P4">
<draw:frame draw:style-name="fr1" draw:name="Image145" text:anchor-type="as-char" svg:width="6.9236in" svg:height="4.615733in" draw:z-index="0">
<draw:image xlink:href="../Images/cnnytimes/2023-06-14T10-58-55-08-00/dc-yellen-china-lwvk-master1050.jpg" xlink:type="simple" xlink:show="embed" xlink:actuate="onLoad" draw:mime-type="image/jpeg"/>
</draw:frame>
US Treasury Secretary Yellen said on Tuesday that the United States tried to "decoupling" with China would be a mistake and called for deepening the economic connection between the world's two major economies.</text:p>
      <text:p text:style-name="P4">
At the time of publishing the above comments, the Bayeng government has been seeking to improve relations with China, but this year, a Chinese monitoring balloon flying over the United States was discovered and this effort was frustrated. Secretary of State Brillings <text:a xlink:type="simple" xlink:href="https://cn.nytimes.com/usa/20230612/china-spy-base-cuba/" text:style-name="Internet_20_link" text:visited-style-name="Visited_20_Internet_20_Link">
plans to go to Beijing next week</text:a>
Yelun also hopes to visit China as soon as possible.</text:p>
      <text:p text:style-name="P4">
Yelun on Tuesday at the <text:a xlink:type="simple" xlink:href="https://financialservices.house.gov/calendar/eventsingle.aspx" text:style-name="Internet_20_link" text:visited-style-name="Visited_20_Internet_20_Link">
Hearing of the House of Representatives Financial Services Committee</text:a>
It is clear that she believes that the economic relationship with China is very important.</text:p>
      <text:p text:style-name="P4">
"I think we and China can benefit from the open trade and investment as much as possible. If we try to decompose with China, it will be disastrous," Yellen said.</text:p>
      <text:p text:style-name="P4">
advertise</text:p>
      <text:p text:style-name="P4">
The United States maintains the Trump administration's tariffs on imported products worth billions of dollars in China, and the Bayeng government is formulating new measures to restrict US companies' investment methods in China. But Yellen said that the United States just wanted to "risk risks" and did not intend to cause economic damage to China.</text:p>
      <text:p text:style-name="P4">
"Of course I don't think that the economic development of the Chinese people is in line with our interests," Yellen said. "China has successfully removed hundreds of millions of people get rid of poverty. I think this is something we should praise."</text:p>
      <text:p text:style-name="P4">
Although Yellen's wording is mild, she also puts forward concerns that may occur with relevant Chinese officials.</text:p>
      <text:p text:style-name="P4">
She said that for national security considerations, the government is considering restricting Chinese companies that US private equity companies invest in connect with the Chinese military. She also said that the Ministry of Finance is considering an additional sanctions on China to respond to the violations of Xinjiang Uighurs in human rights.</text:p>
      <text:p text:style-name="P4">
In recent months, the United States has been increasing pressure on China, asking it to reduce the debt of Zambia and other developing countries. Yellen lamented that although there were signs that China was willing to cooperate and help poor countries avoid breach of contract, it was not enough. She emphasized that the most vulnerable economy is increasingly required by international financial institutions such as the World Bank and the International Monetary Fund.</text:p>
      <text:p text:style-name="P4">
"These institutions reflect the values of the United States," said Yellen. "It can be used as an opaque and unsustainable loan from the weights and balances from China and other countries."</text:p>
      <text:p text:style-name="P4">
When asked about Yellen's comment on Tuesday, Chinese Ministry of Foreign Affairs spokesman Wang Wenbin opposed IMF or the World Bank aimed at promoting US interests.</text:p>
      <text:p text:style-name="P4">
"The International Monetary Fund is not the 'US International Monetary Fund', and the World Bank is not 'World Bank'." He said.</text:p>
      <text:p text:style-name="P4">
advertise</text:p>
      <text:p text:style-name="P4">
News Source: <text:a xlink:type="simple" xlink:href="https://cn.nytimes.com/usa/20230614/janet-yellen-china/" text:style-name="Internet_20_link" text:visited-style-name="Visited_20_Internet_20_Link">
https://cn.nytimes.com/usa/20230614/janet-yellen-china/</text:a>
</text:p>
      <!--NEWS-->
      <text:h text:style-name="P10" text:outline-level="1">
<text:span text:style-name="T4">
The Communist Army Training Ship Qi Jiguang visited the Philippines</text:span>
</text:h>
      <text:p text:style-name="P4">
Publisher: 法新社</text:p>
      <text:p text:style-name="P4">
Published Time: 2023-06-14T11:02:07+00:00</text:p>
      <text:p text:style-name="P4">
Modified Time: 2023-06-14T10:35:02+00:00</text:p>
      <text:p text:style-name="P4">
Description: (Agence France -Presse Manila, 14th) When the Philippines and China are competing for reefs and waters in South China Sea, the Chinese navy training ship "Qi Jiguang" stopped today to visit the Philippines for rare port visit. See you fir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6-14T11-02-07-00-00/000000.png" xlink:type="simple" xlink:show="embed" xlink:actuate="onLoad" draw:mime-type="image/png"/>
</draw:frame>
Dragon dance lion dance and copper orchestra greeted the 165 -meter -long "Qi Jiguang" in Manila. As the final station of the Southeast Asian tour after Qi Jiguang's tour, the Southeast Asian tour follows the final station after Vietnam, Thailand and Brunei.</text:p>
      <text:p text:style-name="P4">
Huang Xilian, a Chinese ambassador to the Philippines, told reporters: "This is a goodwill." But did not disclose more details.</text:p>
      <text:p text:style-name="P4">
The leaflets sent by the crew of "Qi Jiguang" wrote that the ship began to serve since 2017, "conveying the concept of peaceful development and mutual trust in China."</text:p>
      <text:p text:style-name="P4">
The "Qi Jiguang" is larger than any Philippine warship or coastal defense. It is also the first Chinese naval ship visiting the Philippines since the Philippine President was elected President of the Philippines last year.</text:p>
      <text:p text:style-name="P4">
Xiaomevs once said that with the frequent action of China's maritime, the turbulent situation in the South China Sea has intensified, but the Manila authorities "one inch (territory) will not be lost."</text:p>
      <text:p text:style-name="P4">
He said last week that the relationship between the Philippines and China "gradually evolved", but denied that he was staying away from the Beijing authorities.</text:p>
      <text:p text:style-name="P4">
"As for the differences between China and the Philippines, they do exist, but this will not determine our relationship."</text:p>
      <text:p text:style-name="P4">
News Source: <text:a xlink:type="simple" xlink:href="https://www.rfi.fr/cn/%E5%9B%BD%E9%99%85%E6%8A%A5%E9%81%93/20230614-%E5%85%B1%E5%86%9B%E8%AE%AD%E7%BB%83%E8%88%B0%E6%88%9A%E7%BB%A7%E5%85%89%E5%8F%B7%E8%AE%BF%E9%97%AE%E8%8F%B2%E5%BE%8B%E5%AE%BE" text:style-name="Internet_20_link" text:visited-style-name="Visited_20_Internet_20_Link">
https://www.rfi.fr/cn/%E5%9B%BD%E9%99%85%E6%8A%A5%E9%81%93/20230614-%E5%85%B1%E5%86%9B%E8%AE%AD%E7%BB%83%E8%88%B0%E6%88%9A%E7%BB%A7%E5%85%89%E5%8F%B7%E8%AE%BF%E9%97%AE%E8%8F%B2%E5%BE%8B%E5%AE%BE</text:a>
</text:p>
      <!--NEWS-->
      <text:h text:style-name="P10" text:outline-level="1">
<text:span text:style-name="T4">
Demystifying Gao Sheng Nei: Why is CEO Su Dewei being criticized by partners?</text:span>
</text:h>
      <text:p text:style-name="P4">
Author: AnnaMaria Andriotis</text:p>
      <text:p text:style-name="P4">
Publisher: 华尔街日报中文网</text:p>
      <text:p text:style-name="P4">
Published Time: 2023-06-14T11:05:00.000Z</text:p>
      <text:p text:style-name="P4">
Modified Time: 2023-06-14T11:05:00.000Z</text:p>
      <text:p text:style-name="P4">
Created Time: 2023-06-14T06:24:00.000Z</text:p>
      <text:p text:style-name="P4">
Description: Goldman Sachs CEO Su Dewei was criticized by some partners. They were complaining about the bonus, the company's development strategy, and Su Dewei's behavior at nightclubs and music festivals.</text:p>
      <text:p text:style-name="P4">
Images: []</text:p>
      <text:p text:style-name="P4">
Categories: ['金融市场']</text:p>
      <text:p text:style-name="P4">
Keywords: SYND,LINK:EN|WP-WSJ-0000973690</text:p>
      <text:p text:style-name="P4">
Type: Article</text:p>
      <!--METADATA-->
      <text:p text:style-name="P4">
In February this year, Goldman Sachs Group(Goldman Sachs, GS)When partners gathered Miami Beach to participate in the senior leaders' annual symposium on the bank, <text:a xlink:type="simple" xlink:href="https://cn.wsj.com/articles/CN-BIZ-20180312075510" text:style-name="Internet_20_link" text:visited-style-name="Visited_20_Internet_20_Link">
Former CEO</text:a>
Laulde Berlank Brahma(Lloyd Blankfein)Get the limelight.</text:p>
      <text:p text:style-name="P4">
News Source: <text:a xlink:type="simple" xlink:href="https://cn.wsj.com/articles/%E9%AB%98%E7%9B%9B%E5%90%88%E4%BC%99%E4%BA%BA%E5%AF%B9ceo%E8%8B%8F%E5%BE%B7%E5%B7%8D%E4%B8%8D%E6%BB%A1-%E5%BC%95%E5%8F%91%E9%9B%86%E5%9B%A2%E5%86%85%E8%AE%A7-c246bb87" text:style-name="Internet_20_link" text:visited-style-name="Visited_20_Internet_20_Link">
https://cn.wsj.com/articles/%E9%AB%98%E7%9B%9B%E5%90%88%E4%BC%99%E4%BA%BA%E5%AF%B9ceo%E8%8B%8F%E5%BE%B7%E5%B7%8D%E4%B8%8D%E6%BB%A1-%E5%BC%95%E5%8F%91%E9%9B%86%E5%9B%A2%E5%86%85%E8%AE%A7-c246bb87</text:a>
</text:p>
      <!--NEWS-->
      <text:h text:style-name="P10" text:outline-level="1">
<text:span text:style-name="T4">
Inflation and cooling provides the Fed with free version (Free Version)</text:span>
</text:h>
      <text:p text:style-name="P4">
Author: Justin Lahart</text:p>
      <text:p text:style-name="P4">
Publisher: 华尔街日报中文网</text:p>
      <text:p text:style-name="P4">
Published Time: 2023-06-14T11:10:00.000Z</text:p>
      <text:p text:style-name="P4">
Modified Time: 2023-06-14T11:10:00.000Z</text:p>
      <text:p text:style-name="P4">
Created Time: 2023-06-14T01:16:00.000Z</text:p>
      <text:p text:style-name="P4">
Description: The price data of American consumer consumer on Tuesday further showed that inflation may cool down at a fast enough speed, so that the Fed may choose to raise interest rates only once, or may not raise interest rates.</text:p>
      <text:p text:style-name="P4">
Images: []</text:p>
      <text:p text:style-name="P4">
Categories: ['金融市场', '股闻天下']</text:p>
      <text:p text:style-name="P4">
Keywords: SYND,LINK:EN|WP-WSJ-0000976951</text:p>
      <text:p text:style-name="P4">
Type: Article</text:p>
      <!--METADATA-->
      <text:p text:style-name="P4">
The Fed may be turned into a wait -and -see position, at least for the time being. Although the latest <text:a xlink:type="simple" xlink:href="https://cn.wsj.com/articles/CN-ECB-20230614071817" text:style-name="Internet_20_link" text:visited-style-name="Visited_20_Internet_20_Link">
American Consumer Price Data</text:a>
It is still too high for the Federal Reserve and is not in its comfort range, but consumer price data on Tuesday further supports such a possibility, that is, inflation may cool down at a fast speed, so that decision makers may choose to only choose to only be again Integrate once, or may no longer raise interest rates.</text:p>
      <text:p text:style-name="P4">
News Source: <text:a xlink:type="simple" xlink:href="https://cn.wsj.com/articles/%E9%80%9A%E8%83%80%E9%99%8D%E6%B8%A9%E4%B8%BA%E7%BE%8E%E8%81%94%E5%82%A8%E6%8F%90%E4%BE%9B%E5%9B%9E%E6%97%8B%E7%A9%BA%E9%97%B4-c46d7724" text:style-name="Internet_20_link" text:visited-style-name="Visited_20_Internet_20_Link">
https://cn.wsj.com/articles/%E9%80%9A%E8%83%80%E9%99%8D%E6%B8%A9%E4%B8%BA%E7%BE%8E%E8%81%94%E5%82%A8%E6%8F%90%E4%BE%9B%E5%9B%9E%E6%97%8B%E7%A9%BA%E9%97%B4-c46d7724</text:a>
</text:p>
      <!--NEWS-->
      <text:h text:style-name="P10" text:outline-level="1">
<text:span text:style-name="T4">
Analysts: The Federal Reserve Speed up interest rate hikes in June</text:span>
</text:h>
      <text:p text:style-name="P4">
Author: 周岳翔 (Person)</text:p>
      <text:p text:style-name="P4">
Publisher: 联合早报 (Organization)</text:p>
      <text:p text:style-name="P4">
Published Time: 2023-06-14T11:10</text:p>
      <text:p text:style-name="P4">
Modified Time: 2023-06-14T11:13</text:p>
      <text:p text:style-name="P4">
Description: The two -day monetary policy conference on the Federal Reserve officially started on Tuesday (June 13) local time. As U.S. inflation slows down, analysts expect the Fed to be motionless after the end of the meeting, and announced a suspension of interest rate hikes, but still retains July or 9 ...</text:p>
      <text:p text:style-name="P4">
Videos: []</text:p>
      <text:p text:style-name="P4">
Audios: []</text:p>
      <text:p text:style-name="P4">
Images: []</text:p>
      <text:p text:style-name="P4">
Type: NewsArticle</text:p>
      <text:p text:style-name="P4">
Breadcrumbs: ['即时', '国际']</text:p>
      <text:p text:style-name="P4">
Keywords: ['财经即时', '美国联邦储备局', '加息', '货币政策', '通货膨胀', '利率', '鲍威尔']</text:p>
      <!--METADATA-->
      <text:p text:style-name="P4">
The two -day monetary policy conference on the Federal Reserve officially started on Tuesday (June 13) local time. As U.S. inflation slows down, analysts expect the Fed to be motionless after the end of the meeting and announce the suspension of interest rate hikes, but it still retains the option to raise interest rates again in July or September.</text:p>
      <text:p text:style-name="P4">
Liao Yuming, a strategist at Star Fair, believes that the latest inflation data in the United States is enough to allow the Federal Reserve to suspend interest rate hikes. Essence</text:p>
      <text:p text:style-name="P4">
However, in the latest report, he emphasized that this will be "a suspension of raising interest rate hikes with an eagle tendency", because the Fed still emphasized that the interest rate hike cycle may not end, and whether the authorities will turn to the next economic data.</text:p>
      <text:p text:style-name="P4">
The Federal Reserve will hold a monetary policy conference for two consecutive days from June 13. The authorities will announce interest rate decisions and economic outlook in the early morning of Singapore on Thursday (15th). Fed Chairman Powell will subsequently hold a press conference.</text:p>
      <text:p text:style-name="P4">
Powell has stated that the Fed's leadership would rather wait to evaluate the impact of interest rate hikes on the economy in the past and the recent impact of some bank closures on credit conditions. In the case where inflation is still significantly higher than the goal of more than twice, the Fed may emphasize that it will be retained in July or September options.</text:p>
      <text:p text:style-name="P4">
According to the latest data released by the US Labor Statistics, the US Consumer Price Index (CPI) in May increased by 4%year -on -year, at the lowest level in two years, but still significantly higher than the Fed's target 2%. Based on the price of gasoline, the overall CPI increased by 0.1%month -on -month.</text:p>
      <text:p text:style-name="P4">
Deanmaki, chief economist at hedge fund Point72 Asset Management Company, told Bloomberg that for Powell, this will be one of the more difficult press conferences. A reasonable high.</text:p>
      <text:p text:style-name="P4">
News Source: <text:a xlink:type="simple" xlink:href="https://www.zaobao.com.sg/realtime/world/story20230614-1404117" text:style-name="Internet_20_link" text:visited-style-name="Visited_20_Internet_20_Link">
https://www.zaobao.com.sg/realtime/world/story20230614-1404117</text:a>
</text:p>
      <!--NEWS-->
      <text:h text:style-name="P10" text:outline-level="1">
<text:span text:style-name="T4">
Major Australian Major General Science Fiction indicates that China invades Taiwan in 2028</text:span>
</text:h>
      <text:p text:style-name="P4">
Author: None</text:p>
      <text:p text:style-name="P4">
Publisher: Radio Free Asia (Organization)</text:p>
      <text:p text:style-name="P4">
Published Time: 2023-06-14T11:11:00-04:00</text:p>
      <text:p text:style-name="P4">
Modified Time: 2023-06-14T12:55:37-04:00</text:p>
      <text:p text:style-name="P4">
Description: None</text:p>
      <text:p text:style-name="P4">
Videos: []</text:p>
      <text:p text:style-name="P4">
Audios: ["<text:a xlink:type="simple" xlink:href="https://www.rfa.org/mandarin/yataibaodao/junshiwaijiao/cl-061420231044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40474in" draw:z-index="0">
<draw:image xlink:href="../Images/rfamandarin/2023-06-14T11-11-00-04-00/000000.png" xlink:type="simple" xlink:show="embed" xlink:actuate="onLoad" draw:mime-type="image/png"/>
</draw:frame>
Australian Retired Army Major General Laine(MickRyan)Published TechNo-Thriller "White Sun War: The Campaign Fortaiwan". <text:a xlink:type="simple" xlink:href="https://www.rfa.org/mandarin/yataibaodao/junshiwaijiao/cl-06142023104430.html/@@images/image" text:style-name="Internet_20_link" text:visited-style-name="Visited_20_Internet_20_Link">
</text:a>
American War Institute(U.S. Army War College)Audio-1-Link: https: //www.rfa.org/mandarin/yataibaodao/junshiwaijiao/cl-06142023104430.html/@stream](https://www.rfa.org/mandarin/yataibaodao/junshiwaijiao/cl-06142023104430.html/@@stream)Australian Retired Army Major General Laine(Mick Ryan); So while the United States was busy meeting with the presidential election and dealing with natural disasters, he attacked Taiwan. Some think tank experts remind that the situation of the Taiwan Strait War that the book assumes that it is possible.</text:p>
      <text:p text:style-name="P4">
<text:span text:style-name="T4">
<text:span text:style-name="T5">
 <text:a xlink:type="simple" xlink:href="https://www.rfa.org/mandarin/Xinwen/2-05302023105952.html" text:style-name="Internet_20_link" text:visited-style-name="Visited_20_Internet_20_Link">
Seal the Chinese Marine Event? Japan, the United States, and the Fourth National Defense Minister plans to meet for the first time</text:a>
</text:span>
* </text:span>
<text:span text:style-name="T5">
 <text:a xlink:type="simple" xlink:href="https://www.rfa.org/mandarin/Xinwen/5-05252023142735.html" text:style-name="Internet_20_link" text:visited-style-name="Visited_20_Internet_20_Link">
Australia wants to get rid of China's dependence to reshape lithium mining</text:a>
</text:span>
<text:span text:style-name="T5">
 </text:span>
<text:span text:style-name="T4">
 <text:a xlink:type="simple" xlink:href="https://www.rfa.org/mandarin/yataibaodao/junshiwaijiao/my-05022023100004.html" text:style-name="Internet_20_link" text:visited-style-name="Visited_20_Internet_20_Link">
National Defense Expert: The Australian Army may be in a difficult conflict in China</text:a>
</text:span>
</text:p>
      <text:p text:style-name="P4">
Lane, who has been serving in the Australian Defense Force for 35 years, is currently a researcher at the "CSIS) of the US think tank" Strategic and Internationalstudies (CSIS). He told this station that predicting the Taiwan Strait War with science fiction is to evoke the problem of security risks that people pay attention to China that may be committed to military commitment and cause security risks. He said: "By sci -fi, we can imagine the future situation, and at the same time, we can avoid being threatened by government agencies to face the relevant situation." ** The new form of war will come to the novel. To the upcoming new war form; for example, the use of artificial satellites that use transformable tracks to conduct orbit warfares on space is one of them. "The United States and China are already capable of operating satellite transformations; therefore, the orbit warfare mentioned in this story is actually not speculation." Other new combat forms also include a large number of unmanned combat machines will fight side by side with humans. He said: "It will be combined with the precision algorithm, and then dispatch a large amount of robotic remote combat; for example, there are hundreds of or thousands of" Drones "drones in the air. The relationship between humans and robots will also change. He said: "Human beings will adopt new tactics and compilation in order to allow humans and robots to cooperate, different from the current practices of human operating robots."</text:p>
      <text:p text:style-name="P4">
Australian Retired Army Major General Laine(MickRyan)。(Network screenshot)  <text:a xlink:type="simple" xlink:href="https://www.rfa.org/mandarin/yataibaodao/junshiwaijiao/cl-06142023104430.html/majgen_mick_ryan.png" text:style-name="Internet_20_link" text:visited-style-name="Visited_20_Internet_20_Link">
 </text:a>
** The Taiwan Strait War is not fantasy. Among The hypothesis of the Taiwan Strait War plot is not fantasy. "The situation in the story of the story is beyond the assumptions of many people in the story; but it is actually possible." Hugboji also believes that Ryan's novels are worthy of being subject to military and strategic experts. Pay attention. He said: "At present, there are many government officials, analysts, commentators, and even government ministers and national leaders. They all assume that the technology and plots in the story will not happen; this hinders their evaluation work." Hugh Burei Ji mentioned that in addition to Lane's works, some science fiction novels help understand China's political situation and social environment. "Some Chinese science fiction novels are convincing; those authors live in Chinese political models, so that they can have unique creativity and then imagine the future world."In Laine's novels, when China moved against Taiwan, the United States, Japan and Australia all gained in Taiwan without hesitation. In response, he said: "Support Taiwan is directly in line with Australia's national interests; It provides support from time to time, and it is necessary to assist in scare before there is no conflict to avoid explosive conflicts. "Ryan believes that in the real world, Australia should try its best to observe China's military expansion and prevent the war from the Taiwan Strait.</text:p>
      <text:p text:style-name="P4">
Reporter: Qiu Dezhen Editor: Jiayuan.com Editor: He Fu</text:p>
      <text:p text:style-name="P4">
News Source: <text:a xlink:type="simple" xlink:href="https://www.rfa.org/mandarin/yataibaodao/junshiwaijiao/cl-06142023104430.html" text:style-name="Internet_20_link" text:visited-style-name="Visited_20_Internet_20_Link">
https://www.rfa.org/mandarin/yataibaodao/junshiwaijiao/cl-06142023104430.html</text:a>
</text:p>
      <!--NEWS-->
      <text:h text:style-name="P10" text:outline-level="1">
<text:span text:style-name="T4">
Inner Mongolia herdsmen prevent the grass field from being sold by the soldiers and being injured by a pushing machine to be sent to the hospital</text:span>
</text:h>
      <text:p text:style-name="P4">
Author: None</text:p>
      <text:p text:style-name="P4">
Publisher: Radio Free Asia (Organization)</text:p>
      <text:p text:style-name="P4">
Published Time: 2023-06-14T11:12:00-04:00</text:p>
      <text:p text:style-name="P4">
Modified Time: 2023-06-14T12:54:49-04:00</text:p>
      <text:p text:style-name="P4">
Description: None</text:p>
      <text:p text:style-name="P4">
Videos: []</text:p>
      <text:p text:style-name="P4">
Audios: ["<text:a xlink:type="simple" xlink:href="https://www.rfa.org/mandarin/yataibaodao/shaoshuminzu/gt3-061420231014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5.583548in" draw:z-index="0">
<draw:image xlink:href="../Images/rfamandarin/2023-06-14T11-12-00-04-00/000000.png" xlink:type="simple" xlink:show="embed" xlink:actuate="onLoad" draw:mime-type="image/png"/>
</draw:frame>
Construction personnel drove the bulldozer to hit the protested herders <text:a xlink:type="simple" xlink:href="https://www.rfa.org/mandarin/yataibaodao/shaoshuminzu/gt3-06142023101440.html/@@images/image" text:style-name="Internet_20_link" text:visited-style-name="Visited_20_Internet_20_Link">
</text:a>
Video screenshot/ancient pavilion provides [AUDIO-Link: https://www.rfa.org/mandarin/yataibaodao/shaoshinzu/GT3-06142023101440.html/@@stream(https://www.rfa.org/mandarin/yataibaodao/shaoshuminzu/gt3-06142023101440.html/@@stream)The herdsmen of the Town of Arigonuyon Town, Zalut Banner, Inner Mongolia were dissatisfied with the animal farm of the town to sell the grass field to the merchants and protested on the grassland on Tuesday. The engineer hired by the buyer drove the bulldozer and directly collided with the protesters, causing a herdsmen to be sent to the hospital for treatment.</text:p>
      <text:p text:style-name="P4">
[<text:span text:style-name="T4">
 Placium is strongly occupied by the Government of Urater Flag in Inner Mongolia.(https://www.rfa.org/mandarin/yataibaodao/shaoshuminzu/ql2-05072018101303.html)</text:span>
<text:span text:style-name="T5">
 <text:a xlink:type="simple" xlink:href="https://www.rfa.org/mandarin/yataibaodao/shaoshuminzu/ql1-07192018100311.html" text:style-name="Internet_20_link" text:visited-style-name="Visited_20_Internet_20_Link">
Shepherd protested by the grassland that was destroyed by the government to hire a big fight</text:a>
 </text:span>
* <text:a xlink:type="simple" xlink:href="https://www.rfa.org/mandarin/yataibaodao/shehui/gt-04282023032947.html" text:style-name="Internet_20_link" text:visited-style-name="Visited_20_Internet_20_Link">
 **** </text:a>
Town, Arigon, Arikan, a herdsman protesting the collective pasture on Monday (12th), was illegally transferred by officials without consent, and a herdsman was injured by Han engineers. In the live video, a bulldozer quickly rushed to the pasture crowd, and the shouting sound of herders continued to spread on the scene.</text:p>
      <text:p text:style-name="P4">
Mongolian rights defenders living in Japan Kubess told the station about the approximate situation on Tuesday evening. He said: On June 12, a Mongolian herdsman had occurred in the town of Arigonuyan, Tongliao City, Inner Mongolia. The reason for the incident was that the town's breeding farm leadership team did not negotiate and agree with herders, and unilaterally sold the grassland to the Han people. When these Han people who claimed to have bought the pasture were forcibly entering the pasture, the herdsmen opposed it and were severely injured by the buyer's use of heavy machines. "</text:p>
      <text:p text:style-name="P4">
On -site videos showed that a yellow bulldozer rushed away from the crowd, hit a number of motorcycles in front, and the people riding on a motorcycle hurriedly abandoned the car and escaped. The bulldozer stopped, more than ten people stepped forward to surround the injured herdsmen, and called the first aid vehicle to send the wounded to the hospital.</text:p>
      <text:p text:style-name="Quotations">

<text:p text:style-name="P4">
[Inner Mongolia herdsmen prevent the grass field from being sold]&gt;
 [One person was injured by a bulldozer] <text:a xlink:type="simple" xlink:href="https://twitter.com/hashtag/%E5%86%85%E8%92%99%E5%8F%A4" text:style-name="Internet_20_link" text:visited-style-name="Visited_20_Internet_20_Link">
 #Inner Mongolia&gt;
</text:a>
&gt;
 <text:a xlink:type="simple" xlink:href="https://twitter.com/hashtag/%E6%89%8E%E9%B2%81%E7%89%B9%E6%97%97" text:style-name="Internet_20_link" text:visited-style-name="Visited_20_Internet_20_Link">
 #Zalut Banner&gt;
</text:a>
&gt;
 <text:a xlink:type="simple" xlink:href="https://twitter.com/hashtag/%E9%98%BF%E6%97%A5%E6%98%86%E9%83%BD%E6%A5%9E%E9%95%87" text:style-name="Internet_20_link" text:visited-style-name="Visited_20_Internet_20_Link">
 #&gt;
&gt;
&gt;
&gt;
&gt;
&gt;
</text:a>
&gt;
 Herdler, dissatisfied with the town's animal farm officials <text:a xlink:type="simple" xlink:href="https://twitter.com/hashtag/%E8%8D%89%E5%9C%BA" text:style-name="Internet_20_link" text:visited-style-name="Visited_20_Internet_20_Link">
 #&gt;
&gt;
</text:a>
&gt;
 Sale to businessmen, protesting on the grass on Tuesday, the engineers hired by the buyer opened <text:a xlink:type="simple" xlink:href="https://twitter.com/hashtag/%E6%8E%A8%E5%9C%9F%E6%9C%BA" text:style-name="Internet_20_link" text:visited-style-name="Visited_20_Internet_20_Link">
 #&gt;
&gt;
&gt;
&gt;
</text:a>
&gt;
, Directly colliding with the protesters, causing a herdsmen to be injured and was sent to the hospital for treatment. <text:a xlink:type="simple" xlink:href="https://t.co/jHtjAQEwFt" text:style-name="Internet_20_link" text:visited-style-name="Visited_20_Internet_20_Link">
pic.twitter.com/jhtjaqewft&gt;
</text:a>
&gt;
&gt;
 - Liberty Asia Radio(@RFA_Chinese)<text:a xlink:type="simple" xlink:href="https://twitter.com/RFA_Chinese/status/1669012150004879360" text:style-name="Internet_20_link" text:visited-style-name="Visited_20_Internet_20_Link">
 June 14, 2023&gt;
 </text:a>
<text:span text:style-name="T4">
 Animal Factory has not negotiated with herdsmen to sell pastures </text:span>
</text:p>

</text:p>
      <text:p text:style-name="P4">
According to herdsmen, the town -owned livestock venues belonging to the collective ownership will transfer one of the grass fields to the Han businessmen of the Mainland for a price of 2 million yuan, but they are strongly opposed by herders. The reporter from this station called two local herders for two consecutive days on Tuesday and Wednesday, but the other party never answered the phone.</text:p>
      <text:p text:style-name="P4">
The reporter called the government officials of the Town of Arv Kundu, and the other party did not deny the incident and asked the reporter to inquire with the town's propaganda department, but refused to provide relevant telephones:</text:p>
      <text:p text:style-name="P4">
Reporter: "How is the shepherd who was injured by the bulldozer now?</text:p>
      <text:p text:style-name="P4">
Official: "I don't know, you go to ask for publicity"</text:p>
      <text:p text:style-name="P4">
Reporter: Did you go to the scene? Are you dealing with this?</text:p>
      <text:p text:style-name="P4">
The other party hung up the phone immediately, and the reporter turned to the Arvinukun Police Station inquiries, but no one answered the phone.</text:p>
      <text:p text:style-name="P4">
Xi Haiming, chairman of the Overseas "South Mongolia Hulk" organization, told this station that Inner Mongolia herders have had many disputes with the government to protect the grassland, including causing large -scale protests. Essence He said that heavy vehicles driving on the grass field can cause decades of grass: "This is a great harm for the Mongolian pastoral people. They said that the Mongolians who killed the Mongolians would not give a compensation of hundreds of thousands of yuan. At that time ( Mo Rigen was crushed) Mongolians were angry. Today, the report reported today has been constantly happening one after another. Degenerate, even sandy. "** Mongolians have been banned for thousands of years of sheep for thousands of years.</text:p>
      <text:p text:style-name="P4">
Xi Haiming said that the Mongolians had thousands of years of grazing history on that land, but was banned by the authorities. In recent years, the authorities raised pigs in Daxing, Inner Mongolia, and a large amount of sewage infiltrated into the ground, which severely polluted the grass field.</text:p>
      <text:p text:style-name="P4">
On April 9, 2016, for more than ten years, the Huo Lin River Aluminum Factory, adjacent to the town of Arigon, continued to discharge poisonous water and poisonous gas pollution around the environment, which led to a large number of cattle and sheep raised by herders and died. Hundreds of herdsmen gathered in the town of Arvin Kunyan to go to the Holin River Aluminum Factory, asking the plant to stop pollution immediately. The demonstration was immediately intercepted and suppressed by a large number of police officers. On April 11, more than a hundred herdsmen went to the flag government to protest.</text:p>
      <text:p text:style-name="P4">
Reporter: Ancient Pavilion Editor: Xu Shuting, Jiayuan.com Editor: Hong Wei</text:p>
      <text:p text:style-name="P4">
News Source: <text:a xlink:type="simple" xlink:href="https://www.rfa.org/mandarin/yataibaodao/shaoshuminzu/gt3-06142023101440.html" text:style-name="Internet_20_link" text:visited-style-name="Visited_20_Internet_20_Link">
https://www.rfa.org/mandarin/yataibaodao/shaoshuminzu/gt3-06142023101440.html</text:a>
</text:p>
      <!--NEWS-->
      <text:h text:style-name="P10" text:outline-level="1">
<text:span text:style-name="T4">
Taiwan Foreign Minister visited the Czech Republic to call on European allies to promote the peace of the Taiwan Straits</text:span>
</text:h>
      <text:p text:style-name="P4">
Author: None (Language: zh)</text:p>
      <text:p text:style-name="P4">
Publisher: None</text:p>
      <text:p text:style-name="P4">
Time: 2023-06-14T11:18:00Z</text:p>
      <text:p text:style-name="P4">
Description: Taiwan Foreign Minister Wu Zhaozheng, who is visiting the Czech Republic's capital Prague, said on Wednesday that Taiwan hopes to share peace and stability of the Taiwan Strait with China and want to obtain support from European countries.</text:p>
      <text:p text:style-name="P4">
Videos: []</text:p>
      <text:p text:style-name="P4">
Images: []</text:p>
      <text:p text:style-name="P4">
Subject: 新闻广角</text:p>
      <text:p text:style-name="P4">
Subjects: ['捷克', '岛屿主权争端', '马英九', '专题报道：全景观看“习马会”', '专题报道：2016年台湾大选', '台湾', '俄罗斯入侵乌克兰']</text:p>
      <text:p text:style-name="P4">
Keywords: ['台湾', '台海局势', '吴钊燮', '捷克', '俄乌战争', '一中政策']</text:p>
      <text:p text:style-name="P4">
Id: 65911033</text:p>
      <!--METADATA-->
      <text:p text:style-name="P4">
<text:a xlink:type="simple" xlink:href="https://www.dw.com/zh/overlay/image/article/65911033/64226259" text:style-name="Internet_20_link" text:visited-style-name="Visited_20_Internet_20_Link">
 </text:a>
(Voice of Germany Chinese website) Taiwan Foreign Minister Wu Zhaoxing said at a meeting of Prague: "In order to keep Taiwan a strong ability to resist pressure and continue to implement the policy of maintaining the status quo, we need the help of European allies."</text:p>
      <text:p text:style-name="P4">
China Viewing Taiwan Bay is part of its territory and never promises that it will not be put into force when solving the Taiwan problem. Taiwan resolutely opposes the sovereignty's demands proposed by China, and believes that only the people of Taiwan have the right to determine the future of Taiwan. Wu Zhaozheng said that the lesson of Ukraine was invaded by Russia, and Taiwan should strengthen its resistance to PRC. In his speech, Wu Zhaozheng used the Chinese official name "People's Republic of China".)Essence</text:p>
      <text:p text:style-name="P4">
Wu Zhaozheng said: "For many observers in the world, (the Chinese army) attack on Taiwan is not imminent or inevitable. Taiwan and its allies are trying to avoid war. The strategy of 'unsatisfactory soldiers' soldiers'. At the moment we are discussing now, the People's Republic of China is showing off a large number of warships and military planes to the Taiwan Strait Middle Line. "</text:p>
      <text:p text:style-name="P4">
Except for the Vatican, Taiwan has no formal diplomatic relations in Europe. However, Taiwan has a wide -format bilateral relationship with many European countries. Especially after the outbreak of the Russian and Ukraine War, although Beijing expressed strong dissatisfaction, <text:a xlink:type="simple" xlink:href="https://www.dw.com/zh/zh/赴台立法院演说-捷克议长与台湾同舟共济/a-65133024" text:style-name="Internet_20_link" text:visited-style-name="Visited_20_Internet_20_Link">
but many Central and Eastern European countries have further strengthened their support for Taiwan to help Taiwan get rid of the international loneliness</text:a>
stand.</text:p>
      <text:p text:style-name="P4">
In March of this year, Ada Mowa, Speaker of the Czech House of Representatives, led a large representative to visit Taiwan.</text:p>
      <text:p text:style-name="P4">
Taiwan Foreign Minister Wu Zhaozheng delivered the above speeches at a meeting held in a think tank in Prague. Previously, <text:a xlink:type="simple" xlink:href="https://www.dw.com/zh/zh/捷克新總統帕維爾台灣總統主動邀請通話/a-64587924" text:style-name="Internet_20_link" text:visited-style-name="Visited_20_Internet_20_Link">
Czech President Pavili made an opening speech for the meeting. </text:a>
After 2001, Wu Zhaozheng has been visiting the European Union and NATO Czech Republic for the second time. On Tuesday, Wu Zhaozheng held a meeting with Milosvystrcil, Speaker of the Czech Senate. Wadezi is the leader of the Czech politics to strengthen the relationship with Taiwan. He led a group to visit Taiwan in 2020.</text:p>
      <text:p text:style-name="P4">
Two sources of unwillingness to be named told Reuters that Wu Zhaozheng will also visit the Brucel EU headquarters.</text:p>
      <text:p text:style-name="P4">
Last Friday, the Chinese Ministry of Foreign Affairs urged European countries not to carry out official exchanges with Taiwan, let alone provide support for the "Taiwan independence" forces. Beijing accused the Taiwanese government of Tsai Ing -wen seeking independence, while Tsai Ing -wen himself promised to work hard to maintain the peace and stability of the Taiwan Strait.</text:p>
      <text:p text:style-name="P4">
(Reuters)</text:p>
      <text:p text:style-name="P4">
News Source: <text:a xlink:type="simple" xlink:href="https://www.dw.com/zh/台湾外长到访捷克-呼吁欧洲盟友共促台海和平/a-65911033" text:style-name="Internet_20_link" text:visited-style-name="Visited_20_Internet_20_Link">
https://www.dw.com/zh/台湾外长到访捷克-呼吁欧洲盟友共促台海和平/a-65911033?maca=chi-rss-chi-all-1127-rdf</text:a>
</text:p>
      <!--NEWS-->
      <text:h text:style-name="P10" text:outline-level="1">
<text:span text:style-name="T4">
Column | Labor Communication: Fujian Jinjiang Jiaxin Light Industry Development Co., Ltd. closed the factory, not paying the arrears of salary (9)</text:span>
</text:h>
      <text:p text:style-name="P4">
Author: None</text:p>
      <text:p text:style-name="P4">
Publisher: Radio Free Asia (Organization)</text:p>
      <text:p text:style-name="P4">
Published Time: 2023-06-14T11:25:28-04:00</text:p>
      <text:p text:style-name="P4">
Modified Time: 2023-06-14T11:25:28-04:00</text:p>
      <text:p text:style-name="P4">
Description: None</text:p>
      <text:p text:style-name="P4">
Videos: []</text:p>
      <text:p text:style-name="P4">
Audios: ["<text:a xlink:type="simple" xlink:href="https://www.rfa.org/mandarin/zhuanlan/laogongtongxun/hdf-061420230955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34345in" draw:z-index="0">
<draw:image xlink:href="../Images/rfamandarin/2023-06-14T11-25-28-04-00/000000.png" xlink:type="simple" xlink:show="embed" xlink:actuate="onLoad" draw:mime-type="image/png"/>
</draw:frame>
 <text:a xlink:type="simple" xlink:href="https://www.rfa.org/mandarin/zhuanlan/laogongtongxun/hdf-06142023095509.html/@@images/image" text:style-name="Internet_20_link" text:visited-style-name="Visited_20_Internet_20_Link">
</text:a>
Photo: RFA <text:a xlink:type="simple" xlink:href="https://www.rfa.org/mandarin/zhuanlan/laogongtongxun/hdf-06142023095509.html/@@stream" text:style-name="Internet_20_link" text:visited-style-name="Visited_20_Internet_20_Link">
AUDIO-Link: https: // Woohoo. Hair dye .org/mandarin/column/labor communication/good place -06142023095509.html/@@ stream</text:a>
After the May 1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the 361 of the Wuli Industrial Zone was also. The factory had to dissolve, but called the employee to write a resignation book,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It seems that the people who may be responsible for the release of China Industry.com are precisely some people who are "mediocre and peaceful stalls, peaceful peace, and mixed days." These people only care about publication, and do not care about the lack of missing missions in the living incidents such as Jiaxinguan Plant. They do not care whether the exaggerated achievements have happened in the reports issued.</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142023095509.html" text:style-name="Internet_20_link" text:visited-style-name="Visited_20_Internet_20_Link">
https://www.rfa.org/mandarin/zhuanlan/laogongtongxun/hdf-06142023095509.html</text:a>
</text:p>
      <!--NEWS-->
      <text:h text:style-name="P10" text:outline-level="1">
<text:span text:style-name="T4">
The lawyer 709 Lawyer continued to suppress Li Heping's family of three Chengdu was controlled by the side</text:span>
</text:h>
      <text:p text:style-name="P4">
Author: None</text:p>
      <text:p text:style-name="P4">
Publisher: Radio Free Asia (Organization)</text:p>
      <text:p text:style-name="P4">
Published Time: 2023-06-14T11:27:00-04:00</text:p>
      <text:p text:style-name="P4">
Modified Time: 2023-06-14T12:59:06-04:00</text:p>
      <text:p text:style-name="P4">
Description: None</text:p>
      <text:p text:style-name="P4">
Videos: []</text:p>
      <text:p text:style-name="P4">
Audios: ["<text:a xlink:type="simple" xlink:href="https://www.rfa.org/mandarin/yataibaodao/renquanfazhi/gf-061420231116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896227in" draw:z-index="0">
<draw:image xlink:href="../Images/rfamandarin/2023-06-14T11-27-00-04-00/000000.png" xlink:type="simple" xlink:show="embed" xlink:actuate="onLoad" draw:mime-type="image/png"/>
</draw:frame>
On June 9, 2023, lawyers Li Heping and his wife Wang Qianling were restricted to exit in Chengdu. <text:a xlink:type="simple" xlink:href="https://www.rfa.org/mandarin/yataibaodao/renquanfazhi/gf-06142023111631.html/@@images/image" text:style-name="Internet_20_link" text:visited-style-name="Visited_20_Internet_20_Link">
</text:a>
Wang Qiaoling provided <text:a xlink:type="simple" xlink:href="https://www.rfa.org/mandarin/yataibaodao/renquanfazhi/gf-06142023111631.html/@@stream" text:style-name="Internet_20_link" text:visited-style-name="Visited_20_Internet_20_Link">
Audio-Link: https://www.rfa.org/mandarin/yataibaodao/renquanfazhi/gf-0614202311631.html/@stream</text:a>
Li Heping, a victim of the 709 case in China, continued to be suppressed by the authorities. In addition to being maliciously damaged by the Beijing apartment, the authorities were restricting him and his family out of the country on the grounds that he could harm national security. Another 709 lawyer Wang Quanzhang was still disturbed by the public security door after his movement was moved into a new home.</text:p>
      <text:p text:style-name="P4">
<text:a xlink:type="simple" xlink:href="https://www.rfa.org/mandarin/yataibaodao/renquanfazhi/gf-05152023075209.html" text:style-name="Internet_20_link" text:visited-style-name="Visited_20_Internet_20_Link">
<text:span text:style-name="T4">
 Rights protection lawyer Beijing is behind the public security? </text:span>
</text:a>
<text:span text:style-name="T4">
* <text:a xlink:type="simple" xlink:href="https://www.rfa.org/mandarin/video" text:style-name="Internet_20_link" text:visited-style-name="Visited_20_Internet_20_Link">
The family of Rights Protection Lawyer Li Heping was tracked by suspected public security vehicles</text:a>
</text:span>
</text:p>
      <text:p text:style-name="P4">
The three -family family of rights protection lawyer Li Heping originally scheduled to take a flight to Thailand at Chengdu Tianfu Airport last week, but was intercepted by the police when he was out of the country.</text:p>
      <text:p text:style-name="P4">
Li Heping's wife Wang Qiaoling said that the police read out the notice at the scene to explain why the three were controlled by the three.</text:p>
      <text:p text:style-name="P4">
Wang Qiaoling: "He said, 'You are not allowed to leave the country. There is a notice now, I want to read it to you. Li Heping Wang Qiaoling is based on some of the factors that endure national security. Let you leave the country. "</text:p>
      <text:p text:style-name="P4">
In addition to being restricted to exit, Li Heping was relocated to the apartment in Songzhuang Xiaobao Village, Tongzhou District, Beijing, and was repeatedly moved by the landlord to destroy the means.</text:p>
      <text:p text:style-name="P4">
Wang Qiaoling: "He said it was a landlord, and then came over to dismantle the door without saying a word. He said, we are destroying the contract. We now want to take the house back."</text:p>
      <text:p text:style-name="P4">
On June 9, 2023, lawyer Li Heping lined up at Chengdu Tianfu Airport. (Exclusive provided by Wang Qiaoling) <text:a xlink:type="simple" xlink:href="https://www.rfa.org/mandarin/yataibaodao/renquanfazhi/gf-06142023111631.html/m0614gf-2.jpg" text:style-name="Internet_20_link" text:visited-style-name="Visited_20_Internet_20_Link">
</text:a>
<text:span text:style-name="T4">
 Public security refers to Wang Quanzhang's illegal invasion of others' houses </text:span>
</text:p>
      <text:p text:style-name="P4">
Lawyer Wang Quanzhang, who also faced the pressure of the Beijing authorities, has been living in a certain place since April. In order to escape the monitoring of the authorities, he and his wife and children moved into Changping's new residence in a low posture, and the final whereabouts failed to keep secret.</text:p>
      <text:p text:style-name="P4">
Wang Quanzhang: "The people of Shunyi's police and security companies tracked our new residence and reported the police station in the jurisdiction. Our difficulties are that in the process of looking for a new house, the people of these police and security companies of Shunyi have been Following us, the police said that we've illegally invaded others 'homes'. After the Internet disclosure, the police harassment was gone, but the local security guards they arranged were still watching us under the building. "</text:p>
      <text:p text:style-name="P4">
Wang Quanzhang said that they only wanted to live a stable life in Beijing, but it seems that after the past, they will continue to encounter new challenges.</text:p>
      <text:p text:style-name="P4">
Wang Quanzhang: "They are studying all kinds of methods. Not only our families, many Christians' families are persecuted and expelled. If we want to be stable, it is very difficult to live."</text:p>
      <text:p text:style-name="P4">
In recent months, the Beijing authorities have further strengthened stability, and the victims of the 709 case have become the key to suppress the target. Wang Qiaoling, a family member of the 709 case, said that the means adopted by the authorities could not be ignored, and it would only cause anti -effects.</text:p>
      <text:p text:style-name="P4">
Wang Qiaoling: "Because everyone is paying attention, paying attention to a lawyer can not be treated in accordance with legal procedures. What about you? Li Heping's influence will be gone because of being out of Beijing? Not very smart, not very wise, and stupid in a sense. "</text:p>
      <text:p text:style-name="P4">
Some analysts believe that many disagreements that have attracted much attention from the outside world are based on Beijing, and the authorities may believe that they drive them one by one to the outside world, enough to destroy the cohesion of rights protection.</text:p>
      <text:p text:style-name="P4">
Reporter: Editor of Gao Feng: Xu Shuting, Jiayuan.com Editor: Hong Wei</text:p>
      <text:p text:style-name="P4">
News Source: <text:a xlink:type="simple" xlink:href="https://www.rfa.org/mandarin/yataibaodao/renquanfazhi/gf-06142023111631.html" text:style-name="Internet_20_link" text:visited-style-name="Visited_20_Internet_20_Link">
https://www.rfa.org/mandarin/yataibaodao/renquanfazhi/gf-06142023111631.html</text:a>
</text:p>
      <!--NEWS-->
      <text:h text:style-name="P10" text:outline-level="1">
<text:span text:style-name="T4">
The Federal Reserve will be suspended in June after 10 interest rate hikes, but in July may still be the option</text:span>
</text:h>
      <text:p text:style-name="P4">
Publisher: 法新社</text:p>
      <text:p text:style-name="P4">
Published Time: 2023-06-14T11:32:07+00:00</text:p>
      <text:p text:style-name="P4">
Modified Time: 2023-06-14T11:05:02+00:00</text:p>
      <text:p text:style-name="P4">
Description: (Agence France -Presse, Washington, 14th) The Federal Preparatory Council will announce today that whether to continue to promote the 11th consecutive interest rate hikes to respond to high inflation; or this time will skip the interest rate increase, so that decision makers have more time to have more time Let's evaluate the US econo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14T11-32-07-00-00/000000.png" xlink:type="simple" xlink:show="embed" xlink:actuate="onLoad" draw:mime-type="image/png"/>
</draw:frame>
According to Agence France -Presse, analysts and investors generally estimate that the Federal Public Marketing Committee (FOMC) will continue to vote to maintain interest rates, but it will also retain room to raise interest rates if necessary in July.</text:p>
      <text:p text:style-name="P4">
Goldmansachs economists wrote in a recent report to customers that the leadership of the Federal Preparatory Council (FED) has released a message that suspending interest rate hikes is a cautious approach, because the lagging effect of hikes and banks Credit tightening causes the uncertainty caused by the two factors, increasing the risk of overly tightening unexpectedly.</text:p>
      <text:p text:style-name="P4">
Although the inflation rate is still higher than the 2%long -term target of the Federal Reserve, it has slowed down in recent months, which has led to some federal public market committees to call for a suspension of interest rate hike today.</text:p>
      <text:p text:style-name="P4">
The Fed's director of the Fed, Philipjefferson, said at the end of last month: "Skipping interest rates at the upcoming meeting will allow the Federal Public Marketing Committee to see more data, and then decide the degree of additional tightening policy."</text:p>
      <text:p text:style-name="P4">
Jefferson, who is about to be promoted to the vice chairman of the Federal Reserve, pointed out that this approach "should not be interpreted as the highest interest rate for us that we have reached the (interest rate hike) cycle."</text:p>
      <text:p text:style-name="P4">
Since the Federal Statistics began to raise interest rates in March 2022, it has increased the benchmark lending interest rate by 5 percentage points.</text:p>
      <text:p text:style-name="P4">
Since then, inflation seems to have reached a high point, and the economy has shown signs of slowing down, although the labor market still maintains amazing toughness. (Translator: Lin Yifeng/Calculating Draft: Lin Zhiping)</text:p>
      <text:p text:style-name="P4">
News Source: <text:a xlink:type="simple" xlink:href="https://www.rfi.fr/cn/%E8%B4%A2%E7%BB%8F%E5%BF%AB%E8%AE%AF/20230614-%E8%81%94%E5%87%86%E4%BC%9A%E8%BF%9E10%E6%AC%A1%E5%8D%87%E6%81%AF%E5%90%8E6%E6%9C%88%E6%96%99%E6%9A%82%E5%81%9C-%E4%BD%867%E6%9C%88%E6%88%96%E4%BB%8D%E4%B8%BA%E9%80%89%E9%A1%B9" text:style-name="Internet_20_link" text:visited-style-name="Visited_20_Internet_20_Link">
https://www.rfi.fr/cn/%E8%B4%A2%E7%BB%8F%E5%BF%AB%E8%AE%AF/20230614-%E8%81%94%E5%87%86%E4%BC%9A%E8%BF%9E10%E6%AC%A1%E5%8D%87%E6%81%AF%E5%90%8E6%E6%9C%88%E6%96%99%E6%9A%82%E5%81%9C-%E4%BD%867%E6%9C%88%E6%88%96%E4%BB%8D%E4%B8%BA%E9%80%89%E9%A1%B9</text:a>
</text:p>
      <!--NEWS-->
      <text:h text:style-name="P10" text:outline-level="1">
<text:span text:style-name="T4">
One of the special reports of the 4th anniversary of the 612 struggle in Hong Kong: How can overseas discrete Hong Kong people condense their heartpower?</text:span>
</text:h>
      <text:p text:style-name="P4">
Author: None</text:p>
      <text:p text:style-name="P4">
Publisher: Radio Free Asia (Organization)</text:p>
      <text:p text:style-name="P4">
Published Time: 2023-06-14T11:34:00-04:00</text:p>
      <text:p text:style-name="P4">
Modified Time: 2023-06-14T12:58:32-04:00</text:p>
      <text:p text:style-name="P4">
Description: None</text:p>
      <text:p text:style-name="P4">
Videos: []</text:p>
      <text:p text:style-name="P4">
Audios: ["<text:a xlink:type="simple" xlink:href="https://www.rfa.org/mandarin/yataibaodao/gangtai/ec-061420231056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4.634345in" draw:z-index="0">
<draw:image xlink:href="../Images/rfamandarin/2023-06-14T11-34-00-04-00/000000.png" xlink:type="simple" xlink:show="embed" xlink:actuate="onLoad" draw:mime-type="image/png"/>
</draw:frame>
On June 12, 2019, a large number of Hong Kong demonstrators surrounded the Legislative Council and were suppressed by the Hong Kong police with tear gas and rubber bullets. Reuters picture <text:a xlink:type="simple" xlink:href="https://www.rfa.org/mandarin/yataibaodao/gangtai/ec-06142023105656.html/@@stream" text:style-name="Internet_20_link" text:visited-style-name="Visited_20_Internet_20_Link">
AUDIO-LINK: https://www.rfa.org/mandarin/yataibaodao/gangtai/ec-06142023105656.html/@@stream</text:a>
It has been four years since the Hong Kong counterparts. How can Hong Kong people who are still discrete and Hong Kong remain unchanged in Hong Kong? This station will explore how Hong Kong people are in a variable environment through a series of reports. After the first episode of the Hong Kong experience, the discrete Hong Kong people spread all over the world. For those Hong Kong people who moved to the United States, Australia, and Taiwan, what difficulties and challenges will the local Hong Kong people encounter? How will it deal with it?</text:p>
      <text:p text:style-name="P4">
<text:a xlink:type="simple" xlink:href="https://www.rfa.org/mandarin/yataibaodao/gangtai/al-06092023100550.html" text:style-name="Internet_20_link" text:visited-style-name="Visited_20_Internet_20_Link">
<text:span text:style-name="T4">
 Remove the fourth anniversary of the China Movement: Deep cultivation of overseas Hong Kong people on streets of the streets </text:span>
</text:a>
<text:span text:style-name="T4">
* <text:a xlink:type="simple" xlink:href="https://www.rfa.org/mandarin/Xinwen/al-06112023152417.html" text:style-name="Internet_20_link" text:visited-style-name="Visited_20_Internet_20_Link">
The fourth anniversary of the delivery of the Chinese and Hong Kong people united and anti -redization of the British and Hong Kong people</text:a>
</text:span>
</text:p>
      <text:p text:style-name="P4">
After the "National Security Law" was implemented in Hong Kong in 2020, tens of thousands of Hong Kong people every year for three consecutive years, they moved to overseas. Except for Britain, Taiwan, the United States and Canada, and Australia, they are popular places for Hong Kong people to move. It has been established locally and continues to propose issues in Hong Kong.</text:p>
      <text:p text:style-name="P4">
Guo Fengyi, Executive Director of the Hong Kong Democratic Committee in the "Hong Kong Democratic Committee" in the US -Hong Kong -Hong Kong group, said that both the US Congress and the politicians have paid great attention to Hong Kong issues and have passed different support of the Hong Kong people. However, she said that under the complex and varied political environment in the United States, it is difficult to pay attention to the attention of Hong Kong issues.</text:p>
      <text:p text:style-name="P4">
Guo Fengyi: "Because we mainly hope to pass some bills that can really help Hong Kong people, and there are some bills that can make Hong Kong have their own autonomy. When the American political situation is changing, we must also pay attention to those Change, and then make the best strategy to make Hong Kong's motion easier. However, because there are not enough Hong Kong people in the United States, and they are not keen to be enthusiastic about political investment, there may be a little difficulty in this aspect. "</text:p>
      <text:p text:style-name="P4">
Guo Fengyi said that American politics has paid great attention to the situation and issues of Hong Kong so far. (Provided by the respondent) <text:a xlink:type="simple" xlink:href="https://www.rfa.org/mandarin/yataibaodao/gangtai/ec-06142023105656.html/90ed51e44eea8868793a-7f8e56fd653f754c81f34eca5747975e5e3851736ce899996e2f768460c551b5548c8bae98983002-53d78bbf800563d04f9b.jpeg" text:style-name="Internet_20_link" text:visited-style-name="Visited_20_Internet_20_Link">
</text:a>
<text:span text:style-name="T4">
 Initors in Australia and Hong Kong, the integration of China -Hong Kong issues will integrate the issues of China and Hong Kong to improve the attention of the local political community on Hong Kong. </text:span>
</text:p>
      <text:p text:style-name="P4">
Former Hong Kong Democratic Legislative Council member Xu Zhifeng, a former Hong Kong Democratic Legislative Council, said that Australian immigrants Hong Kong people are scattered in different provinces. When organizing activities, it is difficult to gather a large number of Hong Kong people to speak for Hong Kong. Hong Kong issues are concerned about relatively low in Britain and the United States. They need to spend more effort to lobby and talk to local politics.</text:p>
      <text:p text:style-name="P4">
Xu Zhifeng: "Although the issue of Hong Kong is not a big issue in Australia's political circles, it is important for Australians to policies and trade in China. They are very concerned about the regional security of Indo -Asia -Pacific and Chinese soft power. The practice is that at the level of initiative, the process of fighting Hong Kong people to fight for democracy and freedom has a close relationship with Australia's policy on China. How to see the true essence of the Communist Party of China and the Hong Kong Communist regime through the situation of Hong Kong, so that the Australian political circles reflect on the political circles of Australia. With that attitude, do trade and establishment of relationships with China. "</text:p>
      <text:p text:style-name="P4">
Xu Zhifeng said that there are not many people in Australia and Hong Kong, and Hong Kong issues are relatively low than Britain and the United States. (Provided by the respondent) <text:a xlink:type="simple" xlink:href="https://www.rfa.org/mandarin/yataibaodao/gangtai/ec-06142023105656.html/8bb8667a5cf08868793a-6fb3592752294e9a6e2f4eba4e0d7b97591a-99996e2f8bae989851736ce85ea676f85bf982f17f8e4e3a4f4e3002-53d78bbf800563d04f9b.jpeg" text:style-name="Internet_20_link" text:visited-style-name="Visited_20_Internet_20_Link">
</text:a>
<text:span text:style-name="T4">
 Hong Kong people are also paying attention to the role of Taiwan -Hong Kong issues in Taiwan and Hong Kong people's group policy initiative to be transformed. </text:span>
</text:p>
      <text:p text:style-name="P4">
Feng Xitian, Secretary -General of the "Border City" in the "Border City" in Taiwan and Hong Kong people, said that Taiwan is relatively easy to accumulate popularity from Hong Kong people. Hong Kong people's attention points have changed from only to Hong Kong to also focus on Taiwan affairs.</text:p>
      <text:p text:style-name="P4">
Feng Xitian: "We had a survey before, and everyone generally supports those politicians. However, if it is said that internal things in Taiwan, such as might be settled or work -related labor issues, even some issues of voting rights, even some voting rights issues of voting rights. It must be communicated with a long -term social communication in order to have a effect. From 2019, from the issue of politics in Hong Kong, it is slowly converting to a local issue in Taiwan. The work of our organization has also changed. From the past explaining the situation in Hong Kong, the work content that may begin will also be converted, that is, some policies related to Hong Kong within Taiwan. "Feng Xitian said that although the issue of counter -delivery seems to be over, the CCP's actions against Hong Kong did not stop. They will continue to hold a parade to consolidate the resistance of Hong Kong people and remind the public to pay attention.</text:p>
      <text:p text:style-name="P4">
Reporter: Chen Zifei Editor: Xu Shuting, Jiayuan.com Editor: Hong Wei</text:p>
      <text:p text:style-name="P4">
News Source: <text:a xlink:type="simple" xlink:href="https://www.rfa.org/mandarin/yataibaodao/gangtai/ec-06142023105656.html" text:style-name="Internet_20_link" text:visited-style-name="Visited_20_Internet_20_Link">
https://www.rfa.org/mandarin/yataibaodao/gangtai/ec-06142023105656.html</text:a>
</text:p>
      <!--NEWS-->
      <text:h text:style-name="P10" text:outline-level="1">
<text:span text:style-name="T4">
The "Village Super" football game of Guizhou, the popularity of the red Internet</text:span>
</text:h>
      <text:p text:style-name="P4">
Author: https://www.facebook.com/bbcworldservice/</text:p>
      <text:p text:style-name="P4">
Publisher: BBC News 中文</text:p>
      <text:p text:style-name="P4">
Published Time: 2023-06-14T11:43:35.000Z</text:p>
      <text:p text:style-name="P4">
Modified Time: 2023-06-14T11:43:35.000Z</text:p>
      <text:p text:style-name="P4">
Description: The "Hemei Rural Football Super League" in Rongjiang County, Guizhou, China has recently become popular. Wonderful events and unique ethnic minorities cheerleaders have attracted many fans from afar.</text:p>
      <text:p text:style-name="P4">
Images: []</text:p>
      <text:p text:style-name="P4">
Videos: ["<text:a xlink:type="simple" xlink:href="https://www.bbc.com/ws/av-embeds/cps/zhongwen/simp/chinese-news-65904101/p0fv2hlx/zh-hans" text:style-name="Internet_20_link" text:visited-style-name="Visited_20_Internet_20_Link">
zh-hans</text:a>
"]</text:p>
      <text:p text:style-name="P4">
Tags: ['体育', '中國', '农业', '足球', '年轻人']</text:p>
      <text:p text:style-name="P4">
Type: Article</text:p>
      <!--METADATA-->
      <text:h text:style-name="P12" text:outline-level="3">
<text:span text:style-name="T4">
"Village Super" football game in Guizhou, China</text:span>
</text:h>
      <text:p text:style-name="P4">
[Video-1-Link:/WS/AV-EMBEDS/CPS/ZHONGWEN/SIMP/Chinese-News-65904101/P0FV2HLX/ZH-HansS]](https://www.bbc.com/ws/av-embeds/cps/zhongwen/simp/chinese-news-65904101/p0fv2hlx/zh-hans)<text:span text:style-name="T4">
 Your equipment does not support the playback multimedia materials </text:span>
<text:span text:style-name="T4">
 The popularity of the "village super" football game in Guizhou, China's popularity </text:span>
 At 11:43 noon on June 14, 2023</text:p>
      <text:p text:style-name="P4">
Recently, the "Village Super" football game in Rongjiang County, Guizhou, China has become popular. The full name of "Village Super" is called the "Hemei Village Football Super League" in Rongjiang, Guizhou, and is spontaneously organized by local villagers.</text:p>
      <text:p text:style-name="P4">
The 20 participating teams are based on the village. The players are composed of different industry personnel such as fishmongers, excavators, and teachers. They range from 15 to 40 years old.</text:p>
      <text:p text:style-name="P4">
In addition to wonderful ball skills, there are also ethnic singing and dancing performances in the game. The fiery atmosphere attracted many fans from afar.</text:p>
      <text:p text:style-name="P4">
News Source: <text:a xlink:type="simple" xlink:href="https://www.bbc.com/zhongwen/simp/chinese-news-65904101" text:style-name="Internet_20_link" text:visited-style-name="Visited_20_Internet_20_Link">
https://www.bbc.com/zhongwen/simp/chinese-news-65904101</text:a>
</text:p>
      <!--NEWS-->
      <text:h text:style-name="P10" text:outline-level="1">
<text:span text:style-name="T4">
Nominated by the US Ambassador to Malaysia, optimistic about expanding the potential of key mineral cooperation with Malaysia</text:span>
</text:h>
      <text:p text:style-name="P4">
Author: 联合早报 (Person)</text:p>
      <text:p text:style-name="P4">
Publisher: 联合早报 (Organization)</text:p>
      <text:p text:style-name="P4">
Published Time: 2023-06-14T11:45</text:p>
      <text:p text:style-name="P4">
Modified Time: 2023-06-14T11:45</text:p>
      <text:p text:style-name="P4">
Description: Kagan, nominated for the new ambassador of the United States in Malaysia, saw that the United States expanded its potential for cooperation with Malaysia in the diversification of rare earth and other key mineral supply chains. Reuters reports that the Coron (Edgard ... Edgard ...</text:p>
      <text:p text:style-name="P4">
Videos: []</text:p>
      <text:p text:style-name="P4">
Audios: []</text:p>
      <text:p text:style-name="P4">
Images: []</text:p>
      <text:p text:style-name="P4">
Type: NewsArticle</text:p>
      <text:p text:style-name="P4">
Breadcrumbs: ['即时', '国际']</text:p>
      <text:p text:style-name="P4">
Keywords: ['美国', '马来西亚', '稀土', '供应链']</text:p>
      <!--METADATA-->
      <text:p text:style-name="P4">
Kagan, nominated for the new ambassador of the United States in Malaysia, saw that the United States expanded its potential for cooperation with Malaysia in the diversification of rare earth and other key mineral supply chains.</text:p>
      <text:p text:style-name="P4">
Reuters reported that Edgardkagan, a senior official of the East Asian Affairs of the White House National Security Council, nominated for the hearing on Tuesday (June 13) that the development of new resources to develop key minerals to ensure that the supply chain is reliable. One of the most important tasks for the government.</text:p>
      <text:p text:style-name="P4">
He made this saying that Senator Chris Van Hollen mentioned that Malaysia was the largest rare earth processing plant outside China.</text:p>
      <text:p text:style-name="P4">
Fan Homen pointed out that recent reports show that Malaysia also has other strategies and key minerals, including tin ore.</text:p>
      <text:p text:style-name="P4">
In this regard, Kagan said: "It is absolutely crucial to cooperate in this aspect of a country that has a good relationship with us. I think that countries like Malaysia have potential in this regard."</text:p>
      <text:p text:style-name="P4">
He also said: "I hope to work closely with the US private enterprises, different departments of the US government, and the Malaysian government to ensure that we can continue to expand the cooperation areas in this area to support resource development."</text:p>
      <text:p text:style-name="P4">
Cogen said that the United States and Malaysia "can be performed by sustainable and promoting our values", but he did not further explain the specific form of cooperation.</text:p>
      <text:p text:style-name="P4">
China provides fuel for the global richer global rare earth resources, and the rare earth provides fuel for the green revolutionary industry including electric vehicles and wind turbines, as well as national defense applications such as missile production. At the increasingly fierce strategic competition with China, the United States and allies have been seeking diversification of supply sources.</text:p>
      <text:p text:style-name="P4">
Lynas Rare Earths LTD has a rare earth separation plant in Malaysia, which is said to be one of the world's largest and most modern rare earth separation facilities.</text:p>
      <text:p text:style-name="P4">
The Malaysian government has recently worried about the radiation dust waste produced by Lenas's rare earth essence and washing procedures. The Anwar government agreed to extend the Renas Rare Earth Essential Mining and Washing Factory's operating license for six months in June, until January next year.</text:p>
      <text:p text:style-name="P4">
News Source: <text:a xlink:type="simple" xlink:href="https://www.zaobao.com.sg/realtime/world/story20230614-1404131" text:style-name="Internet_20_link" text:visited-style-name="Visited_20_Internet_20_Link">
https://www.zaobao.com.sg/realtime/world/story20230614-1404131</text:a>
</text:p>
      <!--NEWS-->
      <text:h text:style-name="P10" text:outline-level="1">
<text:span text:style-name="T4">
Japanese self -defense team suspected to fire eight shots with colleagues and died</text:span>
</text:h>
      <text:p text:style-name="P4">
Author: 联合早报 (Person)</text:p>
      <text:p text:style-name="P4">
Publisher: 联合早报 (Organization)</text:p>
      <text:p text:style-name="P4">
Published Time: 2023-06-14T12:09</text:p>
      <text:p text:style-name="P4">
Modified Time: 2023-06-14T16:29</text:p>
      <text:p text:style-name="P4">
Description: A member of the Japanese Self -Defense Force tried to commit suicide on Wednesday (June 14) after firing at his colleagues. The shooting caused at least two to die, and a self -defense team was arrested. The Japan Broadcasting Association (NHK) reported that the Japanese Ministry of Defense said that an 18 -year -old self -defense member used an automatic rifle to three ...</text:p>
      <text:p text:style-name="P4">
Videos: []</text:p>
      <text:p text:style-name="P4">
Audios: []</text:p>
      <text:p text:style-name="P4">
Images: []</text:p>
      <text:p text:style-name="P4">
Type: NewsArticle</text:p>
      <text:p text:style-name="P4">
Breadcrumbs: ['即时', '国际']</text:p>
      <text:p text:style-name="P4">
Keywords: ['日本', '枪击', '死亡', '枪击案']</text:p>
      <!--METADATA-->
      <text:p text:style-name="P4">
A member of the Japanese Self -Defense Force tried to commit suicide on Wednesday (June 14) after firing at his colleagues. The shooting caused at least two to die, and a self -defense team was arrested.</text:p>
      <text:p text:style-name="P4">
The Japan Broadcasting Association (NHK) reported that the Ministry of Defense of Japan said that a 18 -year -old self -defense member fired with three self -defense teams with a automatic rifle, and two of them were seriously injured after being sent to the hospital.</text:p>
      <text:p text:style-name="P4">
NTV reported earlier that two of the victims had no life signs.</text:p>
      <text:p text:style-name="P4">
This incident occurred around 9 am on Wednesday (at around 8 am on Wednesday, Singapore time).</text:p>
      <text:p text:style-name="P4">
At the press conference, the Chief of Staff of the Japanese Land Self -Defense Force said: "We will investigate the cause of the incident and ensure that it will no longer happen."</text:p>
      <text:p text:style-name="P4">
A spokesman for the Self -Defense Force said the suspect fired a total of eight shots.</text:p>
      <text:p text:style-name="P4">
NHK said that the victims include a fifty -year -old man and two men in their twenties. There are currently no civilian casualties.</text:p>
      <text:p text:style-name="P4">
In Japan, the shooting incident is extremely rare, and the ownership of the gun is strictly supervised in Japan. Anyone who wants to have a gun must undergo a rigorous review process.</text:p>
      <text:p text:style-name="P4">
According to Reuters, the statistics of the Japanese Police Department showed that there were four fatal shooting incidents in Japan last year.(https://www.zaobao.com/realtime/world/story20220708-1290932)Essence</text:p>
      <text:p text:style-name="P4">
The 42 -year -old man mountain is also full of shot shot and kills Abe's three.(https://www.zaobao.com/realtime/world/story20220709-1291246)He was a self -defense player at sea. He used a homemade pistol.</text:p>
      <text:p text:style-name="P4">
News Source: <text:a xlink:type="simple" xlink:href="https://www.zaobao.com.sg/realtime/world/story20230614-1404138" text:style-name="Internet_20_link" text:visited-style-name="Visited_20_Internet_20_Link">
https://www.zaobao.com.sg/realtime/world/story20230614-1404138</text:a>
</text:p>
      <!--NEWS-->
      <text:h text:style-name="P10" text:outline-level="1">
<text:span text:style-name="T4">
Germany introduced the first national security strategy China is an opponent and partner</text:span>
</text:h>
      <text:p text:style-name="P4">
Author: None (Language: zh)</text:p>
      <text:p text:style-name="P4">
Publisher: None</text:p>
      <text:p text:style-name="P4">
Time: 2023-06-14T12:10:00Z</text:p>
      <text:p text:style-name="P4">
Description: After a long dispute and game between the ruling party, Germany finally introduced the first national security strategy. In this security strategy, the federal government explained how to cope with external and internal threats in the future, and defines China as "partners, competitors and systemic opponents."</text:p>
      <text:p text:style-name="P4">
Videos: []</text:p>
      <text:p text:style-name="P4">
Images: []</text:p>
      <text:p text:style-name="P4">
Subject: 时政风云</text:p>
      <text:p text:style-name="P4">
Subjects: ['德中关系', '欧债危机', '欧盟', '岛屿主权争端', '专题报道：全景观看“习马会”', '德国', '中国', '留学德国', '中共十九大', '留学德国']</text:p>
      <text:p text:style-name="P4">
Keywords: ['德国', '国家安全战略', '中国']</text:p>
      <text:p text:style-name="P4">
Id: 65912004</text:p>
      <!--METADATA-->
      <text:p text:style-name="P4">
<text:a xlink:type="simple" xlink:href="https://www.dw.com/zh/overlay/image/article/65912004/65909787" text:style-name="Internet_20_link" text:visited-style-name="Visited_20_Internet_20_Link">
 </text:a>
The first national security strategy in Germany is released</text:p>
      <text:p text:style-name="P4">
(Voice of Germany Chinese) on Wednesday (June 14), German Federal Prime Minister Salz and Foreign Minister Berbak, Minister of Internal Affairs Ferser, Secretary of Defense Pistorius, and Finance Minister Lindona attended the meeting. Press conference, introduce more than 40 pages of long German first <text:a xlink:type="simple" xlink:href="https://www.dw.com/zh/zh/德国即将发布安全战略-对中国言辞将更尖锐/a-65904142" text:style-name="Internet_20_link" text:visited-style-name="Visited_20_Internet_20_Link">
National Security Strategy</text:a>
Essence Previously, the three ruling parties conducted several months of disputes and games on the content of this security strategy.</text:p>
      <text:p text:style-name="P4">
<text:a xlink:type="simple" xlink:href="https://www.dw.com/zh/zh/肖尔茨欧盟不应成为美中之外的第三强权/a-65564276" text:style-name="Internet_20_link" text:visited-style-name="Visited_20_Internet_20_Link">
Prime Minister Shulz</text:a>
At a press conference, "the goal of this security strategy is very clear: defending the safety of the people, and at the same time make our contribution to ensure the security of Europe."</text:p>
      <text:p text:style-name="P4">
Shawrtz said: "If there is no security, there is no freedom, and there is no stability and prosperity." He emphasized that the core of German security policy is still "based on the European Union and the Cross -Atlantic Alliance." He also specifically mentioned "our deep friendship with France and close partnerships with the United States."</text:p>
      <text:p text:style-name="P4">
This national security strategy has clarified some basic issues, such as which belonging to Germany's security interests, who should solve these problems as acting participants, and so on.</text:p>
      <text:p text:style-name="P4">
"Strategy" lists nine issues as the core challenges of German security: national and alliance defense, civil defense and citizen protection, international crisis treatment and development policies, prevention of foreign impact and spy activities, technology and key infrastructure protection, networks and networks, and the network and key infrastructure Space safety, raw materials and energy safety, climate crisis and major epidemic diseases, and food safety.</text:p>
      <text:h text:style-name="P12" text:outline-level="3">
<text:span text:style-name="T4">
The first security strategy after World War II announced in Germany</text:span>
</text:h>
      <text:h text:style-name="P12" text:outline-level="3">
<text:span text:style-name="T4">
China is "partners, competitors and systemic opponents"</text:span>
</text:h>
      <text:p text:style-name="P4">
When talking about Chinese issues, Shulz said that the German government would maintain a balance in its Chinese strategy. He said that the federal government has achieved unanimous and emphasized that Germany is not seeking decoupling, but to minimize risks.</text:p>
      <text:p text:style-name="P4">
Shawrtz said that China's economy will continue to grow and should continue to grow. "The process of China's integration into the world trade and global economy should not be affected. But at the same time, security issues must be resolved," Saulz said.</text:p>
      <text:p text:style-name="P4">
He also clearly welcomed the upcoming German -China government consultation meeting next week.</text:p>
      <text:p text:style-name="P4">
In Germany's national security strategy, China is defined as "<text:a xlink:type="simple" xlink:href="https://www.dw.com/zh/zh/欧盟希望重新校准对中国立场/a-65612520" text:style-name="Internet_20_link" text:visited-style-name="Visited_20_Internet_20_Link">
partners, competitors and systemic opponents</text:a>
"This is consistent with the EU's expression." Strategy "states:" We noticed that competition and opponents' composition in recent years have been increasing. "But China is still a partner." Without China, many urgent global challenges cannot be resolved. "</text:p>
      <text:p text:style-name="P4">
Foreign Minister <text:a xlink:type="simple" xlink:href="https://www.dw.com/zh/zh/德国外交政策-要价值观还是要利益/a-65529553" text:style-name="Internet_20_link" text:visited-style-name="Visited_20_Internet_20_Link">
Belbock</text:a>
It is also emphasized that when dealing with Beijing, there is no non -black or white thinking. In terms of democracy and other issues, there are fundamental differences with China, but they also need to cooperate with China in response to climate change. She also said: "We are also constantly coordinating the cooperation with partnerships."</text:p>
      <text:h text:style-name="P12" text:outline-level="3">
<text:span text:style-name="T4">
Where will the German policy of China be driving?</text:span>
</text:h>
      <text:p text:style-name="P4">
"Strategy" also mentioned that "China is trying to reshape the existing rules -based international order in various ways, increasingly actively requests regional advantages, and repeatedly adopts actions that resist our interests and values. "" ". "The regional stability and international security are increasingly under pressure, and human rights are also ignored. China is using its economic strength to achieve political goals."</text:p>
      <text:p text:style-name="P4">
The Berlin government originally planned to introduce this national security strategy at the Munich Safety Summit held in February this year. However, at that time, the government could not reach all the contents and expressions in the strategy at that time.</text:p>
      <text:p text:style-name="P4">
News Source: <text:a xlink:type="simple" xlink:href="https://www.dw.com/zh/德国出台首份国家安全战略-中国是对手也是伙伴/a-65912004" text:style-name="Internet_20_link" text:visited-style-name="Visited_20_Internet_20_Link">
https://www.dw.com/zh/德国出台首份国家安全战略-中国是对手也是伙伴/a-65912004?maca=chi-rss-chi-all-1127-rdf</text:a>
</text:p>
      <!--NEWS-->
      <text:h text:style-name="P10" text:outline-level="1">
<text:span text:style-name="T4">
Chinese warships rarely visit the Philippines</text:span>
</text:h>
      <text:p text:style-name="P4">
Author: None (Language: zh)</text:p>
      <text:p text:style-name="P4">
Publisher: None</text:p>
      <text:p text:style-name="P4">
Time: 2023-06-14T12:22:00Z</text:p>
      <text:p text:style-name="P4">
Description: The "Qi Jiguang", which is equipped with hundreds of naval trainees and officers and soldiers, arrived in Manila, Philippines on Wednesday. This is the last stop for Beijing to repair regional relations and conduct friendly visits to Vietnam, Thailand, Brunei and the Philippines.</text:p>
      <text:p text:style-name="P4">
Videos: []</text:p>
      <text:p text:style-name="P4">
Images: []</text:p>
      <text:p text:style-name="P4">
Subject: 时政风云</text:p>
      <text:p text:style-name="P4">
Subjects: ['专题报道：习近平访美', '岛屿主权争端', '南中国海主权争端', '菲律宾']</text:p>
      <text:p text:style-name="P4">
Keywords: ['戚继光舰', '菲律宾', '南海', '主权争议', '南中国海']</text:p>
      <text:p text:style-name="P4">
Id: 65911323</text:p>
      <!--METADATA-->
      <text:p text:style-name="P4">
<text:a xlink:type="simple" xlink:href="https://www.dw.com/zh/overlay/image/article/65911323/65911928" text:style-name="Internet_20_link" text:visited-style-name="Visited_20_Internet_20_Link">
 </text:a>
The Chinese Navy Training Ship "Qi Jiguang" arrived on Wednesday (June 14) to arrive in Manila, the capital of the Philippines</text:p>
      <text:p text:style-name="P4">
(Voice of Germany in Chinese) The Chinese Navy training ship "Qi Jiguang" arrived on Wednesday (June 14) to the Philippine capital Manila, which was equipped with 476 naval students and officers and soldiers on the ship. Students wearing white navy uniforms stood on the deck of "Qi Jiguang", while Philippine military officials welcomed the Chinese Navy training ship at the port. Local artists performed traditional dances, and bystanders waved the national flag of China and the Philippines.</text:p>
      <text:p text:style-name="P4">
Huang Xi, a Chinese ambassador to the Philippines, attended the welcome style. However, neither Huang Xilian and Philippine officials did not comment on the media.</text:p>
      <text:p text:style-name="P4">
This is a rare visit to the Chinese naval warships, and it is also the first time that Qi Jiguang's ship has visited the country. Under the leadership of Marcos II, the new Philippine government has continuously strengthened relations with the United States, including expanding joint military exercises, and in February <text:a xlink:type="simple" xlink:href="https://www.dw.com/zh/zh/最新协议菲律宾将增加四个军事基地供美军使用/a-64590207" text:style-name="Internet_20_link" text:visited-style-name="Visited_20_Internet_20_Link">
Agree to add four military bases for U.S. military use</text:a>
Essence</text:p>
      <text:p text:style-name="P4">
At the same time, China has increasingly put forward extensive sovereignty on the South China Sea, so it has friction with the Philippines, Vietnam, Malaysia, Taiwan and Brunei.</text:p>
      <text:p text:style-name="P4">
In February of this year, the Chinese Maritime Police Ship used the "military -level laser" near the islands and reefs with sovereignty disputes to illuminate a Philippine ship, which caused some crew members to be briefly blind. The incident prompted the Philippines to strengthen the patrol of the South China Sea.</text:p>
      <text:p text:style-name="P4">
One week before Qi Jiguang's visit to the Philippines, the United States, Japan and the Philippines <text:a xlink:type="simple" xlink:href="https://www.dw.com/zh/zh/南海情勢升溫-美日菲將首次舉行海防聯合演習/a-65766653" text:style-name="Internet_20_link" text:visited-style-name="Visited_20_Internet_20_Link">
South China Sea situation heated up the United States and Japan to hold co -defense joint exercises for the first time</text:a>
The Bin Coast Guard held a joint law enforcement exercise in the area.</text:p>
      <text:p text:style-name="P4">
"Qi Jiguang" will open to the public after arriving in the Philippines</text:p>
      <text:h text:style-name="P12" text:outline-level="3">
<text:span text:style-name="T4">
Visit Qi Jiguang Ship in the Philippines</text:span>
</text:h>
      <text:p text:style-name="P4">
The Biden government has been committed to strengthening the Indo -Pacific region to compete for China's extensive ocean claims, including a threat to democratic Taiwan.</text:p>
      <text:p text:style-name="P4">
Qi Jiguang, the largest training ship of the Chinese People's Liberation Army, will stay at the Philippine port until June 17. This is the last stop for the ship to sail in the past 40.</text:p>
      <text:p text:style-name="P4">
When the Qi Jiguang ship launched from Dalian, Liaoning in mid -May, the Chinese official media did not mention <text:a xlink:type="simple" xlink:href="https://www.dw.com/zh/zh/中菲承诺深化关系-马尼拉-不只着眼于南海分歧/a-65405915" text:style-name="Internet_20_link" text:visited-style-name="Visited_20_Internet_20_Link">
various territorial disputes involved in China in China</text:a>
It only reported that Qi Jiguang performed internship access mission in the sea area. This is the opportunity to visit foreign warships, colleges and training facilities to visit foreign warships, colleges and training facilities.</text:p>
      <text:p text:style-name="P4">
The Associated Press reported that only members of the China -Philippine community were allowed to board the Qi Jiguang ship on Wednesday, but it will be open to more people on Thursday and Friday.</text:p>
      <text:p text:style-name="P4">
According to Chinanews, Qi Jiguang's visit to the Philippines during the visit of the Philippines, and the Philippine Navy ships will be visited and exchanges with the Philippine Navy representatives.</text:p>
      <text:p text:style-name="P4">
(Associated Press)</text:p>
      <text:p text:style-name="P4">
News Source: <text:a xlink:type="simple" xlink:href="https://www.dw.com/zh/中国军舰罕见访问菲律宾/a-65911323" text:style-name="Internet_20_link" text:visited-style-name="Visited_20_Internet_20_Link">
https://www.dw.com/zh/中国军舰罕见访问菲律宾/a-65911323?maca=chi-rss-chi-all-1127-rdf</text:a>
</text:p>
      <!--NEWS-->
      <text:h text:style-name="P10" text:outline-level="1">
<text:span text:style-name="T4">
The first national security report in Germany stated that Beijing's trip violated Berlin's interests</text:span>
</text:h>
      <text:p text:style-name="P4">
Publisher: 法新社</text:p>
      <text:p text:style-name="P4">
Published Time: 2023-06-14T12:32:08+00:00</text:p>
      <text:p text:style-name="P4">
Modified Time: 2023-06-14T12:05:05+00:00</text:p>
      <text:p text:style-name="P4">
Description: (Agence France -Presse Berlin, 14th) Germany today issued a national security strategy report, saying that China is a "partner, competitors and hostile system", criticizing the Beijing authorities to try to reshape global order and repeatedly adopt actions that violate Germany's intere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6-14T12-32-08-00-00/000000.png" xlink:type="simple" xlink:show="embed" xlink:actuate="onLoad" draw:mime-type="image/png"/>
</draw:frame>
In the first strategic report, Germany stated: "China is trying to reshape the existing international order in various ways, and establish regional dominance in the increasingly strong force. Run away. "</text:p>
      <text:p text:style-name="P4">
The National Security Strategic Report, which was led by German Prime Minister Olaf Scholz, was under the pressure of the National Security Strategic Report, which was released by the Beijing authorities to settle regional stability and international security, and ignored human rights.</text:p>
      <text:p text:style-name="P4">
At the same time, Germany also admits that China is "still partners and is an indispensable member of solving many international challenges and crises."</text:p>
      <text:p text:style-name="P4">
The report said: "Why do we particularly grasp the options and opportunities in these fields."</text:p>
      <text:p text:style-name="P4">
The time point for Germany to publish this long -awaited strategic report, just a few days before the Chinese State Council Prime Minister Li Qiang scheduled to visit Berlin.</text:p>
      <text:p text:style-name="P4">
When asked what kind of information conveyed to Beijing, Xiao Zi said: "The focus is that China will continue to grow economically, and the integration of China and the world economic relations with the world's economy and the world economy should not be affected."</text:p>
      <text:p text:style-name="P4">
Xiao Zi pointed out: "But at the same time, we must include consideration of safety issues." Xiao Zi pointed out that Germany "do not want to take off, we want to risk."</text:p>
      <text:p text:style-name="P4">
News Source: <text:a xlink:type="simple" xlink:href="https://www.rfi.fr/cn/%E5%9B%BD%E9%99%85%E6%8A%A5%E9%81%93/20230614-%E5%BE%B7%E5%9B%BD%E9%A6%96%E4%BB%BD%E5%9B%BD%E5%AE%89%E6%88%98%E7%95%A5%E6%8A%A5%E5%91%8A-%E7%A7%B0%E5%8C%97%E4%BA%AC%E8%A1%8C%E5%BE%84%E8%BF%9D%E5%8F%8D%E6%9F%8F%E6%9E%97%E5%88%A9%E7%9B%8A" text:style-name="Internet_20_link" text:visited-style-name="Visited_20_Internet_20_Link">
https://www.rfi.fr/cn/%E5%9B%BD%E9%99%85%E6%8A%A5%E9%81%93/20230614-%E5%BE%B7%E5%9B%BD%E9%A6%96%E4%BB%BD%E5%9B%BD%E5%AE%89%E6%88%98%E7%95%A5%E6%8A%A5%E5%91%8A-%E7%A7%B0%E5%8C%97%E4%BA%AC%E8%A1%8C%E5%BE%84%E8%BF%9D%E5%8F%8D%E6%9F%8F%E6%9E%97%E5%88%A9%E7%9B%8A</text:a>
</text:p>
      <!--NEWS-->
      <text:h text:style-name="P10" text:outline-level="1">
<text:span text:style-name="T4">
Former Italian Prime Minister Beruskoni is expected to participate in the memorial service</text:span>
</text:h>
      <text:p text:style-name="P4">
Publisher: 法新社</text:p>
      <text:p text:style-name="P4">
Published Time: 2023-06-14T12:32:09+00:00</text:p>
      <text:p text:style-name="P4">
Modified Time: 2023-06-14T12:05:03+00:00</text:p>
      <text:p text:style-name="P4">
Description: (AFP, Milan, 14th) Italy today bid farewell to former Prime Minister Beruskoni. It is expected that thousands of people will participate in the national funeral ceremony held for the billionaire in Mil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6-14T12-32-09-00-00/000000.png" xlink:type="simple" xlink:show="embed" xlink:actuate="onLoad" draw:mime-type="image/png"/>
</draw:frame>
Silvio Berlusconi died on the 12th at the age of 86. His funeral will be held in the Gothic Milan Cathedral (DUOMO) and live on the screen of the square.</text:p>
      <text:p text:style-name="P4">
The Italian worshiped and hates Baruskoni. He has been sick for several years, but is still the leader of the rightist FORZA Italia. The APPMP is a member of the government of the Prime Minister Giorgiameloni.</text:p>
      <text:p text:style-name="P4">
Former Prime Minister Matteo Renzi said today: "Whether you love him or hate him, you must admit that he is a natural power." He said, "Everything is no longer the same."</text:p>
      <text:p text:style-name="P4">
The Italian President Sergio Mattarella, Prime Minister Melononi and Right -Right League leader Matteosalvini is expected to participate in the funeral, and the EU will be represented by the Economic Executive Paulo Gentiloni. Essence</text:p>
      <text:p text:style-name="P4">
In front of the Milan Cathedral, there are large wreaths of the Italian flag. The ceremony will start at 3 pm and hosted by Milan Bishop Monsignor Mario Delpini.</text:p>
      <text:p text:style-name="P4">
It is unclear which current or predecessor leaders will attend the funeral. (Translator: Lin Yifeng/Calculating Draft: Lin Zhiping)</text:p>
      <text:p text:style-name="P4">
News Source: <text:a xlink:type="simple" xlink:href="https://www.rfi.fr/cn/%E5%9B%BD%E9%99%85%E6%8A%A5%E9%81%93/20230614-%E4%B9%89%E5%A4%A7%E5%88%A9%E5%89%8D%E6%80%BB%E7%90%86%E8%B4%9D%E9%B2%81%E6%96%AF%E6%9F%AF%E5%B0%BC%E5%9B%BD%E8%91%AC-%E9%A2%84%E8%AE%A1%E6%95%B0%E5%8D%83%E4%BA%BA%E5%8F%82%E4%B8%8E%E8%BF%BD%E6%82%BC" text:style-name="Internet_20_link" text:visited-style-name="Visited_20_Internet_20_Link">
https://www.rfi.fr/cn/%E5%9B%BD%E9%99%85%E6%8A%A5%E9%81%93/20230614-%E4%B9%89%E5%A4%A7%E5%88%A9%E5%89%8D%E6%80%BB%E7%90%86%E8%B4%9D%E9%B2%81%E6%96%AF%E6%9F%AF%E5%B0%BC%E5%9B%BD%E8%91%AC-%E9%A2%84%E8%AE%A1%E6%95%B0%E5%8D%83%E4%BA%BA%E5%8F%82%E4%B8%8E%E8%BF%BD%E6%82%BC</text:a>
</text:p>
      <!--NEWS-->
      <text:h text:style-name="P10" text:outline-level="1">
<text:span text:style-name="T4">
A shipwreck accident in Nigeria has killed 103 people</text:span>
</text:h>
      <text:p text:style-name="P4">
Author: 联合早报 (Person)</text:p>
      <text:p text:style-name="P4">
Publisher: 联合早报 (Organization)</text:p>
      <text:p text:style-name="P4">
Published Time: 2023-06-14T12:34</text:p>
      <text:p text:style-name="P4">
Modified Time: 2023-06-14T16:40</text:p>
      <text:p text:style-name="P4">
Description: A major shipwreck accident occurred in Quala, central Nigeria, causing at least 103 people to die, and many other people disappeared. Comprehensive Agence France -Presse and Xinhua News Agency reported that a spokesman for Kwara State said that a ship with a passenger full of passengers on Tuesday (June 13 ...</text:p>
      <text:p text:style-name="P4">
Videos: []</text:p>
      <text:p text:style-name="P4">
Audios: []</text:p>
      <text:p text:style-name="P4">
Images: []</text:p>
      <text:p text:style-name="P4">
Type: NewsArticle</text:p>
      <text:p text:style-name="P4">
Breadcrumbs: ['即时', '国际']</text:p>
      <text:p text:style-name="P4">
Keywords: ['尼日利亚', '沉船事故']</text:p>
      <!--METADATA-->
      <text:p text:style-name="P4">
A major shipwreck accident occurred in Quala, central Nigeria, causing at least 103 people to die, and many other people disappeared.</text:p>
      <text:p text:style-name="P4">
Comprehensive Agence France -Presse and Xinhua News Agency reported that a spokesman for Kwara State said that a passenger ship was sinking while sailing on a river in Pataiji District in the early morning of Tuesday (June 13).</text:p>
      <text:p text:style-name="P4">
Search and rescue staff rescued about 100 water droppers and found 103 victims. Police spokesman said that search and rescue work is still ongoing, and the number of deaths is expected to rise.</text:p>
      <text:p text:style-name="P4">
The Quala State Government issued a statement saying that the passengers on board suffered a shipwreck on the way to return to the wedding.</text:p>
      <text:p text:style-name="P4">
This is one of the recent shipwrecks that Nigeria occurred. The overload and safety procedures are proclaimed. In addition, the floods of the rainy season have flooded frequently.</text:p>
      <text:p text:style-name="P4">
News Source: <text:a xlink:type="simple" xlink:href="https://www.zaobao.com.sg/realtime/world/story20230614-1404147" text:style-name="Internet_20_link" text:visited-style-name="Visited_20_Internet_20_Link">
https://www.zaobao.com.sg/realtime/world/story20230614-1404147</text:a>
</text:p>
      <!--NEWS-->
      <text:h text:style-name="P10" text:outline-level="1">
<text:span text:style-name="T4">
Four Chinese guests smuggled the Taiwan Sea Patriot</text:span>
</text:h>
      <text:p text:style-name="P4">
Author: None</text:p>
      <text:p text:style-name="P4">
Publisher: Radio Free Asia (Organization)</text:p>
      <text:p text:style-name="P4">
Published Time: 2023-06-14T12:47:00-04:00</text:p>
      <text:p text:style-name="P4">
Modified Time: 2023-06-14T13:09:10-04:00</text:p>
      <text:p text:style-name="P4">
Description: None</text:p>
      <text:p text:style-name="P4">
Videos: []</text:p>
      <text:p text:style-name="P4">
Audios: ["<text:a xlink:type="simple" xlink:href="https://www.rfa.org/mandarin/yataibaodao/gangtai/hx-061420231225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573471in" draw:z-index="0">
<draw:image xlink:href="../Images/rfamandarin/2023-06-14T12-47-00-04-00/000000.png" xlink:type="simple" xlink:show="embed" xlink:actuate="onLoad" draw:mime-type="image/png"/>
</draw:frame>
The Chinese Douyin Platform recently circulated this video of about 4 minutes. Four Chinese and 1 American tourists took a yacht. Under the visa of the entrance, the deputy director of the Malaysian Business Inspection Institute, the deputy director of the Malaysian Business Inspection Institute. "Freedom" 9 days. Five people took a video to upload Xiaohongshu to show off, causing controversy. <text:a xlink:type="simple" xlink:href="https://www.rfa.org/mandarin/yataibaodao/gangtai/hx-06142023122525.html/@@images/image" text:style-name="Internet_20_link" text:visited-style-name="Visited_20_Internet_20_Link">
</text:a>
The Taiwan Maritime Patrol Agency provides <text:a xlink:type="simple" xlink:href="https://www.rfa.org/mandarin/yataibaodao/gangtai/hx-06142023122525.html/@@stream" text:style-name="Internet_20_link" text:visited-style-name="Visited_20_Internet_20_Link">
Audio-Link: https://www.rfa.org/mandarin/yataibao/gangtai/hx-06142022525.html/@@stream</text:a>
Taiwan sea patrol officials "released" four Chinese tourists illegally entering the island Penghu "free travel" for nine days, and was unlocked and transferred to the law office. When the President Cai Yingwen inspected the Air Force, the Chinese People's Liberation Army broadcasted. Not tolerate. Military scholars have called for strengthening the education and training of the enemy and ourselves to enhance the alertness.</text:p>
      <text:p text:style-name="P4">
<text:span text:style-name="T4">
<text:span text:style-name="T5">
 <text:a xlink:type="simple" xlink:href="https://www.rfa.org/mandarin/yataibaodao/gangtai/hx-05032021112902.html" text:style-name="Internet_20_link" text:visited-style-name="Visited_20_Internet_20_Link">
Men in the mainland said that driving the boat crossing the Taiwan Strait to "rush to freedom" to attract public opinion</text:a>
</text:span>
* </text:span>
<text:span text:style-name="T5">
 <text:a xlink:type="simple" xlink:href="https://www.rfa.org/mandarin/yataibaodao/gangtai/hcm-04242018100509.html" text:style-name="Internet_20_link" text:visited-style-name="Visited_20_Internet_20_Link">
Jiangsu's laid -off men driving boats for a long time to stay in Taiwan</text:a>
</text:span>
*</text:p>
      <text:p text:style-name="P4">
"We are now the first stop of global travel. Penghu in Taiwan Province, China, because we have not entered the Taiwan certificate, but we also think of eating food on the shore and appreciation of the scenery. Can we log in? What do you say? "</text:p>
      <text:p text:style-name="P4">
The Chinese Douyin Platform recently circulated this video of about 4 minutes. Four Chinese and 1 American tourists took the "San Chris Dotid Ahamoment" yacht. Starting from Fujian, the first stop in Japan Okinawa was scheduled to be the first stop. On May 27, due to the avoidance of typhoons, Nuhuai, the Taiwan Bank of China, agreed to enter Hong Kong, and was carried by the Ma Gong First Fishing Port Yawa Yacht Terminal, which is on the islands of Penghu, Taiwan.</text:p>
      <text:p text:style-name="P4">
Under the visa of not holding a entry, the deputy director of the Malaysian Business Inspection Institute, the deputy director of the Malaysian Security Inspection Institute, released 5 people ashore to "freely travel" for 9 days. Five people even photographed a video of eating and drinking in Taiwan uploaded Xiaohongshu to show off, causing controversy.</text:p>
      <text:p text:style-name="P4">
The Chinese guest released a video recorded. Deputy Director Lin first said that the Hong Kong Bureau agreed to enter Hong Kong, but if the immigration department was required to go ashore, it was necessary to agree to buy things ashore.</text:p>
      <text:p text:style-name="P4">
Director Lin went on to say, "I know you have run away this morning. With my role, you will get when I come to name, just sauce."</text:p>
      <text:p text:style-name="P4">
Chinese guest: "Okay."</text:p>
      <text:p text:style-name="P4">
Director Lin: "You run away, you are caught by you and you are responsible for yourself. I will definitely say that I have to control you, and you run away by yourself."</text:p>
      <text:p text:style-name="P4">
Chinese guest: "Yes, yes, it has nothing to do with you."</text:p>
      <text:p text:style-name="P4">
Director Lin: "This responsibility must be divided first."</text:p>
      <text:p text:style-name="P4">
Chinese guest: "I won't bother you."</text:p>
      <text:p text:style-name="P4">
Director Lin: "I just told you, if you are going, be careful. Of course, I know that you need to buy something on the boat. If you buy it, you will return there. Don't stay there, because if you are other The unit is very troublesome to see you. "</text:p>
      <text:p text:style-name="P4">
Chinese guest: "Understand."</text:p>
      <text:p text:style-name="P4">
Deputy Director Lin: "We just get to each other."</text:p>
      <text:p text:style-name="P4">
Chinese guests also reached out to shake hands with Deputy Director Lin. The time of departure from each other on June 5th, Deputy Director Lin blurted that officials of the Taiwan Immigration Department were "lazy" and often "touched the west."</text:p>
      <text:p text:style-name="P4">
At the end of the video, Zhongke said, "In addition to the daily name of the younger brother of the Sea Patrol Department, the rest of the time we can go online to taste the beauty of Penghu food and Jima Island."</text:p>
      <text:p text:style-name="P4">
On the 13th, Director Lin was transferred away from the heads of the head of the Golden Horse Peng Branch. Guan Biling, chairman of the Marine Commission, posted a copy of Facebook on the 13th, "How can I not be angry with this soldier and funny law enforcement?!" In addition to pulling officers and severe punishment, the help of the crime of unauthorized enrollment in the "immigration law of immigration abroad" The offender was transferred to the law office of Deputy Director Lin and illegal immigrants.</text:p>
      <text:p text:style-name="P4">
Guan Biling Facebook, Chairman of the Taiwan Marine Commission (Guan Biling Facebook) <text:a xlink:type="simple" xlink:href="https://www.rfa.org/mandarin/yataibaodao/gangtai/hx-06142023122525.html/56db.png" text:style-name="Internet_20_link" text:visited-style-name="Visited_20_Internet_20_Link">
</text:a>
On the 14th of the Taiwan Kidjin Party, a press conference was held to question "the second navy was reduced to the first break." Huang Yibo, chief of the Secretary of the Secretary of the Sea Patrol Department, replied to Radio Free Asia on the 14th. After investigation, it did not match the street view of Yongle Market.</text:p>
      <text:p text:style-name="P4">
Lin Yijan, a legislator of Taiwan ’s Kidamin Party, said that the status of the jurisdiction of the sea patrol of the sea patrol, including the sea and the coast of information about national security, anti -intelligence, reverse osmosis work and other information information business. The "Second Navy" was responsible for assisting the navy to resist the enemy. The Legislative Yuan should quickly establish the "Agent Law" to improve the defense.</text:p>
      <text:p text:style-name="P4">
Wang Xinghuan, chairman of the Taiwan Kidjin Party, said that if China occupies Penghu, it is equivalent to restraining the throat of entering and leaving the Taiwan Strait.</text:p>
      <text:p text:style-name="P4">
On the 14th of the Taiwan Kidjin Party, a press conference was held to question "the second navy was reduced to the first break." (Provided by Taiwan Jiyin Party) <text:a xlink:type="simple" xlink:href="https://www.rfa.org/mandarin/yataibaodao/gangtai/hx-06142023122525.html/4e94.jpg" text:style-name="Internet_20_link" text:visited-style-name="Visited_20_Internet_20_Link">
</text:a>
In an interview with Radio, the director of the Taiwan Institute of Defense and Security, Shen Mingshi pointed out in an interview with Radio Asia that Deputy Director Lin may think that Chinese customers are just playing ashore.<text:span text:style-name="T4">
 Tsai Ing -wen inspects the Air Force War Management Center </text:span>
 <text:span text:style-name="T4">
 Chinese Air Force Broadcasting </text:span>
</text:p>
      <text:p text:style-name="P4">
In addition, President Tsai Ing -wen went to the South Regional Combat Control Center of the South Kaohsiung Air Force on the 9th to comfort the PLA when fighting with pilots.</text:p>
      <text:p text:style-name="P4">
President Tsai Ing -wen reliered the PLA Broadcasting when he talked with pilots when he talked with pilots on the 9th of Kaohsiung Air Force: "Note, I am the Chinese Air Force, you have invaded my Chinese airspace and seriously violate our sovereignty in my country." (Taiwan Presidential Palace supply)<text:a xlink:type="simple" xlink:href="https://www.rfa.org/mandarin/yataibaodao/gangtai/hx-06142023122525.html/516d.jpg" text:style-name="Internet_20_link" text:visited-style-name="Visited_20_Internet_20_Link">
 </text:a>
Taiwan ’s Chief President Chen Jianren said on the 12th that the president’ s call for the special line of war, and China used the international emergency opening frequency to broadcast. The two systems are not the same, and the president is not affected. Facing various challenges.</text:p>
      <text:p text:style-name="P4">
Related videos were passed down by Chinese netizens. Some Taiwan's retired Air Force generals questioned that the presidential schedule may be fully controlled by the CCP.</text:p>
      <text:p text:style-name="P4">
According to Shen Ming room, the president inspected the monitoring center, and naturally heard the speech of the surrounding countries. It is not that the PLA broadcasts President Tsai's words. When the PLA interference is closed, the Air Force can still speak to the president. It can be seen that the Taiwan Strait is complicated. Usually, different countries will switch international civilian and public channels. During combat, electronic combat will adopt a frequency jumper to ensure that communication is not disturbed. KMT legislator Chen Yixin was interviewed by Radio Free Asia that national security cannot be allowed to play, and the screws of the frontline frontline personnel cannot be loose. Essence "</text:p>
      <text:p text:style-name="P4">
Reporter: Xia Xiaohua Responsible: Xu Shuting, Editor of Qingwang: Hong Wei</text:p>
      <text:p text:style-name="P4">
News Source: <text:a xlink:type="simple" xlink:href="https://www.rfa.org/mandarin/yataibaodao/gangtai/hx-06142023122525.html" text:style-name="Internet_20_link" text:visited-style-name="Visited_20_Internet_20_Link">
https://www.rfa.org/mandarin/yataibaodao/gangtai/hx-06142023122525.html</text:a>
</text:p>
      <!--NEWS-->
      <text:h text:style-name="P10" text:outline-level="1">
<text:span text:style-name="T4">
The United States and China confirmed that Brintken will visit China on June 18 and 19</text:span>
</text:h>
      <text:p text:style-name="P4">
Author: None</text:p>
      <text:p text:style-name="P4">
Publisher: Radio Free Asia (Organization)</text:p>
      <text:p text:style-name="P4">
Published Time: 2023-06-14T12:57:00-04:00</text:p>
      <text:p text:style-name="P4">
Modified Time: 2023-06-14T16:06:01-04:00</text:p>
      <text:p text:style-name="P4">
Description: None</text:p>
      <text:p text:style-name="P4">
Videos: []</text:p>
      <text:p text:style-name="P4">
Audios: ["<text:a xlink:type="simple" xlink:href="https://www.rfa.org/mandarin/Xinwen/kw-061420231255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5.1927in" draw:z-index="0">
<draw:image xlink:href="../Images/rfamandarin/2023-06-14T12-57-00-04-00/000000.png" xlink:type="simple" xlink:show="embed" xlink:actuate="onLoad" draw:mime-type="image/png"/>
</draw:frame>
The United States and China announced on Wednesday (14th) that US Secretary of State Brosky will visit China on the 18th and 19th, respectively. <text:a xlink:type="simple" xlink:href="https://www.rfa.org/mandarin/Xinwen/kw-06142023125508.html/@@images/image" text:style-name="Internet_20_link" text:visited-style-name="Visited_20_Internet_20_Link">
</text:a>
Agence France-France-France-France-France-France-France-France-France-A-Link: https://www.rfa.org/mandarin/xinwen/kw-06142025508.html/@@stream](https://www.rfa.org/mandarin/Xinwen/kw-06142023125508.html/@@stream)The United States and China announced on Wednesday (14th) that US Secretary of State Brosky will visit China on the 18th and 19th, respectively.</text:p>
      <text:p text:style-name="P4">
The State Department issued a statement on the 14th that State Secretary of State Brosky will visit the People's Republic of China (China) Beijing and London, England from June 16th to 21st. The statement pointed out that during Beijing, Secretary of State Brillin will meet with senior Chinese officials to discuss the importance of maintaining open communication channels to manage US -China relations responsibly. He will also ask bilateral concerns, global and regional affairs, and potential cooperation in dealing with common multinational challenges. However, the United States does not provide more details of the schedule.</text:p>
      <text:p text:style-name="P4">
Chinese official media CCTV News said in the newspaper on the evening of the 14th that the Chinese Ministry of Foreign Affairs spokesman Wang Wenbin announced that with the agreed of China and the United States, U.S. Secretary of State Brillin will visit China from June 18th to 19th. However, earlier, when Wang Wenbin answered related questions at the regular press conference of the Ministry of Foreign Affairs on the same day, he still said that the interview was, "there is no news that can be provided."</text:p>
      <text:p text:style-name="P4">
Kurt Campbell, coordinator of the White House National Security Society, and Daniel J.kritenbrink, Assistant Secretary for East Asia and Pacific Affairs, discussed the upcoming visits of Broncane at the media telephone briefing on Wednesday morning. Among them, Kangda pointed out that Brinken has three major goals to visit China, that is, he hopes to ensure the smooth communication channels of high -level communication to reduce the risk of misjudgment; at the same time, express and defend the interests and values of the United States; and seek potential cooperation in the interests of each other.</text:p>
      <text:p text:style-name="P4">
Kangda emphasized that the United States hopes to conduct "frank, direct and constructive discussions" and "substantial dialogue" with China, so as to be able to manage the competition between the two countries responsible. But he did not expect the talks to have the results of "breakthrough or transition" and delivery. He said: "We came to Beijing with a realistic, confident attitude and sincere desire to manage our competition in a responsible way."</text:p>
      <text:p text:style-name="P4">
Blingken visits China and is expected to meet with senior Chinese officials such as Qin Gang, and may also meet with Chinese President Xi Jinping. But at the briefing, neither Kangda nor Campbell revealed the specific schedule of Brinken.</text:p>
      <text:p text:style-name="P4">
Regarding what Brings can do this time in China to control the tensions on both sides of the strait, Kangda responded that cross -strait issues have always been one of the most important, challenging and most sensitive issues between the United States and China. It is expected that Brinton will reiterate that maintaining the peace and stability of the Taiwan Strait is the lasting interests of the United States. The two sides will also discuss Ukraine issues.</text:p>
      <text:p text:style-name="P4">
A worry -free aspect of relations between the two countries is military dialogue. Campbell said: "I believe that the Secretary of State Brillin will strongly advocate these communication channels. They are mature and powerful military interaction methods, and the risk of avoiding these key communication channels is too high."</text:p>
      <text:p text:style-name="P4">
Campbell also emphasized that the United States is competing with China, but the United States does not seek conflict, confrontation or the new Cold War. What the United States wants is to manage competition responsibly.</text:p>
      <text:p text:style-name="P4">
Kangda also said that this time it was Brinten's first visit to China as a Secretary of State. It was also the first visit to China since 2018. At the same time, this is also the first visit to China since 2019, and the US government cabinet members have visited China for the first time, and "face -to -face is irreplaceable."</text:p>
      <text:p text:style-name="P4">
China Foreign Minister Qin Gang had a call with Brinken earlier on the 14th, and the two sides discussed the US -China relations and Taiwan issues. According to the news released by the two sides, Bollingken expressed the importance of maintaining smooth communication channels in the United States and China, as well as continuous efforts for bilateral and global issues. The Ministry of Foreign Affairs of China pointed out that Qin Gang clarified the "strict position" on the core concerns of the Chinese issue such as Taiwan, emphasizing that the United States should respect, stop interfering with the Chinese internal affairs, and stop the name of the Chinese sovereign security development in the name of competition.</text:p>
      <text:p text:style-name="P4">
The Wall Street Journal quoted a US official last week that China is conducting new spy activities on Cuba. Blinden said before the visit, "the Bayeng government has taken diplomatic measures to slow down China to project military forces worldwide."</text:p>
      <text:p text:style-name="P4">
Blingken was originally intended to visit Beijing in February this year, but was postponed due to the outbreak of the Chinese balloon incident. Since then, US -China relations have continued to be tense. Although the United States has continued to release the willingness of the visit, Beijing has repeatedly stated that the key to the United States and China communication is that the United States cannot "say one set and one set".</text:p>
      <text:p text:style-name="P4">
Reporter: Kaidi</text:p>
      <text:p text:style-name="P4">
News Source: <text:a xlink:type="simple" xlink:href="https://www.rfa.org/mandarin/Xinwen/kw-06142023125508.html" text:style-name="Internet_20_link" text:visited-style-name="Visited_20_Internet_20_Link">
https://www.rfa.org/mandarin/Xinwen/kw-06142023125508.html</text:a>
</text:p>
      <!--NEWS-->
      <text:h text:style-name="P10" text:outline-level="1">
<text:span text:style-name="T4">
The 18 -year -old "Self -Defense Officer Calcian Student" shot with a gun with a gun and brewed 2 deaths and 1 injury</text:span>
</text:h>
      <text:p text:style-name="P4">
Publisher: 法新社</text:p>
      <text:p text:style-name="P4">
Published Time: 2023-06-14T13:02:08+00:00</text:p>
      <text:p text:style-name="P4">
Modified Time: 2023-06-14T12:50:02+00:00</text:p>
      <text:p text:style-name="P4">
Description: (Agence France -Presse, Tokyo, 14th) The Japanese Land Self -Defense Force said that when the Land Self -Defense Forces in Gifu City conducted real -bomb shooting training this morning, 18 -year -old "Self -Defense Officer Endless Student" shot a gun with a gun with a gun. Incidents killed two people and injured anot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3.617581in" draw:z-index="0">
<draw:image xlink:href="../Images/rficn/2023-06-14T13-02-08-00-00/000000.png" xlink:type="simple" xlink:show="embed" xlink:actuate="onLoad" draw:mime-type="image/png"/>
</draw:frame>
According to reports, suspects have been arrested by the police earlier. Gifu County Police said that the suspected identity was a "self -defense official", which was to become a self -defense player who was being trained by the self -defense officer.</text:p>
      <text:p text:style-name="P4">
The Self -Defense Force said that at around 9 am this morning, the Land Self -Defense Force was in the Kuku city of Hikuno Basic shooting ground in Gifu City.</text:p>
      <text:p text:style-name="P4">
Although the three Chinese bombs were taken to the hospital for treatment, two of them were declared dead. Firefighters said that the three Chinese players were men in their 50s and two men in their 20s.</text:p>
      <text:p text:style-name="P4">
Gifu County Police said suspects admitted criminals.</text:p>
      <text:p text:style-name="P4">
The scene of the incident was about 5 kilometers from JR Gifu Station, and there were residential areas nearby. Similar incidents occurred in 1984 in the Land Self -Defense Force. At that time, when a real -bomb shooting training was performed at the shooting ground in Yamaguchi, some team members held automatic rifle to scan and cause death.</text:p>
      <text:p text:style-name="P4">
News Source: <text:a xlink:type="simple" xlink:href="https://www.rfi.fr/cn/%E5%9B%BD%E9%99%85%E6%8A%A5%E9%81%93/20230614-%E6%97%A5%E6%9C%AC18%E5%B2%81-%E8%87%AA%E5%8D%AB%E5%AE%98%E5%80%99%E8%A1%A5%E7%94%9F-%E6%8C%81%E6%9E%AA%E6%89%AB%E5%B0%84%E5%90%8C%E8%A2%8D-%E9%85%BF2%E6%AD%BB1%E4%BC%A4" text:style-name="Internet_20_link" text:visited-style-name="Visited_20_Internet_20_Link">
https://www.rfi.fr/cn/%E5%9B%BD%E9%99%85%E6%8A%A5%E9%81%93/20230614-%E6%97%A5%E6%9C%AC18%E5%B2%81-%E8%87%AA%E5%8D%AB%E5%AE%98%E5%80%99%E8%A1%A5%E7%94%9F-%E6%8C%81%E6%9E%AA%E6%89%AB%E5%B0%84%E5%90%8C%E8%A2%8D-%E9%85%BF2%E6%AD%BB1%E4%BC%A4</text:a>
</text:p>
      <!--NEWS-->
      <text:h text:style-name="P10" text:outline-level="1">
<text:span text:style-name="T4">
The Canadian police investigated more than a hundred foreign intervention cases, including members of the member Zhuang Wenhao, were threatened</text:span>
</text:h>
      <text:p text:style-name="P4">
Author: None</text:p>
      <text:p text:style-name="P4">
Publisher: Radio Free Asia (Organization)</text:p>
      <text:p text:style-name="P4">
Published Time: 2023-06-14T13:18:00-04:00</text:p>
      <text:p text:style-name="P4">
Modified Time: 2023-06-14T15:56:27-04:00</text:p>
      <text:p text:style-name="P4">
Description: None</text:p>
      <text:p text:style-name="P4">
Videos: []</text:p>
      <text:p text:style-name="P4">
Audios: ["<text:a xlink:type="simple" xlink:href="https://www.rfa.org/mandarin/yataibaodao/junshiwaijiao/lf-061420231000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662808in" draw:z-index="0">
<draw:image xlink:href="../Images/rfamandarin/2023-06-14T13-18-00-04-00/000000.png" xlink:type="simple" xlink:show="embed" xlink:actuate="onLoad" draw:mime-type="image/png"/>
</draw:frame>
Royal Canadian Mounted Police Director Mikeduheme and Deputy Director Mark Flynn confirmed to launch a foreign intervention investigation. <text:a xlink:type="simple" xlink:href="https://www.rfa.org/mandarin/yataibaodao/junshiwaijiao/lf-06142023100037.html/@@images/image" text:style-name="Internet_20_link" text:visited-style-name="Visited_20_Internet_20_Link">
</text:a>
(Screenshot of video conferences)<text:a xlink:type="simple" xlink:href="https://www.rfa.org/mandarin/yataibaodao/junshiwaijiao/lf-06142023100037.html/@@stream" text:style-name="Internet_20_link" text:visited-style-name="Visited_20_Internet_20_Link">
Audio-Link: https: // Woohoo. Hair dyeing .org/mandarin/Asia Pacific report/military diplomacy/waste -06142023100037.html/@@ stream</text:a>
The Royal Canadian Mounted Police launched more than 100 investigations on foreign intervention cases, including members of the Representative Zhuang Wenhao who was threatened by China for criticizing Beijing. Many people who have been harassed by China have called for independent public hearing to allow the country to face the problem and come up with solutions.</text:p>
      <text:p text:style-name="P4">
<text:span text:style-name="T4">
<text:span text:style-name="T5">
 <text:a xlink:type="simple" xlink:href="https://www.rfa.org/mandarin/yataibaodao/zhengzhi/lf-05252023123102.html" text:style-name="Internet_20_link" text:visited-style-name="Visited_20_Internet_20_Link">
Canadian report confirms that China is widely intervened in Canadian affairs</text:a>
</text:span>
* </text:span>
<text:span text:style-name="T5">
 <text:a xlink:type="simple" xlink:href="https://www.rfa.org/mandarin/yataibaodao/junshiwaijiao/lf-05152023094332.html" text:style-name="Internet_20_link" text:visited-style-name="Visited_20_Internet_20_Link">
Canada is worried that more politicians are locked by the Chinese government</text:a>
</text:span>
<text:span text:style-name="T5">
 </text:span>
<text:span text:style-name="T4">
 <text:a xlink:type="simple" xlink:href="https://www.rfa.org/mandarin/yataibaodao/junshiwaijiao/lf-05052023100443.html" text:style-name="Internet_20_link" text:visited-style-name="Visited_20_Internet_20_Link">
Canadian lawmakers were threatened to Can Can Can meet the Chinese ambassador</text:a>
</text:span>
 <text:span text:style-name="T4">
* <text:a xlink:type="simple" xlink:href="https://www.rfa.org/mandarin/yataibaodao/junshiwaijiao/lf-04242023093357.html" text:style-name="Internet_20_link" text:visited-style-name="Visited_20_Internet_20_Link">
Is a Canadian register discriminated against Chinese? </text:a>
</text:span>
</text:p>
      <text:p text:style-name="P4">
Mike Duheme, the Royal Royal Madrid Police Director Markflynn, testified at the hearing of the House of Representatives and Affairs on Tuesday, saying that the police were on the Conservative MP Zhuang Wenhao and his relatives in Hong Kong were being by the Chinese government. Investigation on the matter.</text:p>
      <text:p text:style-name="P4">
Duchm said: "When we know, we took the initiative to contact Mr. Zhuang Wenhao and began investigating. Other members of Congress were also disturbed by the CCP, and we were also understanding the situation."</text:p>
      <text:p text:style-name="P4">
Duchm refers to the case of threats to the former Conservative Party leader E'TOOLE and the new Democrat Guan Huizhen, and is investigating with the Canadian Election Commission.</text:p>
      <text:p text:style-name="P4">
The above three members have severely criticized the Chinese human rights record. Among them, Zhuang Wenhao was sanctioned by China for condemning China ’s means to condemn China in 2021 to condemn China’ s treatment of Uyghur ethnic minorities.</text:p>
      <text:p text:style-name="P4">
Duchm also said that not only did they attach importance to the harassment of the Chinese government, but also more than 100 other investigations involving foreign intervention were underway. For example, he mentioned that a worker Hydro-Quebec was involved in a spy activity in China, saying that foreign intervention pages a variety of complex threats to Canada's security.</text:p>
      <text:p text:style-name="P4">
"People pay attention to the intervention of public opinion representatives, but in fact, the problem is wider. Our investigation also involves economic theft, destruction of infrastructure, and multinational suppression."</text:p>
      <text:p text:style-name="P4">
Oppose Party Charges Prime Minister Trump Road(Justin Trudeau)The attitude towards China is too weak and requires public hearing for foreign intervention incidents.</text:p>
      <text:p text:style-name="P4">
Davidjohnston, a special reporter who had previously accepted the appointment of Prime Minister Trump Dao, believed that he did not need to start public hearing, but he personally involved with the Chinese and Trudo family, which caused a lot of controversy. In the end, Johnston took the initiative to resign last week.</text:p>
      <text:p text:style-name="P4">
Former Governor of Canada Johnson(David Johnston)He serves as a special reporter of foreign intervention to investigate China's intervention.(Video screenshot)Canada Tibet Commission(Canada Tibet Committee)Chairman Xi Rao Taqing(Sherapherchin)It was said that starting more than ten years ago, they constantly accused of being threatened by China. No one has paid attention to it for many years, and it is easy to be valued now.</text:p>
      <text:p text:style-name="P4">
"We are the victims of the first line in foreign intervention incidents, so we hope to have an independent public hearing. Through the transparent and rigorous process, let the public know the seriousness of the whole problem."</text:p>
      <text:p text:style-name="P4">
Feng Yulan, the chairman of the Hong Kong and Canada, also said that ordinary investigations will have concerns about information confidentiality. With the public hearing led by the judges, more truths can be exposed, cooperating with the National Council legislation and judicial prosecution to solve the problem.</text:p>
      <text:p text:style-name="P4">
Reporter: Liu Fei Editor: Jiayuan.com Editor: He Fu</text:p>
      <text:p text:style-name="P4">
News Source: <text:a xlink:type="simple" xlink:href="https://www.rfa.org/mandarin/yataibaodao/junshiwaijiao/lf-06142023100037.html" text:style-name="Internet_20_link" text:visited-style-name="Visited_20_Internet_20_Link">
https://www.rfa.org/mandarin/yataibaodao/junshiwaijiao/lf-06142023100037.html</text:a>
</text:p>
      <!--NEWS-->
      <text:h text:style-name="P10" text:outline-level="1">
<text:span text:style-name="T4">
Beijing enhances political control and control rich &amp; quot; Run &amp; Quot; out of China to become a trend</text:span>
</text:h>
      <text:p text:style-name="P4">
Author: None</text:p>
      <text:p text:style-name="P4">
Publisher: Radio Free Asia (Organization)</text:p>
      <text:p text:style-name="P4">
Published Time: 2023-06-14T13:25:00-04:00</text:p>
      <text:p text:style-name="P4">
Modified Time: 2023-06-14T16:02:42-04:00</text:p>
      <text:p text:style-name="P4">
Description: None</text:p>
      <text:p text:style-name="P4">
Videos: []</text:p>
      <text:p text:style-name="P4">
Audios: ["<text:a xlink:type="simple" xlink:href="https://www.rfa.org/mandarin/yataibaodao/shehui/tj1-061420231305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131826in" draw:z-index="0">
<draw:image xlink:href="../Images/rfamandarin/2023-06-14T13-25-00-04-00/000000.png" xlink:type="simple" xlink:show="embed" xlink:actuate="onLoad" draw:mime-type="image/png"/>
</draw:frame>
Tour Chinese tourists on Singapore. China is expected to lose 13,500 rich people this year. <text:a xlink:type="simple" xlink:href="https://www.rfa.org/mandarin/yataibaodao/shehui/tj1-06142023130553.html/@@images/image" text:style-name="Internet_20_link" text:visited-style-name="Visited_20_Internet_20_Link">
</text:a>
Getty Images  <text:a xlink:type="simple" xlink:href="https://www.rfa.org/mandarin/yataibaodao/shehui/tj1-06142023130553.html/@@stream" text:style-name="Internet_20_link" text:visited-style-name="Visited_20_Internet_20_Link">
Audio-1-Link：https://www.rfa.org/mandarin/yataibaodao/shehui/tj1-06142023130553.html/@@stream</text:a>
The latest report released by an immigration consulting company shows that more and more Chinese rich immigrants have left China based on the stagnation of China's economic growth and the government's expansion of political control.</text:p>
      <text:p text:style-name="P4">
<text:a xlink:type="simple" xlink:href="https://www.rfa.org/mandarin/Xinwen/3-12082022093910.html" text:style-name="Internet_20_link" text:visited-style-name="Visited_20_Internet_20_Link">
<text:span text:style-name="T4">
 All people want "moist"? Chinese people search for "immigration" in a single day to break 100 million times </text:span>
</text:a>
<text:span text:style-name="T4">
* <text:a xlink:type="simple" xlink:href="https://www.rfa.org/mandarin/yataibaodao/huanjing/kw-12272022140923.html" text:style-name="Internet_20_link" text:visited-style-name="Visited_20_Internet_20_Link">
Will China relax the outbound passport to restrict the "moist" tide will rise again? </text:a>
</text:span>
</text:p>
      <text:p text:style-name="P4">
According to Asia reports, recently, the immigration consulting company Henley &amp; Partners issued a report, which estimates that in 2023, China will lose 13,500 rich people. In the past ten years, China has lost a millionaire. Although there are about 823,800 millionaires in China, such immigration trends will still cause China to lose millions of dollars, which may cause China's economic development to slow down.</text:p>
      <text:p text:style-name="P4">
<text:span text:style-name="T4">
 The rich man "Run" out of China for political stability </text:span>
</text:p>
      <text:p text:style-name="P4">
The report pointed out that after the lifting of the new crown epidemic, the number of immigration consultations of East Asian customers surged, an increase of 15%over the highest number of inquiries in 2019. The number of global rich people in this year also exceeded the 2019 high, reaching 122,000. Henley &amp; Partner's Hong Kong Director Deniseeng analyzed that the main causes of these rich people chose immigrants were: I hope to exempt visas through passports to improve liquidity; hope to get better medical resources; and hope to have higher political stability.</text:p>
      <text:p text:style-name="P4">
The report mentioned that the Chinese authorities searched a number of foreign consulting companies in 2023. In addition, they also strengthened their control of finance and technology. In addition, China has implemented rigorous new championship control policies in the past three years. They all caused Chinese rich men to move a lot in the past two years. One of the hotspots that the rich man moved was Singapore. In 2022, 10,800 Chinese millionaires immigrated to Singapore, which also led to Singapore's house prices and prices rising.</text:p>
      <text:p text:style-name="P4">
In addition to mainland China, Hong Kong also moved out of 1,000 rich people this year, which may disrupt the plans of Hong Kong authorities attempting to attract the rich and let these rich people run family business in Hong Kong.</text:p>
      <text:p text:style-name="P4">
The report also analyzed that India is a country with a maximum of millions of wealthy people after China. However, the net outflow value of the rich in India is only 6,500, which is not high compared with the number of people in previous years. This is because India has been constantly becoming a millionaire. It is different from that China has not grown in the number of rich people since 2017. Essence</text:p>
      <text:p text:style-name="P4">
Reporter: Tang Yuanyuan Editor: 梒 梒 网 Editor: Hong Wei</text:p>
      <text:p text:style-name="P4">
News Source: <text:a xlink:type="simple" xlink:href="https://www.rfa.org/mandarin/yataibaodao/shehui/tj1-06142023130553.html" text:style-name="Internet_20_link" text:visited-style-name="Visited_20_Internet_20_Link">
https://www.rfa.org/mandarin/yataibaodao/shehui/tj1-06142023130553.html</text:a>
</text:p>
      <!--NEWS-->
      <text:h text:style-name="P10" text:outline-level="1">
<text:span text:style-name="T4">
In the British and Hong Kong people, the Foreign Minister continued to plan to visit China</text:span>
</text:h>
      <text:p text:style-name="P4">
Author: None</text:p>
      <text:p text:style-name="P4">
Publisher: Radio Free Asia (Organization)</text:p>
      <text:p text:style-name="P4">
Published Time: 2023-06-14T13:30:00-04:00</text:p>
      <text:p text:style-name="P4">
Modified Time: 2023-06-14T16:35:55-04:00</text:p>
      <text:p text:style-name="P4">
Description: None</text:p>
      <text:p text:style-name="P4">
Videos: []</text:p>
      <text:p text:style-name="P4">
Audios: ["<text:a xlink:type="simple" xlink:href="https://www.rfa.org/mandarin/yataibaodao/gangtai/al-061420231241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3.204957in" draw:z-index="0">
<draw:image xlink:href="../Images/rfamandarin/2023-06-14T13-30-00-04-00/000000.png" xlink:type="simple" xlink:show="embed" xlink:actuate="onLoad" draw:mime-type="image/png"/>
</draw:frame>
The Security Minister Tomtugendhat transferred a report on Twitter to describe the incident very seriously. Police are investigating and emphasizing that they cannot tolerate the extinguishing behavior. <text:a xlink:type="simple" xlink:href="https://www.rfa.org/mandarin/yataibaodao/gangtai/al-06142023124117.html/@@images/image" text:style-name="Internet_20_link" text:visited-style-name="Visited_20_Internet_20_Link">
</text:a>
Reuters Picture/TOM TUGENDHAT Twitter Screenshot/RFA Group Figures <text:a xlink:type="simple" xlink:href="https://www.rfa.org/mandarin/yataibaodao/gangtai/al-06142023124117.html/@@stream" text:style-name="Internet_20_link" text:visited-style-name="Visited_20_Internet_20_Link">
Audio-Link: https: //www.rfa.org/mandarin/yataibao/gangtai/al-06142023124117.html/@stream</text:a>
The British and Hong Kong people were beaten by suspected Chinese students on Sunday (11th), and the British Security Secretary Secretary of State Tomtugndhat finally responded to describe the incident seriously, and emphasized that Britain could not tolerate the voices of the power of power. However, the attacker suspected that he had returned to China. At the same time, there are media reports that the British foreign minister may visit China at the end of July, and senior CCP officials will also visit Britain next week. Will Britain soften to China, will it make Hong Kong issues marginalized?</text:p>
      <text:p text:style-name="P4">
<text:span text:style-name="T4">
<text:span text:style-name="T5">
 <text:a xlink:type="simple" xlink:href="https://www.rfa.org/mandarin/Xinwen/al2-06112023191031.html" text:style-name="Internet_20_link" text:visited-style-name="Visited_20_Internet_20_Link">
After being beaten by suspected Chinese students after the rally of the British and Hong Kong people</text:a>
</text:span>
* </text:span>
<text:span text:style-name="T5">
 <text:a xlink:type="simple" xlink:href="https://www.rfa.org/mandarin/yataibaodao/gangtai/al1-06122023092700.html" text:style-name="Internet_20_link" text:visited-style-name="Visited_20_Internet_20_Link">
"Resistance to the British Redization" to the fourth anniversary of the Sino -Chinese Movement reunited on the streets of the British and Hong Kong people</text:a>
</text:span>
<text:span text:style-name="T5">
 </text:span>
<text:span text:style-name="T4">
 <text:a xlink:type="simple" xlink:href="https://www.rfa.org/mandarin/yataibaodao/gangtai/al-04132023124051.html" text:style-name="Internet_20_link" text:visited-style-name="Visited_20_Internet_20_Link">
For the first time in the three years, senior officials in the Hong Kong government visited the British and Hong Kong people to launch a protest "to fight against Taiwan"</text:a>
</text:span>
</text:p>
      <text:p text:style-name="P4">
Several Hong Kong people participated in the rally after Southampton, southern England on Sunday (11th), were attacked by suspected Chinese students and attracted attention in the British and Hong Kong people. Former Hong Kong Legislative Councilor Luo Guancong, who was in exile, and CatherineWest, a British Labor member who has always been concerned about Hong Kong issues, urged the British Security Secretary of State Tom Tugendhat to investigate the incident.</text:p>
      <text:p text:style-name="P4">
** The Minister of Security may have returned to China for two days after two days.</text:p>
      <text:p text:style-name="P4">
On the third day after the attack, Tomtugndhat finally responded. He intercepted the relevant reports in Twitter that the incident was extremely serious. The police were investigating, emphasizing that the behavior of dismissal was not tolerated: "Freedom of speech is the foundation of our country. We cannot tolerate those who tell the truth to the power to the truth. Or hurt. "</text:p>
      <text:p text:style-name="P4">
However, some netizens found WeChat, which was suspected of attacking Chinese students suspected of being attacked by Chinese students. The posts showed that they were likely to set off back to China. The station asked the Hampshire police to verify that the police said that they were continuing to investigate, and there was no new information at this stage. The police responded a few days ago that the incident involved the "Hate-RelatedAssAult", causing a minor injury, but did not explain whether anyone was arrested.</text:p>
      <text:p text:style-name="P4">
After investigating the information, it is not the first time in the British Hong Kong people to be attacked for protests. In October last year, when Hong Kong people Bobchan protested by Manchester's "20th National Congress", it was dragged into the embassy by many Chinese diplomats in Manchester City in Manchester City. In November 2021, a group of Hong Kong demonstrators protested on Chinatown, London, opposing the Chinese group's "anti -discrimination" rally for the CCP to "wash" and was attacked by more than 10 Chinese people. Some Hong Kong people were beaten to break the blood, but the incident was not available.</text:p>
      <text:p text:style-name="P4">
<text:span text:style-name="T4">
 Councilor follows Hong Kong people's security foreign ministers refusing to respond positively </text:span>
</text:p>
      <text:p text:style-name="P4">
At the British Parliament Conference on Tuesday (13th), Labor Party Councilor Wester asked the security issues of British Hong Kong people and asked Foreign Minister JameScleverly: "The Hong Kong group is still very scared. The government can be outside the UK. Will you make a commitment in the parliament today? You will cooperate with the government colleagues to urgently deal with the security doubts of Hong Kong people? This is what you promised to me last year. "</text:p>
      <text:p text:style-name="P4">
However, in response, Cleverly only said that it had confirmed to the Chinese government that the "Chinese Overseas Police Department" in the UK has not operated again, and has not responded to the security issues of Hong Kong people.</text:p>
      <text:p text:style-name="Quotations">

<text:p text:style-name="P4">
"There is Still A Significant Fear Felt by the HONG KONG Community and A&gt;
 Sense that the Chinese Government Can Act with Relacted Impunity Here in the&gt;
 uk." <text:a xlink:type="simple" xlink:href="https://twitter.com/CatherineWest1" text:style-name="Internet_20_link" text:visited-style-name="Visited_20_Internet_20_Link">
@Cath ErineWest1&gt;
</text:a>
calls on Foreign&gt;
 Secretary <text:a xlink:type="simple" xlink:href="https://twitter.com/JamesCleverly" text:style-name="Internet_20_link" text:visited-style-name="Visited_20_Internet_20_Link">
 @JamesCleverly&gt;
 </text:a>
to urgently address&gt;
 the security fears faced by <text:a xlink:type="simple" xlink:href="https://twitter.com/hashtag/Hongkongers" text:style-name="Internet_20_link" text:visited-style-name="Visited_20_Internet_20_Link">
 #Hongkongers&gt;
 </text:a>
. <text:a xlink:type="simple" xlink:href="https://t.co/caSzWjiqBV" text:style-name="Internet_20_link" text:visited-style-name="Visited_20_Internet_20_Link">
&gt;
 pic.twitter.com/caSzWjiqBV </text:a>
&gt;
&gt;
 — Hong Kong Watch(@hk_watch)<text:a xlink:type="simple" xlink:href="https://twitter.com/hk_watch/status/1668602478542180352" text:style-name="Internet_20_link" text:visited-style-name="Visited_20_Internet_20_Link">
 June 13, 2023&gt;
 </text:a>
<text:span text:style-name="T4">
 British and middle -aged high -level visit will visit each other </text:span>
The high -level visits of Britain, China, and China confirm the turn of Britain's attitude towards China. The 4th anniversary rally held in the London Parliament Plaza recently is also based on the theme of "resisting British Redization" and reflected in the British and Hong Kong people.</text:p>

</text:p>
      <text:p text:style-name="P4">
<text:span text:style-name="T4">
 Analysis: Hong Kong people's voice has not been able to control the British policy to China </text:span>
</text:p>
      <text:p text:style-name="P4">
Huang Weiguo, a Hong Kong international relations scholar who moved to the UK, accepted an interview with this station, saying that it was not just the British Foreign Minister, but the US Secretary of State Brillings was about to visit China. He believes that although Britain and the United States are still tough in China such as technology, they do not want to be too hostile to China in their posture.</text:p>
      <text:p text:style-name="P4">
In this context, coupled with the influence of most British people who did not experience the infiltration of China, domestic public opinion failed to form sufficient pressure, so it was difficult for Hong Kong people to shake the British government's policies to China.</text:p>
      <text:p text:style-name="P4">
Huang Weiguo said: "Temporarily public opinion in the UK, Chinese issues and Chinese penetration are not the themes. It is difficult to rely on the voice of Hong Kong people to influence the British government. Although the number of Hong Kong people who come to the UK is a lot, they have been in the past few years. , Still not becoming an important voice, enough to affect the British government's foreign policy, and even attitude towards China. We must also admit that there is such an objective limit. "</text:p>
      <text:p text:style-name="P4">
He believes that in the British and Hong Kong people's organizations and initiatives, or adjustable strategies, and use the new crown epidemic, to explain the influence of the Chinese regime on the people of the world on the people of the world, it is expected to break through the British public opinion environment.</text:p>
      <text:p text:style-name="P4">
Reporter: Lu Xi (London) Responsible Editor: Jiayuan.com editor: He Fu</text:p>
      <text:p text:style-name="P4">
News Source: <text:a xlink:type="simple" xlink:href="https://www.rfa.org/mandarin/yataibaodao/gangtai/al-06142023124117.html" text:style-name="Internet_20_link" text:visited-style-name="Visited_20_Internet_20_Link">
https://www.rfa.org/mandarin/yataibaodao/gangtai/al-06142023124117.html</text:a>
</text:p>
      <!--NEWS-->
      <text:h text:style-name="P10" text:outline-level="1">
<text:span text:style-name="T4">
American Secretary of Shantan Brosky visited China on the 18th with a tension between the two parties "responsible and responsible"</text:span>
</text:h>
      <text:p text:style-name="P4">
Publisher: 法新社</text:p>
      <text:p text:style-name="P4">
Published Time: 2023-06-14T13:32:09+00:00</text:p>
      <text:p text:style-name="P4">
Modified Time: 2023-06-14T13:20:02+00:00</text:p>
      <text:p text:style-name="P4">
Description: (Agence France -Presse, Washington, 14th) The US State Department announced today that Secretary of State Brosky will restart the interview with the delay of Chinese reconnaissance balloons from the 18th to 19th from the 18th to 19th. At that time, he will meet with senior Chinese officials to talk about the importance of maintaining the smooth flow of the US -China communication channe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617581in" draw:z-index="0">
<draw:image xlink:href="../Images/rficn/2023-06-14T13-32-09-00-00/000000.png" xlink:type="simple" xlink:show="embed" xlink:actuate="onLoad" draw:mime-type="image/png"/>
</draw:frame>
According to the US State Department, Antony Blinken is expected to visit China from 18th to 19th.</text:p>
      <text:p text:style-name="P4">
During the period of China, Brinken will meet with senior Chinese officials to talk about the importance of maintaining the unblocked communication channels in the United States and China, and it is expected that the two parties will be mentioned by the issues of concerns, global and regional issues, and potential cooperation between the two parties in transnational challenges.</text:p>
      <text:p text:style-name="P4">
Blint was originally scheduled to visit China from February 5th to 6th, but on the eve of the departure, the Chinese reconnaissance balloons flew over the United States. The US -China relations that had previously shown signs had deteriorated again, so the visit was postponed.</text:p>
      <text:p text:style-name="P4">
News Source: <text:a xlink:type="simple" xlink:href="https://www.rfi.fr/cn/%E5%9B%BD%E9%99%85%E6%8A%A5%E9%81%93/20230614-%E7%BE%8E%E5%9B%BD%E5%8A%A1%E5%8D%BF%E5%B8%83%E6%9E%97%E8%82%AF18%E6%97%A5%E5%87%BA%E8%AE%BF%E4%B8%AD%E5%9B%BD-%E4%BB%A5-%E8%B4%9F%E8%B4%A3%E4%BB%BB%E5%9C%B0%E5%A4%84%E7%90%86-%E5%8F%8C%E6%96%B9%E7%B4%A7%E5%BC%A0%E5%85%B3%E7%B3%BB" text:style-name="Internet_20_link" text:visited-style-name="Visited_20_Internet_20_Link">
https://www.rfi.fr/cn/%E5%9B%BD%E9%99%85%E6%8A%A5%E9%81%93/20230614-%E7%BE%8E%E5%9B%BD%E5%8A%A1%E5%8D%BF%E5%B8%83%E6%9E%97%E8%82%AF18%E6%97%A5%E5%87%BA%E8%AE%BF%E4%B8%AD%E5%9B%BD-%E4%BB%A5-%E8%B4%9F%E8%B4%A3%E4%BB%BB%E5%9C%B0%E5%A4%84%E7%90%86-%E5%8F%8C%E6%96%B9%E7%B4%A7%E5%BC%A0%E5%85%B3%E7%B3%BB</text:a>
</text:p>
      <!--NEWS-->
      <text:h text:style-name="P10" text:outline-level="1">
<text:span text:style-name="T4">
Rights protection lawyer Li Heping was intercepted by the side control to go to Thailand</text:span>
</text:h>
      <text:p text:style-name="P4">
Author: None</text:p>
      <text:p text:style-name="P4">
Publisher: Radio Free Asia (Organization)</text:p>
      <text:p text:style-name="P4">
Published Time: 2023-06-14T13:46:31-04:00</text:p>
      <text:p text:style-name="P4">
Modified Time: 2023-06-14T13:4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4.50034in" draw:z-index="0">
<draw:image xlink:href="../Images/rfamandarin/2023-06-14T13-46-31-04-00/000000.png" xlink:type="simple" xlink:show="embed" xlink:actuate="onLoad" draw:mime-type="image/png"/>
</draw:frame>
On June 9, 2023, lawyer Li Heping lined up at Chengdu Tianfu Airport. <text:a xlink:type="simple" xlink:href="https://www.rfa.org/mandarin/Xinwen/1-06142023134550.html/@@images/image" text:style-name="Internet_20_link" text:visited-style-name="Visited_20_Internet_20_Link">
</text:a>
(Exclusive provided by Wang Qiaoling) Chinese rights protection lawyer Li Heping and his wife and daughter wanted to go to Thailand on the 9th, but were intercepted by police at the airport. Earlier, they have been strongly relocated by the Chinese authorities. Li Heping's wife Wang Qiaoling released a video on the 14th and tweeted that at 9 am on June 9, their family bought a ticket to Thailand and was intercepted at the Tianfu International Airport. She also said that the front inspection police called a female policeman and took their family's passports and air tickets, and asked them to wait outside the yellow line. Half an hour later, a police officer read out notifications to restrict exit, and said that there were questions to call police officers from the Beijing Public Security Bureau. She passed the phone number provided by the police afterwards, and the voice prompt was empty. The video provided by Wang Qiaoling showed that a policeman read out a notice to restrict exit from Li Heping and stated that because of the "possible harm of national security", according to the entry and exit management law, the relevant departments of the State Council (Ministry of Public Security) decided that they will not give it for the time being. Two out of the country. However, Wang Qiaoling's tweet did not explain the purpose of going to Thailand. Li Heping's family lives in Beijing and has been strongly relocated by the Chinese authorities in the near future. Wang Quanzhang, a right -selling lawyer who was sentenced to 709, was released in prison. The comments believe that the Chinese authorities are trying to force the objection to leave Beijing to block their contact with diplomats with Western countries. Editor -in -chief: Kaidi</text:p>
      <text:p text:style-name="P4">
News Source: <text:a xlink:type="simple" xlink:href="https://www.rfa.org/mandarin/Xinwen/1-06142023134550.html" text:style-name="Internet_20_link" text:visited-style-name="Visited_20_Internet_20_Link">
https://www.rfa.org/mandarin/Xinwen/1-06142023134550.html</text:a>
</text:p>
      <!--NEWS-->
      <text:h text:style-name="P10" text:outline-level="1">
<text:span text:style-name="T4">
Sino -Arab relations are constantly deepening American worry</text:span>
</text:h>
      <text:p text:style-name="P4">
Author: None (Language: zh)</text:p>
      <text:p text:style-name="P4">
Publisher: None</text:p>
      <text:p text:style-name="P4">
Time: 2023-06-14T13:51:00Z</text:p>
      <text:p text:style-name="P4">
Description: China and Arabia signed a $ 10 billion investment agreement in the "China -Arab Cooperation Forum" for the first day, covering the fields of mining, technology and renewable energy. Washington is constantly deepened by Washington's relationship with the most close Middle East allies in the United States.</text:p>
      <text:p text:style-name="P4">
Videos: []</text:p>
      <text:p text:style-name="P4">
Images: []</text:p>
      <text:p text:style-name="P4">
Subject: 时政风云</text:p>
      <text:p text:style-name="P4">
Subjects: []</text:p>
      <text:p text:style-name="P4">
Keywords: ['叙利亚', '中东', '金砖国家', '中美关系']</text:p>
      <text:p text:style-name="P4">
Id: 65913364</text:p>
      <!--METADATA-->
      <text:p text:style-name="P4">
<text:a xlink:type="simple" xlink:href="https://www.dw.com/zh/overlay/image/article/65913364/65886554" text:style-name="Internet_20_link" text:visited-style-name="Visited_20_Internet_20_Link">
 </text:a>
On the first day of the China -Arab Business Cooperation Forum, China and Arabia announced a $ 10 billion investment agreement.</text:p>
      <text:p text:style-name="P4">
(Voice of Germany Chinese website) This week, the China -Arab Business Cooperation Forum was held in the Saudi Capital Liade.(https://www.dw.com/zh/zh/無視西方擔憂-沙中開啟新商業合作/a-65886571)In just two days, there were signs of changes in the balance of power in the Middle East. On the first day of the forum, China and Arabia announced a $ 10 billion investment agreement.</text:p>
      <text:p text:style-name="P4">
The Saudi News Agency (SPA) reported that the two sides signed 30 agreements in many fields such as technology, renewable energy, agriculture, real estate, mining, tourism and medical care.</text:p>
      <text:p text:style-name="P4">
It is reported to describe the 10th Entrepreneur Conference of the China -Arab Cooperation Forum. It is a large -scale gathering from more than 3,500 business leaders, innovators and decision makers from more than 26 countries, including the largest Chinese delegation in history.</text:p>
      <text:p text:style-name="P4">
So far, Saudi Arabia has always been the main partner of the United States in the Middle East, and these new transactions reached with China have once again proved <text:a xlink:type="simple" xlink:href="https://www.dw.com/zh/zh/为何美元在中东的主导地位出现衰退/a-65706009" text:style-name="Internet_20_link" text:visited-style-name="Visited_20_Internet_20_Link">
the United States has weakened its influence in the region</text:a>
Essence Three months ago, China promoted the long -term hostile <text:a xlink:type="simple" xlink:href="https://www.dw.com/zh/zh/沙特和伊朗外长在北京签署恢复邦交声明/a-65251448" text:style-name="Internet_20_link" text:visited-style-name="Visited_20_Internet_20_Link">
Saudi Arabia and Iran reached a settlement</text:a>
Essence</text:p>
      <text:h text:style-name="P12" text:outline-level="3">
<text:span text:style-name="T4">
Electric vehicle cooperation</text:span>
</text:h>
      <text:p text:style-name="P4">
Among the new investment funds of Zhongsha, more than half of the funds will be used to allow Chinese electric vehicle manufacturers Human Horizons to establish a new car production line in Saudi Arabia.</text:p>
      <text:p text:style-name="P4">
Saudi Energy Minister Abdulaziz Binsalman (Prince Abdulaziz Binsalman) told Chinese representatives: "We don't have to compete with China, but to cooperate with China."</text:p>
      <text:p text:style-name="P4">
He diluted the western suspicion of the increasingly close relationship between Beijing and Riyadh: "I actually ignored this, because as a businessman, you will seize the opportunity to come."</text:p>
      <text:p text:style-name="P4">
A few days ago, U.S. Secretary of State Brosky told Saudi Foreign Minister that <text:a xlink:type="simple" xlink:href="https://www.dw.com/zh/zh/中國接待巴勒斯坦總統-深化中東外交/a-65904007" text:style-name="Internet_20_link" text:visited-style-name="Visited_20_Internet_20_Link">
Washington did not force Saudi Arabia to choose a border station between the United States and China</text:a>
Essence</text:p>
      <text:p text:style-name="P4">
The Saudi leadership has expressed his hope to avoid zero -sum games, which means geopolitical competition between the United States and China. Some analysts believe that Saudi Arabia can use this competition to seek benefits for themselves. Dr. DAWN C. Murphy, an associate professor of International Security Research, said to Germany: "China's influence gives the Middle East countries more room for bargaining with the United States."</text:p>
      <text:p text:style-name="P4">
"But I don't think that these countries expect that China will provide the same security as the United States ... This is indeed an economic and political existence."</text:p>
      <text:p text:style-name="P4">
The Macga Light Rail system built by China Railway allows hundreds of thousands of pilgrims to shuttle in the holy city.</text:p>
      <text:h text:style-name="P12" text:outline-level="3">
<text:span text:style-name="T4">
From energy trade to 2030 Vision</text:span>
</text:h>
      <text:p text:style-name="P4">
Due to China's strong demand for Saudi oil, China -Saudi countries have maintained strong and powerful economic connections for decades. According to the Saudi government data, the trade value between the two countries in 2022 exceeded $ 106 billion, an increase of 30%over the previous year. In contrast, the US and Saudi Arabia's trade volume is $ 55 billion.</text:p>
      <text:p text:style-name="P4">
China's half of the oil imported from the Middle East is the largest oil buyer in Saudi Arabia and Iran. Nowadays, Saudi Arabia is trying to achieve economic diversification beyond energy production through the 2030 vision plan. Chinese companies will benefit from huge infrastructure contracts obtained from the country.</text:p>
      <text:p text:style-name="P4">
The Macga Light Rail system built by China Railway allows hundreds of thousands of pilgrims to shuttle in the holy city. This 18 -kilometer line has nine stations, which is the first line built by Chinese companies in the Middle East.</text:p>
      <text:p text:style-name="P4">
In other current transactions, a Chinese construction company has won a contract to build a 28 -kilometer high -speed railway tunnel, which leads to Saudi Arabia's smart city "New Future City" (NEOM).</text:p>
      <text:p text:style-name="P4">
Some Middle East countries have signed infrastructure projects related to the China Belt and Road Initiative. The initiative is also known as the New Silk Road, which aims to promote trade in Asia and other parts of the world.</text:p>
      <text:h text:style-name="P12" text:outline-level="3">
<text:span text:style-name="T4">
Saudi Iranian settlement: a turning point</text:span>
</text:h>
      <text:p text:style-name="P4">
In March of this year, seven years after the relationship between Saudi Arabia and Iran, China unexpectedly contributed to Saudi Arabia and Iran's reconciliation. This shows China's growing influence in the Middle East.</text:p>
      <text:p text:style-name="P4">
The end of hostile relations has also promoted Saudi Arabia to restore relations with Syria, and the United States has criticized this.</text:p>
      <text:p text:style-name="P4">
What embarrass the United States is that Palestine's leader Abbas is currently visiting Beijing. Earlier China expressed his willingness to help promote peaceful negotiations between Israel and Palestine for a long time.</text:p>
      <text:p text:style-name="P4">
In 2018, the US -Sausa relationship deteriorated after being killed in the Saudi Consulate in Istanbul in the U.S. residents and Saudi Arabia with different political opinions.</text:p>
      <text:p text:style-name="P4">
As the US President Biden took office in early 2021, bilateral relations further deteriorated. The Biden government issued a US intelligence assessment report saying that Saudi Crown Prince Mohammed Ben-Salman(Mohammed binSalman)The killing of Kashuji was approved, but the Saudi Crown Prince denied it.</text:p>
      <text:p text:style-name="P4">
Other disputes also include Saudi Arabia's conflict, human rights issues, and oil prices.</text:p>
      <text:p text:style-name="P4">
Saudi leaders expressed their willingness to accept Beijing for Petroleum.</text:p>
      <text:h text:style-name="P12" text:outline-level="3">
<text:span text:style-name="T4">
BRICS country competition and the voices of de -US dollar</text:span>
</text:h>
      <text:p text:style-name="P4">
As Saudi Arabia, the UAE, Egypt, Barin, and Iran are preparing to join the Geopolitics Group led by China, the United States is facing further competition in the region. The current BRICS members include China, Russia, India, Brazil and South Africa.</text:p>
      <text:p text:style-name="P4">
Western sanctions on Russia due to Moscow's invasion of Ukraine, including frozen Russia's central banks of about $ 300 billion in foreign exchange reserves. Many rich non -Western countries have began to reduce their dependence on the US dollar and the US banking system.</text:p>
      <text:p text:style-name="P4">
<text:a xlink:type="simple" xlink:href="https://www.dw.com/zh/zh/金磚五國覓替代貨幣-籲重新平衡世界秩序/a-65800252" text:style-name="Internet_20_link" text:visited-style-name="Visited_20_Internet_20_Link">
BRICS</text:a>
It has established its own SWIFT banking payment system and is currently considering alternative currencies.</text:p>
      <text:p text:style-name="P4">
At the same time, Saudi leaders also expressed their willingness to accept Beijing to pay for oil.</text:p>
      <text:p text:style-name="P4">
News Source: <text:a xlink:type="simple" xlink:href="https://www.dw.com/zh/中阿关系不断深化-美国忧心忡忡/a-65913364" text:style-name="Internet_20_link" text:visited-style-name="Visited_20_Internet_20_Link">
https://www.dw.com/zh/中阿关系不断深化-美国忧心忡忡/a-65913364?maca=chi-rss-chi-all-1127-rdf</text:a>
</text:p>
      <!--NEWS-->
      <text:h text:style-name="P10" text:outline-level="1">
<text:span text:style-name="T4">
He was convicted? The parties of the "Four Gentlemen" in Jiujiang, Jiangxi were sentenced to sentence</text:span>
</text:h>
      <text:p text:style-name="P4">
Author: None</text:p>
      <text:p text:style-name="P4">
Publisher: Radio Free Asia (Organization)</text:p>
      <text:p text:style-name="P4">
Published Time: 2023-06-14T13:58:00-04:00</text:p>
      <text:p text:style-name="P4">
Modified Time: 2023-06-14T15:41: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7.459621in" draw:z-index="0">
<draw:image xlink:href="../Images/rfamandarin/2023-06-14T13-58-00-04-00/000000.png" xlink:type="simple" xlink:show="embed" xlink:actuate="onLoad" draw:mime-type="image/png"/>
</draw:frame>
Chen Gong'an, a citizen of Jiujiang, Jiangxi, was arrested by the Chinese authorities on September 7, 2022 for suspected "provocation" <text:a xlink:type="simple" xlink:href="https://www.rfa.org/mandarin/Xinwen/2-06142023134727.html/@@images/image" text:style-name="Internet_20_link" text:visited-style-name="Visited_20_Internet_20_Link">
</text:a>
The information center of the "Rights Protection Network" Information Center on June 14th news that the Rights Resources Rights Network pushed the news center on June 14 that the Jiangxi citizen Chen Gong'an, a Jiangxi citizen Chen Gong, who was arrested by the Chinese authorities on September 7, 2022, was sentenced to 6 years. On the month, Li Yurong and Wang Linan each were sentenced to one year. The specific sentence of Ke Youbin's sentence was unknown. According to reports, because of the often gathered chat with many local democratic protection citizens, and actively posted politics and video information in the WeChat group, Chen Gong'an, Wang Linan, Li Yurong, and Ke Youbin and other famous democratic rights friends, September 7, 2022 On the day, they were taken away by the National Security Police of Jiujiang District, and the next day they were criminally detained for suspected "provocation"; in October of the same year, the case was submitted to the local Wuning County Procuratorate. "Officially approved. As of now, the four specific information after the four people are unknown, and they do not know if the lawyer intervenes; and the netizens who are familiar with their familiarity claims that they should be arrested and the authorities should be disturbed when they are arrested. Related, so he was convicted because of words. Editor -in -chief: Kaidi</text:p>
      <text:p text:style-name="P4">
News Source: <text:a xlink:type="simple" xlink:href="https://www.rfa.org/mandarin/Xinwen/2-06142023134727.html" text:style-name="Internet_20_link" text:visited-style-name="Visited_20_Internet_20_Link">
https://www.rfa.org/mandarin/Xinwen/2-06142023134727.html</text:a>
</text:p>
      <!--NEWS-->
      <text:h text:style-name="P10" text:outline-level="1">
<text:span text:style-name="T4">
Strong cyclone Pakistani Pakistani authorities have evacuated more than 100,000 people</text:span>
</text:h>
      <text:p text:style-name="P4">
Publisher: 法新社</text:p>
      <text:p text:style-name="P4">
Published Time: 2023-06-14T14:02:09+00:00</text:p>
      <text:p text:style-name="P4">
Modified Time: 2023-06-14T13:50:02+00:00</text:p>
      <text:p text:style-name="P4">
Description: (Agence France -Presse, India, Mandevi on the 14th comprehensive foreign news report.) The strong cyclone comes to India and Pakistan, and the authorities have evacuated more than 100,000 residents on the path of cyclone invasion. Meteorological forecast warning today warned that the power of the cyclone may destroy the house and blow off the electric po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3.617581in" draw:z-index="0">
<draw:image xlink:href="../Images/rficn/2023-06-14T14-02-09-00-00/000000.png" xlink:type="simple" xlink:show="embed" xlink:actuate="onLoad" draw:mime-type="image/png"/>
</draw:frame>
Government meteorological monitor said that strong cyclone Biparjoy is crossing the Arabian Sea and is expected to land in the "very serious cyclone storm" tomorrow night. Bipi is in Bangladesh's "disaster."</text:p>
      <text:p text:style-name="P4">
It is expected that strong wind, storm and heavy rain will hit the 325 -kilometer coastal area between Mandvi and Karachi, Pakistan.</text:p>
      <text:p text:style-name="P4">
The Indian Meteorological Department predicts that the storm will invade the Jakhau near India tomorrow night and warn that traditional soil and thatched houses will be "completely destroyed."</text:p>
      <text:p text:style-name="P4">
Meteorological forecast said that Bipu's wind speed at sea has reached 180 kilometers per hour.</text:p>
      <text:p text:style-name="P4">
When this strong cyclone landing, it is expected that the wind speed will reach 125 to 135 kilometers per hour, and the gusts are as high as 150 kilometers per hour.</text:p>
      <text:p text:style-name="P4">
C.C. Patel, an official responsible for the rescue operation of Gucha Laland, said: "More than 47,000 people have evacuated from coastal and low -lying areas to the refuge."</text:p>
      <text:p text:style-name="P4">
It is expected that more people will be transferred to the inland all day this day.</text:p>
      <text:p text:style-name="P4">
Indian meteorologists warn that tropical cyclone strikes may cause "extensive destruction", including the damage of crops, "the wire rod is broken or uprooted up" and the railway and highways are interrupted.</text:p>
      <text:p text:style-name="P4">
News Source: <text:a xlink:type="simple" xlink:href="https://www.rfi.fr/cn/%E5%9B%BD%E9%99%85%E6%8A%A5%E9%81%93/20230614-%E5%BC%BA%E7%83%88%E6%B0%94%E6%97%8B%E7%9B%B4%E6%89%91%E5%8D%B0%E5%BA%A6%E5%B7%B4%E5%9F%BA%E6%96%AF%E5%9D%A6-%E5%BD%93%E5%B1%80%E5%B7%B2%E6%92%A4%E7%A6%BB%E9%80%BE10%E4%B8%87%E4%BA%BA" text:style-name="Internet_20_link" text:visited-style-name="Visited_20_Internet_20_Link">
https://www.rfi.fr/cn/%E5%9B%BD%E9%99%85%E6%8A%A5%E9%81%93/20230614-%E5%BC%BA%E7%83%88%E6%B0%94%E6%97%8B%E7%9B%B4%E6%89%91%E5%8D%B0%E5%BA%A6%E5%B7%B4%E5%9F%BA%E6%96%AF%E5%9D%A6-%E5%BD%93%E5%B1%80%E5%B7%B2%E6%92%A4%E7%A6%BB%E9%80%BE10%E4%B8%87%E4%BA%BA</text:a>
</text:p>
      <!--NEWS-->
      <text:h text:style-name="P10" text:outline-level="1">
<text:span text:style-name="T4">
June 22, June 22</text:span>
</text:h>
      <text:p text:style-name="P4">
Author: 联合早报 (Person)</text:p>
      <text:p text:style-name="P4">
Publisher: 联合早报 (Organization)</text:p>
      <text:p text:style-name="P4">
Published Time: 2023-06-14T14:05</text:p>
      <text:p text:style-name="P4">
Modified Time: 2023-06-14T15:01</text:p>
      <text:p text:style-name="P4">
Description: The Minister of Dan Dan, Malaysia, Ayasieye announced that the Danzhou Parliament will dissolve on June 22 to pave the way for the state. "Nanyang Business Daily" reported that after Ahmadye Valley was held on Wednesday (June 14), the state of the State Council announced the dissolution of the state parliament at a press conference. he...</text:p>
      <text:p text:style-name="P4">
Videos: []</text:p>
      <text:p text:style-name="P4">
Audios: []</text:p>
      <text:p text:style-name="P4">
Images: []</text:p>
      <text:p text:style-name="P4">
Type: NewsArticle</text:p>
      <text:p text:style-name="P4">
Breadcrumbs: ['即时', '国际']</text:p>
      <text:p text:style-name="P4">
Keywords: ['吉兰丹', '马国六州选举', '州务大臣', '马来西亚']</text:p>
      <!--METADATA-->
      <text:p text:style-name="P4">
The Minister of Dan Dan, Malaysia, Ayasieye announced that the Danzhou Parliament will dissolve on June 22 to pave the way for the state.</text:p>
      <text:p text:style-name="P4">
"Nanyang Business Daily" reported that after Ahmadye Valley was held on Wednesday (June 14), the state of the State Council announced the dissolution of the state parliament at a press conference.</text:p>
      <text:p text:style-name="P4">
He said that he had seen Danzhou Sudan Mohamin V and was obtained to dissolve the state parliament on the above date.</text:p>
      <text:p text:style-name="P4">
He added that the state government will send a letter to the election committee to inform the Danzhou parliament's disbanding date, and the election committee will take further action.</text:p>
      <text:p text:style-name="P4">
Six states of the Malaysia are about to be held, and three of them are governed by the National Alliance, including the Islamic Party, including Danzhou, Kedah and Dengjialou. Danzhou is the first state to announce the dissolution of the State Council.</text:p>
      <text:p text:style-name="P4">
In the 2018 election, the Iraqi Party won 37 seats in the total number of 45 state seats in Danzhou. Umno won seven seats, and the indigenous unity party was one.</text:p>
      <text:p text:style-name="P4">
The state of the election will also be the Penang, Selangor and Samimalan, which hopes that the alliance will be in charge of the alliance. Last week, Cao Guanyou, Chief Minister of Penang, announced that <text:a xlink:type="simple" xlink:href="https://www.zaobao.com/realtime/world/story20230608-1402433" text:style-name="Internet_20_link" text:visited-style-name="Visited_20_Internet_20_Link">
Penang Government will dissolve the state parliament on June 28</text:a>
And see the head of the state, Ahmad Faz, seeks the royal.</text:p>
      <text:p text:style-name="P4">
News Source: <text:a xlink:type="simple" xlink:href="https://www.zaobao.com.sg/realtime/world/story20230614-1404157" text:style-name="Internet_20_link" text:visited-style-name="Visited_20_Internet_20_Link">
https://www.zaobao.com.sg/realtime/world/story20230614-1404157</text:a>
</text:p>
      <!--NEWS-->
      <text:h text:style-name="P10" text:outline-level="1">
<text:span text:style-name="T4">
Compensation for more than 50 years for petitions is less than 150,000? Yang Xiumei refused to accept petitions to resolve complaints to provincial leaders</text:span>
</text:h>
      <text:p text:style-name="P4">
Author: None</text:p>
      <text:p text:style-name="P4">
Publisher: Radio Free Asia (Organization)</text:p>
      <text:p text:style-name="P4">
Published Time: 2023-06-14T14:07:28-04:00</text:p>
      <text:p text:style-name="P4">
Modified Time: 2023-06-14T14:07: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4.612011in" draw:z-index="0">
<draw:image xlink:href="../Images/rfamandarin/2023-06-14T14-07-28-04-00/000000.png" xlink:type="simple" xlink:show="embed" xlink:actuate="onLoad" draw:mime-type="image/png"/>
</draw:frame>
Yang Xiumei's father, Yang Hongzhu, died of a work injury accident. She has been accompanied by her mother Sun Shuxiang since she was 7 years old. She has been in defending her rights. <text:a xlink:type="simple" xlink:href="https://www.rfa.org/mandarin/Xinwen/3-06142023135939.html/@@images/image" text:style-name="Internet_20_link" text:visited-style-name="Visited_20_Internet_20_Link">
</text:a>
Screenshot of the Rights Protection Network/RFA Group. According to the "Rights Protection Network" Information Center on the 14th, Yang Xiumei, a villager in Niangniang Temple Village, Xiaoming Town, Tuanbingshan City, Liaoning Province, and the treatment of his father Yang Hongzhu's injury to death, since the age of 7, accompanied his mother Sun Shuxiang to visit Rights protection has been more than 50 years. A few days ago, the Municipal Party Committee, Municipal Government, Political and Legal Commission, and Courts of the Municipal Party Committee of Bingbingshan City held a petition resolution meeting, saying that in accordance with the provisions of Liaoning Province, less than 150,000 yuan was given to resolve her petitions for more than 50 years. According to reports, Yang Xiumei's father, Yang Hongzhu, was a full -time electrician and accidentally died of electric shock at work. At that time, he left 4 years of young children. For Yang Hongzhu's work injury and death, Sun Shuxiang was forced to petition with a 7 -year -old daughter Yang Xiumei step by step. However, for many years, the problem has not been resolved so far, but on the contrary, it has been hit, retaliated, and framed. Among them, Yang Xiumei was detained 7 times, one was detained once, and labor camps (seven years in total). In the death incident of Yang Xiumei's father, Yang Hongzhu, the local court also made a part of the support. Considering that the mother had been in the past year, Yang Xiumei only hoped that the government would give certain compensation at the letters of petition resolution. The amount of compensation she proposed is only the price of a commercial housing in third -tier cities, but the leaders of the municipal party committee and municipal government of the meeting are still not agreed on the grounds of provincial regulations. To this end, Yang Xiumei refused to accept such a petition resolution plan, so he complained to the Secretary of the Liaoning Provincial Party Committee Hao Peng and Governor Li Lecheng, hoping that they could urge the relevant departments of Bingshan City to resolve their demands in accordance with the law, feelings, and reasonable. Editor -in -chief: Kaidi</text:p>
      <text:p text:style-name="P4">
News Source: <text:a xlink:type="simple" xlink:href="https://www.rfa.org/mandarin/Xinwen/3-06142023135939.html" text:style-name="Internet_20_link" text:visited-style-name="Visited_20_Internet_20_Link">
https://www.rfa.org/mandarin/Xinwen/3-06142023135939.html</text:a>
</text:p>
      <!--NEWS-->
      <text:h text:style-name="P10" text:outline-level="1">
<text:span text:style-name="T4">
" Guizhou Village Super &amp; QUOT;</text:span>
</text:h>
      <text:p text:style-name="P4">
Author: None</text:p>
      <text:p text:style-name="P4">
Publisher: Radio Free Asia (Organization)</text:p>
      <text:p text:style-name="P4">
Published Time: 2023-06-14T14:12:00-04:00</text:p>
      <text:p text:style-name="P4">
Modified Time: 2023-06-14T16:04:25-04:00</text:p>
      <text:p text:style-name="P4">
Description: None</text:p>
      <text:p text:style-name="P4">
Videos: []</text:p>
      <text:p text:style-name="P4">
Audios: ["<text:a xlink:type="simple" xlink:href="https://www.rfa.org/mandarin/yataibaodao/kejiaowen/cm-061320231342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88615in" draw:z-index="0">
<draw:image xlink:href="../Images/rfamandarin/2023-06-14T14-12-00-04-00/000000.png" xlink:type="simple" xlink:show="embed" xlink:actuate="onLoad" draw:mime-type="image/png"/>
</draw:frame>
Guizhou Village Super Competition scene <text:a xlink:type="simple" xlink:href="https://www.rfa.org/mandarin/yataibaodao/kejiaowen/cm-06132023134242.html/@@images/image" text:style-name="Internet_20_link" text:visited-style-name="Visited_20_Internet_20_Link">
</text:a>
Network Screenshot/Photo by Weiguijin <text:a xlink:type="simple" xlink:href="https://www.rfa.org/mandarin/yataibaodao/kejiaowen/cm-06132023134242.html/@@stream" text:style-name="Internet_20_link" text:visited-style-name="Visited_20_Internet_20_Link">
Audio-Link: https://www.rfa.org/mandarin/yataibaodao/kejiaowen/cm-061320234242.html/@stream</text:a>
Recently, the "Guizhou Village Super", which was spontaneously organized by football enthusiasts in Rongjiang County, Guizhou Province, was popular in the country. This football game was more like a grand carnival, attracting countless fans and media attention. However, on June 13, the Chinese Football Association issued a notice to investigate Guizhou Village Super "survey."</text:p>
      <text:p text:style-name="P4">
The so -called "Guizhou Village Super" is a super league in Rongjiang and Meimei Village in Guizhou Province. This game was very popular in the rural sports circle in Guizhou Province, and tens of thousands of fans went to the grand event. In addition to football games, there are also concerts, ethnic costumes, and national music performances, which are a grand summer rural carnival.</text:p>
      <text:p text:style-name="P4">
The popular "Guizhou Village Super" not only attracted the attention of fans, audiences, and media, but also attracted the attention of the Chinese Football Association. Chinese Media Lake Sports reported on June 13 that there are rumors that the Chinese Football Association will go to Rongjiang, Guizhou to inspect the "Village Super" football league. Prior to this, the notification documents issued by the Suspected Football Association had been circulated on the Internet. The document states that the investigation is divided into three aspects, including investigating the basic situation of "village super", understanding the practices and beneficial experience of innovation, as well as related work needs, problems and suggestions, etc. The results and experience of the aspects; especially the relevant work results and experience of helping the revitalization of the countryside, and suggestions on the social responsibility work of the Football Association, including investigating the construction of the grass -roots football associations.</text:p>
      <text:p text:style-name="P4">
Although the official confirmation from the Football Association has not yet been seen, this document has spread among fans and has caused widespread public opinion. A netizen who pays attention to football events says in writing: "Frankly speaking, this kind of folk game is unprofessional, is amateur, and does not meet the relevant regulations of the Football Association. In this way Registration is required. As soon as the Football Association intervenes, it is estimated that the people's events will only be yellow for a few years. "</text:p>
      <text:p text:style-name="P4">
For personal safety considerations, the netizen was unwilling to have an interview, but he was not the only person who questioned the voice. Many netizens on the Internet discussed for this, saying that "the Football Association can be very good at no matter how good it is", "the Super League is not there, there is no Chinese Super League. To understand, go to investigate the village super ".</text:p>
      <text:p text:style-name="P4">
Fans watching the village Super competition (screenshot of the network/Zhou Guangsheng) <text:a xlink:type="simple" xlink:href="https://www.rfa.org/mandarin/yataibaodao/kejiaowen/cm-06132023134242.html/cm10.jpg" text:style-name="Internet_20_link" text:visited-style-name="Visited_20_Internet_20_Link">
</text:a>
<text:span text:style-name="T4">
 Behind the popular folk event </text:span>
</text:p>
      <text:p text:style-name="P4">
Known as the "Village Super", the Guizhou Rongjiang and Meimei Rural Football Super League is a rural community sports event organized by the local people spontaneously organized. Entering different occupations, some people sell fish and sell pork, excavators, and some people are teachers or civil servants. The outside world believes that the spontaneous and amateur of "Guizhou Village Super" brings out the enthusiasm and dedication of the people.</text:p>
      <text:p text:style-name="P4">
Zhang Ling, a professor at the School of Public Management of Guizhou University of Finance and Economics, told the Chinese media "Tide News" rural competitions "out of the circle" because with the improvement of material living standards, the demand for spiritual culture of farmers is becoming more and more intense. The project of fire is the product of the people breeding, and the masses have a deep foundation.</text:p>
      <text:p text:style-name="P4">
Yang Weidong, the son of Xue Yinxian, a former Chinese sports team doctor who lives in Germany, is worried that Chinese sports events are often tied with money power.</text:p>
      <text:p text:style-name="P4">
Yang Weidong: "(Chinese government) abandoned Mao Zedong's" Friendship First, the second competition ". In order to compete for the championship and the championship, various problems have occurred. After retiring, the promotion is full. Only when this system leaves sports can sports grow freely and get better. "</text:p>
      <text:p text:style-name="P4">
At present, there are news on the Internet that Guizhou Village Football formally rejected the football skills and tactical guidance of the National Football Association. Although this station cannot independently verify the relevant news, this statement has relieved the majority of fans. Some netizens reviewed the "Black History" of the Football Association on the Internet and asked: "Is it better to let the village super guide the Football Association?"</text:p>
      <text:p text:style-name="P4">
Reporter: Chen Pinjie Editor: 梒 网 网 Editor: Hong Wei</text:p>
      <text:p text:style-name="P4">
News Source: <text:a xlink:type="simple" xlink:href="https://www.rfa.org/mandarin/yataibaodao/kejiaowen/cm-06132023134242.html" text:style-name="Internet_20_link" text:visited-style-name="Visited_20_Internet_20_Link">
https://www.rfa.org/mandarin/yataibaodao/kejiaowen/cm-06132023134242.html</text:a>
</text:p>
      <!--NEWS-->
      <text:h text:style-name="P10" text:outline-level="1">
<text:span text:style-name="T4">
The Cuban spy base storms are not flat. The US diplomatic leader hopes to start a "tough conversation"</text:span>
</text:h>
      <text:p text:style-name="P4">
Author: chinese@voanews.com (李逸华)</text:p>
      <text:p text:style-name="P4">
Publisher: 美国之音中文网 (Type: NewsMediaOrganization)</text:p>
      <text:p text:style-name="P4">
Published Time: 2023-06-14T14:23:56+08:00</text:p>
      <text:p text:style-name="P4">
Modified Time: 2023-06-14 16:46:47Z</text:p>
      <text:p text:style-name="P4">
Description: The US government confirmed last Saturday (June 10) that the Chinese government has owned a spy base in Cuba since 2019. Just as the two parties in Washington tried to master more information, according to several media reports, the Secretary of State Antony Blinken plans to visit China as soon as possible. The Democratic Democratic leader of the Congress said that it is hoped that China ’s incident in the establishment of a spy monitoring station in Cuba will not hinder the trip of Brinken to Beijing, but at the same time, it hopes that Brinkens can start a face -to -face“ tough dialogue ”with Chinese leaders.</text:p>
      <text:p text:style-name="P4">
Videos: []</text:p>
      <text:p text:style-name="P4">
Images: []</text:p>
      <text:p text:style-name="P4">
Categories: ['国会报道', '亚太', '美国', '美中关系']</text:p>
      <text:p text:style-name="P4">
Type: None</text:p>
      <!--METADATA-->
      <text:p text:style-name="P4">
Nonenone</text:p>
      <text:p text:style-name="P4">
News Source: <text:a xlink:type="simple" xlink:href="https://www.voachinese.com/a/us-senators-on-blinken-planning-to-visit-china-20230613/7136339.html" text:style-name="Internet_20_link" text:visited-style-name="Visited_20_Internet_20_Link">
https://www.voachinese.com/a/us-senators-on-blinken-planning-to-visit-china-20230613/7136339.html</text:a>
</text:p>
      <!--NEWS-->
      <text:h text:style-name="P10" text:outline-level="1">
<text:span text:style-name="T4">
German media: the record of the record of young people caused a headache in Beijing</text:span>
</text:h>
      <text:p text:style-name="P4">
Author: None (Language: zh)</text:p>
      <text:p text:style-name="P4">
Publisher: None</text:p>
      <text:p text:style-name="P4">
Time: 2023-06-14T14:31:00Z</text:p>
      <text:p text:style-name="P4">
Description: The current situation of unemployment when graduating from college has frustrated many young people in China. The recorded youth unemployment rate has also caused the Chinese government to alert. After all, the dissatisfaction of young people may cause social turmoil.</text:p>
      <text:p text:style-name="P4">
Videos: []</text:p>
      <text:p text:style-name="P4">
Images: []</text:p>
      <text:p text:style-name="P4">
Subject: 评论分析</text:p>
      <text:p text:style-name="P4">
Subjects: ['德中关系', '薄熙来', '专题报道：习近平访美', '中国共产党', '计划生育', '专题报道：全景观看“习马会”', '中国反腐风暴', '20国集团', '毛泽东', '中国宪法修正案取消国家主席任期限制']</text:p>
      <text:p text:style-name="P4">
Keywords: ['失业率', '青少年', '大学生', '就业市场', '计划生育', '经济', '习近平']</text:p>
      <text:p text:style-name="P4">
Id: 65913772</text:p>
      <!--METADATA-->
      <text:p text:style-name="P4">
<text:a xlink:type="simple" xlink:href="https://www.dw.com/zh/overlay/image/article/65913772/64828174" text:style-name="Internet_20_link" text:visited-style-name="Visited_20_Internet_20_Link">
 </text:a>
(Voice of Germany Chinese website) The Austrian Standard Daily commented that in order to reverse the weak state of the employment market, the Chinese government launched a "special operation of 100 million recruitment". The comments entitled "Where to Creating the Unemployment Rate of the Creative Records" wrote: "One possible cause of the rise of youth unemployment rates is the control measures during the epidemic: at that time, many college students were forced to delay their studies without looking for them to find them. Work. In addition, this is also closely related to people's high expectations of the economic recovery. Although the Chinese economy has returned to growth, the increase is far lower than in the past. The real estate crisis, debt issues, and geopolitical disputes with the United States also curb The Chinese economy has grown. All these have entered the Chinese employment market into 'bottlenecks'. China's employment market has always been fiercely competitive, and the movement of personnel is extremely frequent. Employees have to resign after a few months of employment, because other companies have given them. Better salary conditions are issues that foreign enterprises must face. Enterprises executives complained that employees often have to change jobs due to a few yuan salary difference, or require long -term vacation after returning to their homes. Just a few years ago, a medium -sized enterprise near Shanghai had stated: 'After the Spring Festival, the average employee will return to work on average.' "</text:p>
      <text:p text:style-name="P4">
Comments wrote that, compared with the low -end employment market with frequent flow of staff, <text:a xlink:type="simple" xlink:href="https://www.dw.com/zh/zh/专访高考制度并非中国内卷的根源/a-65852365" text:style-name="Internet_20_link" text:visited-style-name="Visited_20_Internet_20_Link">
college graduates want to find a long -term stable job, this tendency also makes the situation of high -end jobs "more monks and less porridge". </text:a>
"The government hopes to stabilize college students who cannot find jobs by increasing carrots. The strict news review system established after 1989 is to maintain a high alert. The street protests that appear in the later period of the policy will also be banned as soon as possible.</text:p>
      <text:p text:style-name="P4">
College graduates are more inclined to find a long -term stable job.</text:p>
      <text:p text:style-name="P4">
But in the long run, the population curve will eventually solve the problem of unemployment. A few years ago, the Communist Party of China, which controlled everything, finally realized that the disadvantage of a policy of a childization policy began in the 1980s was far greater than the benefits. So the government changed the policy: Beginning in 2016, parents who are willing to have three babies will even be rewarded in some cities. Nevertheless, China's fertility desire is far lower than the party's expectations. China's population is constantly decreasing, and of course the unemployment population will decrease. "</text:p>
      <text:p text:style-name="P4">
The issue of unemployment rates in China ’s record has also attracted the attention of the two websites of German TV. A report from Beijing reported from Beijing:</text:p>
      <text:p text:style-name="P4">
"In social media, a song called" Happy Kong Yiji "suddenly became popular a few days ago. <text:a xlink:type="simple" xlink:href="https://www.dw.com/zh/zh/青年失业率居高不下-靠孔乙己脱长衫解决/a-65732307" text:style-name="Internet_20_link" text:visited-style-name="Visited_20_Internet_20_Link">
Kong Yiji is a character created by Chinese writer Lu Xun.</text:a>
When the song sang, Kong Yiji was starved to death as a declined scholar. Within a day, this song has received more than 4 million clicks. But the good times didn't last long, and this song failed to escape the fate of being deleted.</text:p>
      <text:p text:style-name="P4">
The dissatisfaction permeated among young people may danger to the party's dominance. But after prayer, there are not many things young people can do. A college student who prayed for blessings in a lama temple told reporters that she would go to a state -owned enterprise for internship and then find a job. Young people who are trying to find a job like her are countless this year. "</text:p>
      <text:p text:style-name="P4">
<text:span text:style-name="T5">
Inding the content of other media, does not represent the position or view of the Voice of Germany. _ </text:span>
 _ 吧 _</text:p>
      <text:p text:style-name="P4">
News Source: <text:a xlink:type="simple" xlink:href="https://www.dw.com/zh/德语媒体：创纪录的青年失业率令北京头疼/a-65913772" text:style-name="Internet_20_link" text:visited-style-name="Visited_20_Internet_20_Link">
https://www.dw.com/zh/德语媒体：创纪录的青年失业率令北京头疼/a-65913772?maca=chi-rss-chi-all-1127-rdf</text:a>
</text:p>
      <!--NEWS-->
      <text:h text:style-name="P10" text:outline-level="1">
<text:span text:style-name="T4">
The European Parliament passed the future AI regulatory plan</text:span>
</text:h>
      <text:p text:style-name="P4">
Publisher: 法新社</text:p>
      <text:p text:style-name="P4">
Published Time: 2023-06-14T14:32:08+00:00</text:p>
      <text:p text:style-name="P4">
Modified Time: 2023-06-14T14:05:01+00:00</text:p>
      <text:p text:style-name="P4">
Description: (AFP, Sterasburg, 14th) The European Parliament voted today to pass an important text. This document forms a basis for regulatory artificial intelligence (AI) systems in the future, and hopes to promote scientific and technological innov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617581in" draw:z-index="0">
<draw:image xlink:href="../Images/rficn/2023-06-14T14-32-08-00-00/000000.png" xlink:type="simple" xlink:show="embed" xlink:actuate="onLoad" draw:mime-type="image/png"/>
</draw:frame>
Between the European Parliament and the European Union's 27 member states, negotiations on the final legal terms will be launched later.</text:p>
      <text:p text:style-name="P4">
If the European Union reached an agreement by the end of the year, this specification will become the world's first AI regulatory law.</text:p>
      <text:p text:style-name="P4">
The European Union's AI regulatory plan can be traced back to 2021, but last year's ChatGPT explosion, showing the dazzling development of AI and highlighting the possible risks, the draft regulatory draft was even more urgent.</text:p>
      <text:p text:style-name="P4">
Europe and the United States call for the regulatory AI's sound waves to grow louder and greater, asking the Western government to quickly take action to increase the pressure, and some people even describe this as a human defense war.</text:p>
      <text:p text:style-name="P4">
Supporters praise AI technology to change their society, including work, medical care and creativity; the opposition is worried about AI's potential destructive power for democracy.</text:p>
      <text:p text:style-name="P4">
Even if this ambitious goal is achieved, this set of bills will have to wait until 2026 to take effect, forcing the European Union to promote a temporary temporary agreement with technology companies.</text:p>
      <text:p text:style-name="P4">
European Parliament Member Dragostudorache said in the process of debate by the parliament yesterday: "It's the right time for European to formulate a norms in AI? My answer is absolutely affirmative. Given the far -reaching impact of AI, it is now the right timing. ","</text:p>
      <text:p text:style-name="P4">
"The EUROPEAN Commission) vice chairman of the EU Executive Committee, said," What we can do is to create trust, legal certainty, and the positive development of Li AI. "</text:p>
      <text:p text:style-name="P4">
News Source: <text:a xlink:type="simple" xlink:href="https://www.rfi.fr/cn/%E5%9B%BD%E9%99%85%E6%8A%A5%E9%81%93/20230614-%E6%AC%A7%E6%B4%B2%E8%AE%AE%E4%BC%9A%E9%80%9A%E8%BF%87%E6%9C%AA%E6%9D%A5ai%E7%9B%91%E7%AE%A1%E8%AE%A1%E7%94%BB" text:style-name="Internet_20_link" text:visited-style-name="Visited_20_Internet_20_Link">
https://www.rfi.fr/cn/%E5%9B%BD%E9%99%85%E6%8A%A5%E9%81%93/20230614-%E6%AC%A7%E6%B4%B2%E8%AE%AE%E4%BC%9A%E9%80%9A%E8%BF%87%E6%9C%AA%E6%9D%A5ai%E7%9B%91%E7%AE%A1%E8%AE%A1%E7%94%BB</text:a>
</text:p>
      <!--NEWS-->
      <text:h text:style-name="P10" text:outline-level="1">
<text:span text:style-name="T4">
France found that large -scale false information movements are related to Russia</text:span>
</text:h>
      <text:p text:style-name="P4">
Author: 联合早报 (Person)</text:p>
      <text:p text:style-name="P4">
Publisher: 联合早报 (Organization)</text:p>
      <text:p text:style-name="P4">
Published Time: 2023-06-14T14:35</text:p>
      <text:p text:style-name="P4">
Modified Time: 2023-06-14T14:35</text:p>
      <text:p text:style-name="P4">
Description: France discovered a large -scale false information movement related to Russia, and a French Ministry of Foreign Affairs website set up a fake French Ministry of Foreign Affairs, and also targets other government websites as the goal, disguised well -known French media, to discredit Ukraine and French Western allies. Reuters reports, this ...</text:p>
      <text:p text:style-name="P4">
Videos: []</text:p>
      <text:p text:style-name="P4">
Audios: []</text:p>
      <text:p text:style-name="P4">
Images: []</text:p>
      <text:p text:style-name="P4">
Type: NewsArticle</text:p>
      <text:p text:style-name="P4">
Breadcrumbs: ['即时', '国际']</text:p>
      <text:p text:style-name="P4">
Keywords: ['法国', '俄罗斯', '假新闻', '社交媒体', '俄乌战争', '乌克兰']</text:p>
      <!--METADATA-->
      <text:p text:style-name="P4">
France discovered a large -scale false information movement related to Russia, and a French Ministry of Foreign Affairs website set up a fake French Ministry of Foreign Affairs, and also targets other government websites as the goal, disguised well -known French media, to discredit Ukraine and French Western allies.</text:p>
      <text:p text:style-name="P4">
Reuters reports that the large -scale false information campaign named RNN has been carried out for more than a year. It originally originated from the multi -language factual verification platform that Russia used to change the Ukrainian discussion.</text:p>
      <text:p text:style-name="P4">
The French Minister of Foreign Affairs and European Affairs Cologne issued a statement on Tuesday (June 13) saying: "This movement is mainly to impersonate national media and government websites by creating false web pages and create false accounts on social media networks."</text:p>
      <text:p text:style-name="P4">
Cologne said that although France cannot blame the Russian authorities directly on the Russian authorities, RNN is related to the Russian Embassy and Russian cultural institutions.</text:p>
      <text:p text:style-name="P4">
This is the first time that France has publicly acknowledged that there has been an activity in France with Russia.</text:p>
      <text:p text:style-name="P4">
French officials said that the process of deleting such domain names was very time -consuming, and the French Ministry of Foreign Affairs's website was removed 15 days later.</text:p>
      <text:p text:style-name="P4">
The French government also specifically pointed out the activities of Russia in Africa, saying that actors who have associated with Moscow tried to discredit France in West Africa, saying that the orthodox media and social media platforms of West Africa were full of false information about France.</text:p>
      <text:p text:style-name="P4">
Western countries have always been very concerned about the use of social media and the Internet to spread false or misleading information, trying to create public opinion that is conducive to Russia, and change its positions in Ukraine in the Ukrainian war.</text:p>
      <text:p text:style-name="P4">
Moscow has always denied hackers.</text:p>
      <text:p text:style-name="P4">
News Source: <text:a xlink:type="simple" xlink:href="https://www.zaobao.com.sg/realtime/world/story20230614-1404173" text:style-name="Internet_20_link" text:visited-style-name="Visited_20_Internet_20_Link">
https://www.zaobao.com.sg/realtime/world/story20230614-1404173</text:a>
</text:p>
      <!--NEWS-->
      <text:h text:style-name="P10" text:outline-level="1">
<text:span text:style-name="T4">
The US State Department renamed "not decided" inviting Hong Kong Chief Executive Li Jiachao to participate in the APEC Summit</text:span>
</text:h>
      <text:p text:style-name="P4">
Author: chinese@voanews.com (金谷)</text:p>
      <text:p text:style-name="P4">
Publisher: 美国之音中文网 (Type: NewsMediaOrganization)</text:p>
      <text:p text:style-name="P4">
Published Time: 2023-06-14T15:06:16+08:00</text:p>
      <text:p text:style-name="P4">
Modified Time: 2023-06-14 07:06:16Z</text:p>
      <text:p text:style-name="P4">
Description: The U.S. State Department amended a part of the text description submitted to Congress on Tuesday (June 13). The document originally called Washington, a Hong Kong Chief Executive Li Jiachao, who was invited by the US sanctions, to participate in the November Asia -Pacific Economic Cooperation Organization (APEC) Leadership Meeting, and caused many Congress to rebound. The State Council corrected that the document was "wrong version" and emphasized that it has not yet made a decision on invitation.</text:p>
      <text:p text:style-name="P4">
Videos: []</text:p>
      <text:p text:style-name="P4">
Images: []</text:p>
      <text:p text:style-name="P4">
Categories: ['港澳', '亚太', '美国', '经济·金融·贸易', '中国']</text:p>
      <text:p text:style-name="P4">
Type: None</text:p>
      <!--METADATA-->
      <text:p text:style-name="P4">
Nonenone</text:p>
      <text:p text:style-name="P4">
News Source: <text:a xlink:type="simple" xlink:href="https://www.voachinese.com/a/us-apec-hong-kong-chief-executive-20230614/7136543.html" text:style-name="Internet_20_link" text:visited-style-name="Visited_20_Internet_20_Link">
https://www.voachinese.com/a/us-apec-hong-kong-chief-executive-20230614/7136543.html</text:a>
</text:p>
      <!--NEWS-->
      <text:h text:style-name="P10" text:outline-level="1">
<text:span text:style-name="T4">
Chinese -funded online shopping platforms violate US law to steal Xinjiang products to the United States</text:span>
</text:h>
      <text:p text:style-name="P4">
Author: None</text:p>
      <text:p text:style-name="P4">
Publisher: Radio Free Asia (Organization)</text:p>
      <text:p text:style-name="P4">
Published Time: 2023-06-14T15:11:00-04:00</text:p>
      <text:p text:style-name="P4">
Modified Time: 2023-06-14T16:15:21-04:00</text:p>
      <text:p text:style-name="P4">
Description: None</text:p>
      <text:p text:style-name="P4">
Videos: []</text:p>
      <text:p text:style-name="P4">
Audios: ["<text:a xlink:type="simple" xlink:href="https://www.rfa.org/mandarin/yataibaodao/jingmao/tj2-061420231330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4.612011in" draw:z-index="0">
<draw:image xlink:href="../Images/rfamandarin/2023-06-14T15-11-00-04-00/000000.png" xlink:type="simple" xlink:show="embed" xlink:actuate="onLoad" draw:mime-type="image/png"/>
</draw:frame>
An American customer is logging in to the online shopping website TEMU <text:a xlink:type="simple" xlink:href="https://www.rfa.org/mandarin/yataibaodao/jingmao/tj2-06142023133015.html/@@images/image" text:style-name="Internet_20_link" text:visited-style-name="Visited_20_Internet_20_Link">
</text:a>
Business Wire via AP  <text:a xlink:type="simple" xlink:href="https://www.rfa.org/mandarin/yataibaodao/jingmao/tj2-06142023133015.html/@@stream" text:style-name="Internet_20_link" text:visited-style-name="Visited_20_Internet_20_Link">
Audio-1-Link：https://www.rfa.org/mandarin/yataibaodao/jingmao/tj2-06142023133015.html/@@stream</text:a>
A global supply chain verification company recently announced a research report that states that Temu, an online shopping website under the online shopping platform of China, illegally sells products produced by Xinjiang to American consumers.</text:p>
      <text:p text:style-name="P4">
<text:a xlink:type="simple" xlink:href="https://www.rfa.org/mandarin/Xinwen/4-06102023120039.html" text:style-name="Internet_20_link" text:visited-style-name="Visited_20_Internet_20_Link">
<text:span text:style-name="T4">
 Anti -Human Rights Beauty and Ban By the import of products of two Chinese companies </text:span>
</text:a>
<text:span text:style-name="T4">
* <text:a xlink:type="simple" xlink:href="https://www.rfa.org/mandarin/Xinwen/4-05092023140456.html" text:style-name="Internet_20_link" text:visited-style-name="Visited_20_Internet_20_Link">
Report: Continuously strengthening forced labor in Xinjiang cotton harvest</text:a>
</text:span>
</text:p>
      <text:p text:style-name="P4">
As the products manufactured by Xinjiang involving compulsory labor and other violations of human rights, the United States has banned Xinjiang products from importing the United States in recent years. However, the Detroit News recently reported that an Israeli global supply chain verification company Ultra InformationSolutions pointed out that at least 10 types of products made by Chinese online shopping platform TEMU include sunglasses and sandals.</text:p>
      <text:p text:style-name="P4">
TEMU is a company under the Chinese e -commerce platform Pinduoduo. The main sales price is extremely low costume and home accessories. TEMU is currently operating in Canada, the United States, Australia, and New Zealand. After the Temu was launched in the United States in September 2022, Temu was welcomed by the American people and became the highest download application of Appleinc.</text:p>
      <text:p text:style-name="P4">
<text:span text:style-name="T4">
 Sanctioning Xinjiang forced labor in the United States to ban Xinjiang cotton imports in 2021 </text:span>
</text:p>
      <text:p text:style-name="P4">
However, the report of Ultra Information Solutions pointed out that TEMU will deliberately cover up the origin of Xinjiang products and systematically violate the US trade policy.</text:p>
      <text:p text:style-name="P4">
Based on the Chinese authorities to implement forced labor on the Xinjiang Uighurs, the U.S. government banned Xinjiang cotton imported the United States in 2021, and in 2022, the import ban was extended to all Xinjiang products based on the UyghurForced Labor PreventionAct. Essence According to statistics, the Chinese authorities put more than one million Xinjiang Uighurs into a re -education camp to force them to continue working.</text:p>
      <text:p text:style-name="P4">
The U.S. Department of Homeland Security pointed out that through the "Preventing Uyghur forced Labor Law", 22 Chinese companies have been sanctioned by the US government and cannot export goods to the United States. This bill has reviewed 4,000 batches of goods from China, with a total value of 13 One hundred million U.S. dollars.</text:p>
      <text:p text:style-name="P4">
<text:span text:style-name="T4">
 Shein and TEMU to avoid US customs through small sales </text:span>
</text:p>
      <text:p text:style-name="P4">
Detroit free news analysis that these products made in Xinjiang can avoid US customs review and sell them to the American people because the value of these products is less than 800 US dollars. Review. Chinese -funded clothing website SHEIN also uses similar methods to export clothes made of Xinjiang cotton. This method was revealed by Bloomberg last year.</text:p>
      <text:p text:style-name="P4">
In response, a number of US members of the New Jersey Republican member Chrissmith said that they will continue to review products from Shein and TEMU to completely achieve "stop importing forced labor products to the United States". Target.</text:p>
      <text:p text:style-name="P4">
Reporter: Tang Yuanyuan Editor: 梒 梒 网 Editor: Hong Wei</text:p>
      <text:p text:style-name="P4">
News Source: <text:a xlink:type="simple" xlink:href="https://www.rfa.org/mandarin/yataibaodao/jingmao/tj2-06142023133015.html" text:style-name="Internet_20_link" text:visited-style-name="Visited_20_Internet_20_Link">
https://www.rfa.org/mandarin/yataibaodao/jingmao/tj2-06142023133015.html</text:a>
</text:p>
      <!--NEWS-->
      <text:h text:style-name="P10" text:outline-level="1">
<text:span text:style-name="T4">
Blingken plans to talk to Qin Gang before the interview with Qin Gang to blame the United States on bilateral relations.</text:span>
</text:h>
      <text:p text:style-name="P4">
Author: chinese@voanews.com (杨安)</text:p>
      <text:p text:style-name="P4">
Publisher: 美国之音中文网 (Type: NewsMediaOrganization)</text:p>
      <text:p text:style-name="P4">
Published Time: 2023-06-14T15:25:13+08:00</text:p>
      <text:p text:style-name="P4">
Modified Time: 2023-06-14 07:25:13Z</text:p>
      <text:p text:style-name="P4">
Description: US Secretary of State Antony Blinken arrived in Beijing around June 18. On the evening of Tuesday (June 13), Eastern Time, Blint and Chinese Foreign Minister Qin Gangtong called, emphasizing that the two sides should maintain communication channels and responsible management of US -China relations; Blame on the United States.</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blinken-talks-with-qin-20230614/7136553.html" text:style-name="Internet_20_link" text:visited-style-name="Visited_20_Internet_20_Link">
https://www.voachinese.com/a/blinken-talks-with-qin-20230614/7136553.html</text:a>
</text:p>
      <!--NEWS-->
      <text:h text:style-name="P10" text:outline-level="1">
<text:span text:style-name="T4">
Inhibit China ’s influence in New Zealand and Fiji signed a defense agreement</text:span>
</text:h>
      <text:p text:style-name="P4">
Author: chinese@voanews.com (杨安)</text:p>
      <text:p text:style-name="P4">
Publisher: 美国之音中文网 (Type: NewsMediaOrganization)</text:p>
      <text:p text:style-name="P4">
Published Time: 2023-06-14T15:34:43+08:00</text:p>
      <text:p text:style-name="P4">
Modified Time: 2023-06-14 07:34:43Z</text:p>
      <text:p text:style-name="P4">
Description: New Zealand and Fiji signed a defense agreement on Wednesday (June 14) that will strengthen military training and maritime security, and increase coordination and cooperation between disasters and humanitarianism.</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new-zealand-fiji-sign-defense-pact--20230614/7136558.html" text:style-name="Internet_20_link" text:visited-style-name="Visited_20_Internet_20_Link">
https://www.voachinese.com/a/new-zealand-fiji-sign-defense-pact--20230614/7136558.html</text:a>
</text:p>
      <!--NEWS-->
      <text:h text:style-name="P10" text:outline-level="1">
<text:span text:style-name="T4">
More than 5,000 people in Taiwan in the United Front "Straits Forum" were invited</text:span>
</text:h>
      <text:p text:style-name="P4">
Author: None</text:p>
      <text:p text:style-name="P4">
Publisher: Radio Free Asia (Organization)</text:p>
      <text:p text:style-name="P4">
Published Time: 2023-06-14T15:35:38-04:00</text:p>
      <text:p text:style-name="P4">
Modified Time: 2023-06-14T15:3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88615in" draw:z-index="0">
<draw:image xlink:href="../Images/rfamandarin/2023-06-14T15-35-38-04-00/000000.png" xlink:type="simple" xlink:show="embed" xlink:actuate="onLoad" draw:mime-type="image/png"/>
</draw:frame>
The Taiwan MAC has emphasized that the government banned central government officials from participating in the Straits Forum and was not happy to see local governments to send members to attend the meeting. The picture shows Qiu Cuizheng, a spokesman for the MAC. Reporter Xia Xiaohua Photo/RFA Information is the 15th Strait Forum on the 16th. The forum conference is scheduled to be held in Xiamen, Fujian, China on the morning of the 17th. More than 5,000 people from all walks of life in Taiwan are invited. China State Council spokesman Zhu Fenglian explained at a regular press conference on the 14th that the preparations of the Strait Forum said that the forum invited more than 5,000 people from all walks of life such as the Kuomintang, the New Party, the People's Democratic Party, and the Unity of the None of the Party. Xia Liyan, the vice chairman of the Kuomintang, will lead the group to attend. The Taiwan Administration of the Executive Yuan of the Taiwan Executive Yuan issued a statement on Friday (9th), accusing the Straits Forum of the Strait Forum as an important part of the Taiwan United Front Platform hosted by the Communist Party of China. Through the event, "draw and differentiate Taiwan", it will also propagate the results of the operation of traditional warfare and criticize the harm of damage. Taiwan society. The MAC also emphasized that the government banned the central government officials from participating in the Straits Forum, and was not happy to see local governments to send members to attend the meeting. According to the Taiwan Central News Agency, the Kuomintang Chairman Zhu Lilun said on the 14th that he hopes that through participating in the Straits Forum, you can let the two sides understand each other, resolve misunderstandings, and create a win -win situation. red. The Straits Forum is co -sponsored by the Central Committee of the Communist Party of China, the Fujian Provincial Party Committee and Provincial Government of the Communist Party of China, and some civilian groups in Taiwan. It is a civil exchange platform on both sides of the Taiwan Strait. Generally, the Communist Party of China is attended by the Chairman of the CPPCC National Committee and delivered a speech, while the Taiwan side was led by the Chinese Kuomintang and the New Party. The DPP explicitly stipulates that the party's public office is not allowed to participate in the Straits Forum. Editor -in -chief: Kaidi</text:p>
      <text:p text:style-name="P4">
News Source: <text:a xlink:type="simple" xlink:href="https://www.rfa.org/mandarin/Xinwen/4-06142023153146.html" text:style-name="Internet_20_link" text:visited-style-name="Visited_20_Internet_20_Link">
https://www.rfa.org/mandarin/Xinwen/4-06142023153146.html</text:a>
</text:p>
      <!--NEWS-->
      <text:h text:style-name="P10" text:outline-level="1">
<text:span text:style-name="T4">
Kuwait has once again appointed Aihamad as the Prime Minister</text:span>
</text:h>
      <text:p text:style-name="P4">
Author: 联合早报 (Person)</text:p>
      <text:p text:style-name="P4">
Publisher: 联合早报 (Organization)</text:p>
      <text:p text:style-name="P4">
Published Time: 2023-06-14T15:36</text:p>
      <text:p text:style-name="P4">
Modified Time: 2023-06-14T16:15</text:p>
      <text:p text:style-name="P4">
Description: Crown Prince Mishale signed the Emir order on Tuesday (June 13) and once again appointed Ahmad as the Prime Minister. Xinhua News Agency reported that, according to this Emir order, Ahamed was responsible for forming a new cabinet and he officially notified the National Assembly. On June 6, Kuwait voting voted for the election ...</text:p>
      <text:p text:style-name="P4">
Videos: []</text:p>
      <text:p text:style-name="P4">
Audios: []</text:p>
      <text:p text:style-name="P4">
Images: []</text:p>
      <text:p text:style-name="P4">
Type: NewsArticle</text:p>
      <text:p text:style-name="P4">
Breadcrumbs: ['即时', '国际']</text:p>
      <text:p text:style-name="P4">
Keywords: ['科威特', '首相']</text:p>
      <!--METADATA-->
      <text:p text:style-name="P4">
Crown Prince Mishale signed the Emir order on Tuesday (June 13) and once again appointed Ahmad as the Prime Minister.</text:p>
      <text:p text:style-name="P4">
Xinhua News Agency reported that, according to this Emir order, Ahamed was responsible for forming a new cabinet and he officially notified the National Assembly.</text:p>
      <text:p text:style-name="P4">
On June 6, Kuwait voted for the 17th National Parliament. Of the 207 candidates, a total of 50 people were elected. According to the Kuwait Constitution, the cabinet resigned immediately after the parliamentary election. On June 20, the National Parliament will hold the first election of the election.</text:p>
      <text:p text:style-name="P4">
The Kuwait Parliament implements a hospital system with a term of four years.</text:p>
      <text:p text:style-name="P4">
Ahmed, born in 1956, was the son of Emiernavavov. He was the deputy commander of the Kuweit National Guard and the first prime minister and the Ministers of the Interior. On July 24, last year, Crown Prince Moshler signed an Emir order, and Ahamed was appointed Prime Minister for the first time.</text:p>
      <text:p text:style-name="P4">
News Source: <text:a xlink:type="simple" xlink:href="https://www.zaobao.com.sg/realtime/world/story20230614-1404292" text:style-name="Internet_20_link" text:visited-style-name="Visited_20_Internet_20_Link">
https://www.zaobao.com.sg/realtime/world/story20230614-1404292</text:a>
</text:p>
      <!--NEWS-->
      <text:h text:style-name="P10" text:outline-level="1">
<text:span text:style-name="T4">
The same frame of Czech President Pavil in the same frame as Wu Zhaozheng called for unity of various countries</text:span>
</text:h>
      <text:p text:style-name="P4">
Author: None</text:p>
      <text:p text:style-name="P4">
Publisher: Radio Free Asia (Organization)</text:p>
      <text:p text:style-name="P4">
Published Time: 2023-06-14T15:39:00-04:00</text:p>
      <text:p text:style-name="P4">
Modified Time: 2023-06-14T16:08: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4.612011in" draw:z-index="0">
<draw:image xlink:href="../Images/rfamandarin/2023-06-14T15-39-00-04-00/000000.png" xlink:type="simple" xlink:show="embed" xlink:actuate="onLoad" draw:mime-type="image/png"/>
</draw:frame>
On Wednesday at the annual safety summit hosted by the EUROPEAN VALUES Center for SecurityPolicy, Czech President Pavili gave a speech. At that time, Wu Zhaozheng was sitting on the stage. <text:a xlink:type="simple" xlink:href="https://www.rfa.org/mandarin/Xinwen/5-06142023153839.html/@@images/image" text:style-name="Internet_20_link" text:visited-style-name="Visited_20_Internet_20_Link">
</text:a>
TAIWAN MINISTRY of Foreign Affairs VIA AP Czech President Petrpavel Petrpavel on the 14th with the visited Taiwan Foreign Minister Wu Zhaozheng on the 14th, and urged countries to unite to support Taiwan, commit to maintaining and supporting Taiwan's democracy. Essence Wu Zhaozheng said that Pavil's support was a great encouragement for Taiwanese. According to the Taiwan Central News Agency, at the annual safety summit hosted by the European Think Tank's "European Values Center for SecurityPolicy" on Wednesday, the Czech President President Paeville delivered a speech. At that time, Wu Zhaozheng was sitting on the stage. Wu Zhaozheng also delivered a speech followed. This is also the first time that the European non -diplomatic leaders and Taiwan ’s foreign minister at the public venue contract. Wu Zhaozheng's speech pointed out that the expansion of authoritarianism has intensified the threat to democratic camps and called on democratic countries to support Taiwan. He also said that there are more and more support from Europe from Europe, and Pavil's support is a great encouragement for Taiwanese. More than a hundred diplomatic and defense experts attended this annual summit including the Czech Republic, the European Union, Sweden, the United States and other countries. The focus of the meeting was to discuss the situation in Europe and Asia under the Russian and Ukraine War. Editor -in -chief: Kaidi</text:p>
      <text:p text:style-name="P4">
News Source: <text:a xlink:type="simple" xlink:href="https://www.rfa.org/mandarin/Xinwen/5-06142023153839.html" text:style-name="Internet_20_link" text:visited-style-name="Visited_20_Internet_20_Link">
https://www.rfa.org/mandarin/Xinwen/5-06142023153839.html</text:a>
</text:p>
      <!--NEWS-->
      <text:h text:style-name="P10" text:outline-level="1">
<text:span text:style-name="T4">
South Korea's head: should not let Korean and China relations go backwards backwards</text:span>
</text:h>
      <text:p text:style-name="P4">
Author: 联合早报 (Person)</text:p>
      <text:p text:style-name="P4">
Publisher: 联合早报 (Organization)</text:p>
      <text:p text:style-name="P4">
Published Time: 2023-06-14T15:47</text:p>
      <text:p text:style-name="P4">
Modified Time: 2023-06-14T16:25</text:p>
      <text:p text:style-name="P4">
Description: Zhao Taiyong, director of the National Security Office of South Korea, caused controversy about the Chinese ambassador to South Korea Xing Haiming's involvement in South Korea that it should not be good at the healthy development of South Korea -China relations and let the bilateral relations retreat. Yonhap News Agency reported that Zhao Taiyong went to Japan on Wednesday (June 14) to attend the South Korean, American and Japanese Guoan Chief Conference ...</text:p>
      <text:p text:style-name="P4">
Videos: []</text:p>
      <text:p text:style-name="P4">
Audios: []</text:p>
      <text:p text:style-name="P4">
Images: []</text:p>
      <text:p text:style-name="P4">
Type: NewsArticle</text:p>
      <text:p text:style-name="P4">
Breadcrumbs: ['即时', '国际']</text:p>
      <text:p text:style-name="P4">
Keywords: ['韩国', '中国', '中韩关系']</text:p>
      <!--METADATA-->
      <text:p text:style-name="P4">
Zhao Taiyong, director of the National Security Office of South Korea, caused controversy about the Chinese ambassador to South Korea Xing Haiming's involvement in South Korea that it should not be good at the healthy development of South Korea -China relations and let the bilateral relations retreat.</text:p>
      <text:p text:style-name="P4">
The Yonhap News Agency reported that Zhao Taiyong went to Japan on Wednesday (June 14) to attend the above -mentioned explanation in an interview with reporters at the airport before attending a meeting of the Guoan Guoan Chiefs. He said that the two keywords based on mutual respect and common interests to promote the healthy and mature development of South Korea -China relations are the consistent position of Yin Xiyue's government.</text:p>
      <text:p text:style-name="P4">
Regarding the request to take sincere measures to take sincere measures, Zhao Taiyong only said that in the above speeches, he has clearly stated that the government's principles and positions on South Korea -China relations have been clearly stated.</text:p>
      <text:p text:style-name="P4">
As for the Korean -China -Chinese and Japanese leadership meeting held during the year, Zhao Taiyong said that as a rotating chairman country, South Korea has conveyed the intention of holding the South Korean, China and Japan Summit to China and Japan, and is negotiating through diplomatic channels. The South Korean side has always adhered to the stance of promoting the healthy and mature development of relations between South Korea and China and promoting the development of South Korea, China and Japan.</text:p>
      <text:p text:style-name="P4">
When the Chinese Ambassador to South Korea, Xing Haiming, when he met with Li Zaiming, the largest opposition party party in South Korea on June 8, he read a speech of about 15 minutes. He said: "Some people bet on the United States to win and bet on China. Now those who bet in China will regret it in the future." This is immediately controversial in South Korea.</text:p>
      <text:p text:style-name="P4">
When asked if Xing Haiming's controversial remarks would affect the South Korean and China Summit, Zhao Taiyong said that as the head of the Guoan Affairs of the head of the company, he did not meet the positive national pattern of the Chinese ambassador to South Korea and the uncommon diplomacy. He said that it is expected that China and Japan should respond to the call of South Korea and promote the three countries 'leaders' meetings during the year.</text:p>
      <text:p text:style-name="P4">
News Source: <text:a xlink:type="simple" xlink:href="https://www.zaobao.com.sg/realtime/world/story20230614-1404295" text:style-name="Internet_20_link" text:visited-style-name="Visited_20_Internet_20_Link">
https://www.zaobao.com.sg/realtime/world/story20230614-1404295</text:a>
</text:p>
      <!--NEWS-->
      <text:h text:style-name="P10" text:outline-level="1">
<text:span text:style-name="T4">
Facts ｜ Commander of the U.S. Army said that if it was intercepted by Chinese warships, it would be given priority to fire?</text:span>
</text:h>
      <text:p text:style-name="P4">
Author: 作者：董喆</text:p>
      <text:p text:style-name="P4">
Publisher: Radio Free Asia (Organization)</text:p>
      <text:p text:style-name="P4">
Published Time: 2023-06-14T15:59:48-04:00</text:p>
      <text:p text:style-name="P4">
Modified Time: 2023-06-14T15:59:48-04:00</text:p>
      <text:p text:style-name="P4">
Description: Author: Dong Ya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29306in" draw:z-index="0">
<draw:image xlink:href="../Images/rfamandarin/2023-06-14T15-59-48-04-00/000000.png" xlink:type="simple" xlink:show="embed" xlink:actuate="onLoad" draw:mime-type="image/png"/>
</draw:frame>
 <text:a xlink:type="simple" xlink:href="https://www.rfa.org/mandarin/shishi-hecha/hc-06142023155404.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Recently, an article on the so -called "U.S. Indo -Pacific Command Speech" has been circulated on Twitter and several major social media platforms in China. The article pointed out that "in an interview with the British" Guardian ", the United States Indian commander Aquilino said that if it was intercepted by Chinese warships next time, it would give priority to attacking Chinese warships."</text:p>
      <text:p text:style-name="P4">
The Asian factual investigation of the laboratory found the British, the United States, Australia, and the international version of the Guardian, and no above reports were found. At the same time, the U.S. India Command told the laboratory that this statement was not correct. The U.S. Indo -Pacific Commander did not accept an interview with the Guardian and did not make this remark.</text:p>
      <text:p text:style-name="P4">
<text:span text:style-name="T4">
In-depth analysis:</text:span>
</text:p>
      <text:p text:style-name="P4">
The U.S. Navy released on June 4th <text:a xlink:type="simple" xlink:href="https://www.youtube.com/watch" text:style-name="Internet_20_link" text:visited-style-name="Visited_20_Internet_20_Link">
a film</text:a>
The Usschung-Hoon destroyer and the Canadian cruise ships traveled to the Taiwan Strait with the Canadian cruiser on the 3rd, and the Suzhou destroyer was over by the Chinese Suzhou. The shortest distance between each other was only 150 yards. The Chinese military rebuked the United States and Canada's joint navigation to "deliberately provoke risks", and a spokesman for the Ministry of Foreign Affairs <text:a xlink:type="simple" xlink:href="http://mz.china-embassy.gov.cn/fyrth/202306/t20230605_11089966.htm" text:style-name="Internet_20_link" text:visited-style-name="Visited_20_Internet_20_Link">
Wang Wenbin responded</text:a>
The United States is provocative, and China is treated in accordance with laws and regulations.</text:p>
      <text:p text:style-name="P4">
NetEase Wang Yunfei Military Review on the 7th published "The U.S. -Indo -Pacific Commander has to attack first. At the door of the house, the PLA has done a good job of winning various plans", which mentioned that recently the United States India -Pacific Commander Aguilino([ John C.Aquilino(https://en.wikipedia.org/wiki/John_C._Aquilino))In an interview with the British "Guardian", "we will apply to the Ministry of Defense to pay attention to authorization, obtain the authority of the opponent in the next free sailing, and fight against the other party's provocative behavior."</text:p>
      <text:p text:style-name="P4">
Many users of Weibo platform forwarded the so -called Aquilino's interview with the Guardian (/Asian factual inspection laboratory drawing) <text:a xlink:type="simple" xlink:href="https://www.rfa.org/mandarin/shishi-hecha/hc-06142023155404.html/p1.png" text:style-name="Internet_20_link" text:visited-style-name="Visited_20_Internet_20_Link">
</text:a>
Although the NetEase number said on the 9th, it was interpreted by Weibo netizens, but this remark was still fermented online. There are related posts, and the content is simplified as "the U.S. Army's Indo -Pacific Commander Aquilino said that if it is intercepted by Chinese warships next time, it will give priority to fire to attack the Chinese warships", and add " # U.S. military threatening to open fire first" Hashtag, until the deadline of this article (14), there are still relevant remarks circulating on the Internet.</text:p>
      <text:p text:style-name="P4">
The so -called Aquilino interviews in various social media have been further circulated as "the U.S. military will start fire to Chinese warships." (/Asian facts check the laboratory drawing) <text:a xlink:type="simple" xlink:href="https://www.rfa.org/mandarin/shishi-hecha/hc-06142023155404.html/p2.png" text:style-name="Internet_20_link" text:visited-style-name="Visited_20_Internet_20_Link">
</text:a>
The Asian factual investigation laboratory searches for the British, the United States, Australia, and the International Edition of the Guardian, and searches for "Indo-pacific CommandSite: www.theguardian.com". Only one report related to this voyage conflict is found. It was reported from the Associated Press on June 5th from the Guardian "[<text:a xlink:type="simple" xlink:href="https://www.theguardian.com/world/2023/jun/05/taiwan-strait-footage-released-of-near-miss-between-chinese-warship-and-us-destroyer" text:style-name="Internet_20_link" text:visited-style-name="Visited_20_Internet_20_Link">
Taiwan Strait: The shot of the collision between the Chinese warship and the American destroyer was made public</text:a>
Essence "</text:p>
      <text:p text:style-name="P4">
The report only quoted the Indica Command statement, indicating that China's actions violated the maritime regulations of the safety of international waters. There is no statement of Indica Commander Aquilino, nor does it mention the words such as "direct fire".</text:p>
      <text:p text:style-name="P4">
Asian facts checking the laboratory to verify the "fire theory" circulating in Chinese social media from the Chinese Indo -Pacific Command. The interview did not issue a statement mentioned in your email. "</text:p>
      <text:p text:style-name="P4">
<text:span text:style-name="T4">
in conclusion:</text:span>
</text:p>
      <text:p text:style-name="P4">
The U.S. Indo -Pacific Command stated that General Aquilino did not accept an interview with the Guardian, nor did he publish a remark of "repeatedly being intercepted by Chinese warships, and will give priority to fire to attack Chinese warships. The statement is wrong, and the British "Guardian" has not issued relevant reports.</text:p>
      <text:p text:style-name="P4">
In addition, whether the Taiwan Strait is an international waters, it will be free to sail and pass the ships and aircrafts of various countries and aircraft? Can you refer to <text:a xlink:type="simple" xlink:href="https://www.rfa.org/cantonese/news/factcheck/twstrait-04182023152223.html" text:style-name="Internet_20_link" text:visited-style-name="Visited_20_Internet_20_Link">
the US military advocates that the Taiwan Strait is a "international waters", is it reasonable to oppose China? </text:a>
Check the report.</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please send it to the Asian facts checking the laboratory by email afCl@rfa.org, and we will check and verify it for you. _ </text:span>
 _ 吧 _</text:p>
      <text:p text:style-name="P4">
News Source: <text:a xlink:type="simple" xlink:href="https://www.rfa.org/mandarin/shishi-hecha/hc-06142023155404.html" text:style-name="Internet_20_link" text:visited-style-name="Visited_20_Internet_20_Link">
https://www.rfa.org/mandarin/shishi-hecha/hc-06142023155404.html</text:a>
</text:p>
      <!--NEWS-->
      <text:h text:style-name="P10" text:outline-level="1">
<text:span text:style-name="T4">
Column | Network Game: Who is the list of this June 4th suppressor?</text:span>
</text:h>
      <text:p text:style-name="P4">
Author: None</text:p>
      <text:p text:style-name="P4">
Publisher: Radio Free Asia (Organization)</text:p>
      <text:p text:style-name="P4">
Published Time: 2023-06-14T16:06:36-04:00</text:p>
      <text:p text:style-name="P4">
Modified Time: 2023-06-14T16:06:36-04:00</text:p>
      <text:p text:style-name="P4">
Description: None</text:p>
      <text:p text:style-name="P4">
Videos: []</text:p>
      <text:p text:style-name="P4">
Audios: ["<text:a xlink:type="simple" xlink:href="https://www.rfa.org/mandarin/zhuanlan/wangluoboyi/iwar-061420231432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187661in" draw:z-index="0">
<draw:image xlink:href="../Images/rfamandarin/2023-06-14T16-06-36-04-00/000000.png" xlink:type="simple" xlink:show="embed" xlink:actuate="onLoad" draw:mime-type="image/png"/>
</draw:frame>
The list of June 4th Museums on the website of Human Rights Museum includes the list of chief suppression of the June 4th incident. Qing and Xiao Yang 13 people. <text:a xlink:type="simple" xlink:href="https://www.rfa.org/mandarin/zhuanlan/wangluoboyi/iwar-06142023143258.html/@@images/image" text:style-name="Internet_20_link" text:visited-style-name="Visited_20_Internet_20_Link">
</text:a>
June 4th Memory. Screenshot of the official website of the Human Rights Museum <text:a xlink:type="simple" xlink:href="https://www.rfa.org/mandarin/zhuanlan/wangluoboyi/iwar-06142023143258.html/@@stream" text:style-name="Internet_20_link" text:visited-style-name="Visited_20_Internet_20_Link">
Audio-Link: https://www.rfa.org/mandarin/zhuanlan/wangluboboyi/iwar 06142023258.html/@stream</text:a>
When it comes to the June 4th incident, who is regarded as a supporter of the 1989 Democratic Games, who is regarded as the suppressor?</text:p>
      <text:p text:style-name="P4">
On June 4, 1989, the democratic movement centered on Beijing Tiananmen Square was calmed down by the Chinese government, causing at least hundreds of people to die. This incident is called the June 4th incident.</text:p>
      <text:p text:style-name="P4">
In the "Network Game" program in the last issue, we introduced the June 4th Memory of the Overseas Online Museum.(https://8964museum.com/)) A variety of statistics on the number of deaths of June 4th.</text:p>
      <text:p text:style-name="P4">
During the Tiananmen Democratic Movement in 1989, students and citizens asked for punishment for corruption officials and openly open their press. At the senior management of China, which leaders of the time decided to send troops to clear the field at Tiananmen? Which leaders show signs of supporting sympathy students?</text:p>
      <text:p text:style-name="P4">
Today's program we invite the June 4th Memory of the June 4th Museum. Ms. Wang Chaohua, a member of the Academic Committee of the Human Rights Museum website, and the leader of the first eight or nine academic movements introduced the June 4th Memory. For details, please click on the audio program link on this website to listen to all the content.</text:p>
      <text:p text:style-name="P4">
The list of June 4th Museums on the website of Human Rights Museum includes the list of chief suppression of the June 4th incident. Qing and Xiao Yang 13 people. Some army armed police officers and soldiers who participated in the suppression of the suppression of this website totaled more than 2,000 people.</text:p>
      <text:p text:style-name="P4">
The June 4th Memorial Museum of the Network Memorial Museum established by the Hong Kong Branch Federation. The Human Rights Museum not only includes the list of the June 4th victims, but also the list of the resistance, the supporters of the struggle, the June 4th suppressor, and the suppression supporter. This website was banned by the Chinese government, and the Chinese people could not log in directly.</text:p>
      <text:p text:style-name="P4">
The history of June 4th is the most sensitive and non -discussed restricted area, whether in the public opinion world or academic circles in China. In today's program, we thank Ms. Wang Chaohua, a member of the Academic Committee of the Human Rights Museum website and the leader of the first eight or nine academic movements of the Human Rights Museum. content.</text:p>
      <text:p text:style-name="P4">
The June 4th Memory. The academic committee of the Human Rights Museum also includes well -known overseas scholars such as Lin Peirui, Song Yongyi, and Wu Renhua.</text:p>
      <text:p text:style-name="P4">
The special program of "Network Games" focuses on the freedom of China's network, and introduces the content of the Chinese network banned. Welcome everyone to push our show.</text:p>
      <text:p text:style-name="P4">
Moderator Xiaoan's social media:</text:p>
      <text:p text:style-name="P4">
Twitter account: https://twitter.com/xiaoan000</text:p>
      <text:p text:style-name="P4">
Facebook account: https://www.facebook.com/pei.an.58</text:p>
      <text:p text:style-name="P4">
News Source: <text:a xlink:type="simple" xlink:href="https://www.rfa.org/mandarin/zhuanlan/wangluoboyi/iwar-06142023143258.html" text:style-name="Internet_20_link" text:visited-style-name="Visited_20_Internet_20_Link">
https://www.rfa.org/mandarin/zhuanlan/wangluoboyi/iwar-06142023143258.html</text:a>
</text:p>
      <!--NEWS-->
      <text:h text:style-name="P10" text:outline-level="1">
<text:span text:style-name="T4">
People familiar with the matter: Bill Gates will meet with Xi Jinping on the 16th</text:span>
</text:h>
      <text:p text:style-name="P4">
Author: None</text:p>
      <text:p text:style-name="P4">
Publisher: Radio Free Asia (Organization)</text:p>
      <text:p text:style-name="P4">
Published Time: 2023-06-14T16:47:00-04:00</text:p>
      <text:p text:style-name="P4">
Modified Time: 2023-06-14T16:53: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612011in" draw:z-index="0">
<draw:image xlink:href="../Images/rfamandarin/2023-06-14T16-47-00-04-00/000000.png" xlink:type="simple" xlink:show="embed" xlink:actuate="onLoad" draw:mime-type="image/png"/>
</draw:frame>
Data Picture: Before the Boao Forum, the founder of Microsoft, Bill Gates, a Boao Forum held in Hainan on April 8, 2013, met Chinese President Xi Jinping. <text:a xlink:type="simple" xlink:href="https://www.rfa.org/mandarin/Xinwen/6-06142023164709.html/@@images/image" text:style-name="Internet_20_link" text:visited-style-name="Visited_20_Internet_20_Link">
</text:a>
Two insiders in the Associated Press told Reuters that Bill Gates, the founder of Microsoft, will meet with Chinese President Xi Jinping during his visit to China on Friday (16th). This will be Xi Jinping's first meeting with foreign private entrepreneurs in recent years, and the meeting may be one -on -one. The third source also confirmed that they met, but did not provide details. As for the content of the talks, sources did not explain. Gates said on Twitter on Wednesday (14th) that he had arrived in Beijing and was also the first visit since 2019. He is glad to visit partners who have cooperated with the Gates Foundation to deal with the global health and development challenges for more than 15 years. Gates' visit time is exactly before US Secretary of State Brosky's delayed visit to China from June 18th to 19th. Blint's visit aims to stabilize the relationship between two largest economies and strategic opponents in the United States. A meeting with Gates will also marked Xi Jinping's long -term interruption with foreign private entrepreneurs and business leaders. Earlier, Xi Jinping stopped going abroad for nearly three years due to the epidemic. Since China has re -opened this year, CEOs of many large foreign companies have visited China, but most people have met with ministerial officials. In March of this year, Chinese Prime Minister Li Qiang met with a group of foreign CEOs including Apple CEO Cook. A source told Reuters that Tesla CEO Musk met with Chinese Deputy Prime Minister Ding Xuexiang last month. According to Bloomberg, Chinese senior officials are recently held a series of meetings to solicit business leaders, including foreign companies, and economists on how to revitalize the economy. Participants described the tone of officials to appear extremely urgent when confidence was weakened. Editor -in -chief: Kaidi</text:p>
      <text:p text:style-name="P4">
News Source: <text:a xlink:type="simple" xlink:href="https://www.rfa.org/mandarin/Xinwen/6-06142023164709.html" text:style-name="Internet_20_link" text:visited-style-name="Visited_20_Internet_20_Link">
https://www.rfa.org/mandarin/Xinwen/6-06142023164709.html</text:a>
</text:p>
      <!--NEWS-->
      <text:h text:style-name="P10" text:outline-level="1">
<text:span text:style-name="T4">
Raising human rights issues, saying, saying that Xi Jinping believes in global human rights governance high -end forum</text:span>
</text:h>
      <text:p text:style-name="P4">
Author: None</text:p>
      <text:p text:style-name="P4">
Publisher: Radio Free Asia (Organization)</text:p>
      <text:p text:style-name="P4">
Published Time: 2023-06-14T16:51:26-04:00</text:p>
      <text:p text:style-name="P4">
Modified Time: 2023-06-14T16:51: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863815in" draw:z-index="0">
<draw:image xlink:href="../Images/rfamandarin/2023-06-14T16-51-26-04-00/000000.png" xlink:type="simple" xlink:show="embed" xlink:actuate="onLoad" draw:mime-type="image/png"/>
</draw:frame>
The official global human rights governance high -end forum hosted by China was held in Beijing from June 14th to 15th. <text:a xlink:type="simple" xlink:href="https://www.rfa.org/mandarin/Xinwen/7-06142023164822.html/@@images/image" text:style-name="Internet_20_link" text:visited-style-name="Visited_20_Internet_20_Link">
</text:a>
Global Human Rights Governance High -end Forum Official Website According to the China Official Media Xinhua News Agency, the Global Human Rights Governance High -end Forum hosted by China was held in Beijing from June 14th to 15th. Chinese President Xi Jinping sent a congratulatory letter to the global human rights governance high -end forum, which emphasized that China advocates "the road of modernization with various characteristics" to protect the people's people's fairness and human rights fairly. "" ". According to reports, this forum was co -sponsored by the State Council's Journalism Office, the Ministry of Foreign Affairs and the National International Development Cooperation Agency, with the theme of "Equality, Cooperation, Development: The Vienna Declaration and Action Program" passed the 30th anniversary and global human rights governance. " More than 300 Chinese and foreign guests from nearly a hundred countries and international organizations were invited to attend the meeting. However, the Hong Kong "South China Morning Post" pointed out that the list of participants showed that the guests attending the forum mainly came from developing countries participating in the "Belt and Road" initiative. At the time of the forum, the leadership of the Communist Party of China is seeking a greater voice on human rights issues. China is facing the criticism of Western countries, especially the United States because of its human rights violations in Xinjiang and Hong Kong and the way of dissidents. At the forum, representatives from developing countries also heard China's criticism of Western human rights concepts, and accusing some Western countries of performing like "human rights teachers". Representatives of Uzbekistan and Equatorial Asia also praised Beijing's records, but a United Nations representative warned that human rights defenders were increasingly threatened. Editor -in -chief: Kaidi</text:p>
      <text:p text:style-name="P4">
News Source: <text:a xlink:type="simple" xlink:href="https://www.rfa.org/mandarin/Xinwen/7-06142023164822.html" text:style-name="Internet_20_link" text:visited-style-name="Visited_20_Internet_20_Link">
https://www.rfa.org/mandarin/Xinwen/7-06142023164822.html</text:a>
</text:p>
      <!--NEWS-->
      <text:h text:style-name="P10" text:outline-level="1">
<text:span text:style-name="T4">
Director -General of the International Atomic Energy Agency delayed visiting Zapolo Nuclear Power Station</text:span>
</text:h>
      <text:p text:style-name="P4">
Author: 联合早报 (Person)</text:p>
      <text:p text:style-name="P4">
Publisher: 联合早报 (Organization)</text:p>
      <text:p text:style-name="P4">
Published Time: 2023-06-14T16:59</text:p>
      <text:p text:style-name="P4">
Modified Time: 2023-06-14T16:59</text:p>
      <text:p text:style-name="P4">
Description: Due to the tight war in Ukraine, the UN International Atomic Energy Director Director Gross's original Wednesday (June 14) to inspect the Zapolo Nuclear Power Station occupied by Russia, and it has been postponed until Thursday (15th). Reuters reported that a senior government official called on Wednesday, Gello ...</text:p>
      <text:p text:style-name="P4">
Videos: []</text:p>
      <text:p text:style-name="P4">
Audios: []</text:p>
      <text:p text:style-name="P4">
Images: []</text:p>
      <text:p text:style-name="P4">
Type: NewsArticle</text:p>
      <text:p text:style-name="P4">
Breadcrumbs: ['即时', '国际']</text:p>
      <text:p text:style-name="P4">
Keywords: ['俄罗斯', '乌克兰', '核电站', '国际原子能机构']</text:p>
      <!--METADATA-->
      <text:p text:style-name="P4">
Due to the tight war in Ukraine, the UN International Atomic Energy Director Director Gross's original Wednesday (June 14) to inspect the Zapolo Nuclear Power Station occupied by Russia, and it has been postponed until Thursday (15th).</text:p>
      <text:p text:style-name="P4">
Reuters reported that a senior government official called on Wednesday that Gronci was waiting for safer to visit Zapolo Nuclear Power Station. The official did not explain when Gronci settled.</text:p>
      <text:p text:style-name="P4">
Gronci visited Kiev on Tuesday (13th) and held talks with Ukrainian President Zelezki. He said at the time that the Zapolo Nuclear Power Plant was not immediately dangerous, but "the situation was serious" and said that he would personally go to the Zapolo Nuclear Power Station for evaluation. The Russian News Agency reported that the visit was originally scheduled to be carried out on Wednesday, but it is now delayed for one day.</text:p>
      <text:p text:style-name="P4">
The reservoir near the Zapolo Nuclear Power Station is due(https://www.zaobao.com/realtime/world/story20230606-1401606)The water level in the Dieber River has risen sharply, causing serious ecological and humanitarian risks.</text:p>
      <text:p text:style-name="P4">
Both Russia and Ukraine have accused each other of destruction <text:a xlink:type="simple" xlink:href="https://www.zaobao.com/keywords/shui-ba" text:style-name="Internet_20_link" text:visited-style-name="Visited_20_Internet_20_Link">
dam</text:a>
, Resulting in floods. Western countries have stated that they are still collecting evidence, but I believe that Ukraine has no reason to cause such disasters to themselves.</text:p>
      <text:p text:style-name="P4">
News Source: <text:a xlink:type="simple" xlink:href="https://www.zaobao.com.sg/realtime/world/story20230614-1404309" text:style-name="Internet_20_link" text:visited-style-name="Visited_20_Internet_20_Link">
https://www.zaobao.com.sg/realtime/world/story20230614-1404309</text:a>
</text:p>
      <!--NEWS-->
      <text:h text:style-name="P10" text:outline-level="1">
<text:span text:style-name="T4">
On the eve of Modi visited the United States, the United States promoted India to promote the purchase of drones</text:span>
</text:h>
      <text:p text:style-name="P4">
Author: chinese@voanews.com (杨安)</text:p>
      <text:p text:style-name="P4">
Publisher: 美国之音中文网 (Type: NewsMediaOrganization)</text:p>
      <text:p text:style-name="P4">
Published Time: 2023-06-14T17:09:12+08:00</text:p>
      <text:p text:style-name="P4">
Modified Time: 2023-06-14 09:09:12Z</text:p>
      <text:p text:style-name="P4">
Description: Indian Prime Minister Narendra Modi (Narendra Modi) visited the United States in late June. "Reuters" quoted people familiar with the matter and pointed out that Washington is urging New Delhi to promote the procurement of "maritime guards" drone (MQ-9B Seaguardian) This military sales case is expected to reach $ 200 billion.</text:p>
      <text:p text:style-name="P4">
Videos: []</text:p>
      <text:p text:style-name="P4">
Images: []</text:p>
      <text:p text:style-name="P4">
Categories: ['亚太', '美国', '军事']</text:p>
      <text:p text:style-name="P4">
Type: None</text:p>
      <!--METADATA-->
      <text:p text:style-name="P4">
Nonenone</text:p>
      <text:p text:style-name="P4">
News Source: <text:a xlink:type="simple" xlink:href="https://www.voachinese.com/a/us-reportedly-looks-to-sell-armed-drones-to-india-20230614/7136585.html" text:style-name="Internet_20_link" text:visited-style-name="Visited_20_Internet_20_Link">
https://www.voachinese.com/a/us-reportedly-looks-to-sell-armed-drones-to-india-20230614/7136585.html</text:a>
</text:p>
      <!--NEWS-->
      <text:h text:style-name="P10" text:outline-level="1">
<text:span text:style-name="T4">
The trial operation of the nuclear pollution water discharge of nuclear pollution in Japan entered the third day China resolutely opposed China</text:span>
</text:h>
      <text:p text:style-name="P4">
Author: chinese@voanews.com (金谷)</text:p>
      <text:p text:style-name="P4">
Publisher: 美国之音中文网 (Type: NewsMediaOrganization)</text:p>
      <text:p text:style-name="P4">
Published Time: 2023-06-14T17:41:15+08:00</text:p>
      <text:p text:style-name="P4">
Modified Time: 2023-06-14 15:53:52Z</text:p>
      <text:p text:style-name="P4">
Description: Tokyo Electric Power Corporation, Japan, began the trial operation of the Fukushima First Nuclear Power Station after processing and diluted nuclear pollution water on Monday (June 12). Dan water replaced during trial operation. It is expected that the trial operation will last for two weeks. The plan puts the processed nuclear pollution water and then diluted with seawater and slowly discharged into the sea through the submarine tunnel, but it was strongly opposed by some local fishery groups and neighbors, especially China.</text:p>
      <text:p text:style-name="P4">
Videos: []</text:p>
      <text:p text:style-name="P4">
Images: []</text:p>
      <text:p text:style-name="P4">
Categories: ['生态环境', '亚太', '中国']</text:p>
      <text:p text:style-name="P4">
Type: None</text:p>
      <!--METADATA-->
      <text:p text:style-name="P4">
Nonenone</text:p>
      <text:p text:style-name="P4">
News Source: <text:a xlink:type="simple" xlink:href="https://www.voachinese.com/a/japan-fukushima-china-20230614/7136604.html" text:style-name="Internet_20_link" text:visited-style-name="Visited_20_Internet_20_Link">
https://www.voachinese.com/a/japan-fukushima-china-20230614/7136604.html</text:a>
</text:p>
      <!--NEWS-->
      <text:h text:style-name="P10" text:outline-level="1">
<text:span text:style-name="T4">
The "significant improvement" of the Italian Parliament led the group to visit Taiwan</text:span>
</text:h>
      <text:p text:style-name="P4">
Author: chinese@voanews.com (金谷)</text:p>
      <text:p text:style-name="P4">
Publisher: 美国之音中文网 (Type: NewsMediaOrganization)</text:p>
      <text:p text:style-name="P4">
Published Time: 2023-06-14T18:05:09+08:00</text:p>
      <text:p text:style-name="P4">
Modified Time: 2023-06-14 10:06:24Z</text:p>
      <text:p text:style-name="P4">
Description: The Vice Speaker of the Italian Senate, Gian Marco Centinaio and Senator Elena Murelli, arrived in Taiwan on Wednesday (June 14) for a 6 -day visit on Wednesday (June 14). Taiwan ’s Foreign Ministry pointed out that after the new Italian government took office, it was the first time that members of Congress came to Taiwan, and it was the highest level of the Italian Parliament to visit Taiwan.</text:p>
      <text:p text:style-name="P4">
Videos: []</text:p>
      <text:p text:style-name="P4">
Images: []</text:p>
      <text:p text:style-name="P4">
Categories: ['欧洲', '中国', '台湾']</text:p>
      <text:p text:style-name="P4">
Type: None</text:p>
      <!--METADATA-->
      <text:p text:style-name="P4">
Nonenone</text:p>
      <text:p text:style-name="P4">
News Source: <text:a xlink:type="simple" xlink:href="https://www.voachinese.com/a/deputy-speaker-of-italy-s-senate-visits-taiwan-20230614/7136633.html" text:style-name="Internet_20_link" text:visited-style-name="Visited_20_Internet_20_Link">
https://www.voachinese.com/a/deputy-speaker-of-italy-s-senate-visits-taiwan-20230614/7136633.html</text:a>
</text:p>
      <!--NEWS-->
      <text:h text:style-name="P10" text:outline-level="1">
<text:span text:style-name="T4">
Super cyclone is about to land in Pakistan, India, more than 100,000 people to evacuate</text:span>
</text:h>
      <text:p text:style-name="P4">
Author: 联合早报 (Person)</text:p>
      <text:p text:style-name="P4">
Publisher: 联合早报 (Organization)</text:p>
      <text:p text:style-name="P4">
Published Time: 2023-06-14T18:06</text:p>
      <text:p text:style-name="P4">
Modified Time: 2023-06-14T18:27</text:p>
      <text:p text:style-name="P4">
Description: The ultra -strong cyclone "Biljoy" is about to land in India and Pakistan, and meteorologists warn that this cyclone will destroy houses and wiring; the authorities have evacuated more than 100,000 people. Agence France -Presse reported that government meteorological monitoring personnel said that Bill Joy (... ...</text:p>
      <text:p text:style-name="P4">
Videos: []</text:p>
      <text:p text:style-name="P4">
Audios: []</text:p>
      <text:p text:style-name="P4">
Images: []</text:p>
      <text:p text:style-name="P4">
Type: NewsArticle</text:p>
      <text:p text:style-name="P4">
Breadcrumbs: ['即时', '国际']</text:p>
      <text:p text:style-name="P4">
Keywords: ['印度', '巴基斯坦', '风暴']</text:p>
      <!--METADATA-->
      <text:p text:style-name="P4">
The ultra -strong cyclone "Biljoy" is about to land in India and Pakistan, and meteorologists warn that this cyclone will destroy houses and wiring; the authorities have evacuated more than 100,000 people.</text:p>
      <text:p text:style-name="P4">
Agence France -Presse reported that government meteorological monitoring said that Biparjoy, which meant "disaster" in Bangladesh, is crossing the Arabian Sea. The "very serious cyclone storm" is expected to land between Mandvi (Mandvi) and Karachi, southern Pakistan in the Gujarat Town, Western India.</text:p>
      <text:p text:style-name="P4">
The Indian Meteorological Department predicts that the storm will attack near the port of Yako, India on Thursday late on Thursday, and warn that traditional soil and thatch thatch houses will be "completely destroyed." The forecask said that Bill Joy's maximum continuous wind speed can reach 125 to 135 kilometers per hour and the speed of gusts can reach 150 kilometers per hour.</text:p>
      <text:p text:style-name="P4">
Officials responsible for the Rockrarta relief operation said that more than 47,000 people have evacuated from coastal and low -lying regions to refuge; more people are expected to be transferred to the inland.</text:p>
      <text:p text:style-name="P4">
Indian meteorologists warn that this storm will cause extensive damage, including crops, electricity and conversation rods, and interruption of railway and highway services.</text:p>
      <text:p text:style-name="P4">
Pakistan's climate change minister Lehman said on Wednesday (14th) that the authorities have evacuated 6,200 people from the southeast coastline and set up 75 relief camps at the school. She said that fishermen have suggested to stop fishing operations, and small planes have stopped, and said that the 20 million people in Karachi may have floods.</text:p>
      <text:p text:style-name="P4">
News Source: <text:a xlink:type="simple" xlink:href="https://www.zaobao.com.sg/realtime/world/story20230614-1404337" text:style-name="Internet_20_link" text:visited-style-name="Visited_20_Internet_20_Link">
https://www.zaobao.com.sg/realtime/world/story20230614-1404337</text:a>
</text:p>
      <!--NEWS-->
      <text:h text:style-name="P10" text:outline-level="1">
<text:span text:style-name="T4">
Erdogan: Turkey may not be approved to join NATO in July</text:span>
</text:h>
      <text:p text:style-name="P4">
Author: 联合早报 (Person)</text:p>
      <text:p text:style-name="P4">
Publisher: 联合早报 (Organization)</text:p>
      <text:p text:style-name="P4">
Published Time: 2023-06-14T18:57</text:p>
      <text:p text:style-name="P4">
Modified Time: 2023-06-14T19:11</text:p>
      <text:p text:style-name="P4">
Description: Turkish President Erdogan said that Sweden's expectations to join NATO do not mean that Turkey will follow as scheduled. Agence France -Presse reported that the Turkish President's Office issued Erdogan's statement on Wednesday (June 14) saying: "In order to satisfy these expectations, first of all, Sweden must do our best ...</text:p>
      <text:p text:style-name="P4">
Videos: []</text:p>
      <text:p text:style-name="P4">
Audios: []</text:p>
      <text:p text:style-name="P4">
Images: []</text:p>
      <text:p text:style-name="P4">
Type: NewsArticle</text:p>
      <text:p text:style-name="P4">
Breadcrumbs: ['即时', '国际']</text:p>
      <text:p text:style-name="P4">
Keywords: ['土耳其', '瑞典', '北约', '埃尔多安']</text:p>
      <!--METADATA-->
      <text:p text:style-name="P4">
Turkish President Erdogan said that Sweden's expectations to join NATO do not mean that Turkey will follow as scheduled.</text:p>
      <text:p text:style-name="P4">
Agence France -Presse reported that the Turkish President's Office issued Erdogan's statement on Wednesday (June 14) saying: "In order to allow us to satisfy these expectations, first of all, Sweden must do its best."</text:p>
      <text:p text:style-name="P4">
Hungarian and Hungarian, a member of NATO Hungary, approved [Finland to join NATO] this year(https://www.zaobao.com.sg/news/world/story20230405-1379568)However, the council of the two countries has not approved the application for the Alliance in Sweden.</text:p>
      <text:p text:style-name="P4">
US President Bayeng was elected for re -election in Erdogan(https://www.zaobao.com.sg/realtime/world/story20230529-1399145)Later, Erdogan was urged to approve Sweden to join the Alliance in the phone call; NATO Secretary -General Stoltenberg discussed with Erdogan in Istanbul earlier this month.</text:p>
      <text:p text:style-name="P4">
Erdogan pointed out that Stoltenberg's visit coincides with the Kurdish supporters held a protest in Stockholm. This organization is identified by Türkiye as a terrorist organization.</text:p>
      <text:p text:style-name="P4">
Erdogan said: "The Constitution gives some rights (Sweden) law enforcement departments. Please use these rights. If you do not deal with it, we cannot A summit was held in the Lithuanian capital of Vernis in July.</text:p>
      <text:p text:style-name="P4">
News Source: <text:a xlink:type="simple" xlink:href="https://www.zaobao.com.sg/realtime/world/story20230614-1404346" text:style-name="Internet_20_link" text:visited-style-name="Visited_20_Internet_20_Link">
https://www.zaobao.com.sg/realtime/world/story20230614-1404346</text:a>
</text:p>
      <!--NEWS-->
      <text:h text:style-name="P10" text:outline-level="1">
<text:span text:style-name="T4">
On Wednesday, the U.S. market has slightly increased the performance of the world's largest home improvement retailer, Home DEPOT performance</text:span>
</text:h>
      <text:p text:style-name="P4">
Author: 李可爱 (Person)</text:p>
      <text:p text:style-name="P4">
Publisher: 联合早报 (Organization)</text:p>
      <text:p text:style-name="P4">
Published Time: 2023-06-14T20:00</text:p>
      <text:p text:style-name="P4">
Modified Time: 2023-06-14T20:00</text:p>
      <text:p text:style-name="P4">
Description: ● The main stock index futures of the American Wall Street stock indexes have generally risen slightly on Wednesday (June 14). Consumer prices in May released overnight have just risen slightly, showing that inflation has begun to ease, which has led many investors to bet on the Federal Reserve Office on Wednesday. ● At 7 o'clock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今晚美市看什么']</text:p>
      <!--METADATA-->
      <text:p text:style-name="P4">
<text:span text:style-name="T4">
 Wednesday (June 14) Key: </text:span>
</text:p>
      <text:p text:style-name="P4">
● The main stock index futures of the American Wall Street stock indexes have generally risen slightly on Wednesday (June 14). Consumer prices in May released overnight have just risen slightly, showing that inflation has begun to ease, which has led many investors to bet on the Federal Reserve Office on Wednesday.</text:p>
      <text:p text:style-name="P4">
● At 7:00, the standard with the Poole 500 index futures slightly raised 6.90 points or 0.16 % to 4375.90 points; the Nasdaq 100 index futures starting at 21.20 or 0.14 % to 14922.10 points; Point, at 34171.60 points.</text:p>
      <text:p text:style-name="P4">
● Standard and Pur 500 Index and the Nasdaq index overnight (Tuesday) have reached the highest closing price since 14 months. The standard and the Pur 500 index rose 30.08 points overnight, and the closed market was 4369.01 points. The heavyweight Dow Jones Index also started at 145.79 points, and closed the market 34212.12 points. The Nasdaq 100 Index, which is mainly technology stocks, climbed 0.79 % or 116.55 points, and closed at 14900.85 points.</text:p>
      <text:p text:style-name="P4">
● The US stock market's overnight transactions are quite active. The total transaction volume of the exchange is 11.6 billion, more than 10.6 billion shares in the past 20 days.</text:p>
      <text:p text:style-name="P4">
<text:span text:style-name="T4">
 Pre -market transaction focus </text:span>
:</text:p>
      <text:p text:style-name="P4">
● Advanced Microdevices released the latest artificial intelligence chip MI300X overnight. CEO Su Zifeng said that customers will start to "experience" the new chip in the third quarter. The company will not increase production in the fourth quarter. The market is challenging the dominant position of Nvidia in the field of artificial intelligence. Super micro -stock price rose 2.33 % before the market, at $ 127.43.</text:p>
      <text:p text:style-name="P4">
<draw:frame draw:style-name="fr1" draw:name="Image226" text:anchor-type="as-char" svg:width="6.9236in" svg:height="4.615733in" draw:z-index="0">
<draw:image xlink:href="../Images/zaobao world/2023-06-14T20-00/000000.png" xlink:type="simple" xlink:show="embed" xlink:actuate="onLoad" draw:mime-type="image/png"/>
</draw:frame>
Su Zifeng introduced the latest MI300X chip in the event held in San Francisco overnight. (Reuters)</text:p>
      <text:p text:style-name="P4">
● Among the standards and the Pur 500 index component stocks, the largest stock volume overnight is the electric vehicle giant Tesla, with a total transaction volume of 40.8 billion US dollars. After 13 consecutive days of rising, Tesla's stock price continued to be the focus of the audience before the market, and the stock price rose 5.10 US dollars. **</text:p>
      <text:p text:style-name="P4">
● It is reported that chip maker Intel is negotiating with ARM, a subsidiary of Softbank Group to become the main investor in the first public offering plan of ARM. Intel's stock price fell slightly 0.06 US dollars tonight, at $ 33.85.</text:p>
      <text:p text:style-name="P4">
● On Wednesday, let's take a look at the latest quarterly results of Home DEPOT, the world's largest home improvement retail merchant. The stock was $ 0.42 tonight, and it reported at $ 300.50.</text:p>
      <text:p text:style-name="P4">
● Active stocks before the market are in order: Tesla, OpenDoor Technology, ultra -micro, Palantir Technologies and Plugpower. At the time of the draft, except for Palantir Technologies' stock price fell, the stock prices of the other four active stocks rose.</text:p>
      <text:p text:style-name="P4">
<draw:frame draw:style-name="fr1" draw:name="Image227" text:anchor-type="as-char" svg:width="6.9236in" svg:height="4.615733in" draw:z-index="0">
<draw:image xlink:href="../Images/zaobao world/2023-06-14T20-00/000001.png" xlink:type="simple" xlink:show="embed" xlink:actuate="onLoad" draw:mime-type="image/png"/>
</draw:frame>
In the rise in loan interest rates and consumers have begun to turn expenditure to service projects, the strong trend of Jiandubao's sales in the past three years is expected to be adjusted. (Reuters)</text:p>
      <text:p text:style-name="P4">
<text:span text:style-name="T4">
 Home DEPOT </text:span>
 **</text:p>
      <text:p text:style-name="P4">
<text:span text:style-name="T4">
 (New York Stock Exchange code: HD) </text:span>
</text:p>
      <text:p text:style-name="P4">
The quarterly hosted turnover released by the world's largest furniture decoration retailer has made many investors surprised, because the turnover is the most expected in 20 years. Not only that, Jiadebao also lowered its performance forecast for the whole year this year. It can be seen that American consumers' interest in home improvement and purchase of large products such as grilled racks has been greatly reduced.</text:p>
      <text:p text:style-name="P4">
Family Bao also said that the price of cold weather and decline in wood also affected the Group's sales in this quarter. The last time family had such a "error" of a quarterly turnover in November 2002. This is also the goal of Family Bao's second consecutive quarter that Wall Street analysts have settled on it.</text:p>
      <text:p text:style-name="P4">
According to the performance report of the first quarter of this year as of the end of April this year, the Group's turnover fell 4.2 % to US $ 37.26 billion. The Group's net profit is US $ 3.8 billion, and its profit is $ 382 per share, which is 8.5 % less than $ 4.230 million or $ 4.09 per share. The average prediction of analysts collected by Refinitiv is the turnover of US $ 38.28 billion, with a profit of $ 3.80 per share.</text:p>
      <text:p text:style-name="P4">
Family Bao said that it is currently expected that sales and comparable sales of this fiscal year will drop by 2 % to 5 %. This is roughly the same as the annual sales it had previously predicted. However, this year's operating profit margin is expected to fall to 14 % to 14.3 %, and the previous home has predicted that the operating profit margin can be maintained at 14.5 %.</text:p>
      <text:p text:style-name="P4">
RichardmcPhail, chief financial officer of Family Bao, said the group expects that the 2023 will be a year of business performance. The Americans have a huge demand for home decoration during the epidemic, which has increased the annual sales of the group about $ 47 billion over three years ago. However, when the interest rate of mortgage loans rises and consumers are beginning to turn their expenses to service projects, the company's sales trend is expected to be adjusted.</text:p>
      <text:p text:style-name="P4">
Compared with the same period last year, the customer's transaction volume in the first quarter dropped by nearly 5 %, but the average consumption of customers remained at the level of $ 91.92.</text:p>
      <text:p text:style-name="P4">
Of the 24 analysts of Tipranks, 14 were rated to the family's treasure stocks, and 10 "held" rating. The average target price of the first -year period was $ 317.36.</text:p>
      <text:p text:style-name="P4">
News Source: <text:a xlink:type="simple" xlink:href="https://www.zaobao.com.sg/realtime/world/story20230614-1404371" text:style-name="Internet_20_link" text:visited-style-name="Visited_20_Internet_20_Link">
https://www.zaobao.com.sg/realtime/world/story20230614-1404371</text:a>
</text:p>
      <!--NEWS-->
      <text:h text:style-name="P10" text:outline-level="1">
<text:span text:style-name="T4">
Ukraine claims that it has made gradual progress in fierce battles</text:span>
</text:h>
      <text:p text:style-name="P4">
Author: 联合早报 (Person)</text:p>
      <text:p text:style-name="P4">
Publisher: 联合早报 (Organization)</text:p>
      <text:p text:style-name="P4">
Published Time: 2023-06-14T20:14</text:p>
      <text:p text:style-name="P4">
Modified Time: 2023-06-14T20:14</text:p>
      <text:p text:style-name="P4">
Description: Ukraine claimed that gradually made progress in the fierce counterattack against the Russian army. Reuters reported that Ukraine Deputy Defense Minister Maria Wednesday (June 14) said on Telegram's application that Ukraine's operations were partially successful. She said, in the past ...</text:p>
      <text:p text:style-name="P4">
Videos: []</text:p>
      <text:p text:style-name="P4">
Audios: []</text:p>
      <text:p text:style-name="P4">
Images: []</text:p>
      <text:p text:style-name="P4">
Type: NewsArticle</text:p>
      <text:p text:style-name="P4">
Breadcrumbs: ['即时', '国际']</text:p>
      <text:p text:style-name="P4">
Keywords: ['乌克兰', '俄罗斯', '俄乌战争']</text:p>
      <!--METADATA-->
      <text:p text:style-name="P4">
Ukraine claimed that gradually made progress in the fierce counterattack against the Russian army.</text:p>
      <text:p text:style-name="P4">
Reuters reported that Ukraine Deputy Defense Minister Maria Wednesday (June 14) said on Telegram's application that Ukraine's operations were partially successful. She said that in the past day, the Ukrainian army has been promoted to 200 meters to 500 meters in different regions near Bachmut in the eastern town, and it has advanced 300 meters to 350 meters in the direction of Zapolo in the southeast cities.</text:p>
      <text:p text:style-name="P4">
Mary said: "Faced with extremely fierce battles and the advantages of the enemy's air and artillery, our troops are moving forward."</text:p>
      <text:p text:style-name="P4">
Russia did not recognize any progress in Ukraine. President Putin said on Tuesday (13th) that he currently does not think it is necessary to re -mobilize the combatants.</text:p>
      <text:p text:style-name="P4">
News Source: <text:a xlink:type="simple" xlink:href="https://www.zaobao.com.sg/realtime/world/story20230614-1404375" text:style-name="Internet_20_link" text:visited-style-name="Visited_20_Internet_20_Link">
https://www.zaobao.com.sg/realtime/world/story20230614-1404375</text:a>
</text:p>
      <!--NEWS-->
      <text:h text:style-name="P10" text:outline-level="1">
<text:span text:style-name="T4">
U.S. Secretary of State Brills visited China this weekend</text:span>
</text:h>
      <text:p text:style-name="P4">
Author: 联合早报 (Person)</text:p>
      <text:p text:style-name="P4">
Publisher: 联合早报 (Organization)</text:p>
      <text:p text:style-name="P4">
Published Time: 2023-06-14T20:34</text:p>
      <text:p text:style-name="P4">
Modified Time: 2023-06-14T21:16</text:p>
      <text:p text:style-name="P4">
Description: US Secretary of State Brillings will visit China from Sunday (June 18) to 19th to seek "responsible management" in the United States and China. Comprehensive Agence France -Presse and Reuters report that Brintken will visit Beijing and London from June 16th to 21st. US State Department spokesman Miller Star ...</text:p>
      <text:p text:style-name="P4">
Videos: []</text:p>
      <text:p text:style-name="P4">
Audios: []</text:p>
      <text:p text:style-name="P4">
Images: []</text:p>
      <text:p text:style-name="P4">
Type: NewsArticle</text:p>
      <text:p text:style-name="P4">
Breadcrumbs: ['即时', '国际']</text:p>
      <text:p text:style-name="P4">
Keywords: ['布林肯', '中国', '英国', '乌克兰']</text:p>
      <!--METADATA-->
      <text:p text:style-name="P4">
The United States <text:a xlink:type="simple" xlink:href="https://www.zaobao.com.sg/realtime/china/story20230614-1404380" text:style-name="Internet_20_link" text:visited-style-name="Visited_20_Internet_20_Link">
Secretary of State Brillings will visit China from Sunday (June 18) to China on Sunday (June 18)</text:a>
In order to seek "responsible management" in the United States and China.</text:p>
      <text:p text:style-name="P4">
Comprehensive Agence France -Presse and Reuters report that Brintken will visit Beijing and London from June 16th to 21st. The US State Department spokesman Miller Miller said on Wednesday (June 14): "Brinken will meet with senior Chinese officials. He will discuss the importance of maintaining open communication and responsible managing the importance of US -China relations."</text:p>
      <text:p text:style-name="P4">
US officials said on Wednesday that the United States did not expect that Brinkel would achieve a number of results during visiting China, but hoped to maintain smooth communication channels with Beijing to reduce the risk of confession in the US -China competition.</text:p>
      <text:p text:style-name="P4">
Danielkritenbrink, Assistant State of East Asia and Pacific Affairs, said on Wednesday that the United States hopes that Brinton and Chinese officials will "at least reduce the risk of misjudgment, so that we will not fall into potential conflicts."</text:p>
      <text:p text:style-name="P4">
He said that the agenda of this interview will be "substantial" and "effective", "but our goal is to focus on these most important goals, not to achieve many results."</text:p>
      <text:p text:style-name="P4">
Blint will discuss international support to Ukraine with Britain, Ukraine and other partners and allies in London.</text:p>
      <text:p text:style-name="P4">
News Source: <text:a xlink:type="simple" xlink:href="https://www.zaobao.com.sg/realtime/world/story20230614-1404381" text:style-name="Internet_20_link" text:visited-style-name="Visited_20_Internet_20_Link">
https://www.zaobao.com.sg/realtime/world/story20230614-1404381</text:a>
</text:p>
      <!--NEWS-->
      <text:h text:style-name="P10" text:outline-level="1">
<text:span text:style-name="T4">
Taiwan Foreign Minister Wu Zhaozheng: Taiwan needs European friends to assist in maintaining the current situation and peace of Taiwan</text:span>
</text:h>
      <text:p text:style-name="P4">
Author: chinese@voanews.com (松仁)</text:p>
      <text:p text:style-name="P4">
Publisher: 美国之音中文网 (Type: NewsMediaOrganization)</text:p>
      <text:p text:style-name="P4">
Published Time: 2023-06-14T21:44:04+08:00</text:p>
      <text:p text:style-name="P4">
Modified Time: 2023-06-14 15:49:31Z</text:p>
      <text:p text:style-name="P4">
Description: Taiwan Foreign Minister Wu Zhaoxing said on Wednesday (June 14) that Taiwan hopes to ensure security and stability by maintaining the status quo of the Taiwan Strait, and it requires support from European countries to do so.</text:p>
      <text:p text:style-name="P4">
Videos: []</text:p>
      <text:p text:style-name="P4">
Images: []</text:p>
      <text:p text:style-name="P4">
Categories: ['台湾', '台海两岸关系']</text:p>
      <text:p text:style-name="P4">
Type: None</text:p>
      <!--METADATA-->
      <text:p text:style-name="P4">
Nonenone</text:p>
      <text:p text:style-name="P4">
News Source: <text:a xlink:type="simple" xlink:href="https://www.voachinese.com/a/taiwan-needs-european-friends-to-maintain-status-quo-minister-says-20230614/7136821.html" text:style-name="Internet_20_link" text:visited-style-name="Visited_20_Internet_20_Link">
https://www.voachinese.com/a/taiwan-needs-european-friends-to-maintain-status-quo-minister-says-20230614/7136821.html</text:a>
</text:p>
      <!--NEWS-->
      <text:h text:style-name="P10" text:outline-level="1">
<text:span text:style-name="T4">
News: British Foreign Minister Cleverly or visit China next month</text:span>
</text:h>
      <text:p text:style-name="P4">
Author: 联合早报 (Person)</text:p>
      <text:p text:style-name="P4">
Publisher: 联合早报 (Organization)</text:p>
      <text:p text:style-name="P4">
Published Time: 2023-06-14T21:46</text:p>
      <text:p text:style-name="P4">
Modified Time: 2023-06-14T21:46</text:p>
      <text:p text:style-name="P4">
Description: Bloomberg quoted sources as saying that British Foreign Minister Cleverly considers visiting China next month. According to people familiar with the plan, discussions that let Cleverly visit China at the end of July are ongoing. Another sources confirmed that the relevant discussions are ongoing, and at the same time, they emphasize that they have not been appointed ...</text:p>
      <text:p text:style-name="P4">
Videos: []</text:p>
      <text:p text:style-name="P4">
Audios: []</text:p>
      <text:p text:style-name="P4">
Images: []</text:p>
      <text:p text:style-name="P4">
Type: NewsArticle</text:p>
      <text:p text:style-name="P4">
Breadcrumbs: ['即时', '国际']</text:p>
      <text:p text:style-name="P4">
Keywords: ['英国', '中国']</text:p>
      <!--METADATA-->
      <text:p text:style-name="P4">
Bloomberg quoted sources as saying that British Foreign Minister Cleverly considers visiting China next month.</text:p>
      <text:p text:style-name="P4">
According to people familiar with the plan, discussions that let Cleverly visit China at the end of July are ongoing. Another source confirmed that the relevant discussions were ongoing, and at the same time, it was emphasized that no confirmation was obtained.</text:p>
      <text:p text:style-name="P4">
The US media Politico reported earlier on Wednesday (June 14) that China has officially invited Cleverly to visit.</text:p>
      <text:p text:style-name="P4">
Clever's trip will highlight British Prime Minister Sonak attempting to maintain trade relations with China. Both Sunak and Cleverly mentioned that China was a "epoch -making challenge" for British security. The British government recently accused Beijing of establishing a secret police station in the UK.</text:p>
      <text:p text:style-name="P4">
News Source: <text:a xlink:type="simple" xlink:href="https://www.zaobao.com.sg/realtime/world/story20230614-1404402" text:style-name="Internet_20_link" text:visited-style-name="Visited_20_Internet_20_Link">
https://www.zaobao.com.sg/realtime/world/story20230614-1404402</text:a>
</text:p>
      <!--NEWS-->
      <text:h text:style-name="P10" text:outline-level="1">
<text:span text:style-name="T4">
White House: Guoan consultant Sha Liwen will talk to Tokyo to talk to Japan and Philippines to discuss anti -China methods</text:span>
</text:h>
      <text:p text:style-name="P4">
Author: chinese@voanews.com (木风)</text:p>
      <text:p text:style-name="P4">
Publisher: 美国之音中文网 (Type: NewsMediaOrganization)</text:p>
      <text:p text:style-name="P4">
Published Time: 2023-06-14T22:22:00+08:00</text:p>
      <text:p text:style-name="P4">
Modified Time: 2023-06-14 14:22:00Z</text:p>
      <text:p text:style-name="P4">
Description: The White House National Security Council announced on Tuesday (June 13) that National Security Consultant Sarawan will talk to Tokyo with security officials in Japan, the Philippines and South Korea on Thursday to discuss cooperation against China's threats.</text:p>
      <text:p text:style-name="P4">
Videos: []</text:p>
      <text:p text:style-name="P4">
Images: []</text:p>
      <text:p text:style-name="P4">
Categories: ['美国', '亚太']</text:p>
      <text:p text:style-name="P4">
Type: None</text:p>
      <!--METADATA-->
      <text:p text:style-name="P4">
Nonenone</text:p>
      <text:p text:style-name="P4">
News Source: <text:a xlink:type="simple" xlink:href="https://www.voachinese.com/a/biden-dispatching-sullivan-to-tokyo-for-talks-with-japan-philippines-south-korea-officials-20230614/7136745.html" text:style-name="Internet_20_link" text:visited-style-name="Visited_20_Internet_20_Link">
https://www.voachinese.com/a/biden-dispatching-sullivan-to-tokyo-for-talks-with-japan-philippines-south-korea-officials-20230614/7136745.html</text:a>
</text:p>
      <!--NEWS-->
      <text:h text:style-name="P10" text:outline-level="1">
<text:span text:style-name="T4">
Ship in the southern part of Greece sank and brewed 78 death</text:span>
</text:h>
      <text:p text:style-name="P4">
Author: 联合早报 (Person)</text:p>
      <text:p text:style-name="P4">
Publisher: 联合早报 (Organization)</text:p>
      <text:p text:style-name="P4">
Published Time: 2023-06-14T22:31</text:p>
      <text:p text:style-name="P4">
Modified Time: 2023-06-14T23:19</text:p>
      <text:p text:style-name="P4">
Description: An illegal immigrant ship sank in the waters of the southwestern Greece, causing 78 people to die. Comprehensive Reuters and Xinhua News Agency reported that the Greek authorities said on Wednesday (June 14) that rescuers have rescued 104 people from the Shenyan, and they are still searching for the disappeared persons. This is the Greek shipwreck this year ...</text:p>
      <text:p text:style-name="P4">
Videos: []</text:p>
      <text:p text:style-name="P4">
Audios: []</text:p>
      <text:p text:style-name="P4">
Images: []</text:p>
      <text:p text:style-name="P4">
Type: NewsArticle</text:p>
      <text:p text:style-name="P4">
Breadcrumbs: ['即时', '国际']</text:p>
      <text:p text:style-name="P4">
Keywords: ['希腊', '船难']</text:p>
      <!--METADATA-->
      <text:p text:style-name="P4">
An illegal immigrant ship sank in the waters of the southwestern Greece, causing 78 people to die.</text:p>
      <text:p text:style-name="P4">
Comprehensive Reuters and Xinhua News Agency reported that the Greek authorities said on Wednesday (June 14) that rescuers have rescued 104 people from the Shenyan, and they are still searching for the disappeared persons. This is the largest number of deaths in the Greek Sea this year.</text:p>
      <text:p text:style-name="P4">
The Coastal Guard said the accident occurred in the Mediterranean Sea near the town of Pros, southwest of the Berlonnenia Peninsula, Greece, and the staff on board did not wear life -saving clothes. A survivor told the Greek media that the ship departed from Libya and its destination was Italy.</text:p>
      <text:p text:style-name="P4">
News Source: <text:a xlink:type="simple" xlink:href="https://www.zaobao.com.sg/realtime/world/story20230614-1404412" text:style-name="Internet_20_link" text:visited-style-name="Visited_20_Internet_20_Link">
https://www.zaobao.com.sg/realtime/world/story20230614-1404412</text:a>
</text:p>
      <!--NEWS-->
      <text:h text:style-name="P10" text:outline-level="1">
<text:span text:style-name="T4">
News: Bill Gates will meet with Xi Jinping during his visit to China</text:span>
</text:h>
      <text:p text:style-name="P4">
Author: 联合早报 (Person)</text:p>
      <text:p text:style-name="P4">
Publisher: 联合早报 (Organization)</text:p>
      <text:p text:style-name="P4">
Published Time: 2023-06-14T22:42</text:p>
      <text:p text:style-name="P4">
Modified Time: 2023-06-14T22:52</text:p>
      <text:p text:style-name="P4">
Description: Reuters quoted sources as saying that Microsoft founder Bill Gates would meet with Chinese President Xi Jinping on Friday (June 16) during his visit to China. This will be the first time Xi Jinping has met with foreign private entrepreneurs in recent years. The two sources said that the meeting may be a ...</text:p>
      <text:p text:style-name="P4">
Videos: []</text:p>
      <text:p text:style-name="P4">
Audios: []</text:p>
      <text:p text:style-name="P4">
Images: []</text:p>
      <text:p text:style-name="P4">
Type: NewsArticle</text:p>
      <text:p text:style-name="P4">
Breadcrumbs: ['即时', '国际']</text:p>
      <text:p text:style-name="P4">
Keywords: ['中国', '比尔盖茨', '习近平']</text:p>
      <!--METADATA-->
      <text:p text:style-name="P4">
Reuters quoted sources as saying that Microsoft founder Bill Gates would meet with Chinese President Xi Jinping on Friday (June 16) during his visit to China.</text:p>
      <text:p text:style-name="P4">
This will be the first time Xi Jinping has met with foreign private entrepreneurs in recent years. The two sources said that the meeting may be one -on -one meeting. Another source confirmed that they would meet, but did not provide further details.</text:p>
      <text:p text:style-name="P4">
Bill Gates tweeted on Wednesday (14th) saying that this was his first landing in Beijing since 2019.</text:p>
      <text:p text:style-name="P4">
News Source: <text:a xlink:type="simple" xlink:href="https://www.zaobao.com.sg/realtime/world/story20230614-1404414" text:style-name="Internet_20_link" text:visited-style-name="Visited_20_Internet_20_Link">
https://www.zaobao.com.sg/realtime/world/story20230614-1404414</text:a>
</text:p>
      <!--NEWS-->
      <text:h text:style-name="P10" text:outline-level="1">
<text:span text:style-name="T4">
The united front of Beijing Games Differential, 5,000 people in Taiwan are invited to participate in the Straits Forum</text:span>
</text:h>
      <text:p text:style-name="P4">
Author: chinese@voanews.com (松仁)</text:p>
      <text:p text:style-name="P4">
Publisher: 美国之音中文网 (Type: NewsMediaOrganization)</text:p>
      <text:p text:style-name="P4">
Published Time: 2023-06-14T23:23:58+08:00</text:p>
      <text:p text:style-name="P4">
Modified Time: 2023-06-14 15:23:58Z</text:p>
      <text:p text:style-name="P4">
Description: Beijing National Taiwan Affairs Office spokesman Zhu Fenglian said on Wednesday (June 14) that the annual cross -strait Strait Forum will kick off on Friday, and the official conference will be held in Xiamen City, Fujian Province on Saturday morning. Zhu Fenglian said that Xia Liyan, the vice chairman of the Kuomintang of Taiwan's largest opposition party, will lead the group to attend the meeting. Other invited participants from the New Party of Taiwan, the Parent -Democratic Party, the unity of the party, and the people's party representatives and the people of the people are more than 5,000 people. Essence</text:p>
      <text:p text:style-name="P4">
Videos: []</text:p>
      <text:p text:style-name="P4">
Images: []</text:p>
      <text:p text:style-name="P4">
Categories: ['中国', '台湾', '台海两岸关系']</text:p>
      <text:p text:style-name="P4">
Type: None</text:p>
      <!--METADATA-->
      <text:p text:style-name="P4">
Nonenone</text:p>
      <text:p text:style-name="P4">
News Source: <text:a xlink:type="simple" xlink:href="https://www.voachinese.com/a/china-invites-5000-taiwanese-to-cross-strait-forum-20230614/7136982.html" text:style-name="Internet_20_link" text:visited-style-name="Visited_20_Internet_20_Link">
https://www.voachinese.com/a/china-invites-5000-taiwanese-to-cross-strait-forum-20230614/7136982.html</text:a>
</text:p>
      <!--NEWS-->
      <text:h text:style-name="P10" text:outline-level="1">
<text:span text:style-name="T4">
New action of Toyota Motors: electric vehicles equipped with a manual gearbox and engine roar (Free Version)</text:span>
</text:h>
      <text:p text:style-name="P4">
Author: River Davis</text:p>
      <text:p text:style-name="P4">
Publisher: 华尔街日报中文网</text:p>
      <text:p text:style-name="P4">
Published Time: 2023-06-14T6:05:00.000Z</text:p>
      <text:p text:style-name="P4">
Modified Time: 2023-06-14T11:05:00.000Z</text:p>
      <text:p text:style-name="P4">
Created Time: 2023-06-14T06:44:00.000Z</text:p>
      <text:p text:style-name="P4">
Description: The latest engineering feat of Toyota Motor is an electric car. This electric vehicle is like a manual blocking car, and it is also equipped with the sound of the throttle and simulation shifting function.</text:p>
      <text:p text:style-name="P4">
Images: []</text:p>
      <text:p text:style-name="P4">
Categories: ['商业']</text:p>
      <text:p text:style-name="P4">
Keywords: SYND</text:p>
      <text:p text:style-name="P4">
Type: Article</text:p>
      <!--METADATA-->
      <text:p text:style-name="P4">
Toyota Motor(Toyota Motor Corp. ,7203.TO, TM)The latest engineering feat of engineering is a <text:a xlink:type="simple" xlink:href="https://cn.wsj.com/articles/CN-BIZ-20230613160105" text:style-name="Internet_20_link" text:visited-style-name="Visited_20_Internet_20_Link">
electric car</text:a>
This electric vehicle is like a manual blocking vehicle, and it is also equipped with the sound of the throttle and simulation shift function.</text:p>
      <text:p text:style-name="P4">
News Source: <text:a xlink:type="simple" xlink:href="https://cn.wsj.com/articles/%E4%B8%B0%E7%94%B0%E6%B1%BD%E8%BD%A6%E7%9A%84%E6%96%B0%E5%8A%A8%E4%BD%9C-%E9%85%8D%E5%A4%87%E6%A8%A1%E6%8B%9F%E6%89%8B%E5%8A%A8%E5%8F%98%E9%80%9F%E7%AE%B1%E5%92%8C%E5%BC%95%E6%93%8E%E8%BD%B0%E9%B8%A3%E5%A3%B0%E7%9A%84%E7%94%B5%E5%8A%A8%E8%BD%A6-1876fb53" text:style-name="Internet_20_link" text:visited-style-name="Visited_20_Internet_20_Link">
https://cn.wsj.com/articles/%E4%B8%B0%E7%94%B0%E6%B1%BD%E8%BD%A6%E7%9A%84%E6%96%B0%E5%8A%A8%E4%BD%9C-%E9%85%8D%E5%A4%87%E6%A8%A1%E6%8B%9F%E6%89%8B%E5%8A%A8%E5%8F%98%E9%80%9F%E7%AE%B1%E5%92%8C%E5%BC%95%E6%93%8E%E8%BD%B0%E9%B8%A3%E5%A3%B0%E7%9A%84%E7%94%B5%E5%8A%A8%E8%BD%A6-1876fb53</text:a>
</text:p>
      <!--NEWS-->
      <text:h text:style-name="P10" text:outline-level="1">
<text:span text:style-name="T4">
Lebanon President 12 degrees Difficulties in the Lord and opponents and the opponents are difficult to understand</text:span>
</text:h>
      <text:p text:style-name="P4">
Publisher: 法新社</text:p>
      <text:p text:style-name="P4">
Published Time: 2023-06-14T7:32:09+00:00</text:p>
      <text:p text:style-name="P4">
Modified Time: 2023-06-14T13:05:03+00:00</text:p>
      <text:p text:style-name="P4">
Description: (Agence France -Presse Berut, 14th) The Lebanon Parliament voted on the new presidential candidate today for the 12th time, but no one qualified, because the power of the "Hezbollah" and the opponent's disagreement of the "Hezbollah", which was supported by Iran, was difficult to understand. It was spoiled this vo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3.617581in" draw:z-index="0">
<draw:image xlink:href="../Images/rficn/2023-06-14T7-32-09-00-00/000000.png" xlink:type="simple" xlink:show="embed" xlink:actuate="onLoad" draw:mime-type="image/png"/>
</draw:frame>
Lebanon, who is in crisis for more than 7 months, has no head of state. The last vote was on January 19.</text:p>
      <text:p text:style-name="P4">
Lebanon President is selected by Congress and has a term of 6 years in his term. The presidential power includes the signing of the bill to become the law, appointing the new Prime Minister, and the composition of the government before the voting of Congress.</text:p>
      <text:p text:style-name="P4">
According to Lebanon's long -term power sharing system, the President's large position retains the Maronite Christian. The voting of Sleimanfrangieh, supported by the Lord, is mainly a financial officer Jihad Azour supported by Christians and non -party members.</text:p>
      <text:p text:style-name="P4">
However, neither of them got the number of votes that could be qualified today. In the 128 seats, Azul received 59 votes and 51 votes in Francia. According to the provisions of the election, the first round of votes must pass the threshold supported by 2/3 of Members. If no one can pass the level, the second round of voting will be more than half of the members.</text:p>
      <text:p text:style-name="P4">
All parliamentarians attended the vote, but many people left the voting box after leaving the voting box. Before the second round of votes that can be selected as long as 65 votes, the venue has not reached 2/3 of the legal number.</text:p>
      <text:p text:style-name="P4">
Hassanfadlallah, a member of the Allah, said that only "consensus" can make the presidential election successful. He told reporters before the meeting today: "We don't push other people (candidates), nor do we want them to force us."</text:p>
      <text:p text:style-name="P4">
Analysts said that this voting may make the political deadlock deeper, and the hope of getting better in the Lebanon economy in the collapse of 3 years will be slim.</text:p>
      <text:p text:style-name="P4">
Karim Bitar said: "At this stage, long -term vacuum is the most likely situation."</text:p>
      <text:p text:style-name="P4">
News Source: <text:a xlink:type="simple" xlink:href="https://www.rfi.fr/cn/%E5%9B%BD%E9%99%85%E6%8A%A5%E9%81%93/20230614-%E9%BB%8E%E5%B7%B4%E5%AB%A9%E6%80%BB%E7%BB%9F12%E5%BA%A6%E9%9A%BE%E4%BA%A7-%E7%9C%9F%E4%B8%BB%E5%85%9A%E4%B8%8E%E5%AF%B9%E6%89%8B%E6%AD%A7%E8%A7%81%E9%9A%BE%E8%A7%A3" text:style-name="Internet_20_link" text:visited-style-name="Visited_20_Internet_20_Link">
https://www.rfi.fr/cn/%E5%9B%BD%E9%99%85%E6%8A%A5%E9%81%93/20230614-%E9%BB%8E%E5%B7%B4%E5%AB%A9%E6%80%BB%E7%BB%9F12%E5%BA%A6%E9%9A%BE%E4%BA%A7-%E7%9C%9F%E4%B8%BB%E5%85%9A%E4%B8%8E%E5%AF%B9%E6%89%8B%E6%AD%A7%E8%A7%81%E9%9A%BE%E8%A7%A3</text:a>
</text:p>
      <!--NEWS-->
      <text:h text:style-name="P10" text:outline-level="1">
<text:span text:style-name="T4">
The United States has warned Ukraine not to attack the Beixi gas pipeline (Free Version)</text:span>
</text:h>
      <text:p text:style-name="P4">
Author: Bojan Pancevski / Drew Hinshaw / Joe Parkinson / Warren P. Strobel</text:p>
      <text:p text:style-name="P4">
Publisher: 华尔街日报中文网</text:p>
      <text:p text:style-name="P4">
Published Time: 2023-06-14T9:10:00.000Z</text:p>
      <text:p text:style-name="P4">
Modified Time: 2023-06-14T11:10:00.000Z</text:p>
      <text:p text:style-name="P4">
Created Time: 2023-06-13T23:30:00.000Z</text:p>
      <text:p text:style-name="P4">
Description: Insiders said that CIA warned the Ukraine government not to attack Beixi Natural Gas Pipeline last summer. Previously, the agency had obtained detailed information about Ukraine conspiracy to destroy Russia and Europe.</text:p>
      <text:p text:style-name="P4">
Images: []</text:p>
      <text:p text:style-name="P4">
Categories: ['国际']</text:p>
      <text:p text:style-name="P4">
Keywords: SYND</text:p>
      <text:p text:style-name="P4">
Type: Article</text:p>
      <!--METADATA-->
      <text:p text:style-name="P4">
Know officials say that the Central Intelligence Agency of the United States(CIA)Last summer, the Ukrainian government not to attack Beixi(NordStream)Natural gas pipelines have previously obtained detailed information about Ukraine conspiracy to destroy Russia and Europe.</text:p>
      <text:p text:style-name="P4">
News Source: <text:a xlink:type="simple" xlink:href="https://cn.wsj.com/articles/%E7%BE%8E%E5%9B%BD%E6%9B%BE%E8%AD%A6%E5%91%8A%E4%B9%8C%E5%85%8B%E5%85%B0%E4%B8%8D%E8%A6%81%E6%94%BB%E5%87%BB%E5%8C%97%E6%BA%AA%E8%BE%93%E6%B0%94%E7%AE%A1%E9%81%93-920117b1" text:style-name="Internet_20_link" text:visited-style-name="Visited_20_Internet_20_Link">
https://cn.wsj.com/articles/%E7%BE%8E%E5%9B%BD%E6%9B%BE%E8%AD%A6%E5%91%8A%E4%B9%8C%E5%85%8B%E5%85%B0%E4%B8%8D%E8%A6%81%E6%94%BB%E5%87%BB%E5%8C%97%E6%BA%AA%E8%BE%93%E6%B0%94%E7%AE%A1%E9%81%93-920117b1</text:a>
</text:p>
      <!--NEWS-->
      <text:h text:style-name="P10" text:outline-level="1">
<text:span text:style-name="T4">
North Korea bombed North and South Korea Liaison Office South Korea for compensation</text:span>
</text:h>
      <text:p text:style-name="P4">
Publisher: 法新社</text:p>
      <text:p text:style-name="P4">
Published Time: 2023-06-14T9:32:09+00:00</text:p>
      <text:p text:style-name="P4">
Modified Time: 2023-06-14T13:05:02+00:00</text:p>
      <text:p text:style-name="P4">
Description: (Agence France -Presse Seoul, 14th) South Korea said today that it has filed a lawsuit in North Korea, asking North Korea to compensate the North -South Korea Liaison Office in 202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6-14T9-32-09-00-00/000000.png" xlink:type="simple" xlink:show="embed" xlink:actuate="onLoad" draw:mime-type="image/png"/>
</draw:frame>
The North -South Korea Liaison Office was built by South Korea in 2018 and was built in the North Korea Kaicheng Industrial Zone near the two Korea border. The then South Korean President Moon Jae -in actively promoted diplomatic breakthroughs with Pyongyang authorities.</text:p>
      <text:p text:style-name="P4">
However, with the disintegration of this process and the deterioration of the relationship between the two and South Korea, North Korea bombed the North -South Korea Liaison Office Building in June 2020.</text:p>
      <text:p text:style-name="P4">
The South Korean Ministry of Unity pointed out: "We have submitted a prosecution to the Seoul Central DistributionCourt and requested 44.7 billion won (about NT $ 1.07 billion) to North Korea." "Obviously illegal action."</text:p>
      <text:p text:style-name="P4">
The Ministry of Unity of South Korea emphasized: "We will firmly deal with the acts of the North Korean government and the people's property rights."</text:p>
      <text:p text:style-name="P4">
The Ministry of South Korea said that the time limit for the damage of the damage compensation of this case will expire on the 16th and therefore filed a lawsuit.</text:p>
      <text:p text:style-name="P4">
News Source: <text:a xlink:type="simple" xlink:href="https://www.rfi.fr/cn/%E5%9B%BD%E9%99%85%E6%8A%A5%E9%81%93/20230614-%E5%8C%97%E9%9F%A9%E7%82%B8%E6%AF%81%E5%8D%97%E5%8C%97%E9%9F%A9%E8%81%94%E7%BB%9C%E5%8A%9E%E5%85%AC%E5%AE%A4-%E5%8D%97%E9%9F%A9%E6%B1%82%E5%81%BF" text:style-name="Internet_20_link" text:visited-style-name="Visited_20_Internet_20_Link">
https://www.rfi.fr/cn/%E5%9B%BD%E9%99%85%E6%8A%A5%E9%81%93/20230614-%E5%8C%97%E9%9F%A9%E7%82%B8%E6%AF%81%E5%8D%97%E5%8C%97%E9%9F%A9%E8%81%94%E7%BB%9C%E5%8A%9E%E5%85%AC%E5%AE%A4-%E5%8D%97%E9%9F%A9%E6%B1%82%E5%81%BF</text:a>
</text:p>
      <!--NEWS-->
      <text:h text:style-name="P10" text:outline-level="1">
<text:span text:style-name="T4">
China's nuclear arsenal expands sharply. How can Japan and Taiwan respond?</text:span>
</text:h>
      <text:p text:style-name="P4">
Author: chinese@voanews.com (向凌)</text:p>
      <text:p text:style-name="P4">
Publisher: 美国之音中文网 (Type: NewsMediaOrganization)</text:p>
      <text:p text:style-name="P4">
Published Time: 2023-06-15T00:45:45+08:00</text:p>
      <text:p text:style-name="P4">
Modified Time: 2023-06-14 16:46:24Z</text:p>
      <text:p text:style-name="P4">
Description: The Swedish think tank said on June 12 that many countries in the world increased nuclear martial arts in many countries in the world, most of which came from China. Experts said that China's development nuclear generals have caused security predicament in East Asia, but China's purpose is not to use martial arts for peripheral countries, but to reduce the influence of the United States.</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china-s-rapid-nuclear-arsenal-builds-up-tension-in-east-asia-20230614/7137137.html" text:style-name="Internet_20_link" text:visited-style-name="Visited_20_Internet_20_Link">
https://www.voachinese.com/a/china-s-rapid-nuclear-arsenal-builds-up-tension-in-east-asia-20230614/7137137.html</text:a>
</text:p>
      <!--NEWS-->
      <text:h text:style-name="P10" text:outline-level="1">
<text:span text:style-name="T4">
Bill Gates arrives in Beijing and is expected to meet with Xi Jinping on Friday</text:span>
</text:h>
      <text:p text:style-name="P4">
Author: chinese@voanews.com (美国之音)</text:p>
      <text:p text:style-name="P4">
Publisher: 美国之音中文网 (Type: NewsMediaOrganization)</text:p>
      <text:p text:style-name="P4">
Published Time: 2023-06-15T00:55:18+08:00</text:p>
      <text:p text:style-name="P4">
Modified Time: 2023-06-14 16:55:18Z</text:p>
      <text:p text:style-name="P4">
Description: Reuters quoted two people familiar with the matter and revealed that Microsoft's co -founder of Microsoft arrived in Beijing on Wednesday (June 14) and is expected to meet with Chinese President Xi Jinping on the 16th. This will be Xi Jinping's first meeting with foreign private entrepreneurs in recent years.</text:p>
      <text:p text:style-name="P4">
Videos: []</text:p>
      <text:p text:style-name="P4">
Images: []</text:p>
      <text:p text:style-name="P4">
Categories: ['中国', '美国', '经济·金融·贸易']</text:p>
      <text:p text:style-name="P4">
Type: None</text:p>
      <!--METADATA-->
      <text:p text:style-name="P4">
Nonenone</text:p>
      <text:p text:style-name="P4">
News Source: <text:a xlink:type="simple" xlink:href="https://www.voachinese.com/a/bill-gates-in-china-microsoft-co-founder-to-meet-xi-jinping-20230614/7137118.html" text:style-name="Internet_20_link" text:visited-style-name="Visited_20_Internet_20_Link">
https://www.voachinese.com/a/bill-gates-in-china-microsoft-co-founder-to-meet-xi-jinping-20230614/7137118.html</text:a>
</text:p>
      <!--NEWS-->
      <text:h text:style-name="P10" text:outline-level="1">
<text:span text:style-name="T4">
Germany first released a national security strategy called Russia as the biggest threat, and China is a systemic opponent.</text:span>
</text:h>
      <text:p text:style-name="P4">
Author: chinese@voanews.com (松仁)</text:p>
      <text:p text:style-name="P4">
Publisher: 美国之音中文网 (Type: NewsMediaOrganization)</text:p>
      <text:p text:style-name="P4">
Published Time: 2023-06-15T01:03:48+08:00</text:p>
      <text:p text:style-name="P4">
Modified Time: 2023-06-14 17:03:48Z</text:p>
      <text:p text:style-name="P4">
Description: After several months of internal debates and negotiations, the German federal government announced the country's first national security strategy on Wednesday (June 14). To achieve political goals and call for a competition with China.</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germany-calls-russia-biggest-threat-in-first-ever-national-security-strategy-20230614/7137086.html" text:style-name="Internet_20_link" text:visited-style-name="Visited_20_Internet_20_Link">
https://www.voachinese.com/a/germany-calls-russia-biggest-threat-in-first-ever-national-security-strategy-20230614/7137086.html</text:a>
</text:p>
      <!--NEWS-->
      <text:h text:style-name="P10" text:outline-level="1">
<text:span text:style-name="T4">
Bashawa Hualisha Painting Exhibition is obstructed by Chinese officials, and the human rights organization approves to interfere with the freedom of speech in other countries</text:span>
</text:h>
      <text:p text:style-name="P4">
Author: chinese@voanews.com (木风)</text:p>
      <text:p text:style-name="P4">
Publisher: 美国之音中文网 (Type: NewsMediaOrganization)</text:p>
      <text:p text:style-name="P4">
Published Time: 2023-06-15T01:23:24+08:00</text:p>
      <text:p text:style-name="P4">
Modified Time: 2023-06-14 17:23:24Z</text:p>
      <text:p text:style-name="P4">
Description: Media in Britain, Australia, Poland, Taiwan and other media reported on Wednesday (June 14) that the art exhibition held by Australian Chinese artist Bashuo in Poland was obstructed by the Chinese Embassy in Poland.</text:p>
      <text:p text:style-name="P4">
Videos: []</text:p>
      <text:p text:style-name="P4">
Images: []</text:p>
      <text:p text:style-name="P4">
Categories: ['中国', '文化', '亚太']</text:p>
      <text:p text:style-name="P4">
Type: None</text:p>
      <!--METADATA-->
      <text:p text:style-name="P4">
Nonenone</text:p>
      <text:p text:style-name="P4">
News Source: <text:a xlink:type="simple" xlink:href="https://www.voachinese.com/a/chinese-embassy-protests-warsaw-exhibition-of-dissident-artist-badiucao-20230614/7137285.html" text:style-name="Internet_20_link" text:visited-style-name="Visited_20_Internet_20_Link">
https://www.voachinese.com/a/chinese-embassy-protests-warsaw-exhibition-of-dissident-artist-badiucao-20230614/7137285.html</text:a>
</text:p>
      <!--NEWS-->
      <text:h text:style-name="P10" text:outline-level="1">
<text:span text:style-name="T4">
"The F-16 will greatly increase the strength of the Ukrainian Air Force." The Netherlands has determined that the Urpisor pilot this summer is determined this summer</text:span>
</text:h>
      <text:p text:style-name="P4">
Author: chinese@voanews.com (刘恩民)</text:p>
      <text:p text:style-name="P4">
Publisher: 美国之音中文网 (Type: Organization)</text:p>
      <text:p text:style-name="P4">
Published Time: 2023-06-15T04:10:45+08:00</text:p>
      <text:p text:style-name="P4">
Modified Time: 2023-06-14 20:10:45Z</text:p>
      <text:p text:style-name="P4">
Description: The Dutch Minister of Defense Olan Gallen recently told Reuters reporters that Ukraine pilots will begin using US-made F-16 fighters for training as soon as this summer. NATO has begun to study Ukraine's logistics details, and training may start from two groups of 12 experienced Ukraine pilots. Orlangllen said that President Zellezki knew that the F-16 was a very powerful weapon system, but it would not be able to use it soon.</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nato-aims-to-begin-ukrainian-f-16-pilot-training-by-summer-20230615/7137515.html" text:style-name="Internet_20_link" text:visited-style-name="Visited_20_Internet_20_Link">
https://www.voachinese.com/a/nato-aims-to-begin-ukrainian-f-16-pilot-training-by-summer-20230615/7137515.html</text:a>
</text:p>
      <!--NEWS-->
      <text:h text:style-name="P10" text:outline-level="1">
<text:span text:style-name="T4">
U.S. Secretary of State Brills visited China on Friday to stabilize bilateral relations</text:span>
</text:h>
      <text:p text:style-name="P4">
Author: chinese@voanews.com (张蓉湘)</text:p>
      <text:p text:style-name="P4">
Publisher: 美国之音中文网 (Type: NewsMediaOrganization)</text:p>
      <text:p text:style-name="P4">
Published Time: 2023-06-15T05:03:30+08:00</text:p>
      <text:p text:style-name="P4">
Modified Time: 2023-06-14 21:58:03Z</text:p>
      <text:p text:style-name="P4">
Description: US Secretary of State Antony Blinken will go to China on Friday (June 16). The trip was originally scheduled to be in February, but it was changed due to suspected Chinese spy balloon flying over the United States. The expectations of Blingken can restart the tension between the two countries in various circles.</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top-us-diplomat-heading-to-china-to-stabilize-ties-20230614/7137582.html" text:style-name="Internet_20_link" text:visited-style-name="Visited_20_Internet_20_Link">
https://www.voachinese.com/a/top-us-diplomat-heading-to-china-to-stabilize-ties-20230614/713758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